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Basic/Standard/NeueSeite.xml" manifest:media-type="text/xml"/>
  <manifest:file-entry manifest:full-path="Basic/Standard/script-lb.xml" manifest:media-type="text/xml"/>
  <manifest:file-entry manifest:full-path="Basic/script-lc.xml" manifest:media-type="text/xml"/>
  <manifest:file-entry manifest:full-path="meta.xml" manifest:media-type="text/xml"/>
  <manifest:file-entry manifest:full-path="Dialogs/Standard/NeuesBlatt.xml" manifest:media-type="text/xml"/>
  <manifest:file-entry manifest:full-path="Dialogs/Standard/dialog-lb.xml" manifest:media-type="text/xml"/>
  <manifest:file-entry manifest:full-path="Dialogs/dialog-lc.xml" manifest:media-type="text/xml"/>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styles.xml" manifest:media-type="text/xml"/>
  <manifest:file-entry manifest:full-path="Object 1/" manifest:version="1.2"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tyles.xml" manifest:media-type="text/xml"/>
  <manifest:file-entry manifest:full-path="Object 3/" manifest:version="1.2" manifest:media-type="application/vnd.oasis.opendocument.graphics"/>
  <manifest:file-entry manifest:full-path="styles.xml" manifest:media-type="text/xml"/>
  <manifest:file-entry manifest:full-path="manifest.rdf" manifest:media-type="application/rdf+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64mm"/>
    </style:style>
    <style:style style:name="co2" style:family="table-column">
      <style:table-column-properties fo:break-before="auto" style:column-width="12.95mm"/>
    </style:style>
    <style:style style:name="co3" style:family="table-column">
      <style:table-column-properties fo:break-before="auto" style:column-width="15.89mm"/>
    </style:style>
    <style:style style:name="co4" style:family="table-column">
      <style:table-column-properties fo:break-before="auto" style:column-width="8.84mm"/>
    </style:style>
    <style:style style:name="co5" style:family="table-column">
      <style:table-column-properties fo:break-before="auto" style:column-width="17.37mm"/>
    </style:style>
    <style:style style:name="co6" style:family="table-column">
      <style:table-column-properties fo:break-before="auto" style:column-width="8.11mm"/>
    </style:style>
    <style:style style:name="co7" style:family="table-column">
      <style:table-column-properties fo:break-before="auto" style:column-width="4.34mm"/>
    </style:style>
    <style:style style:name="co8" style:family="table-column">
      <style:table-column-properties fo:break-before="auto" style:column-width="12.44mm"/>
    </style:style>
    <style:style style:name="co9" style:family="table-column">
      <style:table-column-properties fo:break-before="auto" style:column-width="20.34mm"/>
    </style:style>
    <style:style style:name="co10" style:family="table-column">
      <style:table-column-properties fo:break-before="auto" style:column-width="12.75mm"/>
    </style:style>
    <style:style style:name="co11" style:family="table-column">
      <style:table-column-properties fo:break-before="auto" style:column-width="5.31mm"/>
    </style:style>
    <style:style style:name="co12" style:family="table-column">
      <style:table-column-properties fo:break-before="auto" style:column-width="15.2mm"/>
    </style:style>
    <style:style style:name="co13" style:family="table-column">
      <style:table-column-properties fo:break-before="auto" style:column-width="22.31mm"/>
    </style:style>
    <style:style style:name="co14" style:family="table-column">
      <style:table-column-properties fo:break-before="auto" style:column-width="2.56mm"/>
    </style:style>
    <style:style style:name="co15" style:family="table-column">
      <style:table-column-properties fo:break-before="auto" style:column-width="18.15mm"/>
    </style:style>
    <style:style style:name="co16" style:family="table-column">
      <style:table-column-properties fo:break-before="auto" style:column-width="12.89mm"/>
    </style:style>
    <style:style style:name="co17" style:family="table-column">
      <style:table-column-properties fo:break-before="auto" style:column-width="22.58mm"/>
    </style:style>
    <style:style style:name="co18" style:family="table-column">
      <style:table-column-properties fo:break-before="auto" style:column-width="53.62mm"/>
    </style:style>
    <style:style style:name="co19" style:family="table-column">
      <style:table-column-properties fo:break-before="auto" style:column-width="46.99mm"/>
    </style:style>
    <style:style style:name="co20" style:family="table-column">
      <style:table-column-properties fo:break-before="auto" style:column-width="43.96mm"/>
    </style:style>
    <style:style style:name="ro1" style:family="table-row">
      <style:table-row-properties style:row-height="10.95mm" fo:break-before="auto" style:use-optimal-row-height="false"/>
    </style:style>
    <style:style style:name="ro2" style:family="table-row">
      <style:table-row-properties style:row-height="11.71mm" fo:break-before="auto" style:use-optimal-row-height="false"/>
    </style:style>
    <style:style style:name="ro3" style:family="table-row">
      <style:table-row-properties style:row-height="4.52mm" fo:break-before="auto" style:use-optimal-row-height="true"/>
    </style:style>
    <style:style style:name="ro4" style:family="table-row">
      <style:table-row-properties style:row-height="2.63mm" fo:break-before="auto" style:use-optimal-row-height="false"/>
    </style:style>
    <style:style style:name="ro5" style:family="table-row">
      <style:table-row-properties style:row-height="6.1mm" fo:break-before="auto" style:use-optimal-row-height="false"/>
    </style:style>
    <style:style style:name="ro6" style:family="table-row">
      <style:table-row-properties style:row-height="2.13mm" fo:break-before="auto" style:use-optimal-row-height="false"/>
    </style:style>
    <style:style style:name="ro7" style:family="table-row">
      <style:table-row-properties style:row-height="5.61mm" fo:break-before="auto" style:use-optimal-row-height="false"/>
    </style:style>
    <style:style style:name="ro8" style:family="table-row">
      <style:table-row-properties style:row-height="11.75mm" fo:break-before="auto" style:use-optimal-row-height="false"/>
    </style:style>
    <style:style style:name="ro9" style:family="table-row">
      <style:table-row-properties style:row-height="8.38mm" fo:break-before="auto" style:use-optimal-row-height="false"/>
    </style:style>
    <style:style style:name="ro10" style:family="table-row">
      <style:table-row-properties style:row-height="5.22mm" fo:break-before="auto" style:use-optimal-row-height="false"/>
    </style:style>
    <style:style style:name="ro11" style:family="table-row">
      <style:table-row-properties style:row-height="4.71mm" fo:break-before="auto" style:use-optimal-row-height="false"/>
    </style:style>
    <style:style style:name="ro12" style:family="table-row">
      <style:table-row-properties style:row-height="5.89mm" fo:break-before="auto" style:use-optimal-row-height="false"/>
    </style:style>
    <style:style style:name="ro13" style:family="table-row">
      <style:table-row-properties style:row-height="4.78mm" fo:break-before="auto" style:use-optimal-row-height="false"/>
    </style:style>
    <style:style style:name="ro14" style:family="table-row">
      <style:table-row-properties style:row-height="8.22mm" fo:break-before="auto" style:use-optimal-row-height="false"/>
    </style:style>
    <style:style style:name="ro15" style:family="table-row">
      <style:table-row-properties style:row-height="8.36mm" fo:break-before="auto" style:use-optimal-row-height="false"/>
    </style:style>
    <style:style style:name="ro16" style:family="table-row">
      <style:table-row-properties style:row-height="6.16mm" fo:break-before="auto" style:use-optimal-row-height="false"/>
    </style:style>
    <style:style style:name="ro17" style:family="table-row">
      <style:table-row-properties style:row-height="8.52mm" fo:break-before="auto" style:use-optimal-row-height="fals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number:time-style style:name="N40">
      <number:hours number:style="long"/>
      <number:text>:</number:text>
      <number:minutes number:style="long"/>
    </number:time-style>
    <number:text-style style:name="N100">
      <number:text-content/>
    </number:text-style>
    <style:style style:name="ce1" style:family="table-cell" style:parent-style-name="Default">
      <style:table-cell-properties style:text-align-source="fix" style:repeat-content="false" style:vertical-align="middle"/>
      <style:paragraph-properties fo:text-align="center" fo:margin-left="0mm"/>
      <style:text-properties fo:font-size="15pt" style:font-size-asian="15pt" style:font-size-complex="15pt"/>
    </style:style>
    <style:style style:name="ce2" style:family="table-cell" style:parent-style-name="Default">
      <style:table-cell-properties style:cell-protect="none" style:print-content="true" style:text-align-source="fix" style:repeat-content="false" style:vertical-align="top"/>
      <style:paragraph-properties fo:text-align="start" fo:margin-left="0mm"/>
      <style:text-properties style:font-name="Liberation Serif" fo:font-size="12pt" style:font-size-asian="12pt" style:font-size-complex="12pt"/>
    </style:style>
    <style:style style:name="ce3" style:family="table-cell" style:parent-style-name="Default">
      <style:table-cell-properties style:cell-protect="none" style:print-content="true" style:text-align-source="fix" style:repeat-content="false" style:vertical-align="middle"/>
      <style:paragraph-properties fo:text-align="start" fo:margin-left="0mm"/>
      <style:text-properties style:font-name="Liberation Serif" fo:font-size="12pt" style:font-size-asian="12pt" style:font-size-complex="12pt"/>
    </style:style>
    <style:style style:name="ce4" style:family="table-cell" style:parent-style-name="Default" style:data-style-name="N37">
      <style:table-cell-properties style:cell-protect="none" style:print-content="true" style:text-align-source="fix" style:repeat-content="false" style:vertical-align="middle"/>
      <style:paragraph-properties fo:text-align="center" fo:margin-left="0mm"/>
    </style:style>
    <style:style style:name="ce5" style:family="table-cell" style:parent-style-name="Default" style:data-style-name="N37">
      <style:table-cell-properties style:cell-protect="protected" style:print-content="true" style:text-align-source="fix" style:repeat-content="false" style:vertical-align="middle"/>
      <style:paragraph-properties fo:text-align="center" fo:margin-left="0mm"/>
    </style:style>
    <style:style style:name="ce6" style:family="table-cell" style:parent-style-name="Default" style:data-style-name="N37"/>
    <style:style style:name="ce7" style:family="table-cell" style:parent-style-name="Default" style:data-style-name="N40">
      <style:table-cell-properties style:cell-protect="none" style:print-content="true" style:text-align-source="fix" style:repeat-content="false" style:vertical-align="middle"/>
      <style:paragraph-properties fo:text-align="center" fo:margin-left="0mm"/>
    </style:style>
    <style:style style:name="ce8" style:family="table-cell" style:parent-style-name="Default">
      <style:table-cell-properties style:cell-protect="none" style:print-content="true" style:text-align-source="fix" style:repeat-content="false" style:vertical-align="middle"/>
      <style:paragraph-properties fo:text-align="center"/>
    </style:style>
    <style:style style:name="ce9" style:family="table-cell" style:parent-style-name="Default">
      <style:table-cell-properties style:cell-protect="protected" style:print-content="true" style:text-align-source="fix" style:repeat-content="false" style:vertical-align="middle"/>
      <style:paragraph-properties fo:text-align="center" fo:margin-left="0mm"/>
    </style:style>
    <style:style style:name="ce10" style:family="table-cell" style:parent-style-name="Default">
      <style:table-cell-properties style:cell-protect="none" style:print-content="true"/>
    </style:style>
    <style:style style:name="ce11" style:family="table-cell" style:parent-style-name="Default">
      <style:table-cell-properties style:text-align-source="fix" style:repeat-content="false" style:vertical-align="middle"/>
      <style:paragraph-properties fo:text-align="center" fo:margin-left="0mm"/>
    </style:style>
    <style:style style:name="ce12" style:family="table-cell" style:parent-style-name="Default" style:data-style-name="N37">
      <style:table-cell-properties style:cell-protect="none" style:print-content="true" style:text-align-source="fix" style:repeat-content="false" style:vertical-align="middle"/>
      <style:paragraph-properties fo:text-align="start" fo:margin-left="0mm"/>
      <style:text-properties style:font-name="Liberation Serif" fo:font-size="12pt" style:font-size-asian="12pt" style:font-size-complex="12pt"/>
    </style:style>
    <style:style style:name="ce13" style:family="table-cell" style:parent-style-name="Default" style:data-style-name="N100">
      <style:table-cell-properties style:cell-protect="none" style:print-content="true" style:text-align-source="fix" style:repeat-content="false" style:vertical-align="middle"/>
      <style:paragraph-properties fo:text-align="start" fo:margin-left="0mm"/>
      <style:text-properties style:font-name="Liberation Serif" fo:font-size="12pt" style:font-size-asian="12pt" style:font-size-complex="12pt"/>
    </style:style>
    <style:style style:name="ce14" style:family="table-cell" style:parent-style-name="Default" style:data-style-name="N113">
      <style:table-cell-properties style:cell-protect="protected" style:print-content="true" style:text-align-source="fix" style:repeat-content="false" style:vertical-align="middle"/>
      <style:paragraph-properties fo:text-align="center" fo:margin-left="0mm"/>
      <style:text-properties fo:font-size="15pt" style:font-size-asian="15pt" style:font-size-complex="15pt"/>
    </style:style>
    <style:style style:name="ce15" style:family="table-cell" style:parent-style-name="Default" style:data-style-name="N113">
      <style:table-cell-properties style:text-align-source="fix" style:repeat-content="false" style:vertical-align="middle"/>
      <style:paragraph-properties fo:text-align="center" fo:margin-left="0mm"/>
    </style:style>
    <style:style style:name="ce16" style:family="table-cell" style:parent-style-name="Default" style:data-style-name="N113">
      <style:table-cell-properties style:text-align-source="fix" style:repeat-content="false" style:vertical-align="middle"/>
      <style:paragraph-properties fo:text-align="center" fo:margin-left="0mm"/>
      <style:text-properties fo:font-size="15pt" style:font-size-asian="15pt" style:font-size-complex="15pt"/>
    </style:style>
    <style:style style:name="ce17" style:family="table-cell" style:parent-style-name="Default">
      <style:table-cell-properties style:cell-protect="protected" style:print-content="false"/>
    </style:style>
    <style:style style:name="ce18" style:family="table-cell" style:parent-style-name="Default">
      <style:table-cell-properties style:cell-protect="hidden-and-protected" style:print-content="true"/>
    </style:style>
    <style:style style:name="ce19" style:family="table-cell" style:parent-style-name="Default" style:data-style-name="N113">
      <style:table-cell-properties style:cell-protect="none" style:print-content="true" fo:border="0.06pt solid #000000"/>
    </style:style>
    <style:style style:name="ce20" style:family="table-cell" style:parent-style-name="Default" style:data-style-name="N37">
      <style:table-cell-properties style:cell-protect="hidden-and-protected" style:print-content="true"/>
    </style:style>
    <style:style style:name="ce21" style:family="table-cell" style:parent-style-name="Default">
      <style:table-cell-properties style:text-align-source="fix" style:repeat-content="false" style:vertical-align="top"/>
      <style:paragraph-properties fo:text-align="start" fo:margin-left="0mm"/>
      <style:text-properties style:font-name="Liberation Serif" fo:font-size="12pt" style:font-size-asian="12pt" style:font-size-complex="12pt"/>
    </style:style>
    <style:style style:name="ce22" style:family="table-cell" style:parent-style-name="Default">
      <style:table-cell-properties style:text-align-source="fix" style:repeat-content="false" style:vertical-align="middle"/>
      <style:paragraph-properties fo:text-align="start" fo:margin-left="0mm"/>
      <style:text-properties style:font-name="Liberation Serif" fo:font-size="12pt" style:font-size-asian="12pt" style:font-size-complex="12pt"/>
    </style:style>
    <style:style style:name="ce23" style:family="table-cell" style:parent-style-name="Default">
      <style:table-cell-properties style:text-align-source="fix" style:repeat-content="false" fo:wrap-option="no-wrap" style:vertical-align="middle"/>
      <style:paragraph-properties fo:text-align="start" fo:margin-left="0mm"/>
      <style:text-properties style:font-name="Liberation Serif" fo:font-size="12pt" style:font-size-asian="12pt" style:font-size-complex="12pt"/>
    </style:style>
    <style:style style:name="ce24" style:family="table-cell" style:parent-style-name="Default">
      <style:table-cell-properties fo:wrap-option="no-wrap"/>
    </style:style>
    <style:style style:name="ce25" style:family="table-cell" style:parent-style-name="Default" style:data-style-name="N37">
      <style:table-cell-properties style:text-align-source="fix" style:repeat-content="false" style:vertical-align="middle"/>
      <style:paragraph-properties fo:text-align="start" fo:margin-left="0mm"/>
      <style:text-properties style:font-name="Liberation Serif" fo:font-size="12pt" style:font-size-asian="12pt" style:font-size-complex="12pt"/>
    </style:style>
    <style:style style:name="gr1" style:family="graphic">
      <style:graphic-properties draw:stroke="none" draw:fill="none" draw:textarea-horizontal-align="center" draw:textarea-vertical-align="middle" draw:ole-draw-aspect="1"/>
    </style:style>
    <style:style style:name="gr2" style:family="graphic">
      <style:graphic-properties draw:marker-start="Linienspitzen_20_1" draw:marker-start-width="2mm" draw:marker-start-center="false" draw:fill="solid" draw:fill-color="#ffffc0" draw:auto-grow-height="true" draw:auto-grow-width="false" fo:min-height="3.96mm" fo:padding-top="1mm" fo:padding-bottom="1mm" fo:padding-left="1mm" fo:padding-right="1mm" draw:shadow="hidden" draw:shadow-offset-x="1mm" draw:shadow-offset-y="1mm" draw:caption-escape-direction="auto"/>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style:paragraph-properties style:text-autospace="none" style:line-break="normal" style:writing-mode="page"/>
      <style:text-properties style:text-outline="false" style:text-line-through-style="none" style:text-line-through-type="none" style:font-name="Liberation Sans" fo:font-size="10pt" fo:language="de" fo:country="DE"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4"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de" fo:country="DE"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de" fo:country="DE"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1" table:style-name="ta1" table:protected="true" table:print-ranges="'1'.A1:'1'.R55">
        <loext:table-protection loext:select-unprotected-cells="true"/>
        <office:forms form:automatic-focus="false" form:apply-design-mode="false">
          <form:form form:name="Formula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Schaltfläche 1" form:control-implementation="ooo:com.sun.star.form.component.CommandButton" xml:id="control1" form:id="control1" form:label="Neue Seiten einfügen"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NeueSeite.startD?language=Basic&amp;location=document" xlink:type="simple"/>
              </office:event-listeners>
            </form:button>
          </form:form>
        </office:forms>
        <table:shapes>
          <draw:frame draw:z-index="0" draw:style-name="gr1" draw:text-style-name="P1" table:table-background="true" svg:width="206.54mm" svg:height="289.25mm" svg:x="0mm" svg:y="0mm">
            <loext:p/>
            <draw:object xlink:href="./Object 1" xlink:type="simple" xlink:show="embed" xlink:actuate="onLoad"/>
            <draw:image xlink:href="./ObjectReplacements/Object 1" xlink:type="simple" xlink:show="embed" xlink:actuate="onLoad"/>
          </draw:frame>
          <draw:control draw:z-index="1" draw:text-style-name="P2" svg:width="38.28mm" svg:height="11.51mm" svg:x="232.86mm" svg:y="11.21mm" draw:control="control1"/>
        </table:shapes>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2"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number-columns-repeated="2"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17" table:default-cell-style-name="ce20"/>
        <table:table-column table:style-name="co17" table:default-cell-style-name="Default"/>
        <table:table-row table:style-name="ro1">
          <table:table-cell table:number-columns-repeated="18"/>
          <table:table-cell table:style-name="ce17" table:number-columns-repeated="4"/>
          <table:table-cell/>
        </table:table-row>
        <table:table-row table:style-name="ro2">
          <table:table-cell/>
          <table:table-cell table:style-name="ce1" table:formula="of:=WEEKNUM(['1'.E24];21)" office:value-type="float" office:value="1" calcext:value-type="float" table:number-columns-spanned="2" table:number-rows-spanned="1">
            <text:p>1</text:p>
          </table:table-cell>
          <table:covered-table-cell table:style-name="ce1"/>
          <table:table-cell table:number-columns-repeated="15"/>
          <table:table-cell table:style-name="ce17" table:number-columns-repeated="4"/>
          <table:table-cell/>
        </table:table-row>
        <table:table-row table:style-name="ro3" table:number-rows-repeated="2">
          <table:table-cell table:number-columns-repeated="18"/>
          <table:table-cell table:style-name="ce17" table:number-columns-repeated="4"/>
          <table:table-cell/>
        </table:table-row>
        <table:table-row table:style-name="ro3">
          <table:table-cell table:number-columns-repeated="18"/>
          <table:table-cell table:style-name="ce17"/>
          <table:table-cell table:style-name="ce17" office:value-type="string" calcext:value-type="string">
            <text:p>Makros müssen für neue Seiten aktiviert sein.</text:p>
          </table:table-cell>
          <table:table-cell table:style-name="ce17" table:number-columns-repeated="2"/>
          <table:table-cell/>
        </table:table-row>
        <table:table-row table:style-name="ro3">
          <table:table-cell table:number-columns-repeated="18"/>
          <table:table-cell table:style-name="ce17"/>
          <table:table-cell office:value-type="string" calcext:value-type="string">
            <text:p>Als erstes auf Seite 1 die geforderten Daten wie Name und Vorname ausfüllen.</text:p>
          </table:table-cell>
          <table:table-cell table:style-name="ce17" table:number-columns-repeated="2"/>
          <table:table-cell/>
        </table:table-row>
        <table:table-row table:style-name="ro3">
          <table:table-cell table:number-columns-repeated="18"/>
          <table:table-cell table:style-name="ce17"/>
          <table:table-cell table:style-name="ce17" office:value-type="string" calcext:value-type="string">
            <text:p>Anschließend das Datum von Montag ausfüllen. Danach für jeden Tag Beginn und Ende sowie Pause ausfüllen.</text:p>
          </table:table-cell>
          <table:table-cell table:style-name="ce17" table:number-columns-repeated="2"/>
          <table:table-cell/>
        </table:table-row>
        <table:table-row table:style-name="ro3">
          <table:table-cell table:number-columns-repeated="19"/>
          <table:table-cell office:value-type="string" calcext:value-type="string">
            <text:p>Weitere Wochen können über das Feld „neue Seite einfügen“ hinzugefügt werden.</text:p>
          </table:table-cell>
          <table:table-cell/>
          <table:table-cell table:style-name="Default"/>
          <table:table-cell/>
        </table:table-row>
        <table:table-row table:style-name="ro3">
          <table:table-cell table:number-columns-repeated="21"/>
          <table:table-cell table:style-name="Default"/>
          <table:table-cell/>
        </table:table-row>
        <table:table-row table:style-name="ro3">
          <table:table-cell table:number-columns-repeated="19"/>
          <table:table-cell office:value-type="string" calcext:value-type="string">
            <text:p>Wochenarbeitszeit nach Vertrag:</text:p>
          </table:table-cell>
          <table:table-cell table:style-name="ce19" office:value-type="float" office:value="10" calcext:value-type="float">
            <text:p>10h</text:p>
          </table:table-cell>
          <table:table-cell table:style-name="Default"/>
          <table:table-cell/>
        </table:table-row>
        <table:table-row table:style-name="ro3">
          <table:table-cell table:number-columns-repeated="21"/>
          <table:table-cell table:style-name="Default"/>
          <table:table-cell/>
        </table:table-row>
        <table:table-row table:style-name="ro3">
          <table:table-cell table:number-columns-repeated="19"/>
          <table:table-cell office:value-type="string" calcext:value-type="string">
            <text:p>Folgende Zeiten sind zuschlagspflichtig:</text:p>
          </table:table-cell>
          <table:table-cell/>
          <table:table-cell table:style-name="Default"/>
          <table:table-cell/>
        </table:table-row>
        <table:table-row table:style-name="ro4">
          <table:table-cell table:number-columns-repeated="21"/>
          <table:table-cell table:style-name="Default"/>
          <table:table-cell/>
        </table:table-row>
        <table:table-row table:style-name="ro5">
          <table:table-cell table:number-columns-repeated="2"/>
          <table:table-cell table:style-name="ce2" office:value-type="string" calcext:value-type="string" table:number-columns-spanned="3" table:number-rows-spanned="1">
            <text:p>Name</text:p>
          </table:table-cell>
          <table:covered-table-cell table:number-columns-repeated="2"/>
          <table:table-cell/>
          <table:table-cell table:style-name="ce3" office:value-type="string" calcext:value-type="string" table:number-columns-spanned="4" table:number-rows-spanned="1">
            <text:p>Vorname</text:p>
          </table:table-cell>
          <table:covered-table-cell table:number-columns-repeated="3"/>
          <table:table-cell table:number-columns-repeated="3"/>
          <table:table-cell table:style-name="ce12" office:value-type="string" calcext:value-type="string" table:number-columns-spanned="4" table:number-rows-spanned="1">
            <text:p>Geburtsdatum</text:p>
          </table:table-cell>
          <table:covered-table-cell table:number-columns-repeated="3"/>
          <table:table-cell table:number-columns-repeated="2"/>
          <table:table-cell office:value-type="string" calcext:value-type="string">
            <text:p>Nachtarbeit (21:00-6:00 (20%))</text:p>
          </table:table-cell>
          <table:table-cell/>
          <table:table-cell table:style-name="Default"/>
          <table:table-cell/>
        </table:table-row>
        <table:table-row table:style-name="ro3">
          <table:table-cell table:number-columns-repeated="19"/>
          <table:table-cell office:value-type="string" calcext:value-type="string">
            <text:p>Sonntag(0:00-24:00(25%))</text:p>
          </table:table-cell>
          <table:table-cell office:value-type="string" calcext:value-type="string">
            <text:p>Samstag(13:00-21:00(20%))</text:p>
          </table:table-cell>
          <table:table-cell table:style-name="Default"/>
          <table:table-cell/>
        </table:table-row>
        <table:table-row table:style-name="ro6">
          <table:table-cell table:number-columns-repeated="21"/>
          <table:table-cell table:style-name="Default"/>
          <table:table-cell/>
        </table:table-row>
        <table:table-row table:style-name="ro7">
          <table:table-cell table:number-columns-repeated="2"/>
          <table:table-cell table:style-name="ce3" office:value-type="string" calcext:value-type="string" table:number-columns-spanned="8" table:number-rows-spanned="1">
            <text:p>Fachbereich/Institut/Lehreinheit</text:p>
          </table:table-cell>
          <table:covered-table-cell table:number-columns-repeated="7"/>
          <table:table-cell table:number-columns-repeated="3"/>
          <table:table-cell table:style-name="ce13" office:value-type="string" calcext:value-type="string" table:number-columns-spanned="4" table:number-rows-spanned="1">
            <text:p>Telefon- bzw. Handynr.</text:p>
          </table:table-cell>
          <table:covered-table-cell table:number-columns-repeated="3"/>
          <table:table-cell table:number-columns-repeated="2"/>
          <table:table-cell office:value-type="string" calcext:value-type="string">
            <text:p>Feiertag(0:00-24:00(35-135%))</text:p>
          </table:table-cell>
          <table:table-cell office:value-type="string" calcext:value-type="string">
            <text:p>24.12/31.12(6:00-24:00(35%))</text:p>
          </table:table-cell>
          <table:table-cell table:style-name="Default"/>
          <table:table-cell/>
        </table:table-row>
        <table:table-row table:style-name="ro8">
          <table:table-cell table:number-columns-repeated="19"/>
          <table:table-cell office:value-type="string" calcext:value-type="string">
            <text:p>Die Reduzierung der Wochenarbeitszeit durch Feiertage wird berücksichtigt.</text:p>
          </table:table-cell>
          <table:table-cell/>
          <table:table-cell table:style-name="Default"/>
          <table:table-cell/>
        </table:table-row>
        <table:table-row table:style-name="ro9">
          <table:table-cell table:number-columns-repeated="9"/>
          <table:table-cell table:style-name="ce11"/>
          <table:table-cell table:number-columns-repeated="3"/>
          <table:table-cell table:style-name="ce14" table:formula="of:=[.U10]-[.S31]*2" office:value-type="float" office:value="10" calcext:value-type="float">
            <text:p>10h</text:p>
          </table:table-cell>
          <table:table-cell table:number-columns-repeated="6"/>
          <table:table-cell table:style-name="ce18" office:value-type="string" calcext:value-type="string">
            <text:p>Feiertage</text:p>
          </table:table-cell>
          <table:table-cell table:style-name="ce18" office:value-type="string" calcext:value-type="string">
            <text:p>Formel</text:p>
          </table:table-cell>
          <table:table-cell table:style-name="ce18"/>
        </table:table-row>
        <table:table-row table:style-name="ro3">
          <table:table-cell table:number-columns-repeated="20"/>
          <table:table-cell table:style-name="ce18" office:value-type="string" calcext:value-type="string">
            <text:p>Jahr</text:p>
          </table:table-cell>
          <table:table-cell table:style-name="ce18" table:formula="of:=YEAR([.E24])" office:value-type="float" office:value="2017" calcext:value-type="float">
            <text:p>2017</text:p>
          </table:table-cell>
          <table:table-cell table:style-name="ce18" table:formula="of:=[.V20]+1" office:value-type="float" office:value="2018" calcext:value-type="float">
            <text:p>2018</text:p>
          </table:table-cell>
        </table:table-row>
        <table:table-row table:style-name="ro3">
          <table:table-cell table:number-columns-repeated="20"/>
          <table:table-cell table:style-name="ce18" office:value-type="string" calcext:value-type="string">
            <text:p>Ostersonntag</text:p>
          </table:table-cell>
          <table:table-cell table:formula="of:=ORG.OPENOFFICE.EASTERSUNDAY([.V20])" office:value-type="date" office:date-value="2017-04-16" calcext:value-type="date">
            <text:p>16.04.17</text:p>
          </table:table-cell>
          <table:table-cell table:style-name="ce20" table:formula="of:=ORG.OPENOFFICE.EASTERSUNDAY([.W20])" office:value-type="date" office:date-value="2018-04-01" calcext:value-type="date">
            <text:p>01.04.18</text:p>
          </table:table-cell>
        </table:table-row>
        <table:table-row table:style-name="ro10">
          <table:table-cell table:number-columns-repeated="20"/>
          <table:table-cell office:value-type="string" calcext:value-type="string">
            <text:p>Folgende Feiertage werden automatisch berücksichtigt:</text:p>
          </table:table-cell>
          <table:table-cell table:style-name="ce18" table:number-columns-repeated="2"/>
        </table:table-row>
        <table:table-row table:style-name="ro11">
          <table:table-cell table:number-columns-repeated="18"/>
          <table:table-cell table:style-name="ce18" office:value-type="string" calcext:value-type="string">
            <text:p>Ist Feiertag</text:p>
          </table:table-cell>
          <table:table-cell/>
          <table:table-cell office:value-type="string" calcext:value-type="string">
            <text:p>Neujahr</text:p>
          </table:table-cell>
          <table:table-cell table:formula="of:=DATE([.V20];1;1)" office:value-type="date" office:date-value="2017-01-01" calcext:value-type="date">
            <text:p>01.01.17</text:p>
          </table:table-cell>
          <table:table-cell table:style-name="ce20" table:formula="of:=DATE([.W20];1;1)" office:value-type="date" office:date-value="2018-01-01" calcext:value-type="date">
            <text:p>01.01.18</text:p>
          </table:table-cell>
        </table:table-row>
        <table:table-row table:style-name="ro12">
          <table:table-cell table:number-columns-repeated="4"/>
          <table:table-cell table:style-name="ce4" office:value-type="date" office:date-value="2017-01-02" calcext:value-type="date">
            <office:annotation draw:style-name="gr2" draw:text-style-name="P4" svg:width="28.99mm" svg:height="5.96mm" svg:x="75.69mm" svg:y="112.89mm" draw:caption-point-x="-6.1mm" draw:caption-point-y="15.1mm">
              <dc:date>2016-08-30T00:00:00</dc:date>
              <text:p text:style-name="P3"><text:span text:style-name="T1">Anfangsdatum</text:span></text:p>
            </office:annotation>
            <text:p>02.01.17</text:p>
          </table:table-cell>
          <table:table-cell table:style-name="ce7" table:number-columns-spanned="2" table:number-rows-spanned="1"/>
          <table:covered-table-cell table:style-name="ce7"/>
          <table:table-cell table:style-name="ce9" table:formula="of:=IF(ISBLANK(['1'.F24]);&quot;&quot;;&quot;-&quot;)">
            <text:p/>
          </table:table-cell>
          <table:table-cell table:style-name="ce7" table:number-columns-repeated="3"/>
          <table:table-cell table:style-name="ce9" table:formula="of:=IF(ISBLANK(['1'.K24]);&quot;&quot;;&quot;-&quot;)">
            <text:p/>
          </table:table-cell>
          <table:table-cell table:style-name="ce7"/>
          <table:table-cell table:style-name="ce15" table:formula="of:=HOUR(['1'.I24]-['1'.F24]+['1'.M24]-['1'.K24])" office:value-type="float" office:value="0" calcext:value-type="float">
            <text:p>0h</text:p>
          </table:table-cell>
          <table:table-cell table:number-columns-repeated="4"/>
          <table:table-cell table:style-name="ce18" table:formula="of:=COUNTIF([.$V$23:.$W$35];[.E24])" office:value-type="float" office:value="0" calcext:value-type="float">
            <text:p>0</text:p>
          </table:table-cell>
          <table:table-cell/>
          <table:table-cell office:value-type="string" calcext:value-type="string">
            <text:p>Karfreitag</text:p>
          </table:table-cell>
          <table:table-cell table:formula="of:=[.V21]-2" office:value-type="date" office:date-value="2017-04-14" calcext:value-type="date">
            <text:p>14.04.17</text:p>
          </table:table-cell>
          <table:table-cell table:style-name="ce20" table:formula="of:=[.W21]-2" office:value-type="date" office:date-value="2018-03-30" calcext:value-type="date">
            <text:p>30.03.18</text:p>
          </table:table-cell>
        </table:table-row>
        <table:table-row table:style-name="ro12">
          <table:table-cell table:number-columns-repeated="4"/>
          <table:table-cell table:style-name="ce5" table:formula="of:=1+['1'.E24]" office:value-type="date" office:date-value="2017-01-03" calcext:value-type="date">
            <text:p>03.01.17</text:p>
          </table:table-cell>
          <table:table-cell table:style-name="ce8" table:number-columns-spanned="2" table:number-rows-spanned="1"/>
          <table:covered-table-cell table:style-name="ce7"/>
          <table:table-cell table:style-name="ce9" table:formula="of:=IF(ISBLANK(['1'.F25]);&quot;&quot;;&quot;-&quot;)">
            <text:p/>
          </table:table-cell>
          <table:table-cell table:style-name="ce10"/>
          <table:table-cell table:style-name="ce7" table:number-columns-repeated="2"/>
          <table:table-cell table:style-name="ce9" table:formula="of:=IF(ISBLANK(['1'.K25]);&quot;&quot;;&quot;-&quot;)">
            <text:p/>
          </table:table-cell>
          <table:table-cell table:style-name="ce7"/>
          <table:table-cell table:style-name="ce15" table:formula="of:=HOUR(['1'.I25]-['1'.F25]+['1'.M25]-['1'.K25])" office:value-type="float" office:value="0" calcext:value-type="float">
            <text:p>0h</text:p>
          </table:table-cell>
          <table:table-cell table:number-columns-repeated="4"/>
          <table:table-cell table:style-name="ce18" table:formula="of:=COUNTIF([.$V$23:.$W$35];[.E25])" office:value-type="float" office:value="0" calcext:value-type="float">
            <text:p>0</text:p>
          </table:table-cell>
          <table:table-cell/>
          <table:table-cell office:value-type="string" calcext:value-type="string">
            <text:p>Ostersonntag</text:p>
          </table:table-cell>
          <table:table-cell table:formula="of:=[.V21]" office:value-type="date" office:date-value="2017-04-16" calcext:value-type="date">
            <text:p>16.04.17</text:p>
          </table:table-cell>
          <table:table-cell table:style-name="ce20" table:formula="of:=[.W21]" office:value-type="date" office:date-value="2018-04-01" calcext:value-type="date">
            <text:p>01.04.18</text:p>
          </table:table-cell>
        </table:table-row>
        <table:table-row table:style-name="ro12">
          <table:table-cell table:number-columns-repeated="4"/>
          <table:table-cell table:style-name="ce5" table:formula="of:=1+['1'.E25]" office:value-type="date" office:date-value="2017-01-04" calcext:value-type="date">
            <text:p>04.01.17</text:p>
          </table:table-cell>
          <table:table-cell table:style-name="ce7" table:number-columns-spanned="2" table:number-rows-spanned="1"/>
          <table:covered-table-cell table:style-name="ce7"/>
          <table:table-cell table:style-name="ce9" table:formula="of:=IF(ISBLANK(['1'.F26]);&quot;&quot;;&quot;-&quot;)">
            <text:p/>
          </table:table-cell>
          <table:table-cell table:style-name="ce7" table:number-columns-repeated="3"/>
          <table:table-cell table:style-name="ce9" table:formula="of:=IF(ISBLANK(['1'.K26]);&quot;&quot;;&quot;-&quot;)">
            <text:p/>
          </table:table-cell>
          <table:table-cell table:style-name="ce7"/>
          <table:table-cell table:style-name="ce15" table:formula="of:=HOUR(['1'.I26]-['1'.F26]+['1'.M26]-['1'.K26])" office:value-type="float" office:value="0" calcext:value-type="float">
            <text:p>0h</text:p>
          </table:table-cell>
          <table:table-cell table:number-columns-repeated="4"/>
          <table:table-cell table:style-name="ce18" table:formula="of:=COUNTIF([.$V$23:.$W$35];[.E26])" office:value-type="float" office:value="0" calcext:value-type="float">
            <text:p>0</text:p>
          </table:table-cell>
          <table:table-cell/>
          <table:table-cell office:value-type="string" calcext:value-type="string">
            <text:p>Ostermontag</text:p>
          </table:table-cell>
          <table:table-cell table:formula="of:=[.V21]+1" office:value-type="date" office:date-value="2017-04-17" calcext:value-type="date">
            <text:p>17.04.17</text:p>
          </table:table-cell>
          <table:table-cell table:style-name="ce20" table:formula="of:=[.W21]+1" office:value-type="date" office:date-value="2018-04-02" calcext:value-type="date">
            <text:p>02.04.18</text:p>
          </table:table-cell>
        </table:table-row>
        <table:table-row table:style-name="ro12">
          <table:table-cell table:number-columns-repeated="4"/>
          <table:table-cell table:style-name="ce5" table:formula="of:=1+['1'.E26]" office:value-type="date" office:date-value="2017-01-05" calcext:value-type="date">
            <text:p>05.01.17</text:p>
          </table:table-cell>
          <table:table-cell table:style-name="ce7" table:number-columns-spanned="2" table:number-rows-spanned="1"/>
          <table:covered-table-cell table:style-name="ce7"/>
          <table:table-cell table:style-name="ce9" table:formula="of:=IF(ISBLANK(['1'.F27]);&quot;&quot;;&quot;-&quot;)">
            <text:p/>
          </table:table-cell>
          <table:table-cell table:style-name="ce7" table:number-columns-repeated="3"/>
          <table:table-cell table:style-name="ce9" table:formula="of:=IF(ISBLANK(['1'.K27]);&quot;&quot;;&quot;-&quot;)">
            <text:p/>
          </table:table-cell>
          <table:table-cell table:style-name="ce7"/>
          <table:table-cell table:style-name="ce15" table:formula="of:=HOUR(['1'.I27]-['1'.F27]+['1'.M27]-['1'.K27])" office:value-type="float" office:value="0" calcext:value-type="float">
            <text:p>0h</text:p>
          </table:table-cell>
          <table:table-cell table:number-columns-repeated="4"/>
          <table:table-cell table:style-name="ce18" table:formula="of:=COUNTIF([.$V$23:.$W$35];[.E27])" office:value-type="float" office:value="0" calcext:value-type="float">
            <text:p>0</text:p>
          </table:table-cell>
          <table:table-cell/>
          <table:table-cell office:value-type="string" calcext:value-type="string">
            <text:p>Tag der Arbeit</text:p>
          </table:table-cell>
          <table:table-cell table:formula="of:=DATE([.V20];5;1)" office:value-type="date" office:date-value="2017-05-01" calcext:value-type="date">
            <text:p>01.05.17</text:p>
          </table:table-cell>
          <table:table-cell table:style-name="ce20" table:formula="of:=DATE([.W20];5;1)" office:value-type="date" office:date-value="2018-05-01" calcext:value-type="date">
            <text:p>01.05.18</text:p>
          </table:table-cell>
        </table:table-row>
        <table:table-row table:style-name="ro12">
          <table:table-cell table:number-columns-repeated="4"/>
          <table:table-cell table:style-name="ce5" table:formula="of:=1+['1'.E27]" office:value-type="date" office:date-value="2017-01-06" calcext:value-type="date">
            <text:p>06.01.17</text:p>
          </table:table-cell>
          <table:table-cell table:style-name="ce7" table:number-columns-spanned="2" table:number-rows-spanned="1"/>
          <table:covered-table-cell table:style-name="ce7"/>
          <table:table-cell table:style-name="ce9" table:formula="of:=IF(ISBLANK(['1'.F28]);&quot;&quot;;&quot;-&quot;)">
            <text:p/>
          </table:table-cell>
          <table:table-cell table:style-name="ce7" table:number-columns-repeated="3"/>
          <table:table-cell table:style-name="ce9" table:formula="of:=IF(ISBLANK(['1'.K28]);&quot;&quot;;&quot;-&quot;)">
            <text:p/>
          </table:table-cell>
          <table:table-cell table:style-name="ce7"/>
          <table:table-cell table:style-name="ce15" table:formula="of:=HOUR(['1'.I28]-['1'.F28]+['1'.M28]-['1'.K28])" office:value-type="float" office:value="0" calcext:value-type="float">
            <text:p>0h</text:p>
          </table:table-cell>
          <table:table-cell table:number-columns-repeated="4"/>
          <table:table-cell table:style-name="ce18" table:formula="of:=COUNTIF([.$V$23:.$W$35];[.E28])" office:value-type="float" office:value="0" calcext:value-type="float">
            <text:p>0</text:p>
          </table:table-cell>
          <table:table-cell/>
          <table:table-cell office:value-type="string" calcext:value-type="string">
            <text:p>Christi Himmelfahrt</text:p>
          </table:table-cell>
          <table:table-cell table:formula="of:=[.V21]+39" office:value-type="date" office:date-value="2017-05-25" calcext:value-type="date">
            <text:p>25.05.17</text:p>
          </table:table-cell>
          <table:table-cell table:style-name="ce20" table:formula="of:=[.W21]+39" office:value-type="date" office:date-value="2018-05-10" calcext:value-type="date">
            <text:p>10.05.18</text:p>
          </table:table-cell>
        </table:table-row>
        <table:table-row table:style-name="ro12">
          <table:table-cell table:number-columns-repeated="4"/>
          <table:table-cell table:style-name="ce6"/>
          <table:table-cell table:number-columns-repeated="8"/>
          <table:table-cell table:style-name="ce15" table:formula="of:=HOUR(['1'.I29]-['1'.F29]+['1'.M29]-['1'.K29])" office:value-type="float" office:value="0" calcext:value-type="float">
            <text:p>0h</text:p>
          </table:table-cell>
          <table:table-cell table:number-columns-repeated="4"/>
          <table:table-cell table:style-name="ce18"/>
          <table:table-cell/>
          <table:table-cell office:value-type="string" calcext:value-type="string">
            <text:p>Pfingstmontag</text:p>
          </table:table-cell>
          <table:table-cell table:formula="of:=[.V21]+50" office:value-type="date" office:date-value="2017-06-05" calcext:value-type="date">
            <text:p>05.06.17</text:p>
          </table:table-cell>
          <table:table-cell table:style-name="ce20" table:formula="of:=[.W21]+50" office:value-type="date" office:date-value="2018-05-21" calcext:value-type="date">
            <text:p>21.05.18</text:p>
          </table:table-cell>
        </table:table-row>
        <table:table-row table:style-name="ro12">
          <table:table-cell table:number-columns-repeated="4"/>
          <table:table-cell table:style-name="ce6"/>
          <table:table-cell table:number-columns-repeated="8"/>
          <table:table-cell table:style-name="ce15" table:formula="of:=HOUR(['1'.I30]-['1'.F30]+['1'.M30]-['1'.K30])" office:value-type="float" office:value="0" calcext:value-type="float">
            <text:p>0h</text:p>
          </table:table-cell>
          <table:table-cell table:number-columns-repeated="4"/>
          <table:table-cell table:style-name="ce18" office:value-type="string" calcext:value-type="string">
            <text:p>Summe</text:p>
          </table:table-cell>
          <table:table-cell/>
          <table:table-cell office:value-type="string" calcext:value-type="string">
            <text:p>Fronleichnam</text:p>
          </table:table-cell>
          <table:table-cell table:formula="of:=[.V21]+60" office:value-type="date" office:date-value="2017-06-15" calcext:value-type="date">
            <text:p>15.06.17</text:p>
          </table:table-cell>
          <table:table-cell table:style-name="ce20" table:formula="of:=[.W21]+60" office:value-type="date" office:date-value="2018-05-31" calcext:value-type="date">
            <text:p>31.05.18</text:p>
          </table:table-cell>
        </table:table-row>
        <table:table-row table:style-name="ro13">
          <table:table-cell table:number-columns-repeated="13"/>
          <table:table-cell table:style-name="ce11"/>
          <table:table-cell table:number-columns-repeated="4"/>
          <table:table-cell table:style-name="ce18" table:formula="of:=SUM([.S24:.S28])" office:value-type="float" office:value="0" calcext:value-type="float">
            <text:p>0</text:p>
          </table:table-cell>
          <table:table-cell/>
          <table:table-cell office:value-type="string" calcext:value-type="string">
            <text:p>Mariä Himmelfahrt</text:p>
          </table:table-cell>
          <table:table-cell table:formula="of:=DATE([.V20];8;15)" office:value-type="date" office:date-value="2017-08-15" calcext:value-type="date">
            <text:p>15.08.17</text:p>
          </table:table-cell>
          <table:table-cell table:style-name="ce20" table:formula="of:=DATE([.W20];8;15)" office:value-type="date" office:date-value="2018-08-15" calcext:value-type="date">
            <text:p>15.08.18</text:p>
          </table:table-cell>
        </table:table-row>
        <table:table-row table:style-name="ro14">
          <table:table-cell table:number-columns-repeated="13"/>
          <table:table-cell table:style-name="ce16" table:formula="of:=SUM(['1'.N24:.N30])" office:value-type="float" office:value="0" calcext:value-type="float">
            <text:p>0h</text:p>
          </table:table-cell>
          <table:table-cell table:number-columns-repeated="6"/>
          <table:table-cell office:value-type="string" calcext:value-type="string">
            <text:p>Tag der deutschen Einheit</text:p>
          </table:table-cell>
          <table:table-cell table:formula="of:=DATE([.V20];10;3)" office:value-type="date" office:date-value="2017-10-03" calcext:value-type="date">
            <text:p>03.10.17</text:p>
          </table:table-cell>
          <table:table-cell table:style-name="ce20" table:formula="of:=DATE([.W20];10;3)" office:value-type="date" office:date-value="2018-10-03" calcext:value-type="date">
            <text:p>03.10.18</text:p>
          </table:table-cell>
        </table:table-row>
        <table:table-row table:style-name="ro3">
          <table:table-cell table:number-columns-repeated="20"/>
          <table:table-cell office:value-type="string" calcext:value-type="string">
            <text:p>Allerheiligen</text:p>
          </table:table-cell>
          <table:table-cell table:formula="of:=DATE([.V20];11;1)" office:value-type="date" office:date-value="2017-11-01" calcext:value-type="date">
            <text:p>01.11.17</text:p>
          </table:table-cell>
          <table:table-cell table:style-name="ce20" table:formula="of:=DATE([.W20];11;1)" office:value-type="date" office:date-value="2018-11-01" calcext:value-type="date">
            <text:p>01.11.18</text:p>
          </table:table-cell>
        </table:table-row>
        <table:table-row table:style-name="ro15">
          <table:table-cell table:number-columns-repeated="16"/>
          <table:table-cell table:style-name="ce16" office:value-type="float" office:value="0" calcext:value-type="float">
            <text:p>0h</text:p>
          </table:table-cell>
          <table:table-cell table:number-columns-repeated="3"/>
          <table:table-cell office:value-type="string" calcext:value-type="string">
            <text:p>1. Weihnachtsfeiertag</text:p>
          </table:table-cell>
          <table:table-cell table:formula="of:=DATE([.V20];12;25)" office:value-type="date" office:date-value="2017-12-25" calcext:value-type="date">
            <text:p>25.12.17</text:p>
          </table:table-cell>
          <table:table-cell table:style-name="ce20" table:formula="of:=DATE([.W20];12;25)" office:value-type="date" office:date-value="2018-12-25" calcext:value-type="date">
            <text:p>25.12.18</text:p>
          </table:table-cell>
        </table:table-row>
        <table:table-row table:style-name="ro3">
          <table:table-cell table:number-columns-repeated="20"/>
          <table:table-cell office:value-type="string" calcext:value-type="string">
            <text:p>2. Weihnachtsfeiertag</text:p>
          </table:table-cell>
          <table:table-cell table:formula="of:=DATE([.V20];12;26)" office:value-type="date" office:date-value="2017-12-26" calcext:value-type="date">
            <text:p>26.12.17</text:p>
          </table:table-cell>
          <table:table-cell table:style-name="ce20" table:formula="of:=DATE([.W20];12;26)" office:value-type="date" office:date-value="2018-12-26" calcext:value-type="date">
            <text:p>26.12.18</text:p>
          </table:table-cell>
        </table:table-row>
        <table:table-row table:style-name="ro16">
          <table:table-cell table:number-columns-repeated="21"/>
          <table:table-cell table:style-name="Default"/>
          <table:table-cell/>
        </table:table-row>
        <table:table-row table:style-name="ro17">
          <table:table-cell table:number-columns-repeated="16"/>
          <table:table-cell table:style-name="ce16" table:formula="of:=['1'.N32]-['1'.N19]+['1'.Q34]" office:value-type="float" office:value="-10" calcext:value-type="float">
            <text:p>-10h</text:p>
          </table:table-cell>
          <table:table-cell table:number-columns-repeated="4"/>
          <table:table-cell table:style-name="Default"/>
          <table:table-cell/>
        </table:table-row>
      </table:table>
      <table:table table:name="2" table:style-name="ta1" table:protected="true" table:print-ranges="'2'.A1:'2'.R55">
        <loext:table-protection loext:select-unprotected-cells="true"/>
        <office:forms form:automatic-focus="false" form:apply-design-mode="false">
          <form:form form:name="Formula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Schaltfläche 1" form:control-implementation="ooo:com.sun.star.form.component.CommandButton" xml:id="control2" form:id="control2" form:label="Neue Seiten einfügen"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NeueSeite.startD?language=Basic&amp;location=document" xlink:type="simple"/>
              </office:event-listeners>
            </form:button>
          </form:form>
        </office:forms>
        <table:shapes>
          <draw:frame draw:z-index="0" draw:style-name="gr1" draw:text-style-name="P1" table:table-background="true" svg:width="206.54mm" svg:height="289.25mm" svg:x="0mm" svg:y="0mm">
            <loext:p/>
            <draw:object xlink:href="./Object 3" xlink:type="simple" xlink:show="embed" xlink:actuate="onLoad"/>
            <draw:image xlink:href="./ObjectReplacements/Object 3" xlink:type="simple" xlink:show="embed" xlink:actuate="onLoad"/>
          </draw:frame>
          <draw:control draw:z-index="1" draw:text-style-name="P2" svg:width="38.28mm" svg:height="11.51mm" svg:x="232.86mm" svg:y="11.21mm" draw:control="control2"/>
        </table:shapes>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2"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number-columns-repeated="2" table:default-cell-style-name="Default"/>
        <table:table-column table:style-name="co15" table:default-cell-style-name="Default"/>
        <table:table-column table:style-name="co16" table:default-cell-style-name="Default"/>
        <table:table-column table:style-name="co17" table:number-columns-repeated="2" table:default-cell-style-name="Default"/>
        <table:table-column table:style-name="co20" table:default-cell-style-name="Default"/>
        <table:table-column table:style-name="co17" table:number-columns-repeated="2" table:default-cell-style-name="Default"/>
        <table:table-row table:style-name="ro1">
          <table:table-cell table:number-columns-repeated="18"/>
          <table:table-cell table:style-name="ce17" table:number-columns-repeated="3"/>
          <table:table-cell table:number-columns-repeated="2"/>
        </table:table-row>
        <table:table-row table:style-name="ro2">
          <table:table-cell/>
          <table:table-cell table:style-name="ce1" table:formula="of:=WEEKNUM(['2'.E24];21)" office:value-type="float" office:value="2" calcext:value-type="float" table:number-columns-spanned="2" table:number-rows-spanned="1">
            <text:p>2</text:p>
          </table:table-cell>
          <table:covered-table-cell table:style-name="ce1"/>
          <table:table-cell table:number-columns-repeated="15"/>
          <table:table-cell table:style-name="ce17" table:number-columns-repeated="3"/>
          <table:table-cell table:number-columns-repeated="2"/>
        </table:table-row>
        <table:table-row table:style-name="ro3">
          <table:table-cell table:number-columns-repeated="18"/>
          <table:table-cell table:style-name="ce17" table:number-columns-repeated="3"/>
          <table:table-cell table:number-columns-repeated="2"/>
        </table:table-row>
        <table:table-row table:style-name="ro3" table:number-rows-repeated="9">
          <table:table-cell table:number-columns-repeated="23"/>
        </table:table-row>
        <table:table-row table:style-name="ro4">
          <table:table-cell table:number-columns-repeated="23"/>
        </table:table-row>
        <table:table-row table:style-name="ro5">
          <table:table-cell table:number-columns-repeated="2"/>
          <table:table-cell table:style-name="ce21" table:formula="of:=['1'.C14]" office:value-type="string" office:string-value="Name" calcext:value-type="string" table:number-columns-spanned="3" table:number-rows-spanned="1">
            <text:p>Name</text:p>
          </table:table-cell>
          <table:covered-table-cell table:number-columns-repeated="2"/>
          <table:table-cell/>
          <table:table-cell table:style-name="ce23" table:formula="of:=['1'.G14]" office:value-type="string" office:string-value="Vorname" calcext:value-type="string" table:number-columns-spanned="4" table:number-rows-spanned="1">
            <text:p>Vorname</text:p>
          </table:table-cell>
          <table:covered-table-cell table:number-columns-repeated="3" table:style-name="ce24"/>
          <table:table-cell table:number-columns-repeated="3"/>
          <table:table-cell table:style-name="ce25" table:formula="of:=['1'.N14]" office:value-type="string" office:string-value="Geburtsdatum" calcext:value-type="string" table:number-columns-spanned="4" table:number-rows-spanned="1">
            <text:p>Geburtsdatum</text:p>
          </table:table-cell>
          <table:covered-table-cell table:number-columns-repeated="3"/>
          <table:table-cell table:number-columns-repeated="6"/>
        </table:table-row>
        <table:table-row table:style-name="ro3">
          <table:table-cell table:number-columns-repeated="23"/>
        </table:table-row>
        <table:table-row table:style-name="ro6">
          <table:table-cell table:number-columns-repeated="23"/>
        </table:table-row>
        <table:table-row table:style-name="ro7">
          <table:table-cell table:number-columns-repeated="2"/>
          <table:table-cell table:style-name="ce22" table:formula="of:=['1'.C17]" office:value-type="string" office:string-value="Fachbereich/Institut/Lehreinheit" calcext:value-type="string" table:number-columns-spanned="8" table:number-rows-spanned="1">
            <text:p>Fachbereich/Institut/Lehreinheit</text:p>
          </table:table-cell>
          <table:covered-table-cell table:number-columns-repeated="7"/>
          <table:table-cell table:number-columns-repeated="3"/>
          <table:table-cell table:style-name="ce22" table:formula="of:=['1'.N17]" office:value-type="string" office:string-value="Telefon- bzw. Handynr." calcext:value-type="string" table:number-columns-spanned="4" table:number-rows-spanned="1">
            <text:p>Telefon- bzw. Handynr.</text:p>
          </table:table-cell>
          <table:covered-table-cell table:number-columns-repeated="3"/>
          <table:table-cell table:number-columns-repeated="6"/>
        </table:table-row>
        <table:table-row table:style-name="ro8">
          <table:table-cell table:number-columns-repeated="23"/>
        </table:table-row>
        <table:table-row table:style-name="ro9">
          <table:table-cell table:number-columns-repeated="9"/>
          <table:table-cell table:style-name="ce11"/>
          <table:table-cell table:number-columns-repeated="3"/>
          <table:table-cell table:style-name="ce14" table:formula="of:=[$'1'.U10]-[.S31]*2" office:value-type="float" office:value="10" calcext:value-type="float">
            <text:p>10h</text:p>
          </table:table-cell>
          <table:table-cell table:number-columns-repeated="6"/>
          <table:table-cell table:style-name="ce18" office:value-type="string" calcext:value-type="string">
            <text:p>Feiertage</text:p>
          </table:table-cell>
          <table:table-cell table:style-name="ce18" office:value-type="string" calcext:value-type="string">
            <text:p>Formel</text:p>
          </table:table-cell>
          <table:table-cell table:style-name="ce18"/>
        </table:table-row>
        <table:table-row table:style-name="ro3">
          <table:table-cell table:number-columns-repeated="20"/>
          <table:table-cell table:style-name="ce18" office:value-type="string" calcext:value-type="string">
            <text:p>Jahr</text:p>
          </table:table-cell>
          <table:table-cell table:style-name="ce18" table:formula="of:=YEAR([.E24])" office:value-type="float" office:value="2017" calcext:value-type="float">
            <text:p>2017</text:p>
          </table:table-cell>
          <table:table-cell table:style-name="ce18" table:formula="of:=[.V20]+1" office:value-type="float" office:value="2018" calcext:value-type="float">
            <text:p>2018</text:p>
          </table:table-cell>
        </table:table-row>
        <table:table-row table:style-name="ro3">
          <table:table-cell table:number-columns-repeated="20"/>
          <table:table-cell table:style-name="ce18" office:value-type="string" calcext:value-type="string">
            <text:p>Ostersonntag</text:p>
          </table:table-cell>
          <table:table-cell table:style-name="ce20" table:formula="of:=ORG.OPENOFFICE.EASTERSUNDAY([.V20])" office:value-type="date" office:date-value="2017-04-16" calcext:value-type="date">
            <text:p>16.04.17</text:p>
          </table:table-cell>
          <table:table-cell table:style-name="ce20" table:formula="of:=ORG.OPENOFFICE.EASTERSUNDAY([.W20])" office:value-type="date" office:date-value="2018-04-01" calcext:value-type="date">
            <text:p>01.04.18</text:p>
          </table:table-cell>
        </table:table-row>
        <table:table-row table:style-name="ro10">
          <table:table-cell table:number-columns-repeated="18"/>
          <table:table-cell table:style-name="ce18"/>
          <table:table-cell/>
          <table:table-cell table:style-name="ce18" table:number-columns-repeated="3"/>
        </table:table-row>
        <table:table-row table:style-name="ro11">
          <table:table-cell table:number-columns-repeated="18"/>
          <table:table-cell table:style-name="ce18" office:value-type="string" calcext:value-type="string">
            <text:p>Ist Feiertag</text:p>
          </table:table-cell>
          <table:table-cell/>
          <table:table-cell table:style-name="ce18" office:value-type="string" calcext:value-type="string">
            <text:p>Neujahr</text:p>
          </table:table-cell>
          <table:table-cell table:style-name="ce20" table:formula="of:=DATE([.V20];1;1)" office:value-type="date" office:date-value="2017-01-01" calcext:value-type="date">
            <text:p>01.01.17</text:p>
          </table:table-cell>
          <table:table-cell table:style-name="ce20" table:formula="of:=DATE([.W20];1;1)" office:value-type="date" office:date-value="2018-01-01" calcext:value-type="date">
            <text:p>01.01.18</text:p>
          </table:table-cell>
        </table:table-row>
        <table:table-row table:style-name="ro12">
          <table:table-cell table:number-columns-repeated="4"/>
          <table:table-cell table:style-name="ce5" table:formula="of:=7+['1'.E24]" office:value-type="date" office:date-value="2017-01-09" calcext:value-type="date">
            <text:p>09.01.17</text:p>
          </table:table-cell>
          <table:table-cell table:style-name="ce7" table:number-columns-spanned="2" table:number-rows-spanned="1"/>
          <table:covered-table-cell table:style-name="ce7"/>
          <table:table-cell table:style-name="ce9" table:formula="of:=IF(ISBLANK(['2'.F24]);&quot;&quot;;&quot;-&quot;)">
            <text:p/>
          </table:table-cell>
          <table:table-cell table:style-name="ce7" table:number-columns-repeated="3"/>
          <table:table-cell table:style-name="ce9" table:formula="of:=IF(ISBLANK(['2'.K24]);&quot;&quot;;&quot;-&quot;)">
            <text:p/>
          </table:table-cell>
          <table:table-cell table:style-name="ce7"/>
          <table:table-cell table:style-name="ce15" table:formula="of:=HOUR(['2'.I24]-['2'.F24]+['2'.M24]-['2'.K24])" office:value-type="float" office:value="0" calcext:value-type="float">
            <text:p>0h</text:p>
          </table:table-cell>
          <table:table-cell table:number-columns-repeated="4"/>
          <table:table-cell table:style-name="ce18" table:formula="of:=COUNTIF([.$V$23:.$W$35];[.E24])" office:value-type="float" office:value="0" calcext:value-type="float">
            <text:p>0</text:p>
          </table:table-cell>
          <table:table-cell/>
          <table:table-cell table:style-name="ce18" office:value-type="string" calcext:value-type="string">
            <text:p>Karfreitag</text:p>
          </table:table-cell>
          <table:table-cell table:style-name="ce20" table:formula="of:=[.V21]-2" office:value-type="date" office:date-value="2017-04-14" calcext:value-type="date">
            <text:p>14.04.17</text:p>
          </table:table-cell>
          <table:table-cell table:style-name="ce20" table:formula="of:=[.W21]-2" office:value-type="date" office:date-value="2018-03-30" calcext:value-type="date">
            <text:p>30.03.18</text:p>
          </table:table-cell>
        </table:table-row>
        <table:table-row table:style-name="ro12">
          <table:table-cell table:number-columns-repeated="4"/>
          <table:table-cell table:style-name="ce5" table:formula="of:=1+['2'.E24]" office:value-type="date" office:date-value="2017-01-10" calcext:value-type="date">
            <text:p>10.01.17</text:p>
          </table:table-cell>
          <table:table-cell table:style-name="ce7" table:number-columns-spanned="2" table:number-rows-spanned="1"/>
          <table:covered-table-cell table:style-name="ce7"/>
          <table:table-cell table:style-name="ce9" table:formula="of:=IF(ISBLANK(['2'.F25]);&quot;&quot;;&quot;-&quot;)">
            <text:p/>
          </table:table-cell>
          <table:table-cell table:style-name="ce7" table:number-columns-repeated="3"/>
          <table:table-cell table:style-name="ce9" table:formula="of:=IF(ISBLANK(['2'.K25]);&quot;&quot;;&quot;-&quot;)">
            <text:p/>
          </table:table-cell>
          <table:table-cell table:style-name="ce7"/>
          <table:table-cell table:style-name="ce15" table:formula="of:=HOUR(['2'.I25]-['2'.F25]+['2'.M25]-['2'.K25])" office:value-type="float" office:value="0" calcext:value-type="float">
            <text:p>0h</text:p>
          </table:table-cell>
          <table:table-cell table:number-columns-repeated="4"/>
          <table:table-cell table:style-name="ce18" table:formula="of:=COUNTIF([.$V$23:.$W$35];[.E25])" office:value-type="float" office:value="0" calcext:value-type="float">
            <text:p>0</text:p>
          </table:table-cell>
          <table:table-cell/>
          <table:table-cell table:style-name="ce18" office:value-type="string" calcext:value-type="string">
            <text:p>Ostersonntag</text:p>
          </table:table-cell>
          <table:table-cell table:style-name="ce20" table:formula="of:=[.V21]" office:value-type="date" office:date-value="2017-04-16" calcext:value-type="date">
            <text:p>16.04.17</text:p>
          </table:table-cell>
          <table:table-cell table:style-name="ce20" table:formula="of:=[.W21]" office:value-type="date" office:date-value="2018-04-01" calcext:value-type="date">
            <text:p>01.04.18</text:p>
          </table:table-cell>
        </table:table-row>
        <table:table-row table:style-name="ro12">
          <table:table-cell table:number-columns-repeated="4"/>
          <table:table-cell table:style-name="ce5" table:formula="of:=1+['2'.E25]" office:value-type="date" office:date-value="2017-01-11" calcext:value-type="date">
            <text:p>11.01.17</text:p>
          </table:table-cell>
          <table:table-cell table:style-name="ce7" table:number-columns-spanned="2" table:number-rows-spanned="1"/>
          <table:covered-table-cell table:style-name="ce7"/>
          <table:table-cell table:style-name="ce9" table:formula="of:=IF(ISBLANK(['2'.F26]);&quot;&quot;;&quot;-&quot;)">
            <text:p/>
          </table:table-cell>
          <table:table-cell table:style-name="ce7" table:number-columns-repeated="3"/>
          <table:table-cell table:style-name="ce9" table:formula="of:=IF(ISBLANK(['2'.K26]);&quot;&quot;;&quot;-&quot;)">
            <text:p/>
          </table:table-cell>
          <table:table-cell table:style-name="ce7"/>
          <table:table-cell table:style-name="ce15" table:formula="of:=HOUR(['2'.I26]-['2'.F26]+['2'.M26]-['2'.K26])" office:value-type="float" office:value="0" calcext:value-type="float">
            <text:p>0h</text:p>
          </table:table-cell>
          <table:table-cell table:number-columns-repeated="4"/>
          <table:table-cell table:style-name="ce18" table:formula="of:=COUNTIF([.$V$23:.$W$35];[.E26])" office:value-type="float" office:value="0" calcext:value-type="float">
            <text:p>0</text:p>
          </table:table-cell>
          <table:table-cell/>
          <table:table-cell table:style-name="ce18" office:value-type="string" calcext:value-type="string">
            <text:p>Ostermontag</text:p>
          </table:table-cell>
          <table:table-cell table:style-name="ce20" table:formula="of:=[.V21]+1" office:value-type="date" office:date-value="2017-04-17" calcext:value-type="date">
            <text:p>17.04.17</text:p>
          </table:table-cell>
          <table:table-cell table:style-name="ce20" table:formula="of:=[.W21]+1" office:value-type="date" office:date-value="2018-04-02" calcext:value-type="date">
            <text:p>02.04.18</text:p>
          </table:table-cell>
        </table:table-row>
        <table:table-row table:style-name="ro12">
          <table:table-cell table:number-columns-repeated="4"/>
          <table:table-cell table:style-name="ce5" table:formula="of:=1+['2'.E26]" office:value-type="date" office:date-value="2017-01-12" calcext:value-type="date">
            <text:p>12.01.17</text:p>
          </table:table-cell>
          <table:table-cell table:style-name="ce7" table:number-columns-spanned="2" table:number-rows-spanned="1"/>
          <table:covered-table-cell table:style-name="ce7"/>
          <table:table-cell table:style-name="ce9" table:formula="of:=IF(ISBLANK(['2'.F27]);&quot;&quot;;&quot;-&quot;)">
            <text:p/>
          </table:table-cell>
          <table:table-cell table:style-name="ce7" table:number-columns-repeated="3"/>
          <table:table-cell table:style-name="ce9" table:formula="of:=IF(ISBLANK(['2'.K27]);&quot;&quot;;&quot;-&quot;)">
            <text:p/>
          </table:table-cell>
          <table:table-cell table:style-name="ce7"/>
          <table:table-cell table:style-name="ce15" table:formula="of:=HOUR(['2'.I27]-['2'.F27]+['2'.M27]-['2'.K27])" office:value-type="float" office:value="0" calcext:value-type="float">
            <text:p>0h</text:p>
          </table:table-cell>
          <table:table-cell table:number-columns-repeated="4"/>
          <table:table-cell table:style-name="ce18" table:formula="of:=COUNTIF([.$V$23:.$W$35];[.E27])" office:value-type="float" office:value="0" calcext:value-type="float">
            <text:p>0</text:p>
          </table:table-cell>
          <table:table-cell/>
          <table:table-cell table:style-name="ce18" office:value-type="string" calcext:value-type="string">
            <text:p>Tag der Arbeit</text:p>
          </table:table-cell>
          <table:table-cell table:style-name="ce20" table:formula="of:=DATE([.V20];5;1)" office:value-type="date" office:date-value="2017-05-01" calcext:value-type="date">
            <text:p>01.05.17</text:p>
          </table:table-cell>
          <table:table-cell table:style-name="ce20" table:formula="of:=DATE([.W20];5;1)" office:value-type="date" office:date-value="2018-05-01" calcext:value-type="date">
            <text:p>01.05.18</text:p>
          </table:table-cell>
        </table:table-row>
        <table:table-row table:style-name="ro12">
          <table:table-cell table:number-columns-repeated="4"/>
          <table:table-cell table:style-name="ce5" table:formula="of:=1+['2'.E27]" office:value-type="date" office:date-value="2017-01-13" calcext:value-type="date">
            <text:p>13.01.17</text:p>
          </table:table-cell>
          <table:table-cell table:style-name="ce7" table:number-columns-spanned="2" table:number-rows-spanned="1"/>
          <table:covered-table-cell table:style-name="ce7"/>
          <table:table-cell table:style-name="ce9" table:formula="of:=IF(ISBLANK(['2'.F28]);&quot;&quot;;&quot;-&quot;)">
            <text:p/>
          </table:table-cell>
          <table:table-cell table:style-name="ce7" table:number-columns-repeated="3"/>
          <table:table-cell table:style-name="ce9" table:formula="of:=IF(ISBLANK(['2'.K28]);&quot;&quot;;&quot;-&quot;)">
            <text:p/>
          </table:table-cell>
          <table:table-cell table:style-name="ce7"/>
          <table:table-cell table:style-name="ce15" table:formula="of:=HOUR(['2'.I28]-['2'.F28]+['2'.M28]-['2'.K28])" office:value-type="float" office:value="0" calcext:value-type="float">
            <text:p>0h</text:p>
          </table:table-cell>
          <table:table-cell table:number-columns-repeated="4"/>
          <table:table-cell table:style-name="ce18" table:formula="of:=COUNTIF([.$V$23:.$W$35];[.E28])" office:value-type="float" office:value="0" calcext:value-type="float">
            <text:p>0</text:p>
          </table:table-cell>
          <table:table-cell/>
          <table:table-cell table:style-name="ce18" office:value-type="string" calcext:value-type="string">
            <text:p>Christi Himmelfahrt</text:p>
          </table:table-cell>
          <table:table-cell table:style-name="ce20" table:formula="of:=[.V21]+39" office:value-type="date" office:date-value="2017-05-25" calcext:value-type="date">
            <text:p>25.05.17</text:p>
          </table:table-cell>
          <table:table-cell table:style-name="ce20" table:formula="of:=[.W21]+39" office:value-type="date" office:date-value="2018-05-10" calcext:value-type="date">
            <text:p>10.05.18</text:p>
          </table:table-cell>
        </table:table-row>
        <table:table-row table:style-name="ro12">
          <table:table-cell table:number-columns-repeated="4"/>
          <table:table-cell table:style-name="ce6"/>
          <table:table-cell table:number-columns-repeated="8"/>
          <table:table-cell table:style-name="ce15" table:formula="of:=HOUR(['2'.I29]-['2'.F29]+['2'.M29]-['2'.K29])" office:value-type="float" office:value="0" calcext:value-type="float">
            <text:p>0h</text:p>
          </table:table-cell>
          <table:table-cell table:number-columns-repeated="4"/>
          <table:table-cell table:style-name="ce18"/>
          <table:table-cell/>
          <table:table-cell table:style-name="ce18" office:value-type="string" calcext:value-type="string">
            <text:p>Pfingstmontag</text:p>
          </table:table-cell>
          <table:table-cell table:style-name="ce20" table:formula="of:=[.V21]+50" office:value-type="date" office:date-value="2017-06-05" calcext:value-type="date">
            <text:p>05.06.17</text:p>
          </table:table-cell>
          <table:table-cell table:style-name="ce20" table:formula="of:=[.W21]+50" office:value-type="date" office:date-value="2018-05-21" calcext:value-type="date">
            <text:p>21.05.18</text:p>
          </table:table-cell>
        </table:table-row>
        <table:table-row table:style-name="ro12">
          <table:table-cell table:number-columns-repeated="4"/>
          <table:table-cell table:style-name="ce6"/>
          <table:table-cell table:number-columns-repeated="8"/>
          <table:table-cell table:style-name="ce15" table:formula="of:=HOUR(['2'.I30]-['2'.F30]+['2'.M30]-['2'.K30])" office:value-type="float" office:value="0" calcext:value-type="float">
            <text:p>0h</text:p>
          </table:table-cell>
          <table:table-cell table:number-columns-repeated="4"/>
          <table:table-cell table:style-name="ce18" office:value-type="string" calcext:value-type="string">
            <text:p>Summe</text:p>
          </table:table-cell>
          <table:table-cell/>
          <table:table-cell table:style-name="ce18" office:value-type="string" calcext:value-type="string">
            <text:p>Fronleichnam</text:p>
          </table:table-cell>
          <table:table-cell table:style-name="ce20" table:formula="of:=[.V21]+60" office:value-type="date" office:date-value="2017-06-15" calcext:value-type="date">
            <text:p>15.06.17</text:p>
          </table:table-cell>
          <table:table-cell table:style-name="ce20" table:formula="of:=[.W21]+60" office:value-type="date" office:date-value="2018-05-31" calcext:value-type="date">
            <text:p>31.05.18</text:p>
          </table:table-cell>
        </table:table-row>
        <table:table-row table:style-name="ro13">
          <table:table-cell table:number-columns-repeated="13"/>
          <table:table-cell table:style-name="ce11"/>
          <table:table-cell table:number-columns-repeated="4"/>
          <table:table-cell table:style-name="ce18" table:formula="of:=SUM([.S24:.S28])" office:value-type="float" office:value="0" calcext:value-type="float">
            <text:p>0</text:p>
          </table:table-cell>
          <table:table-cell/>
          <table:table-cell table:style-name="ce18" office:value-type="string" calcext:value-type="string">
            <text:p>Mariä Himmelfahrt</text:p>
          </table:table-cell>
          <table:table-cell table:style-name="ce20" table:formula="of:=DATE([.V20];8;15)" office:value-type="date" office:date-value="2017-08-15" calcext:value-type="date">
            <text:p>15.08.17</text:p>
          </table:table-cell>
          <table:table-cell table:style-name="ce20" table:formula="of:=DATE([.W20];8;15)" office:value-type="date" office:date-value="2018-08-15" calcext:value-type="date">
            <text:p>15.08.18</text:p>
          </table:table-cell>
        </table:table-row>
        <table:table-row table:style-name="ro14">
          <table:table-cell table:number-columns-repeated="13"/>
          <table:table-cell table:style-name="ce16" table:formula="of:=SUM(['2'.N24:.N30])" office:value-type="float" office:value="0" calcext:value-type="float">
            <text:p>0h</text:p>
          </table:table-cell>
          <table:table-cell table:number-columns-repeated="4"/>
          <table:table-cell table:style-name="ce18"/>
          <table:table-cell/>
          <table:table-cell table:style-name="ce18" office:value-type="string" calcext:value-type="string">
            <text:p>Tag der deutschen Einheit</text:p>
          </table:table-cell>
          <table:table-cell table:style-name="ce20" table:formula="of:=DATE([.V20];10;3)" office:value-type="date" office:date-value="2017-10-03" calcext:value-type="date">
            <text:p>03.10.17</text:p>
          </table:table-cell>
          <table:table-cell table:style-name="ce20" table:formula="of:=DATE([.W20];10;3)" office:value-type="date" office:date-value="2018-10-03" calcext:value-type="date">
            <text:p>03.10.18</text:p>
          </table:table-cell>
        </table:table-row>
        <table:table-row table:style-name="ro3">
          <table:table-cell table:number-columns-repeated="20"/>
          <table:table-cell table:style-name="ce18" office:value-type="string" calcext:value-type="string">
            <text:p>Allerheiligen</text:p>
          </table:table-cell>
          <table:table-cell table:style-name="ce20" table:formula="of:=DATE([.V20];11;1)" office:value-type="date" office:date-value="2017-11-01" calcext:value-type="date">
            <text:p>01.11.17</text:p>
          </table:table-cell>
          <table:table-cell table:style-name="ce20" table:formula="of:=DATE([.W20];11;1)" office:value-type="date" office:date-value="2018-11-01" calcext:value-type="date">
            <text:p>01.11.18</text:p>
          </table:table-cell>
        </table:table-row>
        <table:table-row table:style-name="ro15">
          <table:table-cell table:number-columns-repeated="16"/>
          <table:table-cell table:style-name="ce16" table:formula="of:=['1'.Q37]" office:value-type="float" office:value="-10" calcext:value-type="float">
            <text:p>-10h</text:p>
          </table:table-cell>
          <table:table-cell table:number-columns-repeated="3"/>
          <table:table-cell table:style-name="ce18" office:value-type="string" calcext:value-type="string">
            <text:p>1. Weihnachtsfeiertag</text:p>
          </table:table-cell>
          <table:table-cell table:style-name="ce20" table:formula="of:=DATE([.V20];12;25)" office:value-type="date" office:date-value="2017-12-25" calcext:value-type="date">
            <text:p>25.12.17</text:p>
          </table:table-cell>
          <table:table-cell table:style-name="ce20" table:formula="of:=DATE([.W20];12;25)" office:value-type="date" office:date-value="2018-12-25" calcext:value-type="date">
            <text:p>25.12.18</text:p>
          </table:table-cell>
        </table:table-row>
        <table:table-row table:style-name="ro3">
          <table:table-cell table:number-columns-repeated="20"/>
          <table:table-cell table:style-name="ce18" office:value-type="string" calcext:value-type="string">
            <text:p>2. Weihnachtsfeiertag</text:p>
          </table:table-cell>
          <table:table-cell table:style-name="ce20" table:formula="of:=DATE([.V20];12;26)" office:value-type="date" office:date-value="2017-12-26" calcext:value-type="date">
            <text:p>26.12.17</text:p>
          </table:table-cell>
          <table:table-cell table:style-name="ce20" table:formula="of:=DATE([.W20];12;26)" office:value-type="date" office:date-value="2018-12-26" calcext:value-type="date">
            <text:p>26.12.18</text:p>
          </table:table-cell>
        </table:table-row>
        <table:table-row table:style-name="ro16">
          <table:table-cell table:number-columns-repeated="23"/>
        </table:table-row>
        <table:table-row table:style-name="ro17">
          <table:table-cell table:number-columns-repeated="16"/>
          <table:table-cell table:style-name="ce16" table:formula="of:=['2'.N32]-['2'.N19]+['2'.Q34]" office:value-type="float" office:value="-20" calcext:value-type="float">
            <text:p>-20h</text:p>
          </table:table-cell>
          <table:table-cell table:number-columns-repeated="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de" fo:country="DE"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de" fo:country="DE"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de" number:country="DE">€</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08P0"/>
    </number:currency-style>
    <number:time-style style:name="N109">
      <number:hours number:style="long"/>
      <number:text>h</number:text>
    </number:time-style>
    <number:time-style style:name="N110">
      <number:hours/>
      <number:text>h</number:text>
    </number:time-style>
    <number:number-style style:name="N111">
      <number:number number:min-integer-digits="1"/>
      <loext:fill-character>2</loext:fill-character>
      <number:text/>
    </number:number-style>
    <number:number-style style:name="N112">
      <number:number number:decimal-places="2" loext:min-decimal-places="2" number:min-integer-digits="1"/>
      <number:text>h</number:text>
    </number:number-style>
    <number:number-style style:name="N113">
      <number:number number:decimal-places="0" loext:min-decimal-places="0" number:min-integer-digits="1"/>
      <number:text>h</number:text>
    </number:number-style>
    <style:style style:name="Default" style:family="table-cell">
      <style:text-properties style:font-name-asian="Microsoft YaHei" style:font-family-asian="'Microsoft YaHei'"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Linienspitzen_20_1" draw:display-name="Linienspitzen 1" svg:viewBox="0 0 20 30" svg:d="M10 0l-10 30h20z"/>
  </office:styles>
  <office:automatic-styles>
    <style:page-layout style:name="Mpm1">
      <style:page-layout-properties fo:margin-top="1.99mm" fo:margin-bottom="1.99mm" fo:margin-left="1.99mm" fo:margin-right="1.99mm" style:shadow="none" fo:background-color="transparent" style:scale-to="95%" style:writing-mode="lr-tb">
        <style:background-image/>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14">00.00.0000</text:date>, <text:time style:data-style-name="N2" text:time-value="23:53:40.587000000">00:00:00</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08T22:11:28.455000000</meta:creation-date>
    <meta:print-date>2016-05-08T22:55:51.346000000</meta:print-date>
    <dc:date>2016-11-14T00:44:08.660000000</dc:date>
    <meta:editing-duration>PT2H3M25S</meta:editing-duration>
    <meta:editing-cycles>30</meta:editing-cycles>
    <meta:generator>LibreOffice/5.1.0.3$Windows_X86_64 LibreOffice_project/5e3e00a007d9b3b6efb6797a8b8e57b51ab1f737</meta:generator>
    <meta:document-statistic meta:table-count="2" meta:cell-count="188" meta:object-count="4"/>
  </office:meta>
</office:document-meta>
</file>

<file path=Basic/Standard/NeueSeite.xml><?xml version="1.0" encoding="utf-8"?>
<!DOCTYPE module  PUBLIC '-//OpenOffice.org//DTD OfficeDocument 1.0//EN'  'module.dtd'>
<script:module xmlns:script="http://openoffice.org/2000/script" script:name="NeueSeite" script:language="StarBasic">REM  *****  BASIC  *****
Function CopyPage()
	dim index as integer
	dim oSheets
	dim oSheet
	dim oCell
	dim oValue as integer
	dim oName as string
	dim oName2 as string
	oSheets = ThisComponent.Sheets
	index = oSheets.Count - 1
	oSheet = oSheets.getByIndex(index)
	oCell = oSheet.getCellByPosition(1,1)
	oValue = oCell.getValue()
	oName = index+1
	oName2 = index+2
	oSheets.copyByName(oName, oName2, oSheets.Count)	
End Function
sub Main
	CopyPage()
end sub

dim oDialog as object

Sub startD
	DialogLibraries.LoadLibrary("Standard")
    oDialog = CreateUnoDialog(DialogLibraries.Standard.NeuesBlatt)
	oDialog.Execute()
End Sub

sub readD
	Dim value as integer
	dim field as object
	dim i as integer
	field = oDialog.GetControl("number")
	value = field.Text
	for i = 1 to value
		CopyPage()
	next i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NeueSeit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NeuesBlatt.xml><?xml version="1.0" encoding="utf-8"?>
<!DOCTYPE window  PUBLIC '-//OpenOffice.org//DTD OfficeDocument 1.0//EN'  'dialog.dtd'>
<dlg:window xmlns:dlg="http://openoffice.org/2000/dialog" xmlns:script="http://openoffice.org/2000/script" dlg:id="NeuesBlatt" dlg:left="173" dlg:top="65" dlg:width="209" dlg:height="145" dlg:closeable="true" dlg:moveable="true">
  <dlg:bulletinboard>
    <dlg:button dlg:id="CommandButton1" dlg:tab-index="1" dlg:left="79" dlg:top="113" dlg:width="49" dlg:height="26" dlg:default="true" dlg:value="OK">
      <script:event script:event-name="on-performaction" script:macro-name="vnd.sun.star.script:Standard.NeueSeite.readD?language=Basic&amp;location=document" script:language="Script"/>
    </dlg:button>
    <dlg:text dlg:id="Label1" dlg:tab-index="2" dlg:left="17" dlg:top="18" dlg:width="175" dlg:height="33" dlg:value="Anzahl neuer Blätter"/>
    <dlg:numericfield dlg:id="number" dlg:tab-index="0" dlg:left="55" dlg:top="63" dlg:width="103" dlg:height="22" dlg:strict-format="true" dlg:decimal-accuracy="0" dlg:value="1" dlg:value-min="1" dlg:value-max="104" dlg:spin="true"/>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NeuesBlatt"/>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Symbol1" svg:font-family="Symbol"/>
    <style:font-face style:name="Arial" svg:font-family="Arial" style:font-pitch="variable"/>
    <style:font-face style:name="Liberation Serif1" svg:font-family="'Liberation Serif'" style:font-pitch="variable"/>
    <style:font-face style:name="Symbol" svg:font-family="Symbol" style:font-pitch="variable"/>
    <style:font-face style:name="Tahoma1" svg:font-family="Tahom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draw:fill="none" draw:textarea-horizontal-align="left" draw:textarea-vertical-align="top" draw:auto-grow-height="true" draw:auto-grow-width="true" fo:min-height="0.395cm" fo:min-width="1.657cm" fo:padding-top="0cm" fo:padding-bottom="0cm" fo:padding-left="0cm" fo:padding-right="0cm"/>
    </style:style>
    <style:style style:name="gr2" style:family="graphic" style:parent-style-name="standard">
      <style:graphic-properties draw:stroke="none" draw:fill="none" draw:textarea-horizontal-align="left" draw:textarea-vertical-align="top" draw:auto-grow-height="true" draw:auto-grow-width="true" fo:min-height="0.713cm" fo:min-width="4.54cm" fo:padding-top="0cm" fo:padding-bottom="0cm" fo:padding-left="0cm" fo:padding-right="0cm"/>
    </style:style>
    <style:style style:name="gr3" style:family="graphic" style:parent-style-name="standard">
      <style:graphic-properties draw:stroke="none" draw:fill="none" draw:textarea-horizontal-align="left" draw:textarea-vertical-align="top" draw:auto-grow-height="true" draw:auto-grow-width="true" fo:min-height="0.395cm" fo:min-width="0.35cm" fo:padding-top="0cm" fo:padding-bottom="0cm" fo:padding-left="0cm" fo:padding-right="0cm"/>
    </style:style>
    <style:style style:name="gr4" style:family="graphic" style:parent-style-name="standard">
      <style:graphic-properties draw:stroke="none" draw:fill="solid" draw:fill-color="#615e5d"/>
    </style:style>
    <style:style style:name="gr5" style:family="graphic" style:parent-style-name="standard">
      <style:graphic-properties draw:stroke="none" draw:fill="solid" draw:fill-color="#cc2926"/>
    </style:style>
    <style:style style:name="gr6" style:family="graphic" style:parent-style-name="standard">
      <style:graphic-properties draw:stroke="none" draw:fill="solid" draw:fill-color="#ffffff"/>
    </style:style>
    <style:style style:name="gr7" style:family="graphic" style:parent-style-name="standard">
      <style:graphic-properties draw:stroke="solid" svg:stroke-width="0.017cm" svg:stroke-color="#000000" draw:stroke-linejoin="round" svg:stroke-linecap="butt" draw:fill="solid" draw:fill-color="#ffffff" fo:padding-top="0.008cm" fo:padding-bottom="0.008cm" fo:padding-left="0.008cm" fo:padding-right="0.008cm"/>
    </style:style>
    <style:style style:name="gr8" style:family="graphic" style:parent-style-name="standard">
      <style:graphic-properties draw:stroke="none" draw:fill="none" draw:textarea-horizontal-align="left" draw:textarea-vertical-align="top" draw:auto-grow-height="true" draw:auto-grow-width="true" fo:min-height="0.395cm" fo:min-width="2.474cm" fo:padding-top="0cm" fo:padding-bottom="0cm" fo:padding-left="0cm" fo:padding-right="0cm"/>
    </style:style>
    <style:style style:name="gr9" style:family="graphic" style:parent-style-name="standard">
      <style:graphic-properties draw:stroke="none" draw:fill="none" draw:textarea-horizontal-align="left" draw:textarea-vertical-align="top" draw:auto-grow-height="true" draw:auto-grow-width="true" fo:min-height="0.556cm" fo:min-width="0.494cm" fo:padding-top="0cm" fo:padding-bottom="0cm" fo:padding-left="0cm" fo:padding-right="0cm"/>
    </style:style>
    <style:style style:name="gr10" style:family="graphic" style:parent-style-name="standard">
      <style:graphic-properties draw:stroke="none" draw:fill="solid" draw:fill-color="#000000"/>
    </style:style>
    <style:style style:name="gr11" style:family="graphic" style:parent-style-name="standard">
      <style:graphic-properties draw:stroke="none" draw:fill="none" draw:textarea-horizontal-align="left" draw:textarea-vertical-align="top" draw:auto-grow-height="true" draw:auto-grow-width="true" fo:min-height="0.568cm" fo:min-width="16.94cm" fo:padding-top="0cm" fo:padding-bottom="0cm" fo:padding-left="0cm" fo:padding-right="0cm"/>
    </style:style>
    <style:style style:name="gr12" style:family="graphic" style:parent-style-name="standard">
      <style:graphic-properties draw:stroke="none" draw:fill="none" draw:textarea-horizontal-align="left" draw:textarea-vertical-align="top" draw:auto-grow-height="true" draw:auto-grow-width="true" fo:min-height="0.395cm" fo:min-width="16.559cm" fo:padding-top="0cm" fo:padding-bottom="0cm" fo:padding-left="0cm" fo:padding-right="0cm"/>
    </style:style>
    <style:style style:name="gr13" style:family="graphic" style:parent-style-name="standard">
      <style:graphic-properties draw:stroke="none" draw:fill="none" draw:textarea-horizontal-align="left" draw:textarea-vertical-align="top" draw:auto-grow-height="true" draw:auto-grow-width="true" fo:min-height="0.395cm" fo:min-width="16.542cm" fo:padding-top="0cm" fo:padding-bottom="0cm" fo:padding-left="0cm" fo:padding-right="0cm"/>
    </style:style>
    <style:style style:name="gr14" style:family="graphic" style:parent-style-name="standard">
      <style:graphic-properties draw:stroke="none" draw:fill="none" draw:textarea-horizontal-align="left" draw:textarea-vertical-align="top" draw:auto-grow-height="true" draw:auto-grow-width="true" fo:min-height="0.395cm" fo:min-width="15.695cm" fo:padding-top="0cm" fo:padding-bottom="0cm" fo:padding-left="0cm" fo:padding-right="0cm"/>
    </style:style>
    <style:style style:name="gr15" style:family="graphic" style:parent-style-name="standard">
      <style:graphic-properties draw:stroke="none" draw:fill="none" draw:textarea-horizontal-align="left" draw:textarea-vertical-align="top" draw:auto-grow-height="true" draw:auto-grow-width="true" fo:min-height="0.395cm" fo:min-width="16.398cm" fo:padding-top="0cm" fo:padding-bottom="0cm" fo:padding-left="0cm" fo:padding-right="0cm"/>
    </style:style>
    <style:style style:name="gr16" style:family="graphic" style:parent-style-name="standard">
      <style:graphic-properties draw:stroke="none" draw:fill="none" draw:textarea-horizontal-align="left" draw:textarea-vertical-align="top" draw:auto-grow-height="true" draw:auto-grow-width="true" fo:min-height="0.395cm" fo:min-width="6.754cm" fo:padding-top="0cm" fo:padding-bottom="0cm" fo:padding-left="0cm" fo:padding-right="0cm"/>
    </style:style>
    <style:style style:name="gr17" style:family="graphic" style:parent-style-name="standard">
      <style:graphic-properties draw:stroke="none" draw:fill="none" draw:textarea-horizontal-align="left" draw:textarea-vertical-align="top" draw:auto-grow-height="true" draw:auto-grow-width="true" fo:min-height="0.395cm" fo:min-width="4.091cm" fo:padding-top="0cm" fo:padding-bottom="0cm" fo:padding-left="0cm" fo:padding-right="0cm"/>
    </style:style>
    <style:style style:name="gr18" style:family="graphic" style:parent-style-name="standard">
      <style:graphic-properties draw:stroke="none" draw:fill="none" draw:textarea-horizontal-align="left" draw:textarea-vertical-align="top" draw:auto-grow-height="true" draw:auto-grow-width="true" fo:min-height="0.395cm" fo:min-width="4.189cm" fo:padding-top="0cm" fo:padding-bottom="0cm" fo:padding-left="0cm" fo:padding-right="0cm"/>
    </style:style>
    <style:style style:name="gr19" style:family="graphic" style:parent-style-name="standard">
      <style:graphic-properties draw:stroke="none" draw:fill="none" draw:textarea-horizontal-align="left" draw:textarea-vertical-align="top" draw:auto-grow-height="true" draw:auto-grow-width="true" fo:min-height="0.395cm" fo:min-width="4.384cm" fo:padding-top="0cm" fo:padding-bottom="0cm" fo:padding-left="0cm" fo:padding-right="0cm"/>
    </style:style>
    <style:style style:name="gr20" style:family="graphic" style:parent-style-name="standard">
      <style:graphic-properties draw:stroke="none" draw:fill="none" draw:textarea-horizontal-align="left" draw:textarea-vertical-align="top" draw:auto-grow-height="true" draw:auto-grow-width="true" fo:min-height="0.395cm" fo:min-width="1.378cm" fo:padding-top="0cm" fo:padding-bottom="0cm" fo:padding-left="0cm" fo:padding-right="0cm"/>
    </style:style>
    <style:style style:name="gr21" style:family="graphic" style:parent-style-name="standard">
      <style:graphic-properties draw:stroke="none" draw:fill="none" draw:textarea-horizontal-align="left" draw:textarea-vertical-align="top" draw:auto-grow-height="true" draw:auto-grow-width="true" fo:min-height="0.395cm" fo:min-width="1.746cm" fo:padding-top="0cm" fo:padding-bottom="0cm" fo:padding-left="0cm" fo:padding-right="0cm"/>
    </style:style>
    <style:style style:name="gr22" style:family="graphic" style:parent-style-name="standard">
      <style:graphic-properties draw:stroke="none" draw:fill="none" draw:textarea-horizontal-align="left" draw:textarea-vertical-align="top" draw:auto-grow-height="true" draw:auto-grow-width="true" fo:min-height="0.395cm" fo:min-width="2.572cm" fo:padding-top="0cm" fo:padding-bottom="0cm" fo:padding-left="0cm" fo:padding-right="0cm"/>
    </style:style>
    <style:style style:name="gr23" style:family="graphic" style:parent-style-name="standard">
      <style:graphic-properties draw:stroke="none" draw:fill="none" draw:textarea-horizontal-align="left" draw:textarea-vertical-align="top" draw:auto-grow-height="true" draw:auto-grow-width="true" fo:min-height="0.395cm" fo:min-width="9.057cm" fo:padding-top="0cm" fo:padding-bottom="0cm" fo:padding-left="0cm" fo:padding-right="0cm"/>
    </style:style>
    <style:style style:name="gr24" style:family="graphic" style:parent-style-name="standard">
      <style:graphic-properties draw:stroke="none" draw:fill="none" draw:textarea-horizontal-align="left" draw:textarea-vertical-align="top" draw:auto-grow-height="true" draw:auto-grow-width="true" fo:min-height="0.395cm" fo:min-width="5.425cm" fo:padding-top="0cm" fo:padding-bottom="0cm" fo:padding-left="0cm" fo:padding-right="0cm"/>
    </style:style>
    <style:style style:name="gr25" style:family="graphic" style:parent-style-name="standard">
      <style:graphic-properties draw:stroke="none" draw:fill="none" draw:textarea-horizontal-align="left" draw:textarea-vertical-align="top" draw:auto-grow-height="true" draw:auto-grow-width="true" fo:min-height="0.395cm" fo:min-width="3.884cm" fo:padding-top="0cm" fo:padding-bottom="0cm" fo:padding-left="0cm" fo:padding-right="0cm"/>
    </style:style>
    <style:style style:name="gr26" style:family="graphic" style:parent-style-name="standard">
      <style:graphic-properties draw:stroke="none" draw:fill="solid" draw:fill-color="#d3d3d3"/>
    </style:style>
    <style:style style:name="gr27" style:family="graphic" style:parent-style-name="standard">
      <style:graphic-properties draw:stroke="none" draw:fill="none" draw:textarea-horizontal-align="left" draw:textarea-vertical-align="top" draw:auto-grow-height="true" draw:auto-grow-width="true" fo:min-height="0.632cm" fo:min-width="8.96cm" fo:padding-top="0cm" fo:padding-bottom="0cm" fo:padding-left="0cm" fo:padding-right="0cm"/>
    </style:style>
    <style:style style:name="gr28" style:family="graphic" style:parent-style-name="standard">
      <style:graphic-properties draw:stroke="none" draw:fill="none" draw:textarea-horizontal-align="left" draw:textarea-vertical-align="top" draw:auto-grow-height="true" draw:auto-grow-width="true" fo:min-height="0.733cm" fo:min-width="0.883cm" fo:padding-top="0cm" fo:padding-bottom="0cm" fo:padding-left="0cm" fo:padding-right="0cm"/>
    </style:style>
    <style:style style:name="gr29" style:family="graphic" style:parent-style-name="standard">
      <style:graphic-properties draw:stroke="none" draw:fill="none" draw:textarea-horizontal-align="left" draw:textarea-vertical-align="top" draw:auto-grow-height="true" draw:auto-grow-width="true" fo:min-height="0.632cm" fo:min-width="0.562cm" fo:padding-top="0cm" fo:padding-bottom="0cm" fo:padding-left="0cm" fo:padding-right="0cm"/>
    </style:style>
    <style:style style:name="gr30" style:family="graphic" style:parent-style-name="standard">
      <style:graphic-properties draw:stroke="none" draw:fill="none" draw:textarea-horizontal-align="left" draw:textarea-vertical-align="top" draw:auto-grow-height="true" draw:auto-grow-width="true" fo:min-height="0.713cm" fo:min-width="0.634cm" fo:padding-top="0cm" fo:padding-bottom="0cm" fo:padding-left="0cm" fo:padding-right="0cm"/>
    </style:style>
    <style:style style:name="gr31" style:family="graphic" style:parent-style-name="standard">
      <style:graphic-properties draw:stroke="none" draw:fill="none" draw:textarea-horizontal-align="left" draw:textarea-vertical-align="top" draw:auto-grow-height="true" draw:auto-grow-width="true" fo:min-height="0.357cm" fo:min-width="1.717cm" fo:padding-top="0cm" fo:padding-bottom="0cm" fo:padding-left="0cm" fo:padding-right="0cm"/>
    </style:style>
    <style:style style:name="gr32" style:family="graphic" style:parent-style-name="standard">
      <style:graphic-properties draw:stroke="none" draw:fill="none" draw:textarea-horizontal-align="left" draw:textarea-vertical-align="top" draw:auto-grow-height="true" draw:auto-grow-width="true" fo:min-height="0.323cm" fo:min-width="0.283cm" fo:padding-top="0cm" fo:padding-bottom="0cm" fo:padding-left="0cm" fo:padding-right="0cm"/>
    </style:style>
    <style:style style:name="gr33" style:family="graphic" style:parent-style-name="standard">
      <style:graphic-properties draw:stroke="none" draw:fill="none" draw:textarea-horizontal-align="left" draw:textarea-vertical-align="top" draw:auto-grow-height="true" draw:auto-grow-width="true" fo:min-height="0.556cm" fo:min-width="5.831cm" fo:padding-top="0cm" fo:padding-bottom="0cm" fo:padding-left="0cm" fo:padding-right="0cm"/>
    </style:style>
    <style:style style:name="gr34" style:family="graphic" style:parent-style-name="standard">
      <style:graphic-properties draw:stroke="none" draw:fill="none" draw:textarea-horizontal-align="left" draw:textarea-vertical-align="top" draw:auto-grow-height="true" draw:auto-grow-width="true" fo:min-height="0.162cm" fo:min-width="0.139cm" fo:padding-top="0cm" fo:padding-bottom="0cm" fo:padding-left="0cm" fo:padding-right="0cm"/>
    </style:style>
    <style:style style:name="gr35" style:family="graphic" style:parent-style-name="standard">
      <style:graphic-properties draw:stroke="none" draw:fill="none" draw:textarea-horizontal-align="left" draw:textarea-vertical-align="top" draw:auto-grow-height="true" draw:auto-grow-width="true" fo:min-height="0.458cm" fo:min-width="0.388cm" fo:padding-top="0cm" fo:padding-bottom="0cm" fo:padding-left="0cm" fo:padding-right="0cm"/>
    </style:style>
    <style:style style:name="gr36" style:family="graphic" style:parent-style-name="standard">
      <style:graphic-properties draw:stroke="none" draw:fill="none" draw:textarea-horizontal-align="left" draw:textarea-vertical-align="top" draw:auto-grow-height="true" draw:auto-grow-width="true" fo:min-height="0.458cm" fo:min-width="1.34cm" fo:padding-top="0cm" fo:padding-bottom="0cm" fo:padding-left="0cm" fo:padding-right="0cm"/>
    </style:style>
    <style:style style:name="gr37" style:family="graphic" style:parent-style-name="standard">
      <style:graphic-properties draw:stroke="none" draw:fill="none" draw:textarea-horizontal-align="left" draw:textarea-vertical-align="top" draw:auto-grow-height="true" draw:auto-grow-width="true" fo:min-height="0.458cm" fo:min-width="2.635cm" fo:padding-top="0cm" fo:padding-bottom="0cm" fo:padding-left="0cm" fo:padding-right="0cm"/>
    </style:style>
    <style:style style:name="gr38" style:family="graphic" style:parent-style-name="standard">
      <style:graphic-properties draw:stroke="none" draw:fill="none" draw:textarea-horizontal-align="left" draw:textarea-vertical-align="top" draw:auto-grow-height="true" draw:auto-grow-width="true" fo:min-height="0.458cm" fo:min-width="1.276cm" fo:padding-top="0cm" fo:padding-bottom="0cm" fo:padding-left="0cm" fo:padding-right="0cm"/>
    </style:style>
    <style:style style:name="gr39" style:family="graphic" style:parent-style-name="standard">
      <style:graphic-properties draw:stroke="none" draw:fill="none" draw:textarea-horizontal-align="left" draw:textarea-vertical-align="top" draw:auto-grow-height="true" draw:auto-grow-width="true" fo:min-height="0.458cm" fo:min-width="2.745cm" fo:padding-top="0cm" fo:padding-bottom="0cm" fo:padding-left="0cm" fo:padding-right="0cm"/>
    </style:style>
    <style:style style:name="gr40" style:family="graphic" style:parent-style-name="standard">
      <style:graphic-properties draw:stroke="none" draw:fill="none" draw:textarea-horizontal-align="left" draw:textarea-vertical-align="top" draw:auto-grow-height="true" draw:auto-grow-width="true" fo:min-height="0.458cm" fo:min-width="1.539cm" fo:padding-top="0cm" fo:padding-bottom="0cm" fo:padding-left="0cm" fo:padding-right="0cm"/>
    </style:style>
    <style:style style:name="gr41" style:family="graphic" style:parent-style-name="standard">
      <style:graphic-properties draw:stroke="none" draw:fill="none" draw:textarea-horizontal-align="left" draw:textarea-vertical-align="top" draw:auto-grow-height="true" draw:auto-grow-width="true" fo:min-height="0.442cm" fo:min-width="1.429cm" fo:padding-top="0cm" fo:padding-bottom="0cm" fo:padding-left="0cm" fo:padding-right="0cm"/>
    </style:style>
    <style:style style:name="gr42" style:family="graphic" style:parent-style-name="standard">
      <style:graphic-properties draw:stroke="none" draw:fill="none" draw:textarea-horizontal-align="left" draw:textarea-vertical-align="top" draw:auto-grow-height="true" draw:auto-grow-width="true" fo:min-height="0.442cm" fo:min-width="1.674cm" fo:padding-top="0cm" fo:padding-bottom="0cm" fo:padding-left="0cm" fo:padding-right="0cm"/>
    </style:style>
    <style:style style:name="gr43" style:family="graphic" style:parent-style-name="standard">
      <style:graphic-properties draw:stroke="none" draw:fill="none" draw:textarea-horizontal-align="left" draw:textarea-vertical-align="top" draw:auto-grow-height="true" draw:auto-grow-width="true" fo:min-height="0.442cm" fo:min-width="1.67cm" fo:padding-top="0cm" fo:padding-bottom="0cm" fo:padding-left="0cm" fo:padding-right="0cm"/>
    </style:style>
    <style:style style:name="gr44" style:family="graphic" style:parent-style-name="standard">
      <style:graphic-properties draw:stroke="none" draw:fill="none" draw:textarea-horizontal-align="left" draw:textarea-vertical-align="top" draw:auto-grow-height="true" draw:auto-grow-width="true" fo:min-height="0.442cm" fo:min-width="2.157cm" fo:padding-top="0cm" fo:padding-bottom="0cm" fo:padding-left="0cm" fo:padding-right="0cm"/>
    </style:style>
    <style:style style:name="gr45" style:family="graphic" style:parent-style-name="standard">
      <style:graphic-properties draw:stroke="none" draw:fill="none" draw:textarea-horizontal-align="left" draw:textarea-vertical-align="top" draw:auto-grow-height="true" draw:auto-grow-width="true" fo:min-height="0.442cm" fo:min-width="1.344cm" fo:padding-top="0cm" fo:padding-bottom="0cm" fo:padding-left="0cm" fo:padding-right="0cm"/>
    </style:style>
    <style:style style:name="gr46" style:family="graphic" style:parent-style-name="standard">
      <style:graphic-properties draw:stroke="none" draw:fill="none" draw:textarea-horizontal-align="left" draw:textarea-vertical-align="top" draw:auto-grow-height="true" draw:auto-grow-width="true" fo:min-height="0.442cm" fo:min-width="1.678cm" fo:padding-top="0cm" fo:padding-bottom="0cm" fo:padding-left="0cm" fo:padding-right="0cm"/>
    </style:style>
    <style:style style:name="gr47" style:family="graphic" style:parent-style-name="standard">
      <style:graphic-properties draw:stroke="none" draw:fill="none" draw:textarea-horizontal-align="left" draw:textarea-vertical-align="top" draw:auto-grow-height="true" draw:auto-grow-width="true" fo:min-height="0.442cm" fo:min-width="1.585cm" fo:padding-top="0cm" fo:padding-bottom="0cm" fo:padding-left="0cm" fo:padding-right="0cm"/>
    </style:style>
    <style:style style:name="gr48" style:family="graphic" style:parent-style-name="standard">
      <style:graphic-properties draw:stroke="none" draw:fill="none" draw:textarea-horizontal-align="left" draw:textarea-vertical-align="top" draw:auto-grow-height="true" draw:auto-grow-width="true" fo:min-height="0.632cm" fo:min-width="8.617cm" fo:padding-top="0cm" fo:padding-bottom="0cm" fo:padding-left="0cm" fo:padding-right="0cm"/>
    </style:style>
    <style:style style:name="gr49" style:family="graphic" style:parent-style-name="standard">
      <style:graphic-properties draw:stroke="none" draw:fill="solid" draw:fill-color="#acacac"/>
    </style:style>
    <style:style style:name="gr50" style:family="graphic" style:parent-style-name="standard">
      <style:graphic-properties draw:stroke="none" draw:fill="none" draw:textarea-horizontal-align="left" draw:textarea-vertical-align="top" draw:auto-grow-height="true" draw:auto-grow-width="true" fo:min-height="0.556cm" fo:min-width="12.744cm" fo:padding-top="0cm" fo:padding-bottom="0cm" fo:padding-left="0cm" fo:padding-right="0cm"/>
    </style:style>
    <style:style style:name="gr51" style:family="graphic" style:parent-style-name="standard">
      <style:graphic-properties draw:stroke="none" draw:fill="solid" draw:fill-color="#d9d9d9"/>
    </style:style>
    <style:style style:name="gr52" style:family="graphic" style:parent-style-name="standard">
      <style:graphic-properties draw:stroke="none" draw:fill="none" draw:textarea-horizontal-align="left" draw:textarea-vertical-align="top" draw:auto-grow-height="true" draw:auto-grow-width="true" fo:min-height="0.632cm" fo:min-width="9.523cm" fo:padding-top="0cm" fo:padding-bottom="0cm" fo:padding-left="0cm" fo:padding-right="0cm"/>
    </style:style>
    <style:style style:name="gr53" style:family="graphic" style:parent-style-name="standard">
      <style:graphic-properties draw:stroke="none" draw:fill="none" draw:textarea-horizontal-align="left" draw:textarea-vertical-align="top" draw:auto-grow-height="true" draw:auto-grow-width="true" fo:min-height="0.733cm" fo:min-width="2.381cm" fo:padding-top="0cm" fo:padding-bottom="0cm" fo:padding-left="0cm" fo:padding-right="0cm"/>
    </style:style>
    <style:style style:name="gr54" style:family="graphic" style:parent-style-name="standard">
      <style:graphic-properties draw:stroke="none" draw:fill="none" draw:textarea-horizontal-align="left" draw:textarea-vertical-align="top" draw:auto-grow-height="true" draw:auto-grow-width="true" fo:min-height="0.442cm" fo:min-width="0.388cm" fo:padding-top="0cm" fo:padding-bottom="0cm" fo:padding-left="0cm" fo:padding-right="0cm"/>
    </style:style>
    <style:style style:name="gr55" style:family="graphic" style:parent-style-name="standard">
      <style:graphic-properties draw:stroke="none" draw:fill="none" draw:textarea-horizontal-align="left" draw:textarea-vertical-align="top" draw:auto-grow-height="true" draw:auto-grow-width="true" fo:min-height="0.442cm" fo:min-width="6.496cm" fo:padding-top="0cm" fo:padding-bottom="0cm" fo:padding-left="0cm" fo:padding-right="0cm"/>
    </style:style>
    <style:style style:name="gr56" style:family="graphic" style:parent-style-name="standard">
      <style:graphic-properties draw:stroke="none" draw:fill="none" draw:textarea-horizontal-align="left" draw:textarea-vertical-align="top" draw:auto-grow-height="true" draw:auto-grow-width="true" fo:min-height="0.442cm" fo:min-width="5.624cm" fo:padding-top="0cm" fo:padding-bottom="0cm" fo:padding-left="0cm" fo:padding-right="0cm"/>
    </style:style>
    <style:style style:name="gr57" style:family="graphic" style:parent-style-name="standard">
      <style:graphic-properties draw:stroke="none" draw:fill="none" draw:textarea-horizontal-align="left" draw:textarea-vertical-align="top" draw:auto-grow-height="true" draw:auto-grow-width="true" fo:min-height="0.442cm" fo:min-width="6.471cm" fo:padding-top="0cm" fo:padding-bottom="0cm" fo:padding-left="0cm" fo:padding-right="0cm"/>
    </style:style>
    <style:style style:name="gr58" style:family="graphic" style:parent-style-name="standard">
      <style:graphic-properties draw:stroke="none" draw:fill="none" draw:textarea-horizontal-align="left" draw:textarea-vertical-align="top" draw:auto-grow-height="true" draw:auto-grow-width="true" fo:min-height="0.442cm" fo:min-width="5.044cm" fo:padding-top="0cm" fo:padding-bottom="0cm" fo:padding-left="0cm" fo:padding-right="0cm"/>
    </style:style>
    <style:style style:name="gr59" style:family="graphic" style:parent-style-name="standard">
      <style:graphic-properties draw:stroke="none" draw:fill="none" draw:textarea-horizontal-align="left" draw:textarea-vertical-align="top" draw:auto-grow-height="true" draw:auto-grow-width="true" fo:min-height="0.653cm" fo:min-width="0.494cm" fo:padding-top="0cm" fo:padding-bottom="0cm" fo:padding-left="0cm" fo:padding-right="0cm"/>
    </style:style>
    <style:style style:name="gr60" style:family="graphic" style:parent-style-name="standard">
      <style:graphic-properties draw:stroke="none" draw:fill="none" draw:textarea-horizontal-align="left" draw:textarea-vertical-align="top" draw:auto-grow-height="true" draw:auto-grow-width="true" fo:min-height="0.556cm" fo:min-width="8.803cm" fo:padding-top="0cm" fo:padding-bottom="0cm" fo:padding-left="0cm" fo:padding-right="0cm"/>
    </style:style>
    <style:style style:name="gr61" style:family="graphic" style:parent-style-name="standard">
      <style:graphic-properties draw:stroke="dash" draw:stroke-dash="stroke-dash44" svg:stroke-width="0.079cm" svg:stroke-color="#000000" draw:stroke-linejoin="round" svg:stroke-linecap="butt" draw:fill="solid" draw:fill-color="#ffffff" fo:padding-top="0.039cm" fo:padding-bottom="0.039cm" fo:padding-left="0.039cm" fo:padding-right="0.039cm"/>
    </style:style>
    <style:style style:name="gr62" style:family="graphic" style:parent-style-name="standard">
      <style:graphic-properties draw:stroke="none" draw:fill="solid" draw:fill-color="#ffff00"/>
    </style:style>
    <style:style style:name="gr63" style:family="graphic" style:parent-style-name="standard">
      <style:graphic-properties draw:stroke="none" draw:fill="none" draw:textarea-horizontal-align="left" draw:textarea-vertical-align="top" draw:auto-grow-height="true" draw:auto-grow-width="true" fo:min-height="0.556cm" fo:min-width="10.539cm" fo:padding-top="0cm" fo:padding-bottom="0cm" fo:padding-left="0cm" fo:padding-right="0cm"/>
    </style:style>
    <style:style style:name="gr64" style:family="graphic" style:parent-style-name="standard">
      <style:graphic-properties draw:stroke="dash" draw:stroke-dash="stroke-dash99" svg:stroke-width="0.061cm" svg:stroke-color="#000000" draw:stroke-linejoin="round" svg:stroke-linecap="butt" draw:fill="solid" draw:fill-color="#ffffff" fo:padding-top="0.03cm" fo:padding-bottom="0.03cm" fo:padding-left="0.03cm" fo:padding-right="0.03cm"/>
    </style:style>
    <style:style style:name="gr65" style:family="graphic" style:parent-style-name="standard">
      <style:graphic-properties draw:stroke="none" draw:fill="solid" draw:fill-color="#ff0000"/>
    </style:style>
    <style:style style:name="gr66" style:family="graphic" style:parent-style-name="standard">
      <style:graphic-properties draw:stroke="none" draw:fill="none" draw:textarea-horizontal-align="left" draw:textarea-vertical-align="top" draw:auto-grow-height="true" draw:auto-grow-width="true" fo:min-height="0.568cm" fo:min-width="11.766cm" fo:padding-top="0cm" fo:padding-bottom="0cm" fo:padding-left="0cm" fo:padding-right="0cm"/>
    </style:style>
    <style:style style:name="gr67" style:family="graphic" style:parent-style-name="standard">
      <style:graphic-properties draw:stroke="none" draw:fill="none" draw:textarea-horizontal-align="left" draw:textarea-vertical-align="top" draw:auto-grow-height="true" draw:auto-grow-width="true" fo:min-height="0.407cm" fo:min-width="0.828cm" fo:padding-top="0cm" fo:padding-bottom="0cm" fo:padding-left="0cm" fo:padding-right="0cm"/>
    </style:style>
    <style:style style:name="gr68" style:family="graphic" style:parent-style-name="standard">
      <style:graphic-properties draw:stroke="none" draw:fill="none" draw:textarea-horizontal-align="left" draw:textarea-vertical-align="top" draw:auto-grow-height="true" draw:auto-grow-width="true" fo:min-height="0.407cm" fo:min-width="2.284cm" fo:padding-top="0cm" fo:padding-bottom="0cm" fo:padding-left="0cm" fo:padding-right="0cm"/>
    </style:style>
    <style:style style:name="gr69" style:family="graphic" style:parent-style-name="standard">
      <style:graphic-properties draw:stroke="solid" svg:stroke-width="0.044cm" svg:stroke-color="#000000" draw:stroke-linejoin="round" svg:stroke-linecap="butt" draw:fill="solid" draw:fill-color="#ffffff" fo:padding-top="0.022cm" fo:padding-bottom="0.022cm" fo:padding-left="0.022cm" fo:padding-right="0.022cm"/>
    </style:style>
    <style:style style:name="gr70" style:family="graphic" style:parent-style-name="standard">
      <style:graphic-properties draw:stroke="none" draw:fill="solid" draw:fill-color="#00b0f0"/>
    </style:style>
    <style:style style:name="gr71" style:family="graphic" style:parent-style-name="standard">
      <style:graphic-properties draw:stroke="none" draw:fill="none" draw:textarea-horizontal-align="left" draw:textarea-vertical-align="top" draw:auto-grow-height="true" draw:auto-grow-width="true" fo:min-height="0.407cm" fo:min-width="2.038cm" fo:padding-top="0cm" fo:padding-bottom="0cm" fo:padding-left="0cm" fo:padding-right="0cm"/>
    </style:style>
    <style:style style:name="gr72" style:family="graphic" style:parent-style-name="standard">
      <style:graphic-properties draw:stroke="none" draw:fill="none" draw:textarea-horizontal-align="left" draw:textarea-vertical-align="top" draw:auto-grow-height="true" draw:auto-grow-width="true" fo:min-height="0.407cm" fo:min-width="0.925cm" fo:padding-top="0cm" fo:padding-bottom="0cm" fo:padding-left="0cm" fo:padding-right="0cm"/>
    </style:style>
    <style:style style:name="gr73" style:family="graphic" style:parent-style-name="standard">
      <style:graphic-properties draw:stroke="none" draw:fill="none" draw:textarea-horizontal-align="left" draw:textarea-vertical-align="top" draw:auto-grow-height="true" draw:auto-grow-width="true" fo:min-height="0.407cm" fo:min-width="1.564cm" fo:padding-top="0cm" fo:padding-bottom="0cm" fo:padding-left="0cm" fo:padding-right="0cm"/>
    </style:style>
    <style:style style:name="gr74" style:family="graphic" style:parent-style-name="standard">
      <style:graphic-properties draw:stroke="none" draw:fill="none" draw:textarea-horizontal-align="left" draw:textarea-vertical-align="top" draw:auto-grow-height="true" draw:auto-grow-width="true" fo:min-height="0.407cm" fo:min-width="1.822cm" fo:padding-top="0cm" fo:padding-bottom="0cm" fo:padding-left="0cm" fo:padding-right="0cm"/>
    </style:style>
    <style:style style:name="gr75" style:family="graphic" style:parent-style-name="standard">
      <style:graphic-properties draw:stroke="solid" svg:stroke-width="0.017cm" svg:stroke-color="#000000" draw:stroke-linejoin="round" svg:stroke-linecap="butt" draw:fill="none" fo:padding-top="0.008cm" fo:padding-bottom="0.008cm" fo:padding-left="0.008cm" fo:padding-right="0.008cm"/>
    </style:style>
    <style:style style:name="P1" style:family="paragraph">
      <style:paragraph-properties fo:text-align="start" style:writing-mode="lr-tb"/>
    </style:style>
    <style:style style:name="P2" style:family="paragraph">
      <loext:graphic-properties draw:fill="none"/>
      <style:text-properties fo:font-size="10pt" style:font-size-asian="10pt" style:font-size-complex="10pt"/>
    </style:style>
    <style:style style:name="P3" style:family="paragraph">
      <loext:graphic-properties draw:fill="none"/>
      <style:text-properties fo:font-size="18pt" style:font-size-asian="18pt" style:font-size-complex="18pt"/>
    </style:style>
    <style:style style:name="P4" style:family="paragraph">
      <loext:graphic-properties draw:fill="solid" draw:fill-color="#615e5d"/>
    </style:style>
    <style:style style:name="P5" style:family="paragraph">
      <loext:graphic-properties draw:fill="solid" draw:fill-color="#cc2926"/>
    </style:style>
    <style:style style:name="P6" style:family="paragraph">
      <loext:graphic-properties draw:fill="solid" draw:fill-color="#ffffff"/>
    </style:style>
    <style:style style:name="P7" style:family="paragraph">
      <loext:graphic-properties draw:fill="none"/>
      <style:text-properties fo:font-size="14.1000003814697pt" style:font-size-asian="14.1000003814697pt" style:font-size-complex="14.1000003814697pt"/>
    </style:style>
    <style:style style:name="P8" style:family="paragraph">
      <loext:graphic-properties draw:fill="solid" draw:fill-color="#000000"/>
    </style:style>
    <style:style style:name="P9" style:family="paragraph">
      <loext:graphic-properties draw:fill="solid" draw:fill-color="#d3d3d3"/>
    </style:style>
    <style:style style:name="P10" style:family="paragraph">
      <loext:graphic-properties draw:fill="none"/>
      <style:text-properties fo:font-size="16pt" style:font-size-asian="16pt" style:font-size-complex="16pt"/>
    </style:style>
    <style:style style:name="P11" style:family="paragraph">
      <loext:graphic-properties draw:fill="none"/>
      <style:text-properties fo:font-size="9pt" style:font-size-asian="9pt" style:font-size-complex="9pt"/>
    </style:style>
    <style:style style:name="P12" style:family="paragraph">
      <loext:graphic-properties draw:fill="none"/>
      <style:text-properties fo:font-size="8.10000038146973pt" style:font-size-asian="8.10000038146973pt" style:font-size-complex="8.10000038146973pt"/>
    </style:style>
    <style:style style:name="P13" style:family="paragraph">
      <loext:graphic-properties draw:fill="none"/>
      <style:text-properties fo:font-size="4pt" style:font-size-asian="4pt" style:font-size-complex="4pt"/>
    </style:style>
    <style:style style:name="P14" style:family="paragraph">
      <loext:graphic-properties draw:fill="none"/>
      <style:text-properties fo:font-size="11.1000003814697pt" style:font-size-asian="11.1000003814697pt" style:font-size-complex="11.1000003814697pt"/>
    </style:style>
    <style:style style:name="P15" style:family="paragraph">
      <loext:graphic-properties draw:fill="solid" draw:fill-color="#acacac"/>
    </style:style>
    <style:style style:name="P16" style:family="paragraph">
      <loext:graphic-properties draw:fill="solid" draw:fill-color="#d9d9d9"/>
    </style:style>
    <style:style style:name="P17" style:family="paragraph">
      <loext:graphic-properties draw:fill="solid" draw:fill-color="#ffff00"/>
    </style:style>
    <style:style style:name="P18" style:family="paragraph">
      <loext:graphic-properties draw:fill="solid" draw:fill-color="#ff0000"/>
    </style:style>
    <style:style style:name="P19" style:family="paragraph">
      <loext:graphic-properties draw:fill="solid" draw:fill-color="#00b0f0"/>
    </style:style>
    <style:style style:name="P20" style:family="paragraph">
      <loext:graphic-properties draw:fill="none"/>
    </style:style>
    <style:style style:name="T1" style:family="text">
      <style:text-properties fo:color="#000000" style:font-name="Arial1" fo:font-size="10pt" style:font-size-asian="10pt" style:font-name-complex="Arial1" style:font-size-complex="10pt"/>
    </style:style>
    <style:style style:name="T2" style:family="text">
      <style:text-properties fo:color="#000000" style:font-name="Arial1" fo:font-size="18pt" style:font-size-asian="18pt" style:font-name-complex="Arial1" style:font-size-complex="18pt"/>
    </style:style>
    <style:style style:name="T3" style:family="text">
      <style:text-properties fo:color="#000000" style:font-name="Arial1" fo:font-size="10pt" fo:font-style="italic" style:font-size-asian="10pt" style:font-name-complex="Arial1" style:font-size-complex="10pt" style:font-style-complex="italic"/>
    </style:style>
    <style:style style:name="T4" style:family="text">
      <style:text-properties fo:color="#000000" style:font-name="Arial1" fo:font-size="14.1000003814697pt" style:font-size-asian="14.1000003814697pt" style:font-name-complex="Arial1" style:font-size-complex="14.1000003814697pt"/>
    </style:style>
    <style:style style:name="T5" style:family="text">
      <style:text-properties fo:color="#000000" style:font-name="Arial1" fo:font-size="14.1000003814697pt" fo:font-weight="bold" style:font-size-asian="14.1000003814697pt" style:font-name-complex="Arial1" style:font-size-complex="14.1000003814697pt" style:font-weight-complex="bold"/>
    </style:style>
    <style:style style:name="T6" style:family="text">
      <style:text-properties fo:color="#000000" style:font-name="Arial1" fo:font-size="16pt" style:font-size-asian="16pt" style:font-name-complex="Arial1" style:font-size-complex="16pt"/>
    </style:style>
    <style:style style:name="T7" style:family="text">
      <style:text-properties fo:color="#000000" style:font-name="Arial1" fo:font-size="18pt" fo:font-weight="bold" style:font-size-asian="18pt" style:font-name-complex="Arial1" style:font-size-complex="18pt" style:font-weight-complex="bold"/>
    </style:style>
    <style:style style:name="T8" style:family="text">
      <style:text-properties fo:color="#000000" style:font-name="Arial1" fo:font-size="9pt" style:font-size-asian="9pt" style:font-name-complex="Arial1" style:font-size-complex="9pt"/>
    </style:style>
    <style:style style:name="T9" style:family="text">
      <style:text-properties fo:color="#000000" style:font-name="Arial1" fo:font-size="8.10000038146973pt" style:font-size-asian="8.10000038146973pt" style:font-name-complex="Arial1" style:font-size-complex="8.10000038146973pt"/>
    </style:style>
    <style:style style:name="T10" style:family="text">
      <style:text-properties fo:color="#000000" style:font-name="Arial1" fo:font-size="4pt" style:font-size-asian="4pt" style:font-name-complex="Arial1" style:font-size-complex="4pt"/>
    </style:style>
    <style:style style:name="T11" style:family="text">
      <style:text-properties fo:color="#000000" style:font-name="Arial1" fo:font-size="11.1000003814697pt" fo:font-weight="bold" style:font-size-asian="11.1000003814697pt" style:font-name-complex="Arial1" style:font-size-complex="11.1000003814697pt" style:font-weight-complex="bold"/>
    </style:style>
    <style:style style:name="T12" style:family="text">
      <style:text-properties fo:color="#000000" style:font-name="Arial1" fo:font-size="11.1000003814697pt" style:font-size-asian="11.1000003814697pt" style:font-name-complex="Arial1" style:font-size-complex="11.1000003814697pt"/>
    </style:style>
    <style:style style:name="T13" style:family="text">
      <style:text-properties fo:color="#000000" style:font-name="Symbol1" fo:font-size="14.1000003814697pt" style:font-size-asian="14.1000003814697pt" style:font-name-complex="Symbol1" style:font-size-complex="14.1000003814697pt"/>
    </style:style>
    <style:style style:name="T14" style:family="text">
      <style:text-properties fo:color="#000000" style:font-name="Arial1" fo:font-size="4pt" fo:font-weight="bold" style:font-size-asian="4pt" style:font-name-complex="Arial1" style:font-size-complex="4pt" style:font-weight-complex="bold"/>
    </style:style>
    <style:style style:name="T15" style:family="text">
      <style:text-properties fo:color="#000000" style:font-name="Arial1" fo:font-size="10pt" fo:font-weight="bold" style:font-size-asian="10pt" style:font-name-complex="Arial1" style:font-size-complex="1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frame draw:style-name="gr1" draw:text-style-name="P2" draw:layer="layout" svg:width="1.657cm" svg:height="0.395cm" svg:x="2.503cm" svg:y="1.519cm">
          <draw:text-box>
            <text:p text:style-name="P1"><text:span text:style-name="T1"><text:s text:c="17"/></text:span></text:p>
          </draw:text-box>
        </draw:frame>
        <draw:frame draw:style-name="gr2" draw:text-style-name="P3" draw:layer="layout" svg:width="4.54cm" svg:height="0.713cm" svg:x="4.166cm" svg:y="1.263cm">
          <draw:text-box>
            <text:p text:style-name="P1"><text:span text:style-name="T2">Kalenderwoche </text:span></text:p>
          </draw:text-box>
        </draw:frame>
        <draw:frame draw:style-name="gr3" draw:text-style-name="P2" draw:layer="layout" svg:width="0.35cm" svg:height="0.395cm" svg:x="2.503cm" svg:y="28.054cm">
          <draw:text-box>
            <text:p text:style-name="P1"><text:span text:style-name="T1"><text:s/></text:span></text:p>
          </draw:text-box>
        </draw:frame>
        <draw:frame draw:style-name="gr3" draw:text-style-name="P2" draw:layer="layout" svg:width="0.35cm" svg:height="0.395cm" svg:x="10.505cm" svg:y="28.054cm">
          <draw:text-box>
            <text:p text:style-name="P1"><text:span text:style-name="T1"><text:s/></text:span></text:p>
          </draw:text-box>
        </draw:frame>
        <draw:path draw:style-name="gr4" draw:text-style-name="P4" draw:layer="layout" svg:width="1.29cm" svg:height="0.188cm" svg:x="15.306cm" svg:y="2.38cm" svg:viewBox="0 0 1291 189" svg:d="M0 186l4 1 6 1h5l6 1 7-1h7l5-2 6-1 5-3 4-2 3-3 4-4 2-3 3-4 1-4 2-6 1-4 1-5v-4-5-135h-26v127 7l-1 7-1 3-1 3-1 3-2 2-2 2-2 4-2 1-3 1-3 2h-3l-4 1h-4-5l-4-1h-4l-4-2zM135 94v-7l1-7 1-7 2-6 2-6 2-6 4-5 3-6 4-5 4-4 5-3 6-4 5-2 7-2 7-1 7-1 7 1 7 1 6 2 6 2 6 4 5 3 4 4 4 5 4 6 3 5 2 6 2 6 2 6 1 7 1 7v7 6l-1 7-1 7-2 6-2 6-2 6-3 6-3 5-4 5-5 4-4 3-6 5-3 1-3 2h-3l-3 1-4 1h-4l-3 1h-4-4l-4-1h-3l-3-1-4-1h-3l-3-2-3-1-6-5-5-3-4-4-4-5-3-5-3-6-3-6-2-6-1-6-1-7-1-7zM107 94l1 10 1 10 1 4 1 5 1 5 1 4 2 4 2 4 1 4 2 4 3 3 2 4 3 4 2 4 3 2 3 4 4 2 3 2 4 3 3 2 4 2 4 2 4 2 4 1 5 1 4 1 5 1h5l5 1h5 5l5-1h5l5-1 4-1 5-1 4-1 4-2 4-2 4-2 4-2 3-3 4-2 3-2 3-4 3-2 2-4 3-4 2-4 3-3 2-4 2-4 1-4 2-4 2-9 2-9 1-10 1-10-1-10-1-10-2-9-2-9-2-4-2-4-1-4-2-4-3-3-2-4-3-3-2-4-3-2-4-4-3-2-3-3-4-2-3-2-4-2-4-2-4-2-4-1-5-1-4-2h-5l-5-1h-5-5-5-5l-5 1h-5l-4 2-5 1-4 1-4 2-4 2-4 2-3 2-4 2-3 3-4 2-3 4-3 2-2 4-3 3-2 4-2 3-2 4-2 4-2 4-2 4-2 9-2 9-1 10zM318 186h27v-84h87v84h26v-183h-26v76h-87v-76h-27zM470 186h27l19-47h89l19 47h28l-77-183h-27zM597 117h-73l36-90zM667 186h27v-151l83 151h34v-183h-27v146h-1l-80-146h-36zM857 186h26v-151l83 151h33v-183h-26v146l-81-146h-35zM1052 186h102v-23h-76v-61h70v-23h-70v-53h76v-23h-102zM1282 6l-4-1-5-2-6-1-4-1-10-1h-9-7l-6 1h-5l-6 2-5 2-5 2-4 2-4 3-4 4-3 3-3 5-3 4-1 5-2 5-1 5v6 5l1 5 1 4 1 4 2 4 2 4 2 3 3 3 3 2 3 3 3 2 3 2 8 4 7 4 7 4 7 3 7 4 6 4 3 2 2 2 2 2 2 3 1 3 1 3 1 4v3 4l-1 4-1 3-1 3-2 2-2 3-3 2-2 3-3 2-3 1-3 1-3 1-6 1-6 1h-5l-5-1-5-1-5-1-10-3-7-4-3 25 9 3 9 2 5 2h5l5 1h4l7-1h6l7-1 6-1 6-2 5-2 6-2 4-4 4-3 5-4 3-4 3-6 2-6 1-6 1-7 1-6-1-6v-5l-1-5-2-4-1-4-2-3-3-4-2-3-3-3-3-3-4-2-3-3-7-4-7-4-8-4-7-3-6-3-6-4-3-2-2-2-2-3-2-2-2-2v-3l-1-3v-3-4-3l1-3 2-2 1-2 2-2 2-2 2-1 2-2 3-1 3-1h2l6-1 5-1 5 1h5l4 1h4l7 3 10 3z">
          <text:p/>
        </draw:path>
        <draw:path draw:style-name="gr4" draw:text-style-name="P4" draw:layer="layout" svg:width="0.793cm" svg:height="0.182cm" svg:x="18.828cm" svg:y="2.675cm" svg:viewBox="0 0 794 183" svg:d="M0 183h26v-159h1l60 159h26l60-159v159h27v-183h-43l-57 152-57-152h-43zM216 183h27l19-47h89l18 47h29l-77-183h-27zM343 114h-73l36-90zM415 183h26v-183h-26zM495 183h26v-151l84 151h34v-183h-27v147l-82-147h-35zM667 183h127v-23h-97l95-137v-23h-122v23h92l-95 136z">
          <text:p/>
        </draw:path>
        <draw:path draw:style-name="gr4" draw:text-style-name="P4" draw:layer="layout" svg:width="2.625cm" svg:height="0.386cm" svg:x="16.097cm" svg:y="2.604cm" svg:viewBox="0 0 2626 387" svg:d="M241 70h-44v177l-1 11v10l-1 10-2 10-2 10-3 8-2 4-2 3-2 4-2 3-2 3-3 4-2 3-3 2-3 3-3 2-4 2-3 2-4 2-4 1-4 1-5 2h-4l-5 1h-5l-5 1-6-1h-5l-5-1h-4l-5-2-4-1-4-1-4-2-3-2-4-2-3-2-3-3-3-2-2-3-3-4-2-3-2-3-2-4-2-3-2-4-3-8-2-10-2-10-1-10-1-10v-11-177h-44v183 8 7l1 8 1 7 1 9 1 6 2 7 2 6 2 6 2 6 3 6 3 5 3 5 3 5 3 5 4 4 4 4 5 4 4 4 5 3 4 3 5 3 6 2 5 3 6 2 6 2 6 1 6 1 7 1 6 1h7 8 7 6l7-1 7-1 6-1 6-1 6-2 6-2 5-3 6-2 4-3 5-3 5-3 5-4 4-4 4-4 3-4 4-5 3-5 3-5 3-5 3-6 2-6 2-6 2-6 2-7 1-6 1-9 1-7 1-8v-7-8zM325 382h45v-256h1l140 256h58v-312h-45v251h-1l-137-251h-61zM656 382h45v-312h-45zM1032 70h-47l-99 273h-1l-96-273h-50l118 312h55zM1072 382h175v-39h-130v-103h118v-40h-118v-91h130v-39h-175zM1329 382h44v-139h27 9l7 1h4l3 1 4 1 3 1 3 1 3 3 3 2 3 3 2 3 3 4 3 5 2 6 48 108h51l-59-125-3-6-4-6-3-5-4-3-3-3-4-3-4-3-5-2v-1l6-1 7-2 6-2 6-3 6-3 5-4 5-4 5-4 4-5 3-5 3-5 3-6 2-7 2-6 1-6v-7-7l-1-7v-6l-2-5-1-6-2-5-2-5-2-4-3-4-3-4-3-4-3-3-4-3-3-2-4-3-4-2-5-3-4-1-5-2-5-2-10-2-10-2-11-1-11-1h-12l-11-1h-76zM1373 109h43l8 1h7l6 1 6 2 6 2 5 2 5 2 4 3 4 3 3 3 2 4 3 4 1 5 2 4v5l1 6-1 5v5l-2 5-2 5-2 4-3 4-4 3-4 4-5 3-5 2-5 3-7 1-6 2-7 1-7 1h-8-38zM1765 76l-8-3-8-2-9-2-8-1-9-1-8-1-9-1h-8-10l-10 2-10 1-9 3-8 2-9 4-4 2-3 2-4 3-4 3-3 3-3 2-3 3-3 3-2 4-3 4-2 3-2 4-2 4-1 5-2 4v4l-1 5-1 5v5 5 8l1 8 2 8 2 7 3 6 4 6 4 6 4 5 5 4 5 5 6 4 6 3 12 7 12 6 13 6 12 6 6 3 5 3 5 4 6 3 4 3 4 5 3 4 4 4 2 5 2 5 1 8v6 3 3 3l-1 3-2 6-3 5-3 5-3 4-4 4-5 3-4 3-5 2-5 2-6 2-4 1-6 1h-5l-5 1-8-1-9-1-9-2-9-2-8-2-8-3-7-2-6-3-5 42 8 2 8 2 7 3 9 2 8 1 8 2h8 8 12l11-1 11-1 10-2 5-2 5-2 5-1 4-2 5-2 4-3 4-2 4-3 4-3 4-3 3-3 3-4 3-3 3-4 2-4 3-5 2-4 1-5 2-5 1-5 1-5 1-6 1-6v-6l-1-11-1-8-2-8-2-7-3-7-4-7-4-6-4-5-5-5-5-5-6-4-6-4-5-4-7-4-6-3-6-3-13-6-12-6-6-3-5-3-5-3-5-3-5-4-4-3-3-4-3-4-3-4-2-5-1-5v-5-6l1-6 2-4 2-4 2-4 4-4 3-3 4-2 4-2 4-2 4-2 5-1 5-1h5l4-1h5l8 1h8l7 1 6 1 7 2 7 2 8 3 8 3zM1849 382h45v-312h-45zM2031 382h44v-273h97v-39h-238v39h97zM2222 44h43v-44h-43zM2296 44h42v-44h-42zM2124 382h47l32-78h153l31 78h49l-132-312h-47zM2341 266h-124l62-154zM2485 382h44v-273h97v-39h-238v39h97z">
          <text:p/>
        </draw:path>
        <draw:path draw:style-name="gr4" draw:text-style-name="P4" draw:layer="layout" svg:width="2.547cm" svg:height="0.322cm" svg:x="16.708cm" svg:y="2.247cm" svg:viewBox="0 0 2548 323" svg:d="M256 16l-9-3-10-3-9-3-10-2-11-2-13-2h-13l-16-1-9 1h-9l-8 1-9 1-8 2-8 2-7 2-8 3-7 3-8 3-7 4-6 4-7 4-6 4-6 5-5 5-6 5-4 6-5 6-5 6-4 7-4 6-4 7-2 7-3 8-3 7-2 8-2 8-1 9-1 8-1 9v9 10l1 9 1 9 1 8 2 9 2 7 2 8 3 8 3 7 3 7 4 7 4 6 4 7 5 6 5 5 5 6 6 5 6 5 6 5 6 4 7 4 7 3 7 3 7 3 8 3 8 2 8 2 8 2 8 1 9 1 9 1h10 17l15-2 14-1 13-2 11-2 9-2 8-3 7-2v-162h-110v37h66v94l-8 2-10 2-6 1h-7-9-10-6-6l-6-1-6-1-6-1-5-1-6-2-5-2-5-3-5-2-5-3-5-3-5-3-4-3-4-4-4-4-4-4-4-4-3-5-4-5-3-4-2-5-3-6-2-5-2-6-2-6-2-6-1-6-1-6-1-7-1-6v-7-7l1-7 1-6v-6l2-6 1-6 2-6 2-5 2-6 3-5 2-5 4-5 2-5 4-4 4-4 3-5 4-4 4-4 5-3 5-3 5-3 4-3 6-3 5-2 6-2 5-2 6-2 6-1 7-1 6-1h6l7-1 14 1 13 1 12 2 11 2 5 1 4 2 5 1 5 2 8 5 8 5zM580 6h-44v177 11l-1 11-1 9-2 10-2 9-3 8-2 4-2 4-2 3-2 3-2 4-3 3-2 3-3 3-3 2-3 2-4 2-3 2-4 2-4 1-4 2-5 1-4 1h-5-5-6-5-5-5l-4-1-5-1-4-2-4-1-4-2-3-2-4-2-3-2-3-2-3-3-2-3-3-3-2-4-2-3-2-3-2-4-2-4-3-8-2-9-2-10-1-9v-11l-1-11v-177h-44v183 8 8l1 7 1 7 1 8 1 7 2 6 2 7 2 6 2 6 3 5 3 6 3 4 3 5 4 5 3 5 4 4 4 3 5 4 5 4 5 2 4 3 6 3 5 2 6 2 6 2 6 1 6 2 7 1h7l6 1h7 8l7-1h6l7-1 6-2 6-1 6-2 6-2 5-2 6-3 5-3 4-2 5-4 4-4 5-3 4-4 4-5 3-5 3-5 3-4 3-6 3-5 2-6 2-6 2-7 2-6 1-7 1-8 1-7 1-7v-8-8zM709 317h44v-272h97v-39h-238v39h97zM888 317h174v-39h-129v-102h118v-40h-118v-91h129v-39h-174zM1147 317h45v-256l141 256h58v-311h-45v251h-1l-138-251h-60zM1493 317h83 12 11l12-1 11-2 10-2 10-3 5-2 4-2 4-2 4-2 4-2 4-3 4-3 3-3 3-3 3-4 3-3 2-4 2-4 3-5 1-5 2-4v-6l1-5v-6l1-7-1-7-1-8-1-7-2-7-4-7-3-5-4-6-4-5-6-4-5-5-6-3-6-3-7-2-7-3-7-2-8-1v-1l7-2 7-2 6-3 6-3 6-3 5-3 5-4 4-5 5-4 3-6 3-5 2-6 3-6 1-7v-7l1-8v-5l-1-5v-5l-1-5-1-4-2-4-1-5-2-4-2-3-2-3-3-4-3-3-2-3-4-3-3-2-4-3-3-2-4-2-4-2-4-1-9-4-10-2-10-2-11-1-11-1h-12-85zM1538 176h29 7 7l7 1 8 1 7 1 6 2 7 2 6 2 6 3 4 4 3 2 2 2 2 3 1 3 2 3 2 3 1 3v4l2 3v4l1 4v4 4l-1 4v4l-1 3-1 3-1 3-1 2-1 3-2 3-2 2-2 2-2 2-5 3-4 4-6 2-6 2-6 2-7 1-7 1-7 1h-7-7-34zM1538 42h47 5l4 1h6l5 1 5 1 5 2 4 2 4 2 5 3 3 4 3 3 3 5 2 4 2 6 1 6v6 5 4 3l-1 4-1 3-1 3-2 3-1 3-2 2-1 2-2 3-2 1-5 4-6 3-5 2-6 2-7 1-7 1-7 1h-8-7-8-25zM1782 317h174v-39h-129v-102h117v-40h-117v-91h129v-39h-174zM2034 317h45v-138h26 9l8 1h3l3 1 4 1 3 1 3 2 3 2 3 2 3 3 2 4 3 4 3 5 3 5 47 107h51l-59-123-4-7-3-6-3-4-3-4-4-3-4-3-4-2-5-3 6-3 7-2 6-2 6-3 6-3 5-4 5-3 5-5 4-5 3-5 3-5 3-6 2-6 2-6 1-7v-7-7l-1-6v-7l-2-5-1-5-2-6-2-4-2-5-3-4-3-4-3-3-3-4-4-2-3-3-4-3-5-2-3-2-5-2-5-2-4-1-10-3-11-2-11-1-11-1h-11-12-76zM2079 45h43 7 7l6 2 6 1 6 2 5 2 5 2 4 3 4 3 3 4 2 4 3 4 2 4 1 5 1 4v6 5l-1 5-2 5-2 5-2 4-3 4-4 4-4 3-5 3-5 3-5 2-6 2-6 1-7 1-8 1h-7-38zM2546 16l-10-3-9-3-10-3-10-2-11-2-12-2h-14l-16-1-9 1h-8l-9 1-8 1-8 2-8 2-8 2-8 3-8 3-7 3-7 4-7 4-6 4-6 4-6 5-6 5-5 5-5 6-5 6-5 6-4 7-3 6-4 7-3 7-3 8-2 7-2 8-2 8-2 9v8l-1 9v9 10 9l1 9 2 8 1 9 2 7 3 8 3 8 2 7 4 7 4 7 4 6 4 7 4 6 5 5 6 6 5 5 6 5 6 5 7 4 6 4 7 3 7 3 7 3 8 3 9 2 8 2 8 2 9 1 9 1 9 1h9 17l15-2 15-1 12-2 11-2 10-2 8-3 6-2v-162h-109v37h65v94l-8 2-10 2-6 1h-7-8-11-6-6l-6-1-5-1-6-1-5-1-6-2-6-2-4-3-6-2-6-3-4-3-5-3-4-3-5-4-4-4-4-4-3-4-4-5-3-5-3-4-3-5-3-6-2-5-2-6-2-6-2-6-1-6v-6l-2-7v-6-7-7-7l1-6 1-6 1-6 2-6 1-6 3-5 2-6 2-5 3-5 3-5 3-5 3-4 4-4 4-5 4-4 4-4 5-3 4-3 5-3 6-3 5-3 6-2 5-2 5-2 6-2 7-1 6-1 6-1h7l6-1 15 1 13 1 12 2 10 2 5 1 5 2 5 1 4 2 9 5 8 5z">
          <text:p/>
        </draw:path>
        <draw:polygon draw:style-name="gr5" draw:text-style-name="P5" draw:layer="layout" svg:width="1.247cm" svg:height="1.245cm" svg:x="17.171cm" svg:y="0.76cm" svg:viewBox="0 0 1248 1246" draw:points="0,1246 1248,1246 1248,0 0,0">
          <text:p/>
        </draw:polygon>
        <draw:path draw:style-name="gr6" draw:text-style-name="P6" draw:layer="layout" svg:width="0.553cm" svg:height="0.435cm" svg:x="17.28cm" svg:y="1.215cm" svg:viewBox="0 0 554 436" svg:d="M92 317v17l-1 17v9l-1 8-1 8-1 8-1 7-2 6-2 7-3 4-1 2-2 2-1 2-2 1-2 1-2 1-1 1h-3-2l-2-1h-2l-2-1-1-1-2-1-1-1-1-1-2-4-2-3-2-4-1-4-1-3-2-3-2-4-2-3-2-1-1-1-2-2h-2l-2-1-2-1h-3-2-2-3l-2 1-2 1-2 1-2 1-2 1-2 1-2 2-1 2-1 2-1 2-1 2v3 2 2l1 5 1 4 2 4 2 3 3 3 3 3 3 3 4 2 3 2 4 1 4 2 4 1 4 1h5 4l4 1 6-1h5l6-1 4-1 5-2 5-2 4-2 4-2 4-3 4-3 3-3 3-3 4-4 2-3 3-5 2-4 3-4 2-4 2-5 2-4 3-10 3-10 1-10 2-10v-10l1-10v-274-4-3l1-3 1-3 2-2 1-2 3-1 2-2 2-1 3-1 3-1h2l7-1h6l13-2 2-3v-8l-3-3h-7l-8 1h-9-9l-10 1h-9l-9 1h-9l-20-1-16-1h-12l-10-1h-2l-2 1-2 1v1l-1 1v2 7l2 3h7 6 5l5 1 5 1 3 1 4 1 2 2 3 2 2 2 1 3 1 3 1 3 1 4v4 5zM517 230v-4-4l1-3v-3l1-3 1-2 1-2 2-1 1-1 2-1 3-1 2-1h6 8 6v-1h1l1-2v-1-3l1-4v-2l-1-2v-1h-1l-1-1h-133l-1 1h-1l-1 1-1 2v3l-1 4 1 3v3l1 1h1 35l3 1h3 4l3 1 2 1 3 1 3 1 2 2 2 2 1 2 1 2 2 3 1 3v3l1 4v4 32 5l-2 5-1 5-2 5-3 4-4 4-4 4-5 4-5 4-6 3-7 3-7 2-9 2-8 2h-9l-10 1-7-1h-6l-7-1-6-1-7-2-6-3-6-2-6-4-6-3-6-3-5-4-5-4-6-4-5-5-4-5-5-5-4-5-5-5-4-6-3-6-4-6-3-7-3-6-3-7-2-7-2-6-2-8-1-7-2-7v-7l-1-8v-7-11l1-9 1-10 1-8 3-9 2-8 3-8 3-7 3-7 4-7 4-6 4-6 5-6 5-5 5-5 5-5 6-4 5-4 5-4 6-3 6-3 6-3 6-2 5-2 6-2 6-2 6-1 5-1 6-1 6-1h5l5-1 11 1 10 1 10 2 8 3 9 3 7 3 7 5 6 4 5 6 5 5 4 6 4 6 3 6 2 7 2 6 2 6v1l2 1h1 2 3l3-1 1-1h2l1-1v-1-17l-1-19-2-16v-8l-11-5-11-5-12-4-12-4-6-2-7-1-7-1-7-1-7-1-7-1h-8-8-11l-12 1-7 1-7 1-8 2-7 2-9 2-7 2-9 2-8 3-8 4-8 4-8 4-8 4-8 5-8 6-7 6-7 6-7 7-6 7-6 8-6 9-5 9-4 9-4 11-4 11-2 11-2 12-1 13-1 14v7l1 6 1 7 1 7 2 7 1 6 3 8 2 7 4 6 3 7 3 7 5 6 4 7 5 6 5 6 6 6 6 6 6 6 7 5 8 5 7 6 8 4 8 5 9 3 9 3 10 4 10 2 11 3 11 1 11 1 12 1 12 1 9-1 12-1 13-2 15-2 8-2 8-2 8-3 8-2 7-3 8-3 7-4 7-4z">
          <text:p/>
        </draw:path>
        <draw:polygon draw:style-name="gr6" draw:text-style-name="P6" draw:layer="layout" svg:width="0.254cm" svg:height="0.332cm" svg:x="18.034cm" svg:y="1.221cm" svg:viewBox="0 0 255 333" draw:points="255,0 209,0 209,185 208,197 207,208 206,218 204,228 202,238 199,246 198,250 195,254 193,258 191,261 188,265 186,268 183,271 180,275 177,277 174,280 170,282 166,284 162,286 158,288 154,289 149,290 144,291 139,291 134,292 128,292 123,292 117,291 112,291 107,290 103,289 99,288 94,286 90,284 87,282 83,280 80,277 76,275 74,271 71,268 68,265 66,261 63,258 61,254 60,250 58,246 54,238 51,228 49,218 48,208 48,197 48,185 48,0 0,0 0,191 0,200 1,208 2,216 3,223 4,231 5,238 7,245 9,252 11,258 14,265 16,270 19,277 23,282 26,288 30,292 34,297 38,301 42,305 47,309 52,313 58,316 63,319 69,321 74,324 80,326 87,328 93,330 100,331 107,332 114,332 121,333 128,333 136,333 143,332 150,332 157,331 163,330 170,328 176,326 182,324 188,321 193,319 199,316 204,313 209,309 213,305 218,301 222,297 226,292 230,288 233,282 236,277 239,270 242,265 244,258 247,252 249,245 250,238 252,231 253,223 254,216 255,208 255,200 255,191">
          <text:p/>
        </draw:polygon>
        <draw:polygon draw:style-name="gr6" draw:text-style-name="P6" draw:layer="layout" svg:width="0.025cm" svg:height="0.772cm" svg:x="17.919cm" svg:y="0.991cm" svg:viewBox="0 0 26 773" draw:points="0,773 26,773 26,0 0,0">
          <text:p/>
        </draw:polygon>
        <draw:polygon draw:style-name="gr7" draw:text-style-name="P6" draw:layer="layout" svg:width="2.908cm" svg:height="1.208cm" svg:x="1.185cm" svg:y="1.012cm" svg:viewBox="0 0 2909 1209" draw:points="0,1209 2909,1209 2909,0 0,0">
          <text:p/>
        </draw:polygon>
        <draw:frame draw:style-name="gr8" draw:text-style-name="P2" draw:layer="layout" svg:width="2.474cm" svg:height="0.395cm" svg:x="16.116cm" svg:y="28.054cm">
          <draw:text-box>
            <text:p text:style-name="P1"><text:span text:style-name="T3">Stand: 04/2015 </text:span></text:p>
          </draw:text-box>
        </draw:frame>
        <draw:frame draw:style-name="gr3" draw:text-style-name="P2" draw:layer="layout" svg:width="0.35cm" svg:height="0.395cm" svg:x="1.448cm" svg:y="1.151cm">
          <draw:text-box>
            <text:p text:style-name="P1"><text:span text:style-name="T1"><text:s/></text:span></text:p>
          </draw:text-box>
        </draw:frame>
        <draw:frame draw:style-name="gr9" draw:text-style-name="P7" draw:layer="layout" svg:width="0.494cm" svg:height="0.556cm" svg:x="8.705cm" svg:y="2.512cm">
          <draw:text-box>
            <text:p text:style-name="P1"><text:span text:style-name="T4"><text:s/></text:span></text:p>
          </draw:text-box>
        </draw:frame>
        <draw:frame draw:style-name="gr9" draw:text-style-name="P7" draw:layer="layout" svg:width="0.494cm" svg:height="0.556cm" svg:x="9.095cm" svg:y="3.079cm">
          <draw:text-box>
            <text:p text:style-name="P1"><text:span text:style-name="T4"><text:s/></text:span></text:p>
          </draw:text-box>
        </draw:frame>
        <draw:polygon draw:style-name="gr10" draw:text-style-name="P8" draw:layer="layout" svg:width="16.775cm" svg:height="0.026cm" svg:x="2.612cm" svg:y="4.119cm" svg:viewBox="0 0 16776 27" draw:points="0,27 16776,27 16776,0 0,0">
          <text:p/>
        </draw:polygon>
        <draw:polygon draw:style-name="gr10" draw:text-style-name="P8" draw:layer="layout" svg:width="16.775cm" svg:height="0.025cm" svg:x="2.612cm" svg:y="4.179cm" svg:viewBox="0 0 16776 26" draw:points="0,26 16776,26 16776,0 0,0">
          <text:p/>
        </draw:polygon>
        <draw:frame draw:style-name="gr11" draw:text-style-name="P7" draw:layer="layout" svg:width="16.94cm" svg:height="0.568cm" svg:x="2.613cm" svg:y="3.646cm">
          <draw:text-box>
            <text:p text:style-name="P1"><text:span text:style-name="T5">Wöchentliche Arbeitszeiterfassung von wissenschaftlichen Hilfskräften </text:span></text:p>
          </draw:text-box>
        </draw:frame>
        <draw:frame draw:style-name="gr9" draw:text-style-name="P7" draw:layer="layout" svg:width="0.494cm" svg:height="0.556cm" svg:x="11cm" svg:y="4.213cm">
          <draw:text-box>
            <text:p text:style-name="P1"><text:span text:style-name="T4"><text:s/></text:span></text:p>
          </draw:text-box>
        </draw:frame>
        <draw:frame draw:style-name="gr12" draw:text-style-name="P2" draw:layer="layout" svg:width="16.559cm" svg:height="0.395cm" svg:x="2.503cm" svg:y="4.775cm">
          <draw:text-box>
            <text:p text:style-name="P1"><text:span text:style-name="T3">Die Aufzeichnungen sind mindestens wöchentlich zu führen, denn der Arbeitgeber „ist verpflichtet, Beginn, </text:span></text:p>
          </draw:text-box>
        </draw:frame>
        <draw:frame draw:style-name="gr13" draw:text-style-name="P2" draw:layer="layout" svg:width="16.542cm" svg:height="0.395cm" svg:x="2.503cm" svg:y="5.182cm">
          <draw:text-box>
            <text:p text:style-name="P1"><text:span text:style-name="T3">Ende und Dauer der täglichen Arbeitszeit dieser Arbeitnehmerinnen und Arbeitnehmer spätestens bis zum </text:span></text:p>
          </draw:text-box>
        </draw:frame>
        <draw:frame draw:style-name="gr14" draw:text-style-name="P2" draw:layer="layout" svg:width="15.695cm" svg:height="0.395cm" svg:x="2.503cm" svg:y="5.588cm">
          <draw:text-box>
            <text:p text:style-name="P1"><text:span text:style-name="T3">Ablauf des siebten auf den Tag der Arbeitsleitung folgenden Kalendertages aufzuzeichnen und diese </text:span></text:p>
          </draw:text-box>
        </draw:frame>
        <draw:frame draw:style-name="gr15" draw:text-style-name="P2" draw:layer="layout" svg:width="16.398cm" svg:height="0.395cm" svg:x="2.503cm" svg:y="5.995cm">
          <draw:text-box>
            <text:p text:style-name="P1"><text:span text:style-name="T3">Aufzeichnungen mindestens zwei Jahre beginnend ab dem für die Aufzeichnung maßgeblichen Zeitpunkt </text:span></text:p>
          </draw:text-box>
        </draw:frame>
        <draw:frame draw:style-name="gr16" draw:text-style-name="P2" draw:layer="layout" svg:width="6.754cm" svg:height="0.395cm" svg:x="2.503cm" svg:y="6.401cm">
          <draw:text-box>
            <text:p text:style-name="P1"><text:span text:style-name="T3">aufzubewahren“ (§ 17 Mindestlohngesetz). </text:span></text:p>
          </draw:text-box>
        </draw:frame>
        <draw:frame draw:style-name="gr3" draw:text-style-name="P2" draw:layer="layout" svg:width="0.35cm" svg:height="0.395cm" svg:x="2.503cm" svg:y="6.807cm">
          <draw:text-box>
            <text:p text:style-name="P1"><text:span text:style-name="T3"><text:s/></text:span></text:p>
          </draw:text-box>
        </draw:frame>
        <draw:frame draw:style-name="gr17" draw:text-style-name="P2" draw:layer="layout" svg:width="4.091cm" svg:height="0.395cm" svg:x="2.503cm" svg:y="7.214cm">
          <draw:text-box>
            <text:p text:style-name="P1"><text:span text:style-name="T1">____________________, </text:span></text:p>
          </draw:text-box>
        </draw:frame>
        <draw:frame draw:style-name="gr18" draw:text-style-name="P2" draw:layer="layout" svg:width="4.189cm" svg:height="0.395cm" svg:x="7.507cm" svg:y="7.214cm">
          <draw:text-box>
            <text:p text:style-name="P1"><text:span text:style-name="T1">_____________________ </text:span></text:p>
          </draw:text-box>
        </draw:frame>
        <draw:frame draw:style-name="gr3" draw:text-style-name="P2" draw:layer="layout" svg:width="0.35cm" svg:height="0.395cm" svg:x="12.508cm" svg:y="7.214cm">
          <draw:text-box>
            <text:p text:style-name="P1"><text:span text:style-name="T1"><text:s/></text:span></text:p>
          </draw:text-box>
        </draw:frame>
        <draw:frame draw:style-name="gr3" draw:text-style-name="P2" draw:layer="layout" svg:width="0.35cm" svg:height="0.395cm" svg:x="13.761cm" svg:y="7.214cm">
          <draw:text-box>
            <text:p text:style-name="P1"><text:span text:style-name="T1"><text:s/></text:span></text:p>
          </draw:text-box>
        </draw:frame>
        <draw:frame draw:style-name="gr19" draw:text-style-name="P2" draw:layer="layout" svg:width="4.384cm" svg:height="0.395cm" svg:x="15.01cm" svg:y="7.214cm">
          <draw:text-box>
            <text:p text:style-name="P1"><text:span text:style-name="T1">______________________ </text:span></text:p>
          </draw:text-box>
        </draw:frame>
        <draw:frame draw:style-name="gr20" draw:text-style-name="P2" draw:layer="layout" svg:width="1.378cm" svg:height="0.395cm" svg:x="2.503cm" svg:y="7.62cm">
          <draw:text-box>
            <text:p text:style-name="P1"><text:span text:style-name="T1">(Name) <text:s/></text:span></text:p>
          </draw:text-box>
        </draw:frame>
        <draw:frame draw:style-name="gr3" draw:text-style-name="P2" draw:layer="layout" svg:width="0.35cm" svg:height="0.395cm" svg:x="5.005cm" svg:y="7.62cm">
          <draw:text-box>
            <text:p text:style-name="P1"><text:span text:style-name="T1"><text:s/></text:span></text:p>
          </draw:text-box>
        </draw:frame>
        <draw:frame draw:style-name="gr3" draw:text-style-name="P2" draw:layer="layout" svg:width="0.35cm" svg:height="0.395cm" svg:x="6.253cm" svg:y="7.62cm">
          <draw:text-box>
            <text:p text:style-name="P1"><text:span text:style-name="T1"><text:s/></text:span></text:p>
          </draw:text-box>
        </draw:frame>
        <draw:frame draw:style-name="gr21" draw:text-style-name="P2" draw:layer="layout" svg:width="1.746cm" svg:height="0.395cm" svg:x="7.507cm" svg:y="7.62cm">
          <draw:text-box>
            <text:p text:style-name="P1"><text:span text:style-name="T1">(Vorname) </text:span></text:p>
          </draw:text-box>
        </draw:frame>
        <draw:frame draw:style-name="gr3" draw:text-style-name="P2" draw:layer="layout" svg:width="0.35cm" svg:height="0.395cm" svg:x="10.005cm" svg:y="7.62cm">
          <draw:text-box>
            <text:p text:style-name="P1"><text:span text:style-name="T1"><text:s/></text:span></text:p>
          </draw:text-box>
        </draw:frame>
        <draw:frame draw:style-name="gr3" draw:text-style-name="P2" draw:layer="layout" svg:width="0.35cm" svg:height="0.395cm" svg:x="11.258cm" svg:y="7.62cm">
          <draw:text-box>
            <text:p text:style-name="P1"><text:span text:style-name="T1"><text:s/></text:span></text:p>
          </draw:text-box>
        </draw:frame>
        <draw:frame draw:style-name="gr3" draw:text-style-name="P2" draw:layer="layout" svg:width="0.35cm" svg:height="0.395cm" svg:x="12.508cm" svg:y="7.62cm">
          <draw:text-box>
            <text:p text:style-name="P1"><text:span text:style-name="T1"><text:s/></text:span></text:p>
          </draw:text-box>
        </draw:frame>
        <draw:frame draw:style-name="gr3" draw:text-style-name="P2" draw:layer="layout" svg:width="0.35cm" svg:height="0.395cm" svg:x="13.761cm" svg:y="7.62cm">
          <draw:text-box>
            <text:p text:style-name="P1"><text:span text:style-name="T1"><text:s/></text:span></text:p>
          </draw:text-box>
        </draw:frame>
        <draw:frame draw:style-name="gr22" draw:text-style-name="P2" draw:layer="layout" svg:width="2.572cm" svg:height="0.395cm" svg:x="15.01cm" svg:y="7.62cm">
          <draw:text-box>
            <text:p text:style-name="P1"><text:span text:style-name="T1">(Geburtsdatum) </text:span></text:p>
          </draw:text-box>
        </draw:frame>
        <draw:frame draw:style-name="gr3" draw:text-style-name="P2" draw:layer="layout" svg:width="0.35cm" svg:height="0.395cm" svg:x="2.503cm" svg:y="8.027cm">
          <draw:text-box>
            <text:p text:style-name="P1"><text:span text:style-name="T1"><text:s/></text:span></text:p>
          </draw:text-box>
        </draw:frame>
        <draw:frame draw:style-name="gr23" draw:text-style-name="P2" draw:layer="layout" svg:width="9.057cm" svg:height="0.395cm" svg:x="2.503cm" svg:y="8.434cm">
          <draw:text-box>
            <text:p text:style-name="P1"><text:span text:style-name="T1">______________________________________________ </text:span></text:p>
          </draw:text-box>
        </draw:frame>
        <draw:frame draw:style-name="gr3" draw:text-style-name="P2" draw:layer="layout" svg:width="0.35cm" svg:height="0.395cm" svg:x="12.508cm" svg:y="8.434cm">
          <draw:text-box>
            <text:p text:style-name="P1"><text:span text:style-name="T1"><text:s/></text:span></text:p>
          </draw:text-box>
        </draw:frame>
        <draw:frame draw:style-name="gr3" draw:text-style-name="P2" draw:layer="layout" svg:width="0.35cm" svg:height="0.395cm" svg:x="13.761cm" svg:y="8.434cm">
          <draw:text-box>
            <text:p text:style-name="P1"><text:span text:style-name="T1"><text:s/></text:span></text:p>
          </draw:text-box>
        </draw:frame>
        <draw:frame draw:style-name="gr19" draw:text-style-name="P2" draw:layer="layout" svg:width="4.384cm" svg:height="0.395cm" svg:x="15.01cm" svg:y="8.434cm">
          <draw:text-box>
            <text:p text:style-name="P1"><text:span text:style-name="T1">______________________ </text:span></text:p>
          </draw:text-box>
        </draw:frame>
        <draw:frame draw:style-name="gr24" draw:text-style-name="P2" draw:layer="layout" svg:width="5.425cm" svg:height="0.395cm" svg:x="2.503cm" svg:y="8.84cm">
          <draw:text-box>
            <text:p text:style-name="P1"><text:span text:style-name="T1">(Fachbereich/ Institut/ Lehreinheit) </text:span></text:p>
          </draw:text-box>
        </draw:frame>
        <draw:frame draw:style-name="gr3" draw:text-style-name="P2" draw:layer="layout" svg:width="0.35cm" svg:height="0.395cm" svg:x="8.756cm" svg:y="8.84cm">
          <draw:text-box>
            <text:p text:style-name="P1"><text:span text:style-name="T1"><text:s/></text:span></text:p>
          </draw:text-box>
        </draw:frame>
        <draw:frame draw:style-name="gr3" draw:text-style-name="P2" draw:layer="layout" svg:width="0.35cm" svg:height="0.395cm" svg:x="10.005cm" svg:y="8.84cm">
          <draw:text-box>
            <text:p text:style-name="P1"><text:span text:style-name="T1"><text:s/></text:span></text:p>
          </draw:text-box>
        </draw:frame>
        <draw:frame draw:style-name="gr3" draw:text-style-name="P2" draw:layer="layout" svg:width="0.35cm" svg:height="0.395cm" svg:x="11.258cm" svg:y="8.84cm">
          <draw:text-box>
            <text:p text:style-name="P1"><text:span text:style-name="T1"><text:s/></text:span></text:p>
          </draw:text-box>
        </draw:frame>
        <draw:frame draw:style-name="gr3" draw:text-style-name="P2" draw:layer="layout" svg:width="0.35cm" svg:height="0.395cm" svg:x="12.508cm" svg:y="8.84cm">
          <draw:text-box>
            <text:p text:style-name="P1"><text:span text:style-name="T1"><text:s/></text:span></text:p>
          </draw:text-box>
        </draw:frame>
        <draw:frame draw:style-name="gr3" draw:text-style-name="P2" draw:layer="layout" svg:width="0.35cm" svg:height="0.395cm" svg:x="13.761cm" svg:y="8.84cm">
          <draw:text-box>
            <text:p text:style-name="P1"><text:span text:style-name="T1"><text:s/></text:span></text:p>
          </draw:text-box>
        </draw:frame>
        <draw:frame draw:style-name="gr25" draw:text-style-name="P2" draw:layer="layout" svg:width="3.884cm" svg:height="0.395cm" svg:x="15.01cm" svg:y="8.84cm">
          <draw:text-box>
            <text:p text:style-name="P1"><text:span text:style-name="T1">(Telefon- bzw. Handynr.) </text:span></text:p>
          </draw:text-box>
        </draw:frame>
        <draw:frame draw:style-name="gr3" draw:text-style-name="P2" draw:layer="layout" svg:width="0.35cm" svg:height="0.395cm" svg:x="2.503cm" svg:y="9.247cm">
          <draw:text-box>
            <text:p text:style-name="P1"><text:span text:style-name="T1"><text:s/></text:span></text:p>
          </draw:text-box>
        </draw:frame>
        <draw:polygon draw:style-name="gr26" draw:text-style-name="P9" draw:layer="layout" svg:width="17.512cm" svg:height="0.732cm" svg:x="2.502cm" svg:y="10.047cm" svg:viewBox="0 0 17513 733" draw:points="0,733 17513,733 17513,0 0,0">
          <text:p/>
        </draw:polygon>
        <draw:frame draw:style-name="gr3" draw:text-style-name="P2" draw:layer="layout" svg:width="0.35cm" svg:height="0.395cm" svg:x="2.503cm" svg:y="9.649cm">
          <draw:text-box>
            <text:p text:style-name="P1"><text:span text:style-name="T1"><text:s/></text:span></text:p>
          </draw:text-box>
        </draw:frame>
        <draw:frame draw:style-name="gr27" draw:text-style-name="P10" draw:layer="layout" svg:width="8.96cm" svg:height="0.632cm" svg:x="2.503cm" svg:y="10.122cm">
          <draw:text-box>
            <text:p text:style-name="P1"><text:span text:style-name="T6">Vereinbarte Wochenarbeitsstunden </text:span></text:p>
          </draw:text-box>
        </draw:frame>
        <draw:frame draw:style-name="gr28" draw:text-style-name="P3" draw:layer="layout" svg:width="0.883cm" svg:height="0.733cm" svg:x="11.509cm" svg:y="10.057cm">
          <draw:text-box>
            <text:p text:style-name="P1"><text:span text:style-name="T7">(A)</text:span></text:p>
          </draw:text-box>
        </draw:frame>
        <draw:frame draw:style-name="gr29" draw:text-style-name="P10" draw:layer="layout" svg:width="0.562cm" svg:height="0.632cm" svg:x="12.385cm" svg:y="10.122cm">
          <draw:text-box>
            <text:p text:style-name="P1"><text:span text:style-name="T6">: </text:span></text:p>
          </draw:text-box>
        </draw:frame>
        <draw:frame draw:style-name="gr29" draw:text-style-name="P10" draw:layer="layout" svg:width="0.562cm" svg:height="0.632cm" svg:x="19.506cm" svg:y="10.122cm">
          <draw:text-box>
            <text:p text:style-name="P1"><text:span text:style-name="T6"><text:s/></text:span></text:p>
          </draw:text-box>
        </draw:frame>
        <draw:polygon draw:style-name="gr10" draw:text-style-name="P8" draw:layer="layout" svg:width="10.043cm" svg:height="0.047cm" svg:x="2.502cm" svg:y="10.69cm" svg:viewBox="0 0 10044 48" draw:points="0,48 10044,48 10044,0 0,0">
          <text:p/>
        </draw:polygon>
        <draw:frame draw:style-name="gr29" draw:text-style-name="P10" draw:layer="layout" svg:width="0.562cm" svg:height="0.632cm" svg:x="20.014cm" svg:y="10.122cm">
          <draw:text-box>
            <text:p text:style-name="P1"><text:span text:style-name="T6"><text:s/></text:span></text:p>
          </draw:text-box>
        </draw:frame>
        <draw:frame draw:style-name="gr30" draw:text-style-name="P3" draw:layer="layout" svg:width="0.634cm" svg:height="0.713cm" svg:x="2.503cm" svg:y="10.501cm">
          <draw:text-box>
            <text:p text:style-name="P1"><text:span text:style-name="T2"><text:s/></text:span></text:p>
          </draw:text-box>
        </draw:frame>
        <draw:frame draw:style-name="gr31" draw:text-style-name="P11" draw:layer="layout" svg:width="1.717cm" svg:height="0.357cm" svg:x="15.306cm" svg:y="10.789cm">
          <draw:text-box>
            <text:p text:style-name="P1"><text:span text:style-name="T8">(Std. / Wo.) </text:span></text:p>
          </draw:text-box>
        </draw:frame>
        <draw:frame draw:style-name="gr32" draw:text-style-name="P12" draw:layer="layout" svg:width="0.283cm" svg:height="0.323cm" svg:x="2.503cm" svg:y="11.145cm">
          <draw:text-box>
            <text:p text:style-name="P1"><text:span text:style-name="T9"><text:s/></text:span></text:p>
          </draw:text-box>
        </draw:frame>
        <draw:frame draw:style-name="gr33" draw:text-style-name="P7" draw:layer="layout" svg:width="5.831cm" svg:height="0.556cm" svg:x="2.503cm" svg:y="11.479cm">
          <draw:text-box>
            <text:p text:style-name="P1"><text:span text:style-name="T4">geleistete Arbeitsstunden: </text:span></text:p>
          </draw:text-box>
        </draw:frame>
        <draw:frame draw:style-name="gr34" draw:text-style-name="P13" draw:layer="layout" svg:width="0.139cm" svg:height="0.162cm" svg:x="2.503cm" svg:y="12.042cm">
          <draw:text-box>
            <text:p text:style-name="P1"><text:span text:style-name="T10"><text:s/></text:span></text:p>
          </draw:text-box>
        </draw:frame>
        <draw:frame draw:style-name="gr35" draw:text-style-name="P14" draw:layer="layout" svg:width="0.388cm" svg:height="0.458cm" svg:x="2.503cm" svg:y="12.218cm">
          <draw:text-box>
            <text:p text:style-name="P1"><text:span text:style-name="T11"><text:s/></text:span></text:p>
          </draw:text-box>
        </draw:frame>
        <draw:frame draw:style-name="gr36" draw:text-style-name="P14" draw:layer="layout" svg:width="1.34cm" svg:height="0.458cm" svg:x="5.195cm" svg:y="12.218cm">
          <draw:text-box>
            <text:p text:style-name="P1"><text:span text:style-name="T11">Datum </text:span></text:p>
          </draw:text-box>
        </draw:frame>
        <draw:frame draw:style-name="gr37" draw:text-style-name="P14" draw:layer="layout" svg:width="2.635cm" svg:height="0.458cm" svg:x="6.944cm" svg:y="12.218cm">
          <draw:text-box>
            <text:p text:style-name="P1"><text:span text:style-name="T11">Beginn/ Ende </text:span></text:p>
          </draw:text-box>
        </draw:frame>
        <draw:frame draw:style-name="gr38" draw:text-style-name="P14" draw:layer="layout" svg:width="1.276cm" svg:height="0.458cm" svg:x="9.946cm" svg:y="12.218cm">
          <draw:text-box>
            <text:p text:style-name="P1"><text:span text:style-name="T11">Pause </text:span></text:p>
          </draw:text-box>
        </draw:frame>
        <draw:frame draw:style-name="gr39" draw:text-style-name="P14" draw:layer="layout" svg:width="2.745cm" svg:height="0.458cm" svg:x="11.945cm" svg:y="12.218cm">
          <draw:text-box>
            <text:p text:style-name="P1"><text:span text:style-name="T11">Beginn / Ende </text:span></text:p>
          </draw:text-box>
        </draw:frame>
        <draw:polygon draw:style-name="gr10" draw:text-style-name="P8" draw:layer="layout" svg:width="0.017cm" svg:height="0.017cm" svg:x="2.303cm" svg:y="12.197cm" svg:viewBox="0 0 18 18" draw:points="0,18 18,18 18,0 0,0">
          <text:p/>
        </draw:polygon>
        <draw:polygon draw:style-name="gr10" draw:text-style-name="P8" draw:layer="layout" svg:width="0.017cm" svg:height="0.017cm" svg:x="2.303cm" svg:y="12.197cm" svg:viewBox="0 0 18 18" draw:points="0,18 18,18 18,0 0,0">
          <text:p/>
        </draw:polygon>
        <draw:polygon draw:style-name="gr10" draw:text-style-name="P8" draw:layer="layout" svg:width="2.676cm" svg:height="0.017cm" svg:x="2.32cm" svg:y="12.197cm" svg:viewBox="0 0 2677 18" draw:points="0,18 2677,18 2677,0 0,0">
          <text:p/>
        </draw:polygon>
        <draw:polygon draw:style-name="gr10" draw:text-style-name="P8" draw:layer="layout" svg:width="0.016cm" svg:height="0.017cm" svg:x="4.996cm" svg:y="12.197cm" svg:viewBox="0 0 17 18" draw:points="0,18 17,18 17,0 0,0">
          <text:p/>
        </draw:polygon>
        <draw:polygon draw:style-name="gr10" draw:text-style-name="P8" draw:layer="layout" svg:width="1.732cm" svg:height="0.017cm" svg:x="5.012cm" svg:y="12.197cm" svg:viewBox="0 0 1733 18" draw:points="0,18 1733,18 1733,0 0,0">
          <text:p/>
        </draw:polygon>
        <draw:polygon draw:style-name="gr10" draw:text-style-name="P8" draw:layer="layout" svg:width="0.017cm" svg:height="0.017cm" svg:x="6.744cm" svg:y="12.197cm" svg:viewBox="0 0 18 18" draw:points="0,18 18,18 18,0 0,0">
          <text:p/>
        </draw:polygon>
        <draw:polygon draw:style-name="gr10" draw:text-style-name="P8" draw:layer="layout" svg:width="2.985cm" svg:height="0.017cm" svg:x="6.761cm" svg:y="12.197cm" svg:viewBox="0 0 2986 18" draw:points="0,18 2986,18 2986,0 0,0">
          <text:p/>
        </draw:polygon>
        <draw:polygon draw:style-name="gr10" draw:text-style-name="P8" draw:layer="layout" svg:width="0.017cm" svg:height="0.017cm" svg:x="9.746cm" svg:y="12.197cm" svg:viewBox="0 0 18 18" draw:points="0,18 18,18 18,0 0,0">
          <text:p/>
        </draw:polygon>
        <draw:polygon draw:style-name="gr10" draw:text-style-name="P8" draw:layer="layout" svg:width="1.982cm" svg:height="0.017cm" svg:x="9.763cm" svg:y="12.197cm" svg:viewBox="0 0 1983 18" draw:points="0,18 1983,18 1983,0 0,0">
          <text:p/>
        </draw:polygon>
        <draw:polygon draw:style-name="gr10" draw:text-style-name="P8" draw:layer="layout" svg:width="0.017cm" svg:height="0.017cm" svg:x="11.745cm" svg:y="12.197cm" svg:viewBox="0 0 18 18" draw:points="0,18 18,18 18,0 0,0">
          <text:p/>
        </draw:polygon>
        <draw:polygon draw:style-name="gr10" draw:text-style-name="P8" draw:layer="layout" svg:width="3.234cm" svg:height="0.017cm" svg:x="11.762cm" svg:y="12.197cm" svg:viewBox="0 0 3235 18" draw:points="0,18 3235,18 3235,0 0,0">
          <text:p/>
        </draw:polygon>
        <draw:polygon draw:style-name="gr10" draw:text-style-name="P8" draw:layer="layout" svg:width="0.017cm" svg:height="0.017cm" svg:x="14.996cm" svg:y="12.197cm" svg:viewBox="0 0 18 18" draw:points="0,18 18,18 18,0 0,0">
          <text:p/>
        </draw:polygon>
        <draw:polygon draw:style-name="gr10" draw:text-style-name="P8" draw:layer="layout" svg:width="2.236cm" svg:height="0.017cm" svg:x="15.013cm" svg:y="12.197cm" svg:viewBox="0 0 2237 18" draw:points="0,18 2237,18 2237,0 0,0">
          <text:p/>
        </draw:polygon>
        <draw:polygon draw:style-name="gr10" draw:text-style-name="P8" draw:layer="layout" svg:width="0.017cm" svg:height="0.017cm" svg:x="17.25cm" svg:y="12.197cm" svg:viewBox="0 0 18 18" draw:points="0,18 18,18 18,0 0,0">
          <text:p/>
        </draw:polygon>
        <draw:polygon draw:style-name="gr10" draw:text-style-name="P8" draw:layer="layout" svg:width="0.017cm" svg:height="0.017cm" svg:x="17.25cm" svg:y="12.197cm" svg:viewBox="0 0 18 18" draw:points="0,18 18,18 18,0 0,0">
          <text:p/>
        </draw:polygon>
        <draw:polygon draw:style-name="gr10" draw:text-style-name="P8" draw:layer="layout" svg:width="0.017cm" svg:height="0.449cm" svg:x="2.303cm" svg:y="12.214cm" svg:viewBox="0 0 18 450" draw:points="0,450 18,450 18,0 0,0">
          <text:p/>
        </draw:polygon>
        <draw:polygon draw:style-name="gr10" draw:text-style-name="P8" draw:layer="layout" svg:width="0.016cm" svg:height="0.449cm" svg:x="4.996cm" svg:y="12.214cm" svg:viewBox="0 0 17 450" draw:points="0,450 17,450 17,0 0,0">
          <text:p/>
        </draw:polygon>
        <draw:polygon draw:style-name="gr10" draw:text-style-name="P8" draw:layer="layout" svg:width="0.017cm" svg:height="0.449cm" svg:x="6.744cm" svg:y="12.214cm" svg:viewBox="0 0 18 450" draw:points="0,450 18,450 18,0 0,0">
          <text:p/>
        </draw:polygon>
        <draw:polygon draw:style-name="gr10" draw:text-style-name="P8" draw:layer="layout" svg:width="0.017cm" svg:height="0.449cm" svg:x="9.746cm" svg:y="12.214cm" svg:viewBox="0 0 18 450" draw:points="0,450 18,450 18,0 0,0">
          <text:p/>
        </draw:polygon>
        <draw:polygon draw:style-name="gr10" draw:text-style-name="P8" draw:layer="layout" svg:width="0.017cm" svg:height="0.449cm" svg:x="11.745cm" svg:y="12.214cm" svg:viewBox="0 0 18 450" draw:points="0,450 18,450 18,0 0,0">
          <text:p/>
        </draw:polygon>
        <draw:polygon draw:style-name="gr10" draw:text-style-name="P8" draw:layer="layout" svg:width="0.017cm" svg:height="0.449cm" svg:x="14.996cm" svg:y="12.214cm" svg:viewBox="0 0 18 450" draw:points="0,450 18,450 18,0 0,0">
          <text:p/>
        </draw:polygon>
        <draw:polygon draw:style-name="gr10" draw:text-style-name="P8" draw:layer="layout" svg:width="0.017cm" svg:height="0.449cm" svg:x="17.25cm" svg:y="12.214cm" svg:viewBox="0 0 18 450" draw:points="0,450 18,450 18,0 0,0">
          <text:p/>
        </draw:polygon>
        <draw:frame draw:style-name="gr40" draw:text-style-name="P14" draw:layer="layout" svg:width="1.539cm" svg:height="0.458cm" svg:x="15.196cm" svg:y="12.218cm">
          <draw:text-box>
            <text:p text:style-name="P1"><text:span text:style-name="T11">Summe </text:span></text:p>
          </draw:text-box>
        </draw:frame>
        <draw:frame draw:style-name="gr41" draw:text-style-name="P14" draw:layer="layout" svg:width="1.429cm" svg:height="0.442cm" svg:x="2.503cm" svg:y="12.688cm">
          <draw:text-box>
            <text:p text:style-name="P1"><text:span text:style-name="T12">Montag </text:span></text:p>
          </draw:text-box>
        </draw:frame>
        <draw:frame draw:style-name="gr9" draw:text-style-name="P7" draw:layer="layout" svg:width="0.494cm" svg:height="0.556cm" svg:x="6.944cm" svg:y="12.69cm">
          <draw:text-box>
            <text:p text:style-name="P1"><text:span text:style-name="T4"><text:s/></text:span></text:p>
          </draw:text-box>
        </draw:frame>
        <draw:frame draw:style-name="gr9" draw:text-style-name="P7" draw:layer="layout" svg:width="0.494cm" svg:height="0.556cm" svg:x="9.946cm" svg:y="12.69cm">
          <draw:text-box>
            <text:p text:style-name="P1"><text:span text:style-name="T4"><text:s/></text:span></text:p>
          </draw:text-box>
        </draw:frame>
        <draw:frame draw:style-name="gr9" draw:text-style-name="P7" draw:layer="layout" svg:width="0.494cm" svg:height="0.556cm" svg:x="11.945cm" svg:y="12.69cm">
          <draw:text-box>
            <text:p text:style-name="P1"><text:span text:style-name="T4"><text:s/></text:span></text:p>
          </draw:text-box>
        </draw:frame>
        <draw:polygon draw:style-name="gr10" draw:text-style-name="P8" draw:layer="layout" svg:width="0.017cm" svg:height="0.018cm" svg:x="2.303cm" svg:y="12.663cm" svg:viewBox="0 0 18 19" draw:points="0,19 18,19 18,0 0,0">
          <text:p/>
        </draw:polygon>
        <draw:polygon draw:style-name="gr10" draw:text-style-name="P8" draw:layer="layout" svg:width="2.676cm" svg:height="0.018cm" svg:x="2.32cm" svg:y="12.663cm" svg:viewBox="0 0 2677 19" draw:points="0,19 2677,19 2677,0 0,0">
          <text:p/>
        </draw:polygon>
        <draw:polygon draw:style-name="gr10" draw:text-style-name="P8" draw:layer="layout" svg:width="0.016cm" svg:height="0.018cm" svg:x="4.996cm" svg:y="12.663cm" svg:viewBox="0 0 17 19" draw:points="0,19 17,19 17,0 0,0">
          <text:p/>
        </draw:polygon>
        <draw:polygon draw:style-name="gr10" draw:text-style-name="P8" draw:layer="layout" svg:width="1.732cm" svg:height="0.018cm" svg:x="5.012cm" svg:y="12.663cm" svg:viewBox="0 0 1733 19" draw:points="0,19 1733,19 1733,0 0,0">
          <text:p/>
        </draw:polygon>
        <draw:polygon draw:style-name="gr10" draw:text-style-name="P8" draw:layer="layout" svg:width="0.017cm" svg:height="0.018cm" svg:x="6.744cm" svg:y="12.663cm" svg:viewBox="0 0 18 19" draw:points="0,19 18,19 18,0 0,0">
          <text:p/>
        </draw:polygon>
        <draw:polygon draw:style-name="gr10" draw:text-style-name="P8" draw:layer="layout" svg:width="2.985cm" svg:height="0.018cm" svg:x="6.761cm" svg:y="12.663cm" svg:viewBox="0 0 2986 19" draw:points="0,19 2986,19 2986,0 0,0">
          <text:p/>
        </draw:polygon>
        <draw:polygon draw:style-name="gr10" draw:text-style-name="P8" draw:layer="layout" svg:width="0.017cm" svg:height="0.018cm" svg:x="9.746cm" svg:y="12.663cm" svg:viewBox="0 0 18 19" draw:points="0,19 18,19 18,0 0,0">
          <text:p/>
        </draw:polygon>
        <draw:polygon draw:style-name="gr10" draw:text-style-name="P8" draw:layer="layout" svg:width="1.982cm" svg:height="0.018cm" svg:x="9.763cm" svg:y="12.663cm" svg:viewBox="0 0 1983 19" draw:points="0,19 1983,19 1983,0 0,0">
          <text:p/>
        </draw:polygon>
        <draw:polygon draw:style-name="gr10" draw:text-style-name="P8" draw:layer="layout" svg:width="0.017cm" svg:height="0.018cm" svg:x="11.745cm" svg:y="12.663cm" svg:viewBox="0 0 18 19" draw:points="0,19 18,19 18,0 0,0">
          <text:p/>
        </draw:polygon>
        <draw:polygon draw:style-name="gr10" draw:text-style-name="P8" draw:layer="layout" svg:width="3.234cm" svg:height="0.018cm" svg:x="11.762cm" svg:y="12.663cm" svg:viewBox="0 0 3235 19" draw:points="0,19 3235,19 3235,0 0,0">
          <text:p/>
        </draw:polygon>
        <draw:polygon draw:style-name="gr10" draw:text-style-name="P8" draw:layer="layout" svg:width="0.017cm" svg:height="0.018cm" svg:x="14.996cm" svg:y="12.663cm" svg:viewBox="0 0 18 19" draw:points="0,19 18,19 18,0 0,0">
          <text:p/>
        </draw:polygon>
        <draw:polygon draw:style-name="gr10" draw:text-style-name="P8" draw:layer="layout" svg:width="2.236cm" svg:height="0.018cm" svg:x="15.013cm" svg:y="12.663cm" svg:viewBox="0 0 2237 19" draw:points="0,19 2237,19 2237,0 0,0">
          <text:p/>
        </draw:polygon>
        <draw:polygon draw:style-name="gr10" draw:text-style-name="P8" draw:layer="layout" svg:width="0.017cm" svg:height="0.018cm" svg:x="17.25cm" svg:y="12.663cm" svg:viewBox="0 0 18 19" draw:points="0,19 18,19 18,0 0,0">
          <text:p/>
        </draw:polygon>
        <draw:polygon draw:style-name="gr10" draw:text-style-name="P8" draw:layer="layout" svg:width="0.017cm" svg:height="0.567cm" svg:x="2.303cm" svg:y="12.68cm" svg:viewBox="0 0 18 568" draw:points="0,568 18,568 18,0 0,0">
          <text:p/>
        </draw:polygon>
        <draw:polygon draw:style-name="gr10" draw:text-style-name="P8" draw:layer="layout" svg:width="0.016cm" svg:height="0.567cm" svg:x="4.996cm" svg:y="12.68cm" svg:viewBox="0 0 17 568" draw:points="0,568 17,568 17,0 0,0">
          <text:p/>
        </draw:polygon>
        <draw:polygon draw:style-name="gr10" draw:text-style-name="P8" draw:layer="layout" svg:width="0.017cm" svg:height="0.567cm" svg:x="6.744cm" svg:y="12.68cm" svg:viewBox="0 0 18 568" draw:points="0,568 18,568 18,0 0,0">
          <text:p/>
        </draw:polygon>
        <draw:polygon draw:style-name="gr10" draw:text-style-name="P8" draw:layer="layout" svg:width="0.017cm" svg:height="0.567cm" svg:x="9.746cm" svg:y="12.68cm" svg:viewBox="0 0 18 568" draw:points="0,568 18,568 18,0 0,0">
          <text:p/>
        </draw:polygon>
        <draw:polygon draw:style-name="gr10" draw:text-style-name="P8" draw:layer="layout" svg:width="0.017cm" svg:height="0.567cm" svg:x="11.745cm" svg:y="12.68cm" svg:viewBox="0 0 18 568" draw:points="0,568 18,568 18,0 0,0">
          <text:p/>
        </draw:polygon>
        <draw:polygon draw:style-name="gr10" draw:text-style-name="P8" draw:layer="layout" svg:width="0.017cm" svg:height="0.567cm" svg:x="14.996cm" svg:y="12.68cm" svg:viewBox="0 0 18 568" draw:points="0,568 18,568 18,0 0,0">
          <text:p/>
        </draw:polygon>
        <draw:polygon draw:style-name="gr10" draw:text-style-name="P8" draw:layer="layout" svg:width="0.017cm" svg:height="0.567cm" svg:x="17.25cm" svg:y="12.68cm" svg:viewBox="0 0 18 568" draw:points="0,568 18,568 18,0 0,0">
          <text:p/>
        </draw:polygon>
        <draw:frame draw:style-name="gr9" draw:text-style-name="P7" draw:layer="layout" svg:width="0.494cm" svg:height="0.556cm" svg:x="15.196cm" svg:y="12.69cm">
          <draw:text-box>
            <text:p text:style-name="P1"><text:span text:style-name="T4"><text:s/></text:span></text:p>
          </draw:text-box>
        </draw:frame>
        <draw:frame draw:style-name="gr42" draw:text-style-name="P14" draw:layer="layout" svg:width="1.674cm" svg:height="0.442cm" svg:x="2.503cm" svg:y="13.272cm">
          <draw:text-box>
            <text:p text:style-name="P1"><text:span text:style-name="T12">Dienstag </text:span></text:p>
          </draw:text-box>
        </draw:frame>
        <draw:frame draw:style-name="gr9" draw:text-style-name="P7" draw:layer="layout" svg:width="0.494cm" svg:height="0.556cm" svg:x="6.944cm" svg:y="13.274cm">
          <draw:text-box>
            <text:p text:style-name="P1"><text:span text:style-name="T4"><text:s/></text:span></text:p>
          </draw:text-box>
        </draw:frame>
        <draw:frame draw:style-name="gr9" draw:text-style-name="P7" draw:layer="layout" svg:width="0.494cm" svg:height="0.556cm" svg:x="9.946cm" svg:y="13.274cm">
          <draw:text-box>
            <text:p text:style-name="P1"><text:span text:style-name="T4"><text:s/></text:span></text:p>
          </draw:text-box>
        </draw:frame>
        <draw:frame draw:style-name="gr9" draw:text-style-name="P7" draw:layer="layout" svg:width="0.494cm" svg:height="0.556cm" svg:x="11.945cm" svg:y="13.274cm">
          <draw:text-box>
            <text:p text:style-name="P1"><text:span text:style-name="T4"><text:s/></text:span></text:p>
          </draw:text-box>
        </draw:frame>
        <draw:polygon draw:style-name="gr10" draw:text-style-name="P8" draw:layer="layout" svg:width="0.017cm" svg:height="0.017cm" svg:x="2.303cm" svg:y="13.247cm" svg:viewBox="0 0 18 18" draw:points="0,18 18,18 18,0 0,0">
          <text:p/>
        </draw:polygon>
        <draw:polygon draw:style-name="gr10" draw:text-style-name="P8" draw:layer="layout" svg:width="2.676cm" svg:height="0.017cm" svg:x="2.32cm" svg:y="13.247cm" svg:viewBox="0 0 2677 18" draw:points="0,18 2677,18 2677,0 0,0">
          <text:p/>
        </draw:polygon>
        <draw:polygon draw:style-name="gr10" draw:text-style-name="P8" draw:layer="layout" svg:width="0.016cm" svg:height="0.017cm" svg:x="4.996cm" svg:y="13.247cm" svg:viewBox="0 0 17 18" draw:points="0,18 17,18 17,0 0,0">
          <text:p/>
        </draw:polygon>
        <draw:polygon draw:style-name="gr10" draw:text-style-name="P8" draw:layer="layout" svg:width="1.732cm" svg:height="0.017cm" svg:x="5.012cm" svg:y="13.247cm" svg:viewBox="0 0 1733 18" draw:points="0,18 1733,18 1733,0 0,0">
          <text:p/>
        </draw:polygon>
        <draw:polygon draw:style-name="gr10" draw:text-style-name="P8" draw:layer="layout" svg:width="0.017cm" svg:height="0.017cm" svg:x="6.744cm" svg:y="13.247cm" svg:viewBox="0 0 18 18" draw:points="0,18 18,18 18,0 0,0">
          <text:p/>
        </draw:polygon>
        <draw:polygon draw:style-name="gr10" draw:text-style-name="P8" draw:layer="layout" svg:width="2.985cm" svg:height="0.017cm" svg:x="6.761cm" svg:y="13.247cm" svg:viewBox="0 0 2986 18" draw:points="0,18 2986,18 2986,0 0,0">
          <text:p/>
        </draw:polygon>
        <draw:polygon draw:style-name="gr10" draw:text-style-name="P8" draw:layer="layout" svg:width="0.017cm" svg:height="0.017cm" svg:x="9.746cm" svg:y="13.247cm" svg:viewBox="0 0 18 18" draw:points="0,18 18,18 18,0 0,0">
          <text:p/>
        </draw:polygon>
        <draw:polygon draw:style-name="gr10" draw:text-style-name="P8" draw:layer="layout" svg:width="1.982cm" svg:height="0.017cm" svg:x="9.763cm" svg:y="13.247cm" svg:viewBox="0 0 1983 18" draw:points="0,18 1983,18 1983,0 0,0">
          <text:p/>
        </draw:polygon>
        <draw:polygon draw:style-name="gr10" draw:text-style-name="P8" draw:layer="layout" svg:width="0.017cm" svg:height="0.017cm" svg:x="11.745cm" svg:y="13.247cm" svg:viewBox="0 0 18 18" draw:points="0,18 18,18 18,0 0,0">
          <text:p/>
        </draw:polygon>
        <draw:polygon draw:style-name="gr10" draw:text-style-name="P8" draw:layer="layout" svg:width="3.234cm" svg:height="0.017cm" svg:x="11.762cm" svg:y="13.247cm" svg:viewBox="0 0 3235 18" draw:points="0,18 3235,18 3235,0 0,0">
          <text:p/>
        </draw:polygon>
        <draw:polygon draw:style-name="gr10" draw:text-style-name="P8" draw:layer="layout" svg:width="0.017cm" svg:height="0.017cm" svg:x="14.996cm" svg:y="13.247cm" svg:viewBox="0 0 18 18" draw:points="0,18 18,18 18,0 0,0">
          <text:p/>
        </draw:polygon>
        <draw:polygon draw:style-name="gr10" draw:text-style-name="P8" draw:layer="layout" svg:width="2.236cm" svg:height="0.017cm" svg:x="15.013cm" svg:y="13.247cm" svg:viewBox="0 0 2237 18" draw:points="0,18 2237,18 2237,0 0,0">
          <text:p/>
        </draw:polygon>
        <draw:polygon draw:style-name="gr10" draw:text-style-name="P8" draw:layer="layout" svg:width="0.017cm" svg:height="0.017cm" svg:x="17.25cm" svg:y="13.247cm" svg:viewBox="0 0 18 18" draw:points="0,18 18,18 18,0 0,0">
          <text:p/>
        </draw:polygon>
        <draw:polygon draw:style-name="gr10" draw:text-style-name="P8" draw:layer="layout" svg:width="0.017cm" svg:height="0.568cm" svg:x="2.303cm" svg:y="13.264cm" svg:viewBox="0 0 18 569" draw:points="0,569 18,569 18,0 0,0">
          <text:p/>
        </draw:polygon>
        <draw:polygon draw:style-name="gr10" draw:text-style-name="P8" draw:layer="layout" svg:width="0.016cm" svg:height="0.568cm" svg:x="4.996cm" svg:y="13.264cm" svg:viewBox="0 0 17 569" draw:points="0,569 17,569 17,0 0,0">
          <text:p/>
        </draw:polygon>
        <draw:polygon draw:style-name="gr10" draw:text-style-name="P8" draw:layer="layout" svg:width="0.017cm" svg:height="0.568cm" svg:x="6.744cm" svg:y="13.264cm" svg:viewBox="0 0 18 569" draw:points="0,569 18,569 18,0 0,0">
          <text:p/>
        </draw:polygon>
        <draw:polygon draw:style-name="gr10" draw:text-style-name="P8" draw:layer="layout" svg:width="0.017cm" svg:height="0.568cm" svg:x="9.746cm" svg:y="13.264cm" svg:viewBox="0 0 18 569" draw:points="0,569 18,569 18,0 0,0">
          <text:p/>
        </draw:polygon>
        <draw:polygon draw:style-name="gr10" draw:text-style-name="P8" draw:layer="layout" svg:width="0.017cm" svg:height="0.568cm" svg:x="11.745cm" svg:y="13.264cm" svg:viewBox="0 0 18 569" draw:points="0,569 18,569 18,0 0,0">
          <text:p/>
        </draw:polygon>
        <draw:polygon draw:style-name="gr10" draw:text-style-name="P8" draw:layer="layout" svg:width="0.017cm" svg:height="0.568cm" svg:x="14.996cm" svg:y="13.264cm" svg:viewBox="0 0 18 569" draw:points="0,569 18,569 18,0 0,0">
          <text:p/>
        </draw:polygon>
        <draw:polygon draw:style-name="gr10" draw:text-style-name="P8" draw:layer="layout" svg:width="0.017cm" svg:height="0.568cm" svg:x="17.25cm" svg:y="13.264cm" svg:viewBox="0 0 18 569" draw:points="0,569 18,569 18,0 0,0">
          <text:p/>
        </draw:polygon>
        <draw:frame draw:style-name="gr9" draw:text-style-name="P7" draw:layer="layout" svg:width="0.494cm" svg:height="0.556cm" svg:x="15.196cm" svg:y="13.274cm">
          <draw:text-box>
            <text:p text:style-name="P1"><text:span text:style-name="T4"><text:s/></text:span></text:p>
          </draw:text-box>
        </draw:frame>
        <draw:frame draw:style-name="gr43" draw:text-style-name="P14" draw:layer="layout" svg:width="1.67cm" svg:height="0.442cm" svg:x="2.503cm" svg:y="13.857cm">
          <draw:text-box>
            <text:p text:style-name="P1"><text:span text:style-name="T12">Mittwoch </text:span></text:p>
          </draw:text-box>
        </draw:frame>
        <draw:frame draw:style-name="gr9" draw:text-style-name="P7" draw:layer="layout" svg:width="0.494cm" svg:height="0.556cm" svg:x="6.944cm" svg:y="13.859cm">
          <draw:text-box>
            <text:p text:style-name="P1"><text:span text:style-name="T4"><text:s/></text:span></text:p>
          </draw:text-box>
        </draw:frame>
        <draw:frame draw:style-name="gr9" draw:text-style-name="P7" draw:layer="layout" svg:width="0.494cm" svg:height="0.556cm" svg:x="9.946cm" svg:y="13.859cm">
          <draw:text-box>
            <text:p text:style-name="P1"><text:span text:style-name="T4"><text:s/></text:span></text:p>
          </draw:text-box>
        </draw:frame>
        <draw:frame draw:style-name="gr9" draw:text-style-name="P7" draw:layer="layout" svg:width="0.494cm" svg:height="0.556cm" svg:x="11.945cm" svg:y="13.859cm">
          <draw:text-box>
            <text:p text:style-name="P1"><text:span text:style-name="T4"><text:s/></text:span></text:p>
          </draw:text-box>
        </draw:frame>
        <draw:polygon draw:style-name="gr10" draw:text-style-name="P8" draw:layer="layout" svg:width="0.017cm" svg:height="0.016cm" svg:x="2.303cm" svg:y="13.832cm" svg:viewBox="0 0 18 17" draw:points="0,17 18,17 18,0 0,0">
          <text:p/>
        </draw:polygon>
        <draw:polygon draw:style-name="gr10" draw:text-style-name="P8" draw:layer="layout" svg:width="2.676cm" svg:height="0.016cm" svg:x="2.32cm" svg:y="13.832cm" svg:viewBox="0 0 2677 17" draw:points="0,17 2677,17 2677,0 0,0">
          <text:p/>
        </draw:polygon>
        <draw:polygon draw:style-name="gr10" draw:text-style-name="P8" draw:layer="layout" svg:width="0.016cm" svg:height="0.016cm" svg:x="4.996cm" svg:y="13.832cm" svg:viewBox="0 0 17 17" draw:points="0,17 17,17 17,0 0,0">
          <text:p/>
        </draw:polygon>
        <draw:polygon draw:style-name="gr10" draw:text-style-name="P8" draw:layer="layout" svg:width="1.732cm" svg:height="0.016cm" svg:x="5.012cm" svg:y="13.832cm" svg:viewBox="0 0 1733 17" draw:points="0,17 1733,17 1733,0 0,0">
          <text:p/>
        </draw:polygon>
        <draw:polygon draw:style-name="gr10" draw:text-style-name="P8" draw:layer="layout" svg:width="0.017cm" svg:height="0.016cm" svg:x="6.744cm" svg:y="13.832cm" svg:viewBox="0 0 18 17" draw:points="0,17 18,17 18,0 0,0">
          <text:p/>
        </draw:polygon>
        <draw:polygon draw:style-name="gr10" draw:text-style-name="P8" draw:layer="layout" svg:width="2.985cm" svg:height="0.016cm" svg:x="6.761cm" svg:y="13.832cm" svg:viewBox="0 0 2986 17" draw:points="0,17 2986,17 2986,0 0,0">
          <text:p/>
        </draw:polygon>
        <draw:polygon draw:style-name="gr10" draw:text-style-name="P8" draw:layer="layout" svg:width="0.017cm" svg:height="0.016cm" svg:x="9.746cm" svg:y="13.832cm" svg:viewBox="0 0 18 17" draw:points="0,17 18,17 18,0 0,0">
          <text:p/>
        </draw:polygon>
        <draw:polygon draw:style-name="gr10" draw:text-style-name="P8" draw:layer="layout" svg:width="1.982cm" svg:height="0.016cm" svg:x="9.763cm" svg:y="13.832cm" svg:viewBox="0 0 1983 17" draw:points="0,17 1983,17 1983,0 0,0">
          <text:p/>
        </draw:polygon>
        <draw:polygon draw:style-name="gr10" draw:text-style-name="P8" draw:layer="layout" svg:width="0.017cm" svg:height="0.016cm" svg:x="11.745cm" svg:y="13.832cm" svg:viewBox="0 0 18 17" draw:points="0,17 18,17 18,0 0,0">
          <text:p/>
        </draw:polygon>
        <draw:polygon draw:style-name="gr10" draw:text-style-name="P8" draw:layer="layout" svg:width="3.234cm" svg:height="0.016cm" svg:x="11.762cm" svg:y="13.832cm" svg:viewBox="0 0 3235 17" draw:points="0,17 3235,17 3235,0 0,0">
          <text:p/>
        </draw:polygon>
        <draw:polygon draw:style-name="gr10" draw:text-style-name="P8" draw:layer="layout" svg:width="0.017cm" svg:height="0.016cm" svg:x="14.996cm" svg:y="13.832cm" svg:viewBox="0 0 18 17" draw:points="0,17 18,17 18,0 0,0">
          <text:p/>
        </draw:polygon>
        <draw:polygon draw:style-name="gr10" draw:text-style-name="P8" draw:layer="layout" svg:width="2.236cm" svg:height="0.016cm" svg:x="15.013cm" svg:y="13.832cm" svg:viewBox="0 0 2237 17" draw:points="0,17 2237,17 2237,0 0,0">
          <text:p/>
        </draw:polygon>
        <draw:polygon draw:style-name="gr10" draw:text-style-name="P8" draw:layer="layout" svg:width="0.017cm" svg:height="0.016cm" svg:x="17.25cm" svg:y="13.832cm" svg:viewBox="0 0 18 17" draw:points="0,17 18,17 18,0 0,0">
          <text:p/>
        </draw:polygon>
        <draw:polygon draw:style-name="gr10" draw:text-style-name="P8" draw:layer="layout" svg:width="0.017cm" svg:height="0.573cm" svg:x="2.303cm" svg:y="13.848cm" svg:viewBox="0 0 18 574" draw:points="0,574 18,574 18,0 0,0">
          <text:p/>
        </draw:polygon>
        <draw:polygon draw:style-name="gr10" draw:text-style-name="P8" draw:layer="layout" svg:width="0.016cm" svg:height="0.573cm" svg:x="4.996cm" svg:y="13.848cm" svg:viewBox="0 0 17 574" draw:points="0,574 17,574 17,0 0,0">
          <text:p/>
        </draw:polygon>
        <draw:polygon draw:style-name="gr10" draw:text-style-name="P8" draw:layer="layout" svg:width="0.017cm" svg:height="0.573cm" svg:x="6.744cm" svg:y="13.848cm" svg:viewBox="0 0 18 574" draw:points="0,574 18,574 18,0 0,0">
          <text:p/>
        </draw:polygon>
        <draw:polygon draw:style-name="gr10" draw:text-style-name="P8" draw:layer="layout" svg:width="0.017cm" svg:height="0.573cm" svg:x="9.746cm" svg:y="13.848cm" svg:viewBox="0 0 18 574" draw:points="0,574 18,574 18,0 0,0">
          <text:p/>
        </draw:polygon>
        <draw:polygon draw:style-name="gr10" draw:text-style-name="P8" draw:layer="layout" svg:width="0.017cm" svg:height="0.573cm" svg:x="11.745cm" svg:y="13.848cm" svg:viewBox="0 0 18 574" draw:points="0,574 18,574 18,0 0,0">
          <text:p/>
        </draw:polygon>
        <draw:polygon draw:style-name="gr10" draw:text-style-name="P8" draw:layer="layout" svg:width="0.017cm" svg:height="0.573cm" svg:x="14.996cm" svg:y="13.848cm" svg:viewBox="0 0 18 574" draw:points="0,574 18,574 18,0 0,0">
          <text:p/>
        </draw:polygon>
        <draw:polygon draw:style-name="gr10" draw:text-style-name="P8" draw:layer="layout" svg:width="0.017cm" svg:height="0.573cm" svg:x="17.25cm" svg:y="13.848cm" svg:viewBox="0 0 18 574" draw:points="0,574 18,574 18,0 0,0">
          <text:p/>
        </draw:polygon>
        <draw:frame draw:style-name="gr9" draw:text-style-name="P7" draw:layer="layout" svg:width="0.494cm" svg:height="0.556cm" svg:x="15.196cm" svg:y="13.859cm">
          <draw:text-box>
            <text:p text:style-name="P1"><text:span text:style-name="T4"><text:s/></text:span></text:p>
          </draw:text-box>
        </draw:frame>
        <draw:frame draw:style-name="gr44" draw:text-style-name="P14" draw:layer="layout" svg:width="2.157cm" svg:height="0.442cm" svg:x="2.503cm" svg:y="14.446cm">
          <draw:text-box>
            <text:p text:style-name="P1"><text:span text:style-name="T12">Donnerstag </text:span></text:p>
          </draw:text-box>
        </draw:frame>
        <draw:frame draw:style-name="gr9" draw:text-style-name="P7" draw:layer="layout" svg:width="0.494cm" svg:height="0.556cm" svg:x="6.944cm" svg:y="14.447cm">
          <draw:text-box>
            <text:p text:style-name="P1"><text:span text:style-name="T4"><text:s/></text:span></text:p>
          </draw:text-box>
        </draw:frame>
        <draw:frame draw:style-name="gr9" draw:text-style-name="P7" draw:layer="layout" svg:width="0.494cm" svg:height="0.556cm" svg:x="9.946cm" svg:y="14.447cm">
          <draw:text-box>
            <text:p text:style-name="P1"><text:span text:style-name="T4"><text:s/></text:span></text:p>
          </draw:text-box>
        </draw:frame>
        <draw:frame draw:style-name="gr9" draw:text-style-name="P7" draw:layer="layout" svg:width="0.494cm" svg:height="0.556cm" svg:x="11.945cm" svg:y="14.447cm">
          <draw:text-box>
            <text:p text:style-name="P1"><text:span text:style-name="T4"><text:s/></text:span></text:p>
          </draw:text-box>
        </draw:frame>
        <draw:polygon draw:style-name="gr10" draw:text-style-name="P8" draw:layer="layout" svg:width="0.017cm" svg:height="0.017cm" svg:x="2.303cm" svg:y="14.421cm" svg:viewBox="0 0 18 18" draw:points="0,18 18,18 18,0 0,0">
          <text:p/>
        </draw:polygon>
        <draw:polygon draw:style-name="gr10" draw:text-style-name="P8" draw:layer="layout" svg:width="2.676cm" svg:height="0.017cm" svg:x="2.32cm" svg:y="14.421cm" svg:viewBox="0 0 2677 18" draw:points="0,18 2677,18 2677,0 0,0">
          <text:p/>
        </draw:polygon>
        <draw:polygon draw:style-name="gr10" draw:text-style-name="P8" draw:layer="layout" svg:width="0.016cm" svg:height="0.017cm" svg:x="4.996cm" svg:y="14.421cm" svg:viewBox="0 0 17 18" draw:points="0,18 17,18 17,0 0,0">
          <text:p/>
        </draw:polygon>
        <draw:polygon draw:style-name="gr10" draw:text-style-name="P8" draw:layer="layout" svg:width="1.732cm" svg:height="0.017cm" svg:x="5.012cm" svg:y="14.421cm" svg:viewBox="0 0 1733 18" draw:points="0,18 1733,18 1733,0 0,0">
          <text:p/>
        </draw:polygon>
        <draw:polygon draw:style-name="gr10" draw:text-style-name="P8" draw:layer="layout" svg:width="0.017cm" svg:height="0.017cm" svg:x="6.744cm" svg:y="14.421cm" svg:viewBox="0 0 18 18" draw:points="0,18 18,18 18,0 0,0">
          <text:p/>
        </draw:polygon>
        <draw:polygon draw:style-name="gr10" draw:text-style-name="P8" draw:layer="layout" svg:width="2.985cm" svg:height="0.017cm" svg:x="6.761cm" svg:y="14.421cm" svg:viewBox="0 0 2986 18" draw:points="0,18 2986,18 2986,0 0,0">
          <text:p/>
        </draw:polygon>
        <draw:polygon draw:style-name="gr10" draw:text-style-name="P8" draw:layer="layout" svg:width="0.017cm" svg:height="0.017cm" svg:x="9.746cm" svg:y="14.421cm" svg:viewBox="0 0 18 18" draw:points="0,18 18,18 18,0 0,0">
          <text:p/>
        </draw:polygon>
        <draw:polygon draw:style-name="gr10" draw:text-style-name="P8" draw:layer="layout" svg:width="1.982cm" svg:height="0.017cm" svg:x="9.763cm" svg:y="14.421cm" svg:viewBox="0 0 1983 18" draw:points="0,18 1983,18 1983,0 0,0">
          <text:p/>
        </draw:polygon>
        <draw:polygon draw:style-name="gr10" draw:text-style-name="P8" draw:layer="layout" svg:width="0.017cm" svg:height="0.017cm" svg:x="11.745cm" svg:y="14.421cm" svg:viewBox="0 0 18 18" draw:points="0,18 18,18 18,0 0,0">
          <text:p/>
        </draw:polygon>
        <draw:polygon draw:style-name="gr10" draw:text-style-name="P8" draw:layer="layout" svg:width="3.234cm" svg:height="0.017cm" svg:x="11.762cm" svg:y="14.421cm" svg:viewBox="0 0 3235 18" draw:points="0,18 3235,18 3235,0 0,0">
          <text:p/>
        </draw:polygon>
        <draw:polygon draw:style-name="gr10" draw:text-style-name="P8" draw:layer="layout" svg:width="0.017cm" svg:height="0.017cm" svg:x="14.996cm" svg:y="14.421cm" svg:viewBox="0 0 18 18" draw:points="0,18 18,18 18,0 0,0">
          <text:p/>
        </draw:polygon>
        <draw:polygon draw:style-name="gr10" draw:text-style-name="P8" draw:layer="layout" svg:width="2.236cm" svg:height="0.017cm" svg:x="15.013cm" svg:y="14.421cm" svg:viewBox="0 0 2237 18" draw:points="0,18 2237,18 2237,0 0,0">
          <text:p/>
        </draw:polygon>
        <draw:polygon draw:style-name="gr10" draw:text-style-name="P8" draw:layer="layout" svg:width="0.017cm" svg:height="0.017cm" svg:x="17.25cm" svg:y="14.421cm" svg:viewBox="0 0 18 18" draw:points="0,18 18,18 18,0 0,0">
          <text:p/>
        </draw:polygon>
        <draw:polygon draw:style-name="gr10" draw:text-style-name="P8" draw:layer="layout" svg:width="0.017cm" svg:height="0.567cm" svg:x="2.303cm" svg:y="14.438cm" svg:viewBox="0 0 18 568" draw:points="0,568 18,568 18,0 0,0">
          <text:p/>
        </draw:polygon>
        <draw:polygon draw:style-name="gr10" draw:text-style-name="P8" draw:layer="layout" svg:width="0.016cm" svg:height="0.567cm" svg:x="4.996cm" svg:y="14.438cm" svg:viewBox="0 0 17 568" draw:points="0,568 17,568 17,0 0,0">
          <text:p/>
        </draw:polygon>
        <draw:polygon draw:style-name="gr10" draw:text-style-name="P8" draw:layer="layout" svg:width="0.017cm" svg:height="0.567cm" svg:x="6.744cm" svg:y="14.438cm" svg:viewBox="0 0 18 568" draw:points="0,568 18,568 18,0 0,0">
          <text:p/>
        </draw:polygon>
        <draw:polygon draw:style-name="gr10" draw:text-style-name="P8" draw:layer="layout" svg:width="0.017cm" svg:height="0.567cm" svg:x="9.746cm" svg:y="14.438cm" svg:viewBox="0 0 18 568" draw:points="0,568 18,568 18,0 0,0">
          <text:p/>
        </draw:polygon>
        <draw:polygon draw:style-name="gr10" draw:text-style-name="P8" draw:layer="layout" svg:width="0.017cm" svg:height="0.567cm" svg:x="11.745cm" svg:y="14.438cm" svg:viewBox="0 0 18 568" draw:points="0,568 18,568 18,0 0,0">
          <text:p/>
        </draw:polygon>
        <draw:polygon draw:style-name="gr10" draw:text-style-name="P8" draw:layer="layout" svg:width="0.017cm" svg:height="0.567cm" svg:x="14.996cm" svg:y="14.438cm" svg:viewBox="0 0 18 568" draw:points="0,568 18,568 18,0 0,0">
          <text:p/>
        </draw:polygon>
        <draw:polygon draw:style-name="gr10" draw:text-style-name="P8" draw:layer="layout" svg:width="0.017cm" svg:height="0.567cm" svg:x="17.25cm" svg:y="14.438cm" svg:viewBox="0 0 18 568" draw:points="0,568 18,568 18,0 0,0">
          <text:p/>
        </draw:polygon>
        <draw:frame draw:style-name="gr9" draw:text-style-name="P7" draw:layer="layout" svg:width="0.494cm" svg:height="0.556cm" svg:x="15.196cm" svg:y="14.447cm">
          <draw:text-box>
            <text:p text:style-name="P1"><text:span text:style-name="T4"><text:s/></text:span></text:p>
          </draw:text-box>
        </draw:frame>
        <draw:frame draw:style-name="gr45" draw:text-style-name="P14" draw:layer="layout" svg:width="1.344cm" svg:height="0.442cm" svg:x="2.503cm" svg:y="15.03cm">
          <draw:text-box>
            <text:p text:style-name="P1"><text:span text:style-name="T12">Freitag </text:span></text:p>
          </draw:text-box>
        </draw:frame>
        <draw:frame draw:style-name="gr9" draw:text-style-name="P7" draw:layer="layout" svg:width="0.494cm" svg:height="0.556cm" svg:x="6.944cm" svg:y="15.031cm">
          <draw:text-box>
            <text:p text:style-name="P1"><text:span text:style-name="T4"><text:s/></text:span></text:p>
          </draw:text-box>
        </draw:frame>
        <draw:frame draw:style-name="gr9" draw:text-style-name="P7" draw:layer="layout" svg:width="0.494cm" svg:height="0.556cm" svg:x="9.946cm" svg:y="15.031cm">
          <draw:text-box>
            <text:p text:style-name="P1"><text:span text:style-name="T4"><text:s/></text:span></text:p>
          </draw:text-box>
        </draw:frame>
        <draw:frame draw:style-name="gr9" draw:text-style-name="P7" draw:layer="layout" svg:width="0.494cm" svg:height="0.556cm" svg:x="11.945cm" svg:y="15.031cm">
          <draw:text-box>
            <text:p text:style-name="P1"><text:span text:style-name="T4"><text:s/></text:span></text:p>
          </draw:text-box>
        </draw:frame>
        <draw:polygon draw:style-name="gr10" draw:text-style-name="P8" draw:layer="layout" svg:width="0.017cm" svg:height="0.017cm" svg:x="2.303cm" svg:y="15.005cm" svg:viewBox="0 0 18 18" draw:points="0,18 18,18 18,0 0,0">
          <text:p/>
        </draw:polygon>
        <draw:polygon draw:style-name="gr10" draw:text-style-name="P8" draw:layer="layout" svg:width="2.676cm" svg:height="0.017cm" svg:x="2.32cm" svg:y="15.005cm" svg:viewBox="0 0 2677 18" draw:points="0,18 2677,18 2677,0 0,0">
          <text:p/>
        </draw:polygon>
        <draw:polygon draw:style-name="gr10" draw:text-style-name="P8" draw:layer="layout" svg:width="0.016cm" svg:height="0.017cm" svg:x="4.996cm" svg:y="15.005cm" svg:viewBox="0 0 17 18" draw:points="0,18 17,18 17,0 0,0">
          <text:p/>
        </draw:polygon>
        <draw:polygon draw:style-name="gr10" draw:text-style-name="P8" draw:layer="layout" svg:width="1.732cm" svg:height="0.017cm" svg:x="5.012cm" svg:y="15.005cm" svg:viewBox="0 0 1733 18" draw:points="0,18 1733,18 1733,0 0,0">
          <text:p/>
        </draw:polygon>
        <draw:polygon draw:style-name="gr10" draw:text-style-name="P8" draw:layer="layout" svg:width="0.017cm" svg:height="0.017cm" svg:x="6.744cm" svg:y="15.005cm" svg:viewBox="0 0 18 18" draw:points="0,18 18,18 18,0 0,0">
          <text:p/>
        </draw:polygon>
        <draw:polygon draw:style-name="gr10" draw:text-style-name="P8" draw:layer="layout" svg:width="2.985cm" svg:height="0.017cm" svg:x="6.761cm" svg:y="15.005cm" svg:viewBox="0 0 2986 18" draw:points="0,18 2986,18 2986,0 0,0">
          <text:p/>
        </draw:polygon>
        <draw:polygon draw:style-name="gr10" draw:text-style-name="P8" draw:layer="layout" svg:width="0.017cm" svg:height="0.017cm" svg:x="9.746cm" svg:y="15.005cm" svg:viewBox="0 0 18 18" draw:points="0,18 18,18 18,0 0,0">
          <text:p/>
        </draw:polygon>
        <draw:polygon draw:style-name="gr10" draw:text-style-name="P8" draw:layer="layout" svg:width="1.982cm" svg:height="0.017cm" svg:x="9.763cm" svg:y="15.005cm" svg:viewBox="0 0 1983 18" draw:points="0,18 1983,18 1983,0 0,0">
          <text:p/>
        </draw:polygon>
        <draw:polygon draw:style-name="gr10" draw:text-style-name="P8" draw:layer="layout" svg:width="0.017cm" svg:height="0.017cm" svg:x="11.745cm" svg:y="15.005cm" svg:viewBox="0 0 18 18" draw:points="0,18 18,18 18,0 0,0">
          <text:p/>
        </draw:polygon>
        <draw:polygon draw:style-name="gr10" draw:text-style-name="P8" draw:layer="layout" svg:width="3.234cm" svg:height="0.017cm" svg:x="11.762cm" svg:y="15.005cm" svg:viewBox="0 0 3235 18" draw:points="0,18 3235,18 3235,0 0,0">
          <text:p/>
        </draw:polygon>
        <draw:polygon draw:style-name="gr10" draw:text-style-name="P8" draw:layer="layout" svg:width="0.017cm" svg:height="0.017cm" svg:x="14.996cm" svg:y="15.005cm" svg:viewBox="0 0 18 18" draw:points="0,18 18,18 18,0 0,0">
          <text:p/>
        </draw:polygon>
        <draw:polygon draw:style-name="gr10" draw:text-style-name="P8" draw:layer="layout" svg:width="2.236cm" svg:height="0.017cm" svg:x="15.013cm" svg:y="15.005cm" svg:viewBox="0 0 2237 18" draw:points="0,18 2237,18 2237,0 0,0">
          <text:p/>
        </draw:polygon>
        <draw:polygon draw:style-name="gr10" draw:text-style-name="P8" draw:layer="layout" svg:width="0.017cm" svg:height="0.017cm" svg:x="17.25cm" svg:y="15.005cm" svg:viewBox="0 0 18 18" draw:points="0,18 18,18 18,0 0,0">
          <text:p/>
        </draw:polygon>
        <draw:polygon draw:style-name="gr10" draw:text-style-name="P8" draw:layer="layout" svg:width="0.017cm" svg:height="0.567cm" svg:x="2.303cm" svg:y="15.022cm" svg:viewBox="0 0 18 568" draw:points="0,568 18,568 18,0 0,0">
          <text:p/>
        </draw:polygon>
        <draw:polygon draw:style-name="gr10" draw:text-style-name="P8" draw:layer="layout" svg:width="0.016cm" svg:height="0.567cm" svg:x="4.996cm" svg:y="15.022cm" svg:viewBox="0 0 17 568" draw:points="0,568 17,568 17,0 0,0">
          <text:p/>
        </draw:polygon>
        <draw:polygon draw:style-name="gr10" draw:text-style-name="P8" draw:layer="layout" svg:width="0.017cm" svg:height="0.567cm" svg:x="6.744cm" svg:y="15.022cm" svg:viewBox="0 0 18 568" draw:points="0,568 18,568 18,0 0,0">
          <text:p/>
        </draw:polygon>
        <draw:polygon draw:style-name="gr10" draw:text-style-name="P8" draw:layer="layout" svg:width="0.017cm" svg:height="0.567cm" svg:x="9.746cm" svg:y="15.022cm" svg:viewBox="0 0 18 568" draw:points="0,568 18,568 18,0 0,0">
          <text:p/>
        </draw:polygon>
        <draw:polygon draw:style-name="gr10" draw:text-style-name="P8" draw:layer="layout" svg:width="0.017cm" svg:height="0.567cm" svg:x="11.745cm" svg:y="15.022cm" svg:viewBox="0 0 18 568" draw:points="0,568 18,568 18,0 0,0">
          <text:p/>
        </draw:polygon>
        <draw:polygon draw:style-name="gr10" draw:text-style-name="P8" draw:layer="layout" svg:width="0.017cm" svg:height="0.567cm" svg:x="14.996cm" svg:y="15.022cm" svg:viewBox="0 0 18 568" draw:points="0,568 18,568 18,0 0,0">
          <text:p/>
        </draw:polygon>
        <draw:polygon draw:style-name="gr10" draw:text-style-name="P8" draw:layer="layout" svg:width="0.017cm" svg:height="0.567cm" svg:x="17.25cm" svg:y="15.022cm" svg:viewBox="0 0 18 568" draw:points="0,568 18,568 18,0 0,0">
          <text:p/>
        </draw:polygon>
        <draw:frame draw:style-name="gr9" draw:text-style-name="P7" draw:layer="layout" svg:width="0.494cm" svg:height="0.556cm" svg:x="15.196cm" svg:y="15.031cm">
          <draw:text-box>
            <text:p text:style-name="P1"><text:span text:style-name="T4"><text:s/></text:span></text:p>
          </draw:text-box>
        </draw:frame>
        <draw:frame draw:style-name="gr46" draw:text-style-name="P14" draw:layer="layout" svg:width="1.678cm" svg:height="0.442cm" svg:x="2.503cm" svg:y="15.614cm">
          <draw:text-box>
            <text:p text:style-name="P1"><text:span text:style-name="T12">Samstag </text:span></text:p>
          </draw:text-box>
        </draw:frame>
        <draw:frame draw:style-name="gr9" draw:text-style-name="P7" draw:layer="layout" svg:width="0.494cm" svg:height="0.556cm" svg:x="5.195cm" svg:y="15.615cm">
          <draw:text-box>
            <text:p text:style-name="P1"><text:span text:style-name="T4"><text:s/></text:span></text:p>
          </draw:text-box>
        </draw:frame>
        <draw:frame draw:style-name="gr9" draw:text-style-name="P7" draw:layer="layout" svg:width="0.494cm" svg:height="0.556cm" svg:x="6.944cm" svg:y="15.615cm">
          <draw:text-box>
            <text:p text:style-name="P1"><text:span text:style-name="T4"><text:s/></text:span></text:p>
          </draw:text-box>
        </draw:frame>
        <draw:frame draw:style-name="gr9" draw:text-style-name="P7" draw:layer="layout" svg:width="0.494cm" svg:height="0.556cm" svg:x="9.946cm" svg:y="15.615cm">
          <draw:text-box>
            <text:p text:style-name="P1"><text:span text:style-name="T4"><text:s/></text:span></text:p>
          </draw:text-box>
        </draw:frame>
        <draw:frame draw:style-name="gr9" draw:text-style-name="P7" draw:layer="layout" svg:width="0.494cm" svg:height="0.556cm" svg:x="11.945cm" svg:y="15.615cm">
          <draw:text-box>
            <text:p text:style-name="P1"><text:span text:style-name="T4"><text:s/></text:span></text:p>
          </draw:text-box>
        </draw:frame>
        <draw:polygon draw:style-name="gr10" draw:text-style-name="P8" draw:layer="layout" svg:width="0.017cm" svg:height="0.017cm" svg:x="2.303cm" svg:y="15.589cm" svg:viewBox="0 0 18 18" draw:points="0,18 18,18 18,0 0,0">
          <text:p/>
        </draw:polygon>
        <draw:polygon draw:style-name="gr10" draw:text-style-name="P8" draw:layer="layout" svg:width="2.676cm" svg:height="0.017cm" svg:x="2.32cm" svg:y="15.589cm" svg:viewBox="0 0 2677 18" draw:points="0,18 2677,18 2677,0 0,0">
          <text:p/>
        </draw:polygon>
        <draw:polygon draw:style-name="gr10" draw:text-style-name="P8" draw:layer="layout" svg:width="0.016cm" svg:height="0.017cm" svg:x="4.996cm" svg:y="15.589cm" svg:viewBox="0 0 17 18" draw:points="0,18 17,18 17,0 0,0">
          <text:p/>
        </draw:polygon>
        <draw:polygon draw:style-name="gr10" draw:text-style-name="P8" draw:layer="layout" svg:width="1.732cm" svg:height="0.017cm" svg:x="5.012cm" svg:y="15.589cm" svg:viewBox="0 0 1733 18" draw:points="0,18 1733,18 1733,0 0,0">
          <text:p/>
        </draw:polygon>
        <draw:polygon draw:style-name="gr10" draw:text-style-name="P8" draw:layer="layout" svg:width="0.017cm" svg:height="0.017cm" svg:x="6.744cm" svg:y="15.589cm" svg:viewBox="0 0 18 18" draw:points="0,18 18,18 18,0 0,0">
          <text:p/>
        </draw:polygon>
        <draw:polygon draw:style-name="gr10" draw:text-style-name="P8" draw:layer="layout" svg:width="2.985cm" svg:height="0.017cm" svg:x="6.761cm" svg:y="15.589cm" svg:viewBox="0 0 2986 18" draw:points="0,18 2986,18 2986,0 0,0">
          <text:p/>
        </draw:polygon>
        <draw:polygon draw:style-name="gr10" draw:text-style-name="P8" draw:layer="layout" svg:width="0.017cm" svg:height="0.017cm" svg:x="9.746cm" svg:y="15.589cm" svg:viewBox="0 0 18 18" draw:points="0,18 18,18 18,0 0,0">
          <text:p/>
        </draw:polygon>
        <draw:polygon draw:style-name="gr10" draw:text-style-name="P8" draw:layer="layout" svg:width="1.982cm" svg:height="0.017cm" svg:x="9.763cm" svg:y="15.589cm" svg:viewBox="0 0 1983 18" draw:points="0,18 1983,18 1983,0 0,0">
          <text:p/>
        </draw:polygon>
        <draw:polygon draw:style-name="gr10" draw:text-style-name="P8" draw:layer="layout" svg:width="0.017cm" svg:height="0.017cm" svg:x="11.745cm" svg:y="15.589cm" svg:viewBox="0 0 18 18" draw:points="0,18 18,18 18,0 0,0">
          <text:p/>
        </draw:polygon>
        <draw:polygon draw:style-name="gr10" draw:text-style-name="P8" draw:layer="layout" svg:width="3.234cm" svg:height="0.017cm" svg:x="11.762cm" svg:y="15.589cm" svg:viewBox="0 0 3235 18" draw:points="0,18 3235,18 3235,0 0,0">
          <text:p/>
        </draw:polygon>
        <draw:polygon draw:style-name="gr10" draw:text-style-name="P8" draw:layer="layout" svg:width="0.017cm" svg:height="0.017cm" svg:x="14.996cm" svg:y="15.589cm" svg:viewBox="0 0 18 18" draw:points="0,18 18,18 18,0 0,0">
          <text:p/>
        </draw:polygon>
        <draw:polygon draw:style-name="gr10" draw:text-style-name="P8" draw:layer="layout" svg:width="2.236cm" svg:height="0.017cm" svg:x="15.013cm" svg:y="15.589cm" svg:viewBox="0 0 2237 18" draw:points="0,18 2237,18 2237,0 0,0">
          <text:p/>
        </draw:polygon>
        <draw:polygon draw:style-name="gr10" draw:text-style-name="P8" draw:layer="layout" svg:width="0.017cm" svg:height="0.017cm" svg:x="17.25cm" svg:y="15.589cm" svg:viewBox="0 0 18 18" draw:points="0,18 18,18 18,0 0,0">
          <text:p/>
        </draw:polygon>
        <draw:polygon draw:style-name="gr10" draw:text-style-name="P8" draw:layer="layout" svg:width="0.017cm" svg:height="0.572cm" svg:x="2.303cm" svg:y="15.606cm" svg:viewBox="0 0 18 573" draw:points="0,573 18,573 18,0 0,0">
          <text:p/>
        </draw:polygon>
        <draw:polygon draw:style-name="gr10" draw:text-style-name="P8" draw:layer="layout" svg:width="0.016cm" svg:height="0.572cm" svg:x="4.996cm" svg:y="15.606cm" svg:viewBox="0 0 17 573" draw:points="0,573 17,573 17,0 0,0">
          <text:p/>
        </draw:polygon>
        <draw:polygon draw:style-name="gr10" draw:text-style-name="P8" draw:layer="layout" svg:width="0.017cm" svg:height="0.572cm" svg:x="6.744cm" svg:y="15.606cm" svg:viewBox="0 0 18 573" draw:points="0,573 18,573 18,0 0,0">
          <text:p/>
        </draw:polygon>
        <draw:polygon draw:style-name="gr10" draw:text-style-name="P8" draw:layer="layout" svg:width="0.017cm" svg:height="0.572cm" svg:x="9.746cm" svg:y="15.606cm" svg:viewBox="0 0 18 573" draw:points="0,573 18,573 18,0 0,0">
          <text:p/>
        </draw:polygon>
        <draw:polygon draw:style-name="gr10" draw:text-style-name="P8" draw:layer="layout" svg:width="0.017cm" svg:height="0.572cm" svg:x="11.745cm" svg:y="15.606cm" svg:viewBox="0 0 18 573" draw:points="0,573 18,573 18,0 0,0">
          <text:p/>
        </draw:polygon>
        <draw:polygon draw:style-name="gr10" draw:text-style-name="P8" draw:layer="layout" svg:width="0.017cm" svg:height="0.572cm" svg:x="14.996cm" svg:y="15.606cm" svg:viewBox="0 0 18 573" draw:points="0,573 18,573 18,0 0,0">
          <text:p/>
        </draw:polygon>
        <draw:polygon draw:style-name="gr10" draw:text-style-name="P8" draw:layer="layout" svg:width="0.017cm" svg:height="0.572cm" svg:x="17.25cm" svg:y="15.606cm" svg:viewBox="0 0 18 573" draw:points="0,573 18,573 18,0 0,0">
          <text:p/>
        </draw:polygon>
        <draw:frame draw:style-name="gr9" draw:text-style-name="P7" draw:layer="layout" svg:width="0.494cm" svg:height="0.556cm" svg:x="15.196cm" svg:y="15.615cm">
          <draw:text-box>
            <text:p text:style-name="P1"><text:span text:style-name="T4"><text:s/></text:span></text:p>
          </draw:text-box>
        </draw:frame>
        <draw:frame draw:style-name="gr47" draw:text-style-name="P14" draw:layer="layout" svg:width="1.585cm" svg:height="0.442cm" svg:x="2.503cm" svg:y="16.202cm">
          <draw:text-box>
            <text:p text:style-name="P1"><text:span text:style-name="T12">Sonntag </text:span></text:p>
          </draw:text-box>
        </draw:frame>
        <draw:frame draw:style-name="gr9" draw:text-style-name="P7" draw:layer="layout" svg:width="0.494cm" svg:height="0.556cm" svg:x="5.195cm" svg:y="16.204cm">
          <draw:text-box>
            <text:p text:style-name="P1"><text:span text:style-name="T4"><text:s/></text:span></text:p>
          </draw:text-box>
        </draw:frame>
        <draw:frame draw:style-name="gr9" draw:text-style-name="P7" draw:layer="layout" svg:width="0.494cm" svg:height="0.556cm" svg:x="6.944cm" svg:y="16.204cm">
          <draw:text-box>
            <text:p text:style-name="P1"><text:span text:style-name="T4"><text:s/></text:span></text:p>
          </draw:text-box>
        </draw:frame>
        <draw:frame draw:style-name="gr9" draw:text-style-name="P7" draw:layer="layout" svg:width="0.494cm" svg:height="0.556cm" svg:x="9.946cm" svg:y="16.204cm">
          <draw:text-box>
            <text:p text:style-name="P1"><text:span text:style-name="T4"><text:s/></text:span></text:p>
          </draw:text-box>
        </draw:frame>
        <draw:frame draw:style-name="gr9" draw:text-style-name="P7" draw:layer="layout" svg:width="0.494cm" svg:height="0.556cm" svg:x="11.945cm" svg:y="16.204cm">
          <draw:text-box>
            <text:p text:style-name="P1"><text:span text:style-name="T4"><text:s/></text:span></text:p>
          </draw:text-box>
        </draw:frame>
        <draw:polygon draw:style-name="gr10" draw:text-style-name="P8" draw:layer="layout" svg:width="0.017cm" svg:height="0.016cm" svg:x="2.303cm" svg:y="16.178cm" svg:viewBox="0 0 18 17" draw:points="0,17 18,17 18,0 0,0">
          <text:p/>
        </draw:polygon>
        <draw:polygon draw:style-name="gr10" draw:text-style-name="P8" draw:layer="layout" svg:width="2.676cm" svg:height="0.016cm" svg:x="2.32cm" svg:y="16.178cm" svg:viewBox="0 0 2677 17" draw:points="0,17 2677,17 2677,0 0,0">
          <text:p/>
        </draw:polygon>
        <draw:polygon draw:style-name="gr10" draw:text-style-name="P8" draw:layer="layout" svg:width="0.016cm" svg:height="0.016cm" svg:x="4.996cm" svg:y="16.178cm" svg:viewBox="0 0 17 17" draw:points="0,17 17,17 17,0 0,0">
          <text:p/>
        </draw:polygon>
        <draw:polygon draw:style-name="gr10" draw:text-style-name="P8" draw:layer="layout" svg:width="1.732cm" svg:height="0.016cm" svg:x="5.012cm" svg:y="16.178cm" svg:viewBox="0 0 1733 17" draw:points="0,17 1733,17 1733,0 0,0">
          <text:p/>
        </draw:polygon>
        <draw:polygon draw:style-name="gr10" draw:text-style-name="P8" draw:layer="layout" svg:width="0.017cm" svg:height="0.016cm" svg:x="6.744cm" svg:y="16.178cm" svg:viewBox="0 0 18 17" draw:points="0,17 18,17 18,0 0,0">
          <text:p/>
        </draw:polygon>
        <draw:polygon draw:style-name="gr10" draw:text-style-name="P8" draw:layer="layout" svg:width="2.985cm" svg:height="0.016cm" svg:x="6.761cm" svg:y="16.178cm" svg:viewBox="0 0 2986 17" draw:points="0,17 2986,17 2986,0 0,0">
          <text:p/>
        </draw:polygon>
        <draw:polygon draw:style-name="gr10" draw:text-style-name="P8" draw:layer="layout" svg:width="0.017cm" svg:height="0.016cm" svg:x="9.746cm" svg:y="16.178cm" svg:viewBox="0 0 18 17" draw:points="0,17 18,17 18,0 0,0">
          <text:p/>
        </draw:polygon>
        <draw:polygon draw:style-name="gr10" draw:text-style-name="P8" draw:layer="layout" svg:width="1.982cm" svg:height="0.016cm" svg:x="9.763cm" svg:y="16.178cm" svg:viewBox="0 0 1983 17" draw:points="0,17 1983,17 1983,0 0,0">
          <text:p/>
        </draw:polygon>
        <draw:polygon draw:style-name="gr10" draw:text-style-name="P8" draw:layer="layout" svg:width="0.017cm" svg:height="0.016cm" svg:x="11.745cm" svg:y="16.178cm" svg:viewBox="0 0 18 17" draw:points="0,17 18,17 18,0 0,0">
          <text:p/>
        </draw:polygon>
        <draw:polygon draw:style-name="gr10" draw:text-style-name="P8" draw:layer="layout" svg:width="3.234cm" svg:height="0.016cm" svg:x="11.762cm" svg:y="16.178cm" svg:viewBox="0 0 3235 17" draw:points="0,17 3235,17 3235,0 0,0">
          <text:p/>
        </draw:polygon>
        <draw:polygon draw:style-name="gr10" draw:text-style-name="P8" draw:layer="layout" svg:width="0.017cm" svg:height="0.016cm" svg:x="14.996cm" svg:y="16.178cm" svg:viewBox="0 0 18 17" draw:points="0,17 18,17 18,0 0,0">
          <text:p/>
        </draw:polygon>
        <draw:polygon draw:style-name="gr10" draw:text-style-name="P8" draw:layer="layout" svg:width="2.236cm" svg:height="0.016cm" svg:x="15.013cm" svg:y="16.178cm" svg:viewBox="0 0 2237 17" draw:points="0,17 2237,17 2237,0 0,0">
          <text:p/>
        </draw:polygon>
        <draw:polygon draw:style-name="gr10" draw:text-style-name="P8" draw:layer="layout" svg:width="0.017cm" svg:height="0.016cm" svg:x="17.25cm" svg:y="16.178cm" svg:viewBox="0 0 18 17" draw:points="0,17 18,17 18,0 0,0">
          <text:p/>
        </draw:polygon>
        <draw:polygon draw:style-name="gr10" draw:text-style-name="P8" draw:layer="layout" svg:width="0.017cm" svg:height="0.568cm" svg:x="2.303cm" svg:y="16.194cm" svg:viewBox="0 0 18 569" draw:points="0,569 18,569 18,0 0,0">
          <text:p/>
        </draw:polygon>
        <draw:polygon draw:style-name="gr10" draw:text-style-name="P8" draw:layer="layout" svg:width="0.017cm" svg:height="0.017cm" svg:x="2.303cm" svg:y="16.762cm" svg:viewBox="0 0 18 18" draw:points="0,18 18,18 18,0 0,0">
          <text:p/>
        </draw:polygon>
        <draw:polygon draw:style-name="gr10" draw:text-style-name="P8" draw:layer="layout" svg:width="0.017cm" svg:height="0.017cm" svg:x="2.303cm" svg:y="16.762cm" svg:viewBox="0 0 18 18" draw:points="0,18 18,18 18,0 0,0">
          <text:p/>
        </draw:polygon>
        <draw:polygon draw:style-name="gr10" draw:text-style-name="P8" draw:layer="layout" svg:width="2.676cm" svg:height="0.017cm" svg:x="2.32cm" svg:y="16.762cm" svg:viewBox="0 0 2677 18" draw:points="0,18 2677,18 2677,0 0,0">
          <text:p/>
        </draw:polygon>
        <draw:polygon draw:style-name="gr10" draw:text-style-name="P8" draw:layer="layout" svg:width="0.016cm" svg:height="0.568cm" svg:x="4.996cm" svg:y="16.194cm" svg:viewBox="0 0 17 569" draw:points="0,569 17,569 17,0 0,0">
          <text:p/>
        </draw:polygon>
        <draw:polygon draw:style-name="gr10" draw:text-style-name="P8" draw:layer="layout" svg:width="0.016cm" svg:height="0.017cm" svg:x="4.996cm" svg:y="16.762cm" svg:viewBox="0 0 17 18" draw:points="0,18 17,18 17,0 0,0">
          <text:p/>
        </draw:polygon>
        <draw:polygon draw:style-name="gr10" draw:text-style-name="P8" draw:layer="layout" svg:width="1.732cm" svg:height="0.017cm" svg:x="5.012cm" svg:y="16.762cm" svg:viewBox="0 0 1733 18" draw:points="0,18 1733,18 1733,0 0,0">
          <text:p/>
        </draw:polygon>
        <draw:polygon draw:style-name="gr10" draw:text-style-name="P8" draw:layer="layout" svg:width="0.017cm" svg:height="0.568cm" svg:x="6.744cm" svg:y="16.194cm" svg:viewBox="0 0 18 569" draw:points="0,569 18,569 18,0 0,0">
          <text:p/>
        </draw:polygon>
        <draw:polygon draw:style-name="gr10" draw:text-style-name="P8" draw:layer="layout" svg:width="0.017cm" svg:height="0.017cm" svg:x="6.744cm" svg:y="16.762cm" svg:viewBox="0 0 18 18" draw:points="0,18 18,18 18,0 0,0">
          <text:p/>
        </draw:polygon>
        <draw:polygon draw:style-name="gr10" draw:text-style-name="P8" draw:layer="layout" svg:width="2.985cm" svg:height="0.017cm" svg:x="6.761cm" svg:y="16.762cm" svg:viewBox="0 0 2986 18" draw:points="0,18 2986,18 2986,0 0,0">
          <text:p/>
        </draw:polygon>
        <draw:polygon draw:style-name="gr10" draw:text-style-name="P8" draw:layer="layout" svg:width="0.017cm" svg:height="0.568cm" svg:x="9.746cm" svg:y="16.194cm" svg:viewBox="0 0 18 569" draw:points="0,569 18,569 18,0 0,0">
          <text:p/>
        </draw:polygon>
        <draw:polygon draw:style-name="gr10" draw:text-style-name="P8" draw:layer="layout" svg:width="0.017cm" svg:height="0.017cm" svg:x="9.746cm" svg:y="16.762cm" svg:viewBox="0 0 18 18" draw:points="0,18 18,18 18,0 0,0">
          <text:p/>
        </draw:polygon>
        <draw:polygon draw:style-name="gr10" draw:text-style-name="P8" draw:layer="layout" svg:width="1.982cm" svg:height="0.017cm" svg:x="9.763cm" svg:y="16.762cm" svg:viewBox="0 0 1983 18" draw:points="0,18 1983,18 1983,0 0,0">
          <text:p/>
        </draw:polygon>
        <draw:polygon draw:style-name="gr10" draw:text-style-name="P8" draw:layer="layout" svg:width="0.017cm" svg:height="0.568cm" svg:x="11.745cm" svg:y="16.194cm" svg:viewBox="0 0 18 569" draw:points="0,569 18,569 18,0 0,0">
          <text:p/>
        </draw:polygon>
        <draw:polygon draw:style-name="gr10" draw:text-style-name="P8" draw:layer="layout" svg:width="0.017cm" svg:height="0.017cm" svg:x="11.745cm" svg:y="16.762cm" svg:viewBox="0 0 18 18" draw:points="0,18 18,18 18,0 0,0">
          <text:p/>
        </draw:polygon>
        <draw:polygon draw:style-name="gr10" draw:text-style-name="P8" draw:layer="layout" svg:width="3.234cm" svg:height="0.017cm" svg:x="11.762cm" svg:y="16.762cm" svg:viewBox="0 0 3235 18" draw:points="0,18 3235,18 3235,0 0,0">
          <text:p/>
        </draw:polygon>
        <draw:polygon draw:style-name="gr10" draw:text-style-name="P8" draw:layer="layout" svg:width="0.017cm" svg:height="0.568cm" svg:x="14.996cm" svg:y="16.194cm" svg:viewBox="0 0 18 569" draw:points="0,569 18,569 18,0 0,0">
          <text:p/>
        </draw:polygon>
        <draw:polygon draw:style-name="gr10" draw:text-style-name="P8" draw:layer="layout" svg:width="0.017cm" svg:height="0.017cm" svg:x="14.996cm" svg:y="16.762cm" svg:viewBox="0 0 18 18" draw:points="0,18 18,18 18,0 0,0">
          <text:p/>
        </draw:polygon>
        <draw:polygon draw:style-name="gr10" draw:text-style-name="P8" draw:layer="layout" svg:width="2.236cm" svg:height="0.017cm" svg:x="15.013cm" svg:y="16.762cm" svg:viewBox="0 0 2237 18" draw:points="0,18 2237,18 2237,0 0,0">
          <text:p/>
        </draw:polygon>
        <draw:polygon draw:style-name="gr10" draw:text-style-name="P8" draw:layer="layout" svg:width="0.017cm" svg:height="0.568cm" svg:x="17.25cm" svg:y="16.194cm" svg:viewBox="0 0 18 569" draw:points="0,569 18,569 18,0 0,0">
          <text:p/>
        </draw:polygon>
        <draw:polygon draw:style-name="gr10" draw:text-style-name="P8" draw:layer="layout" svg:width="0.017cm" svg:height="0.017cm" svg:x="17.25cm" svg:y="16.762cm" svg:viewBox="0 0 18 18" draw:points="0,18 18,18 18,0 0,0">
          <text:p/>
        </draw:polygon>
        <draw:polygon draw:style-name="gr10" draw:text-style-name="P8" draw:layer="layout" svg:width="0.017cm" svg:height="0.017cm" svg:x="17.25cm" svg:y="16.762cm" svg:viewBox="0 0 18 18" draw:points="0,18 18,18 18,0 0,0">
          <text:p/>
        </draw:polygon>
        <draw:frame draw:style-name="gr9" draw:text-style-name="P7" draw:layer="layout" svg:width="0.494cm" svg:height="0.556cm" svg:x="15.196cm" svg:y="16.204cm">
          <draw:text-box>
            <text:p text:style-name="P1"><text:span text:style-name="T4"><text:s/></text:span></text:p>
          </draw:text-box>
        </draw:frame>
        <draw:polygon draw:style-name="gr26" draw:text-style-name="P9" draw:layer="layout" svg:width="17.512cm" svg:height="0.732cm" svg:x="2.502cm" svg:y="17.346cm" svg:viewBox="0 0 17513 733" draw:points="0,733 17513,733 17513,0 0,0">
          <text:p/>
        </draw:polygon>
        <draw:frame draw:style-name="gr9" draw:text-style-name="P7" draw:layer="layout" svg:width="0.494cm" svg:height="0.556cm" svg:x="2.503cm" svg:y="16.788cm">
          <draw:text-box>
            <text:p text:style-name="P1"><text:span text:style-name="T4"><text:s/></text:span></text:p>
          </draw:text-box>
        </draw:frame>
        <draw:frame draw:style-name="gr48" draw:text-style-name="P10" draw:layer="layout" svg:width="8.617cm" svg:height="0.632cm" svg:x="2.503cm" svg:y="17.421cm">
          <draw:text-box>
            <text:p text:style-name="P1"><text:span text:style-name="T6">Geleistete Wochenarbeitsstunden </text:span></text:p>
          </draw:text-box>
        </draw:frame>
        <draw:frame draw:style-name="gr28" draw:text-style-name="P3" draw:layer="layout" svg:width="0.883cm" svg:height="0.733cm" svg:x="11.131cm" svg:y="17.356cm">
          <draw:text-box>
            <text:p text:style-name="P1"><text:span text:style-name="T7">(B)</text:span></text:p>
          </draw:text-box>
        </draw:frame>
        <draw:frame draw:style-name="gr29" draw:text-style-name="P10" draw:layer="layout" svg:width="0.562cm" svg:height="0.632cm" svg:x="12.012cm" svg:y="17.421cm">
          <draw:text-box>
            <text:p text:style-name="P1"><text:span text:style-name="T6">: </text:span></text:p>
          </draw:text-box>
        </draw:frame>
        <draw:frame draw:style-name="gr29" draw:text-style-name="P10" draw:layer="layout" svg:width="0.562cm" svg:height="0.632cm" svg:x="19.506cm" svg:y="17.421cm">
          <draw:text-box>
            <text:p text:style-name="P1"><text:span text:style-name="T6"><text:s/></text:span></text:p>
          </draw:text-box>
        </draw:frame>
        <draw:polygon draw:style-name="gr10" draw:text-style-name="P8" draw:layer="layout" svg:width="9.667cm" svg:height="0.047cm" svg:x="2.502cm" svg:y="17.989cm" svg:viewBox="0 0 9668 48" draw:points="0,48 9668,48 9668,0 0,0">
          <text:p/>
        </draw:polygon>
        <draw:frame draw:style-name="gr29" draw:text-style-name="P10" draw:layer="layout" svg:width="0.562cm" svg:height="0.632cm" svg:x="20.014cm" svg:y="17.421cm">
          <draw:text-box>
            <text:p text:style-name="P1"><text:span text:style-name="T6"><text:s/></text:span></text:p>
          </draw:text-box>
        </draw:frame>
        <draw:frame draw:style-name="gr30" draw:text-style-name="P3" draw:layer="layout" svg:width="0.634cm" svg:height="0.713cm" svg:x="2.503cm" svg:y="17.8cm">
          <draw:text-box>
            <text:p text:style-name="P1"><text:span text:style-name="T2"><text:s/></text:span></text:p>
          </draw:text-box>
        </draw:frame>
        <draw:frame draw:style-name="gr31" draw:text-style-name="P11" draw:layer="layout" svg:width="1.717cm" svg:height="0.357cm" svg:x="15.306cm" svg:y="18.088cm">
          <draw:text-box>
            <text:p text:style-name="P1"><text:span text:style-name="T8">(Std. / Wo.) </text:span></text:p>
          </draw:text-box>
        </draw:frame>
        <draw:polygon draw:style-name="gr49" draw:text-style-name="P15" draw:layer="layout" svg:width="17.508cm" svg:height="0.753cm" svg:x="2.502cm" svg:y="18.743cm" svg:viewBox="0 0 17509 754" draw:points="0,754 17509,754 17509,0 0,0">
          <text:p/>
        </draw:polygon>
        <draw:frame draw:style-name="gr32" draw:text-style-name="P12" draw:layer="layout" svg:width="0.283cm" svg:height="0.323cm" svg:x="2.503cm" svg:y="18.444cm">
          <draw:text-box>
            <text:p text:style-name="P1"><text:span text:style-name="T9"><text:s/></text:span></text:p>
          </draw:text-box>
        </draw:frame>
        <draw:frame draw:style-name="gr50" draw:text-style-name="P7" draw:layer="layout" svg:width="12.744cm" svg:height="0.556cm" svg:x="2.503cm" svg:y="18.905cm">
          <draw:text-box>
            <text:p text:style-name="P1"><text:span text:style-name="T4">zu viel (+) / zu wenig (-) geleistete Stunden der Vorwoche </text:span></text:p>
          </draw:text-box>
        </draw:frame>
        <draw:frame draw:style-name="gr28" draw:text-style-name="P3" draw:layer="layout" svg:width="0.883cm" svg:height="0.733cm" svg:x="15.2cm" svg:y="18.778cm">
          <draw:text-box>
            <text:p text:style-name="P1"><text:span text:style-name="T7">(C)</text:span></text:p>
          </draw:text-box>
        </draw:frame>
        <draw:frame draw:style-name="gr9" draw:text-style-name="P7" draw:layer="layout" svg:width="0.494cm" svg:height="0.556cm" svg:x="16.082cm" svg:y="18.905cm">
          <draw:text-box>
            <text:p text:style-name="P1"><text:span text:style-name="T4"><text:s/></text:span></text:p>
          </draw:text-box>
        </draw:frame>
        <draw:frame draw:style-name="gr9" draw:text-style-name="P7" draw:layer="layout" svg:width="0.494cm" svg:height="0.556cm" svg:x="20.01cm" svg:y="18.905cm">
          <draw:text-box>
            <text:p text:style-name="P1"><text:span text:style-name="T4"><text:s text:c="2"/></text:span></text:p>
          </draw:text-box>
        </draw:frame>
        <draw:frame draw:style-name="gr30" draw:text-style-name="P3" draw:layer="layout" svg:width="0.634cm" svg:height="0.713cm" svg:x="2.503cm" svg:y="19.219cm">
          <draw:text-box>
            <text:p text:style-name="P1"><text:span text:style-name="T2"><text:s/></text:span></text:p>
          </draw:text-box>
        </draw:frame>
        <draw:frame draw:style-name="gr31" draw:text-style-name="P11" draw:layer="layout" svg:width="1.717cm" svg:height="0.357cm" svg:x="17.758cm" svg:y="19.506cm">
          <draw:text-box>
            <text:p text:style-name="P1"><text:span text:style-name="T8">(Std. / Wo.) </text:span></text:p>
          </draw:text-box>
        </draw:frame>
        <draw:frame draw:style-name="gr32" draw:text-style-name="P12" draw:layer="layout" svg:width="0.283cm" svg:height="0.323cm" svg:x="2.503cm" svg:y="19.864cm">
          <draw:text-box>
            <text:p text:style-name="P1"><text:span text:style-name="T9"><text:s/></text:span></text:p>
          </draw:text-box>
        </draw:frame>
        <draw:polygon draw:style-name="gr51" draw:text-style-name="P16" draw:layer="layout" svg:width="17.101cm" svg:height="0.728cm" svg:x="2.451cm" svg:y="20.725cm" svg:viewBox="0 0 17102 729" draw:points="0,729 17102,729 17102,0 0,0">
          <text:p/>
        </draw:polygon>
        <draw:polygon draw:style-name="gr49" draw:text-style-name="P15" draw:layer="layout" svg:width="17.512cm" svg:height="0.753cm" svg:x="2.502cm" svg:y="20.7cm" svg:viewBox="0 0 17513 754" draw:points="0,754 17513,754 17513,0 0,0">
          <text:p/>
        </draw:polygon>
        <draw:frame draw:style-name="gr32" draw:text-style-name="P12" draw:layer="layout" svg:width="0.283cm" svg:height="0.323cm" svg:x="2.503cm" svg:y="20.19cm">
          <draw:text-box>
            <text:p text:style-name="P1"><text:span text:style-name="T9"><text:s/></text:span></text:p>
          </draw:text-box>
        </draw:frame>
        <draw:frame draw:style-name="gr52" draw:text-style-name="P10" draw:layer="layout" svg:width="9.523cm" svg:height="0.632cm" svg:x="2.503cm" svg:y="20.8cm">
          <draw:text-box>
            <text:p text:style-name="P1"><text:span text:style-name="T6">Saldo-Übertrag in die nächste Woche </text:span></text:p>
          </draw:text-box>
        </draw:frame>
        <draw:frame draw:style-name="gr53" draw:text-style-name="P3" draw:layer="layout" svg:width="2.381cm" svg:height="0.733cm" svg:x="12.042cm" svg:y="20.735cm">
          <draw:text-box>
            <text:p text:style-name="P1"><text:span text:style-name="T7">(B-A+C)</text:span></text:p>
          </draw:text-box>
        </draw:frame>
        <draw:frame draw:style-name="gr29" draw:text-style-name="P10" draw:layer="layout" svg:width="0.562cm" svg:height="0.632cm" svg:x="14.425cm" svg:y="20.8cm">
          <draw:text-box>
            <text:p text:style-name="P1"><text:span text:style-name="T6"><text:s/></text:span></text:p>
          </draw:text-box>
        </draw:frame>
        <draw:frame draw:style-name="gr29" draw:text-style-name="P10" draw:layer="layout" svg:width="0.562cm" svg:height="0.632cm" svg:x="20.01cm" svg:y="20.8cm">
          <draw:text-box>
            <text:p text:style-name="P1"><text:span text:style-name="T6"><text:s text:c="2"/></text:span></text:p>
          </draw:text-box>
        </draw:frame>
        <draw:frame draw:style-name="gr30" draw:text-style-name="P3" draw:layer="layout" svg:width="0.634cm" svg:height="0.713cm" svg:x="2.503cm" svg:y="21.175cm">
          <draw:text-box>
            <text:p text:style-name="P1"><text:span text:style-name="T2"><text:s/></text:span></text:p>
          </draw:text-box>
        </draw:frame>
        <draw:frame draw:style-name="gr31" draw:text-style-name="P11" draw:layer="layout" svg:width="1.717cm" svg:height="0.357cm" svg:x="17.758cm" svg:y="21.463cm">
          <draw:text-box>
            <text:p text:style-name="P1"><text:span text:style-name="T8">(Std. / Wo.) </text:span></text:p>
          </draw:text-box>
        </draw:frame>
        <draw:frame draw:style-name="gr54" draw:text-style-name="P14" draw:layer="layout" svg:width="0.388cm" svg:height="0.442cm" svg:x="2.503cm" svg:y="21.825cm">
          <draw:text-box>
            <text:p text:style-name="P1"><text:span text:style-name="T12"><text:s/></text:span></text:p>
          </draw:text-box>
        </draw:frame>
        <draw:frame draw:style-name="gr54" draw:text-style-name="P14" draw:layer="layout" svg:width="0.388cm" svg:height="0.442cm" svg:x="3.751cm" svg:y="21.825cm">
          <draw:text-box>
            <text:p text:style-name="P1"><text:span text:style-name="T12"><text:s/></text:span></text:p>
          </draw:text-box>
        </draw:frame>
        <draw:frame draw:style-name="gr54" draw:text-style-name="P14" draw:layer="layout" svg:width="0.388cm" svg:height="0.442cm" svg:x="5.005cm" svg:y="21.825cm">
          <draw:text-box>
            <text:p text:style-name="P1"><text:span text:style-name="T12"><text:s/></text:span></text:p>
          </draw:text-box>
        </draw:frame>
        <draw:frame draw:style-name="gr54" draw:text-style-name="P14" draw:layer="layout" svg:width="0.388cm" svg:height="0.442cm" svg:x="6.253cm" svg:y="21.825cm">
          <draw:text-box>
            <text:p text:style-name="P1"><text:span text:style-name="T12"><text:s/></text:span></text:p>
          </draw:text-box>
        </draw:frame>
        <draw:frame draw:style-name="gr54" draw:text-style-name="P14" draw:layer="layout" svg:width="0.388cm" svg:height="0.442cm" svg:x="7.507cm" svg:y="21.825cm">
          <draw:text-box>
            <text:p text:style-name="P1"><text:span text:style-name="T12"><text:s/></text:span></text:p>
          </draw:text-box>
        </draw:frame>
        <draw:frame draw:style-name="gr54" draw:text-style-name="P14" draw:layer="layout" svg:width="0.388cm" svg:height="0.442cm" svg:x="8.756cm" svg:y="21.825cm">
          <draw:text-box>
            <text:p text:style-name="P1"><text:span text:style-name="T12"><text:s/></text:span></text:p>
          </draw:text-box>
        </draw:frame>
        <draw:frame draw:style-name="gr54" draw:text-style-name="P14" draw:layer="layout" svg:width="0.388cm" svg:height="0.442cm" svg:x="10.005cm" svg:y="21.825cm">
          <draw:text-box>
            <text:p text:style-name="P1"><text:span text:style-name="T12"><text:s/></text:span></text:p>
          </draw:text-box>
        </draw:frame>
        <draw:frame draw:style-name="gr55" draw:text-style-name="P14" draw:layer="layout" svg:width="6.496cm" svg:height="0.442cm" svg:x="11.258cm" svg:y="21.825cm">
          <draw:text-box>
            <text:p text:style-name="P1"><text:span text:style-name="T12">_____________________________ </text:span></text:p>
          </draw:text-box>
        </draw:frame>
        <draw:frame draw:style-name="gr54" draw:text-style-name="P14" draw:layer="layout" svg:width="0.388cm" svg:height="0.442cm" svg:x="2.503cm" svg:y="22.274cm">
          <draw:text-box>
            <text:p text:style-name="P1"><text:span text:style-name="T12"><text:s/></text:span></text:p>
          </draw:text-box>
        </draw:frame>
        <draw:frame draw:style-name="gr54" draw:text-style-name="P14" draw:layer="layout" svg:width="0.388cm" svg:height="0.442cm" svg:x="3.751cm" svg:y="22.274cm">
          <draw:text-box>
            <text:p text:style-name="P1"><text:span text:style-name="T12"><text:s/></text:span></text:p>
          </draw:text-box>
        </draw:frame>
        <draw:frame draw:style-name="gr54" draw:text-style-name="P14" draw:layer="layout" svg:width="0.388cm" svg:height="0.442cm" svg:x="5.005cm" svg:y="22.274cm">
          <draw:text-box>
            <text:p text:style-name="P1"><text:span text:style-name="T12"><text:s/></text:span></text:p>
          </draw:text-box>
        </draw:frame>
        <draw:frame draw:style-name="gr54" draw:text-style-name="P14" draw:layer="layout" svg:width="0.388cm" svg:height="0.442cm" svg:x="6.253cm" svg:y="22.274cm">
          <draw:text-box>
            <text:p text:style-name="P1"><text:span text:style-name="T12"><text:s/></text:span></text:p>
          </draw:text-box>
        </draw:frame>
        <draw:frame draw:style-name="gr54" draw:text-style-name="P14" draw:layer="layout" svg:width="0.388cm" svg:height="0.442cm" svg:x="7.507cm" svg:y="22.274cm">
          <draw:text-box>
            <text:p text:style-name="P1"><text:span text:style-name="T12"><text:s/></text:span></text:p>
          </draw:text-box>
        </draw:frame>
        <draw:frame draw:style-name="gr54" draw:text-style-name="P14" draw:layer="layout" svg:width="0.388cm" svg:height="0.442cm" svg:x="8.756cm" svg:y="22.274cm">
          <draw:text-box>
            <text:p text:style-name="P1"><text:span text:style-name="T12"><text:s/></text:span></text:p>
          </draw:text-box>
        </draw:frame>
        <draw:frame draw:style-name="gr54" draw:text-style-name="P14" draw:layer="layout" svg:width="0.388cm" svg:height="0.442cm" svg:x="10.005cm" svg:y="22.274cm">
          <draw:text-box>
            <text:p text:style-name="P1"><text:span text:style-name="T12"><text:s/></text:span></text:p>
          </draw:text-box>
        </draw:frame>
        <draw:frame draw:style-name="gr56" draw:text-style-name="P14" draw:layer="layout" svg:width="5.624cm" svg:height="0.442cm" svg:x="11.258cm" svg:y="22.274cm">
          <draw:text-box>
            <text:p text:style-name="P1"><text:span text:style-name="T12">(Unterschrift der wiss. Hilfskraft)</text:span></text:p>
          </draw:text-box>
        </draw:frame>
        <draw:frame draw:style-name="gr34" draw:text-style-name="P13" draw:layer="layout" svg:width="0.139cm" svg:height="0.162cm" svg:x="16.759cm" svg:y="22.5cm">
          <draw:text-box>
            <text:p text:style-name="P1"><text:span text:style-name="T10"><text:s/></text:span></text:p>
          </draw:text-box>
        </draw:frame>
        <draw:polygon draw:style-name="gr10" draw:text-style-name="P8" draw:layer="layout" svg:width="17.101cm" svg:height="0.05cm" svg:x="2.451cm" svg:y="23.075cm" svg:viewBox="0 0 17102 51" draw:points="0,51 17102,51 17102,0 0,0">
          <text:p/>
        </draw:polygon>
        <draw:frame draw:style-name="gr32" draw:text-style-name="P12" draw:layer="layout" svg:width="0.283cm" svg:height="0.323cm" svg:x="2.503cm" svg:y="22.717cm">
          <draw:text-box>
            <text:p text:style-name="P1"><text:span text:style-name="T9"><text:s/></text:span></text:p>
          </draw:text-box>
        </draw:frame>
        <draw:frame draw:style-name="gr32" draw:text-style-name="P12" draw:layer="layout" svg:width="0.283cm" svg:height="0.323cm" svg:x="2.503cm" svg:y="23.128cm">
          <draw:text-box>
            <text:p text:style-name="P1"><text:span text:style-name="T9"><text:s/></text:span></text:p>
          </draw:text-box>
        </draw:frame>
        <draw:frame draw:style-name="gr32" draw:text-style-name="P12" draw:layer="layout" svg:width="0.283cm" svg:height="0.323cm" svg:x="2.503cm" svg:y="23.449cm">
          <draw:text-box>
            <text:p text:style-name="P1"><text:span text:style-name="T9"><text:s/></text:span></text:p>
          </draw:text-box>
        </draw:frame>
        <draw:frame draw:style-name="gr32" draw:text-style-name="P12" draw:layer="layout" svg:width="0.283cm" svg:height="0.323cm" svg:x="2.503cm" svg:y="23.775cm">
          <draw:text-box>
            <text:p text:style-name="P1"><text:span text:style-name="T9"><text:s/></text:span></text:p>
          </draw:text-box>
        </draw:frame>
        <draw:frame draw:style-name="gr32" draw:text-style-name="P12" draw:layer="layout" svg:width="0.283cm" svg:height="0.323cm" svg:x="2.503cm" svg:y="24.101cm">
          <draw:text-box>
            <text:p text:style-name="P1"><text:span text:style-name="T9"><text:s/></text:span></text:p>
          </draw:text-box>
        </draw:frame>
        <draw:frame draw:style-name="gr32" draw:text-style-name="P12" draw:layer="layout" svg:width="0.283cm" svg:height="0.323cm" svg:x="2.503cm" svg:y="24.423cm">
          <draw:text-box>
            <text:p text:style-name="P1"><text:span text:style-name="T9"><text:s/></text:span></text:p>
          </draw:text-box>
        </draw:frame>
        <draw:frame draw:style-name="gr55" draw:text-style-name="P14" draw:layer="layout" svg:width="6.496cm" svg:height="0.442cm" svg:x="2.503cm" svg:y="24.755cm">
          <draw:text-box>
            <text:p text:style-name="P1"><text:span text:style-name="T12">____________________________ <text:s text:c="2"/></text:span></text:p>
          </draw:text-box>
        </draw:frame>
        <draw:frame draw:style-name="gr54" draw:text-style-name="P14" draw:layer="layout" svg:width="0.388cm" svg:height="0.442cm" svg:x="10.005cm" svg:y="24.755cm">
          <draw:text-box>
            <text:p text:style-name="P1"><text:span text:style-name="T12"><text:s/></text:span></text:p>
          </draw:text-box>
        </draw:frame>
        <draw:frame draw:style-name="gr55" draw:text-style-name="P14" draw:layer="layout" svg:width="6.496cm" svg:height="0.442cm" svg:x="11.258cm" svg:y="24.755cm">
          <draw:text-box>
            <text:p text:style-name="P1"><text:span text:style-name="T12">_____________________________ </text:span></text:p>
          </draw:text-box>
        </draw:frame>
        <draw:frame draw:style-name="gr57" draw:text-style-name="P14" draw:layer="layout" svg:width="6.471cm" svg:height="0.442cm" svg:x="2.503cm" svg:y="25.199cm">
          <draw:text-box>
            <text:p text:style-name="P1"><text:span text:style-name="T12">(Unterschrift der/ des Vorgesetzten) <text:s/></text:span></text:p>
          </draw:text-box>
        </draw:frame>
        <draw:frame draw:style-name="gr54" draw:text-style-name="P14" draw:layer="layout" svg:width="0.388cm" svg:height="0.442cm" svg:x="10.005cm" svg:y="25.199cm">
          <draw:text-box>
            <text:p text:style-name="P1"><text:span text:style-name="T12"><text:s/></text:span></text:p>
          </draw:text-box>
        </draw:frame>
        <draw:frame draw:style-name="gr58" draw:text-style-name="P14" draw:layer="layout" svg:width="5.044cm" svg:height="0.442cm" svg:x="11.258cm" svg:y="25.199cm">
          <draw:text-box>
            <text:p text:style-name="P1"><text:span text:style-name="T12">(Name in Druckbuchstaben) </text:span></text:p>
          </draw:text-box>
        </draw:frame>
        <draw:polygon draw:style-name="gr10" draw:text-style-name="P8" draw:layer="layout" svg:width="17.101cm" svg:height="0.05cm" svg:x="2.451cm" svg:y="26.001cm" svg:viewBox="0 0 17102 51" draw:points="0,51 17102,51 17102,0 0,0">
          <text:p/>
        </draw:polygon>
        <draw:frame draw:style-name="gr32" draw:text-style-name="P12" draw:layer="layout" svg:width="0.283cm" svg:height="0.323cm" svg:x="2.503cm" svg:y="25.647cm">
          <draw:text-box>
            <text:p text:style-name="P1"><text:span text:style-name="T9"><text:s/></text:span></text:p>
          </draw:text-box>
        </draw:frame>
        <draw:frame draw:style-name="gr32" draw:text-style-name="P12" draw:layer="layout" svg:width="0.283cm" svg:height="0.323cm" svg:x="2.503cm" svg:y="26.053cm">
          <draw:text-box>
            <text:p text:style-name="P1"><text:span text:style-name="T9"><text:s/></text:span></text:p>
          </draw:text-box>
        </draw:frame>
        <draw:frame draw:style-name="gr59" draw:text-style-name="P7" draw:layer="layout" svg:width="0.494cm" svg:height="0.653cm" svg:x="3.138cm" svg:y="26.371cm">
          <draw:text-box>
            <text:p text:style-name="P1"><text:span text:style-name="T13"></text:span></text:p>
          </draw:text-box>
        </draw:frame>
        <draw:frame draw:style-name="gr9" draw:text-style-name="P7" draw:layer="layout" svg:width="0.494cm" svg:height="0.556cm" svg:x="3.366cm" svg:y="26.421cm">
          <draw:text-box>
            <text:p text:style-name="P1"><text:span text:style-name="T4"><text:s/></text:span></text:p>
          </draw:text-box>
        </draw:frame>
        <draw:frame draw:style-name="gr60" draw:text-style-name="P7" draw:layer="layout" svg:width="8.803cm" svg:height="0.556cm" svg:x="3.773cm" svg:y="26.421cm">
          <draw:text-box>
            <text:p text:style-name="P1"><text:span text:style-name="T4">Weiterleitung an das Dekanat/ Rektorat </text:span></text:p>
          </draw:text-box>
        </draw:frame>
        <draw:frame draw:style-name="gr32" draw:text-style-name="P12" draw:layer="layout" svg:width="0.283cm" svg:height="0.323cm" svg:x="3.773cm" svg:y="26.981cm">
          <draw:text-box>
            <text:p text:style-name="P1"><text:span text:style-name="T9"><text:s/></text:span></text:p>
          </draw:text-box>
        </draw:frame>
        <draw:frame draw:style-name="gr59" draw:text-style-name="P7" draw:layer="layout" svg:width="0.494cm" svg:height="0.653cm" svg:x="3.138cm" svg:y="27.298cm">
          <draw:text-box>
            <text:p text:style-name="P1"><text:span text:style-name="T13"></text:span></text:p>
          </draw:text-box>
        </draw:frame>
        <draw:frame draw:style-name="gr9" draw:text-style-name="P7" draw:layer="layout" svg:width="0.494cm" svg:height="0.556cm" svg:x="3.366cm" svg:y="27.348cm">
          <draw:text-box>
            <text:p text:style-name="P1"><text:span text:style-name="T4"><text:s/></text:span></text:p>
          </draw:text-box>
        </draw:frame>
        <draw:polygon draw:style-name="gr10" draw:text-style-name="P8" draw:layer="layout" svg:width="2.989cm" svg:height="0.038cm" svg:x="11.165cm" svg:y="27.846cm" svg:viewBox="0 0 2990 39" draw:points="0,39 2990,39 2990,0 0,0">
          <text:p/>
        </draw:polygon>
        <draw:polygon draw:style-name="gr61" draw:text-style-name="P6" draw:layer="layout" svg:width="1.776cm" svg:height="15.51cm" svg:x="0.444cm" svg:y="7.273cm" svg:viewBox="0 0 1777 15511" draw:points="0,15511 1777,15511 1777,0 0,0">
          <text:p/>
        </draw:polygon>
        <draw:polygon draw:style-name="gr62" draw:text-style-name="P17" draw:layer="layout" svg:width="0.169cm" svg:height="15.281cm" svg:x="0.736cm" svg:y="7.396cm" svg:viewBox="0 0 170 15282" draw:points="0,15282 170,15282 170,0 0,0">
          <text:p/>
        </draw:polygon>
        <draw:polygon draw:style-name="gr62" draw:text-style-name="P17" draw:layer="layout" svg:width="0.165cm" svg:height="0.004cm" svg:x="0.736cm" svg:y="15.035cm" svg:viewBox="0 0 166 5" draw:points="0,5 166,5 166,0 0,0">
          <text:p/>
        </draw:polygon>
        <draw:frame draw:style-name="gr63" draw:text-style-name="P7" draw:layer="layout" svg:width="10.539cm" svg:height="0.556cm" svg:x="3.773cm" svg:y="27.348cm">
          <draw:text-box>
            <text:p text:style-name="P1"><text:span text:style-name="T4">Abheftung und Aufbewahrung für mind. 2 Jahre </text:span></text:p>
          </draw:text-box>
        </draw:frame>
        <draw:polygon draw:style-name="gr62" draw:text-style-name="P17" draw:layer="layout" svg:width="1.021cm" svg:height="15.281cm" svg:x="0.905cm" svg:y="7.396cm" svg:viewBox="0 0 1022 15282" draw:points="0,15282 1022,15282 1022,0 0,0">
          <text:p/>
        </draw:polygon>
        <draw:frame draw:style-name="gr34" draw:text-style-name="P13" draw:layer="layout" svg:width="0.139cm" svg:height="0.162cm" draw:transform="rotate (1.5707963267949) translate (0.741cm 15.035cm)">
          <draw:text-box>
            <text:p text:style-name="P1"><text:span text:style-name="T14"><text:s/></text:span></text:p>
          </draw:text-box>
        </draw:frame>
        <draw:polygon draw:style-name="gr64" draw:text-style-name="P6" draw:layer="layout" svg:width="1.776cm" svg:height="3.008cm" svg:x="0.444cm" svg:y="22.981cm" svg:viewBox="0 0 1777 3009" draw:points="0,3009 1777,3009 1777,0 0,0">
          <text:p/>
        </draw:polygon>
        <draw:polygon draw:style-name="gr65" draw:text-style-name="P18" draw:layer="layout" svg:width="0.419cm" svg:height="2.795cm" svg:x="0.728cm" svg:y="23.096cm" svg:viewBox="0 0 420 2796" draw:points="0,2796 420,2796 420,0 0,0">
          <text:p/>
        </draw:polygon>
        <draw:frame draw:style-name="gr66" draw:text-style-name="P7" draw:layer="layout" svg:width="11.766cm" svg:height="0.568cm" draw:transform="rotate (1.5707963267949) translate (0.932cm 20.827cm)">
          <draw:text-box>
            <text:p text:style-name="P1"><text:span text:style-name="T5">von der wissenschaftlichen Hilfskraft auszufüllen </text:span></text:p>
          </draw:text-box>
        </draw:frame>
        <draw:polygon draw:style-name="gr65" draw:text-style-name="P18" draw:layer="layout" svg:width="0.415cm" svg:height="2.795cm" svg:x="1.147cm" svg:y="23.096cm" svg:viewBox="0 0 416 2796" draw:points="0,2796 416,2796 416,0 0,0">
          <text:p/>
        </draw:polygon>
        <draw:frame draw:style-name="gr67" draw:text-style-name="P2" draw:layer="layout" svg:width="0.828cm" svg:height="0.407cm" draw:transform="rotate (1.5707963267949) translate (0.745cm 24.853cm)">
          <draw:text-box>
            <text:p text:style-name="P1"><text:span text:style-name="T15">vom </text:span></text:p>
          </draw:text-box>
        </draw:frame>
        <draw:polygon draw:style-name="gr65" draw:text-style-name="P18" draw:layer="layout" svg:width="0.372cm" svg:height="2.795cm" svg:x="1.562cm" svg:y="23.096cm" svg:viewBox="0 0 373 2796" draw:points="0,2796 373,2796 373,0 0,0">
          <text:p/>
        </draw:polygon>
        <draw:frame draw:style-name="gr68" draw:text-style-name="P2" draw:layer="layout" svg:width="2.284cm" svg:height="0.407cm" draw:transform="rotate (1.5707963267949) translate (1.164cm 25.599cm)">
          <draw:text-box>
            <text:p text:style-name="P1"><text:span text:style-name="T15">Vorgesetzten </text:span></text:p>
          </draw:text-box>
        </draw:frame>
        <draw:polygon draw:style-name="gr69" draw:text-style-name="P6" draw:layer="layout" svg:width="1.776cm" svg:height="2.882cm" svg:x="0.444cm" svg:y="26.154cm" svg:viewBox="0 0 1777 2883" draw:points="0,2883 1777,2883 1777,0 0,0">
          <text:p/>
        </draw:polygon>
        <draw:polygon draw:style-name="gr70" draw:text-style-name="P19" draw:layer="layout" svg:width="0.415cm" svg:height="2.688cm" svg:x="0.719cm" svg:y="26.259cm" svg:viewBox="0 0 416 2689" draw:points="0,2689 416,2689 416,0 0,0">
          <text:p/>
        </draw:polygon>
        <draw:frame draw:style-name="gr71" draw:text-style-name="P2" draw:layer="layout" svg:width="2.038cm" svg:height="0.407cm" draw:transform="rotate (1.5707963267949) translate (1.579cm 25.459cm)">
          <draw:text-box>
            <text:p text:style-name="P1"><text:span text:style-name="T15">auszufüllen </text:span></text:p>
          </draw:text-box>
        </draw:frame>
        <draw:polygon draw:style-name="gr70" draw:text-style-name="P19" draw:layer="layout" svg:width="0.419cm" svg:height="2.688cm" svg:x="1.134cm" svg:y="26.259cm" svg:viewBox="0 0 420 2689" draw:points="0,2689 420,2689 420,0 0,0">
          <text:p/>
        </draw:polygon>
        <draw:frame draw:style-name="gr72" draw:text-style-name="P2" draw:layer="layout" svg:width="0.925cm" svg:height="0.407cm" draw:transform="rotate (1.5707963267949) translate (0.736cm 27.961cm)">
          <draw:text-box>
            <text:p text:style-name="P1"><text:span text:style-name="T15">vom <text:s/></text:span></text:p>
          </draw:text-box>
        </draw:frame>
        <draw:polygon draw:style-name="gr70" draw:text-style-name="P19" draw:layer="layout" svg:width="0.39cm" svg:height="2.688cm" svg:x="1.553cm" svg:y="26.259cm" svg:viewBox="0 0 391 2689" draw:points="0,2689 391,2689 391,0 0,0">
          <text:p/>
        </draw:polygon>
        <draw:frame draw:style-name="gr73" draw:text-style-name="P2" draw:layer="layout" svg:width="1.564cm" svg:height="0.407cm" draw:transform="rotate (1.5707963267949) translate (1.151cm 28.283cm)">
          <draw:text-box>
            <text:p text:style-name="P1"><text:span text:style-name="T15">Dekanat <text:s/></text:span></text:p>
          </draw:text-box>
        </draw:frame>
        <draw:polygon draw:style-name="gr7" draw:text-style-name="P6" draw:layer="layout" svg:width="1.995cm" svg:height="0.838cm" svg:x="15.116cm" svg:y="17.244cm" svg:viewBox="0 0 1996 839" draw:points="0,839 1996,839 1996,0 0,0">
          <text:p/>
        </draw:polygon>
        <draw:frame draw:style-name="gr74" draw:text-style-name="P2" draw:layer="layout" svg:width="1.822cm" svg:height="0.407cm" draw:transform="rotate (1.5707963267949) translate (1.57cm 28.465cm)">
          <draw:text-box>
            <text:p text:style-name="P1"><text:span text:style-name="T15">abzulegen </text:span></text:p>
          </draw:text-box>
        </draw:frame>
        <draw:polygon draw:style-name="gr7" draw:text-style-name="P6" draw:layer="layout" svg:width="1.799cm" svg:height="0.863cm" svg:x="17.73cm" svg:y="20.457cm" svg:viewBox="0 0 1800 864" draw:points="0,864 1800,864 1800,0 0,0">
          <text:p/>
        </draw:polygon>
        <draw:frame draw:style-name="gr3" draw:text-style-name="P2" draw:layer="layout" svg:width="0.35cm" svg:height="0.395cm" svg:x="15.382cm" svg:y="17.384cm">
          <draw:text-box>
            <text:p text:style-name="P1"><text:span text:style-name="T1"><text:s/></text:span></text:p>
          </draw:text-box>
        </draw:frame>
        <draw:polygon draw:style-name="gr6" draw:text-style-name="P6" draw:layer="layout" svg:width="1.995cm" svg:height="0.838cm" svg:x="15.12cm" svg:y="9.951cm" svg:viewBox="0 0 1996 839" draw:points="0,839 1996,839 1996,0 0,0">
          <text:p/>
        </draw:polygon>
        <draw:polygon draw:style-name="gr75" draw:text-style-name="P20" draw:layer="layout" svg:width="1.995cm" svg:height="0.838cm" svg:x="15.12cm" svg:y="9.951cm" svg:viewBox="0 0 1996 839" draw:points="0,839 1996,839 1996,0 0,0">
          <text:p/>
        </draw:polygon>
        <draw:frame draw:style-name="gr3" draw:text-style-name="P2" draw:layer="layout" svg:width="0.35cm" svg:height="0.395cm" svg:x="17.995cm" svg:y="20.607cm">
          <draw:text-box>
            <text:p text:style-name="P1"><text:span text:style-name="T1"><text:s/></text:span></text:p>
          </draw:text-box>
        </draw:frame>
        <draw:polygon draw:style-name="gr7" draw:text-style-name="P6" draw:layer="layout" svg:width="1.799cm" svg:height="0.862cm" svg:x="17.734cm" svg:y="18.537cm" svg:viewBox="0 0 1800 863" draw:points="0,863 1800,863 1800,0 0,0">
          <text:p/>
        </draw:polygon>
        <draw:frame draw:style-name="gr3" draw:text-style-name="P2" draw:layer="layout" svg:width="0.35cm" svg:height="0.395cm" svg:x="15.386cm" svg:y="10.098cm">
          <draw:text-box>
            <text:p text:style-name="P1"><text:span text:style-name="T1"><text:s/></text:span></text:p>
          </draw:text-box>
        </draw:frame>
        <draw:frame draw:style-name="gr3" draw:text-style-name="P2" draw:layer="layout" svg:width="0.35cm" svg:height="0.395cm" svg:x="17.999cm" svg:y="18.684cm">
          <draw:text-box>
            <text:p text:style-name="P1"><text:span text:style-name="T1"><text:s/></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Symbol1" svg:font-family="Symbol"/>
    <style:font-face style:name="Arial" svg:font-family="Arial" style:font-pitch="variable"/>
    <style:font-face style:name="Liberation Serif1" svg:font-family="'Liberation Serif'" style:font-pitch="variable"/>
    <style:font-face style:name="Symbol" svg:font-family="Symbol" style:font-pitch="variable"/>
    <style:font-face style:name="Tahoma1" svg:font-family="Tahom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draw:stroke-dash draw:name="stroke-dash44" draw:style="rect" draw:dots1="1" draw:dots1-length="0.079cm" draw:distance="0.079cm"/>
    <draw:stroke-dash draw:name="stroke-dash99" draw:style="rect" draw:dots1="1" draw:dots1-length="0.246cm" draw:dots2="1" draw:dots2-length="0.061cm" draw:distance="0.185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Segoe UI" style:font-size-asian="24pt" style:language-asian="zh" style:country-asian="CN" style:font-name-complex="Tahoma"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7cm" fo:margin-bottom="1cm" fo:margin-left="0.4cm" fo:margin-right="0.4cm" fo:page-width="21.001cm" fo:page-height="29.701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Symbol1" svg:font-family="Symbol"/>
    <style:font-face style:name="Arial" svg:font-family="Arial" style:font-pitch="variable"/>
    <style:font-face style:name="Liberation Serif1" svg:font-family="'Liberation Serif'" style:font-pitch="variable"/>
    <style:font-face style:name="Symbol" svg:font-family="Symbol" style:font-pitch="variable"/>
    <style:font-face style:name="Tahoma1" svg:font-family="Tahom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draw:fill="none" draw:textarea-horizontal-align="left" draw:textarea-vertical-align="top" draw:auto-grow-height="true" draw:auto-grow-width="true" fo:min-height="0.395cm" fo:min-width="1.657cm" fo:padding-top="0cm" fo:padding-bottom="0cm" fo:padding-left="0cm" fo:padding-right="0cm"/>
    </style:style>
    <style:style style:name="gr2" style:family="graphic" style:parent-style-name="standard">
      <style:graphic-properties draw:stroke="none" draw:fill="none" draw:textarea-horizontal-align="left" draw:textarea-vertical-align="top" draw:auto-grow-height="true" draw:auto-grow-width="true" fo:min-height="0.713cm" fo:min-width="4.54cm" fo:padding-top="0cm" fo:padding-bottom="0cm" fo:padding-left="0cm" fo:padding-right="0cm"/>
    </style:style>
    <style:style style:name="gr3" style:family="graphic" style:parent-style-name="standard">
      <style:graphic-properties draw:stroke="none" draw:fill="none" draw:textarea-horizontal-align="left" draw:textarea-vertical-align="top" draw:auto-grow-height="true" draw:auto-grow-width="true" fo:min-height="0.395cm" fo:min-width="0.35cm" fo:padding-top="0cm" fo:padding-bottom="0cm" fo:padding-left="0cm" fo:padding-right="0cm"/>
    </style:style>
    <style:style style:name="gr4" style:family="graphic" style:parent-style-name="standard">
      <style:graphic-properties draw:stroke="none" draw:fill="solid" draw:fill-color="#615e5d"/>
    </style:style>
    <style:style style:name="gr5" style:family="graphic" style:parent-style-name="standard">
      <style:graphic-properties draw:stroke="none" draw:fill="solid" draw:fill-color="#cc2926"/>
    </style:style>
    <style:style style:name="gr6" style:family="graphic" style:parent-style-name="standard">
      <style:graphic-properties draw:stroke="none" draw:fill="solid" draw:fill-color="#ffffff"/>
    </style:style>
    <style:style style:name="gr7" style:family="graphic" style:parent-style-name="standard">
      <style:graphic-properties draw:stroke="solid" svg:stroke-width="0.017cm" svg:stroke-color="#000000" draw:stroke-linejoin="round" svg:stroke-linecap="butt" draw:fill="solid" draw:fill-color="#ffffff" fo:padding-top="0.008cm" fo:padding-bottom="0.008cm" fo:padding-left="0.008cm" fo:padding-right="0.008cm"/>
    </style:style>
    <style:style style:name="gr8" style:family="graphic" style:parent-style-name="standard">
      <style:graphic-properties draw:stroke="none" draw:fill="none" draw:textarea-horizontal-align="left" draw:textarea-vertical-align="top" draw:auto-grow-height="true" draw:auto-grow-width="true" fo:min-height="0.395cm" fo:min-width="2.474cm" fo:padding-top="0cm" fo:padding-bottom="0cm" fo:padding-left="0cm" fo:padding-right="0cm"/>
    </style:style>
    <style:style style:name="gr9" style:family="graphic" style:parent-style-name="standard">
      <style:graphic-properties draw:stroke="none" draw:fill="none" draw:textarea-horizontal-align="left" draw:textarea-vertical-align="top" draw:auto-grow-height="true" draw:auto-grow-width="true" fo:min-height="0.556cm" fo:min-width="0.494cm" fo:padding-top="0cm" fo:padding-bottom="0cm" fo:padding-left="0cm" fo:padding-right="0cm"/>
    </style:style>
    <style:style style:name="gr10" style:family="graphic" style:parent-style-name="standard">
      <style:graphic-properties draw:stroke="none" draw:fill="solid" draw:fill-color="#000000"/>
    </style:style>
    <style:style style:name="gr11" style:family="graphic" style:parent-style-name="standard">
      <style:graphic-properties draw:stroke="none" draw:fill="none" draw:textarea-horizontal-align="left" draw:textarea-vertical-align="top" draw:auto-grow-height="true" draw:auto-grow-width="true" fo:min-height="0.568cm" fo:min-width="16.94cm" fo:padding-top="0cm" fo:padding-bottom="0cm" fo:padding-left="0cm" fo:padding-right="0cm"/>
    </style:style>
    <style:style style:name="gr12" style:family="graphic" style:parent-style-name="standard">
      <style:graphic-properties draw:stroke="none" draw:fill="none" draw:textarea-horizontal-align="left" draw:textarea-vertical-align="top" draw:auto-grow-height="true" draw:auto-grow-width="true" fo:min-height="0.395cm" fo:min-width="16.559cm" fo:padding-top="0cm" fo:padding-bottom="0cm" fo:padding-left="0cm" fo:padding-right="0cm"/>
    </style:style>
    <style:style style:name="gr13" style:family="graphic" style:parent-style-name="standard">
      <style:graphic-properties draw:stroke="none" draw:fill="none" draw:textarea-horizontal-align="left" draw:textarea-vertical-align="top" draw:auto-grow-height="true" draw:auto-grow-width="true" fo:min-height="0.395cm" fo:min-width="16.542cm" fo:padding-top="0cm" fo:padding-bottom="0cm" fo:padding-left="0cm" fo:padding-right="0cm"/>
    </style:style>
    <style:style style:name="gr14" style:family="graphic" style:parent-style-name="standard">
      <style:graphic-properties draw:stroke="none" draw:fill="none" draw:textarea-horizontal-align="left" draw:textarea-vertical-align="top" draw:auto-grow-height="true" draw:auto-grow-width="true" fo:min-height="0.395cm" fo:min-width="15.695cm" fo:padding-top="0cm" fo:padding-bottom="0cm" fo:padding-left="0cm" fo:padding-right="0cm"/>
    </style:style>
    <style:style style:name="gr15" style:family="graphic" style:parent-style-name="standard">
      <style:graphic-properties draw:stroke="none" draw:fill="none" draw:textarea-horizontal-align="left" draw:textarea-vertical-align="top" draw:auto-grow-height="true" draw:auto-grow-width="true" fo:min-height="0.395cm" fo:min-width="16.398cm" fo:padding-top="0cm" fo:padding-bottom="0cm" fo:padding-left="0cm" fo:padding-right="0cm"/>
    </style:style>
    <style:style style:name="gr16" style:family="graphic" style:parent-style-name="standard">
      <style:graphic-properties draw:stroke="none" draw:fill="none" draw:textarea-horizontal-align="left" draw:textarea-vertical-align="top" draw:auto-grow-height="true" draw:auto-grow-width="true" fo:min-height="0.395cm" fo:min-width="6.754cm" fo:padding-top="0cm" fo:padding-bottom="0cm" fo:padding-left="0cm" fo:padding-right="0cm"/>
    </style:style>
    <style:style style:name="gr17" style:family="graphic" style:parent-style-name="standard">
      <style:graphic-properties draw:stroke="none" draw:fill="none" draw:textarea-horizontal-align="left" draw:textarea-vertical-align="top" draw:auto-grow-height="true" draw:auto-grow-width="true" fo:min-height="0.395cm" fo:min-width="4.091cm" fo:padding-top="0cm" fo:padding-bottom="0cm" fo:padding-left="0cm" fo:padding-right="0cm"/>
    </style:style>
    <style:style style:name="gr18" style:family="graphic" style:parent-style-name="standard">
      <style:graphic-properties draw:stroke="none" draw:fill="none" draw:textarea-horizontal-align="left" draw:textarea-vertical-align="top" draw:auto-grow-height="true" draw:auto-grow-width="true" fo:min-height="0.395cm" fo:min-width="4.189cm" fo:padding-top="0cm" fo:padding-bottom="0cm" fo:padding-left="0cm" fo:padding-right="0cm"/>
    </style:style>
    <style:style style:name="gr19" style:family="graphic" style:parent-style-name="standard">
      <style:graphic-properties draw:stroke="none" draw:fill="none" draw:textarea-horizontal-align="left" draw:textarea-vertical-align="top" draw:auto-grow-height="true" draw:auto-grow-width="true" fo:min-height="0.395cm" fo:min-width="4.384cm" fo:padding-top="0cm" fo:padding-bottom="0cm" fo:padding-left="0cm" fo:padding-right="0cm"/>
    </style:style>
    <style:style style:name="gr20" style:family="graphic" style:parent-style-name="standard">
      <style:graphic-properties draw:stroke="none" draw:fill="none" draw:textarea-horizontal-align="left" draw:textarea-vertical-align="top" draw:auto-grow-height="true" draw:auto-grow-width="true" fo:min-height="0.395cm" fo:min-width="1.378cm" fo:padding-top="0cm" fo:padding-bottom="0cm" fo:padding-left="0cm" fo:padding-right="0cm"/>
    </style:style>
    <style:style style:name="gr21" style:family="graphic" style:parent-style-name="standard">
      <style:graphic-properties draw:stroke="none" draw:fill="none" draw:textarea-horizontal-align="left" draw:textarea-vertical-align="top" draw:auto-grow-height="true" draw:auto-grow-width="true" fo:min-height="0.395cm" fo:min-width="1.746cm" fo:padding-top="0cm" fo:padding-bottom="0cm" fo:padding-left="0cm" fo:padding-right="0cm"/>
    </style:style>
    <style:style style:name="gr22" style:family="graphic" style:parent-style-name="standard">
      <style:graphic-properties draw:stroke="none" draw:fill="none" draw:textarea-horizontal-align="left" draw:textarea-vertical-align="top" draw:auto-grow-height="true" draw:auto-grow-width="true" fo:min-height="0.395cm" fo:min-width="2.572cm" fo:padding-top="0cm" fo:padding-bottom="0cm" fo:padding-left="0cm" fo:padding-right="0cm"/>
    </style:style>
    <style:style style:name="gr23" style:family="graphic" style:parent-style-name="standard">
      <style:graphic-properties draw:stroke="none" draw:fill="none" draw:textarea-horizontal-align="left" draw:textarea-vertical-align="top" draw:auto-grow-height="true" draw:auto-grow-width="true" fo:min-height="0.395cm" fo:min-width="9.057cm" fo:padding-top="0cm" fo:padding-bottom="0cm" fo:padding-left="0cm" fo:padding-right="0cm"/>
    </style:style>
    <style:style style:name="gr24" style:family="graphic" style:parent-style-name="standard">
      <style:graphic-properties draw:stroke="none" draw:fill="none" draw:textarea-horizontal-align="left" draw:textarea-vertical-align="top" draw:auto-grow-height="true" draw:auto-grow-width="true" fo:min-height="0.395cm" fo:min-width="5.425cm" fo:padding-top="0cm" fo:padding-bottom="0cm" fo:padding-left="0cm" fo:padding-right="0cm"/>
    </style:style>
    <style:style style:name="gr25" style:family="graphic" style:parent-style-name="standard">
      <style:graphic-properties draw:stroke="none" draw:fill="none" draw:textarea-horizontal-align="left" draw:textarea-vertical-align="top" draw:auto-grow-height="true" draw:auto-grow-width="true" fo:min-height="0.395cm" fo:min-width="3.884cm" fo:padding-top="0cm" fo:padding-bottom="0cm" fo:padding-left="0cm" fo:padding-right="0cm"/>
    </style:style>
    <style:style style:name="gr26" style:family="graphic" style:parent-style-name="standard">
      <style:graphic-properties draw:stroke="none" draw:fill="solid" draw:fill-color="#d3d3d3"/>
    </style:style>
    <style:style style:name="gr27" style:family="graphic" style:parent-style-name="standard">
      <style:graphic-properties draw:stroke="none" draw:fill="none" draw:textarea-horizontal-align="left" draw:textarea-vertical-align="top" draw:auto-grow-height="true" draw:auto-grow-width="true" fo:min-height="0.632cm" fo:min-width="8.96cm" fo:padding-top="0cm" fo:padding-bottom="0cm" fo:padding-left="0cm" fo:padding-right="0cm"/>
    </style:style>
    <style:style style:name="gr28" style:family="graphic" style:parent-style-name="standard">
      <style:graphic-properties draw:stroke="none" draw:fill="none" draw:textarea-horizontal-align="left" draw:textarea-vertical-align="top" draw:auto-grow-height="true" draw:auto-grow-width="true" fo:min-height="0.733cm" fo:min-width="0.883cm" fo:padding-top="0cm" fo:padding-bottom="0cm" fo:padding-left="0cm" fo:padding-right="0cm"/>
    </style:style>
    <style:style style:name="gr29" style:family="graphic" style:parent-style-name="standard">
      <style:graphic-properties draw:stroke="none" draw:fill="none" draw:textarea-horizontal-align="left" draw:textarea-vertical-align="top" draw:auto-grow-height="true" draw:auto-grow-width="true" fo:min-height="0.632cm" fo:min-width="0.562cm" fo:padding-top="0cm" fo:padding-bottom="0cm" fo:padding-left="0cm" fo:padding-right="0cm"/>
    </style:style>
    <style:style style:name="gr30" style:family="graphic" style:parent-style-name="standard">
      <style:graphic-properties draw:stroke="none" draw:fill="none" draw:textarea-horizontal-align="left" draw:textarea-vertical-align="top" draw:auto-grow-height="true" draw:auto-grow-width="true" fo:min-height="0.713cm" fo:min-width="0.634cm" fo:padding-top="0cm" fo:padding-bottom="0cm" fo:padding-left="0cm" fo:padding-right="0cm"/>
    </style:style>
    <style:style style:name="gr31" style:family="graphic" style:parent-style-name="standard">
      <style:graphic-properties draw:stroke="none" draw:fill="none" draw:textarea-horizontal-align="left" draw:textarea-vertical-align="top" draw:auto-grow-height="true" draw:auto-grow-width="true" fo:min-height="0.357cm" fo:min-width="1.717cm" fo:padding-top="0cm" fo:padding-bottom="0cm" fo:padding-left="0cm" fo:padding-right="0cm"/>
    </style:style>
    <style:style style:name="gr32" style:family="graphic" style:parent-style-name="standard">
      <style:graphic-properties draw:stroke="none" draw:fill="none" draw:textarea-horizontal-align="left" draw:textarea-vertical-align="top" draw:auto-grow-height="true" draw:auto-grow-width="true" fo:min-height="0.323cm" fo:min-width="0.283cm" fo:padding-top="0cm" fo:padding-bottom="0cm" fo:padding-left="0cm" fo:padding-right="0cm"/>
    </style:style>
    <style:style style:name="gr33" style:family="graphic" style:parent-style-name="standard">
      <style:graphic-properties draw:stroke="none" draw:fill="none" draw:textarea-horizontal-align="left" draw:textarea-vertical-align="top" draw:auto-grow-height="true" draw:auto-grow-width="true" fo:min-height="0.556cm" fo:min-width="5.831cm" fo:padding-top="0cm" fo:padding-bottom="0cm" fo:padding-left="0cm" fo:padding-right="0cm"/>
    </style:style>
    <style:style style:name="gr34" style:family="graphic" style:parent-style-name="standard">
      <style:graphic-properties draw:stroke="none" draw:fill="none" draw:textarea-horizontal-align="left" draw:textarea-vertical-align="top" draw:auto-grow-height="true" draw:auto-grow-width="true" fo:min-height="0.162cm" fo:min-width="0.139cm" fo:padding-top="0cm" fo:padding-bottom="0cm" fo:padding-left="0cm" fo:padding-right="0cm"/>
    </style:style>
    <style:style style:name="gr35" style:family="graphic" style:parent-style-name="standard">
      <style:graphic-properties draw:stroke="none" draw:fill="none" draw:textarea-horizontal-align="left" draw:textarea-vertical-align="top" draw:auto-grow-height="true" draw:auto-grow-width="true" fo:min-height="0.458cm" fo:min-width="0.388cm" fo:padding-top="0cm" fo:padding-bottom="0cm" fo:padding-left="0cm" fo:padding-right="0cm"/>
    </style:style>
    <style:style style:name="gr36" style:family="graphic" style:parent-style-name="standard">
      <style:graphic-properties draw:stroke="none" draw:fill="none" draw:textarea-horizontal-align="left" draw:textarea-vertical-align="top" draw:auto-grow-height="true" draw:auto-grow-width="true" fo:min-height="0.458cm" fo:min-width="1.34cm" fo:padding-top="0cm" fo:padding-bottom="0cm" fo:padding-left="0cm" fo:padding-right="0cm"/>
    </style:style>
    <style:style style:name="gr37" style:family="graphic" style:parent-style-name="standard">
      <style:graphic-properties draw:stroke="none" draw:fill="none" draw:textarea-horizontal-align="left" draw:textarea-vertical-align="top" draw:auto-grow-height="true" draw:auto-grow-width="true" fo:min-height="0.458cm" fo:min-width="2.635cm" fo:padding-top="0cm" fo:padding-bottom="0cm" fo:padding-left="0cm" fo:padding-right="0cm"/>
    </style:style>
    <style:style style:name="gr38" style:family="graphic" style:parent-style-name="standard">
      <style:graphic-properties draw:stroke="none" draw:fill="none" draw:textarea-horizontal-align="left" draw:textarea-vertical-align="top" draw:auto-grow-height="true" draw:auto-grow-width="true" fo:min-height="0.458cm" fo:min-width="1.276cm" fo:padding-top="0cm" fo:padding-bottom="0cm" fo:padding-left="0cm" fo:padding-right="0cm"/>
    </style:style>
    <style:style style:name="gr39" style:family="graphic" style:parent-style-name="standard">
      <style:graphic-properties draw:stroke="none" draw:fill="none" draw:textarea-horizontal-align="left" draw:textarea-vertical-align="top" draw:auto-grow-height="true" draw:auto-grow-width="true" fo:min-height="0.458cm" fo:min-width="2.745cm" fo:padding-top="0cm" fo:padding-bottom="0cm" fo:padding-left="0cm" fo:padding-right="0cm"/>
    </style:style>
    <style:style style:name="gr40" style:family="graphic" style:parent-style-name="standard">
      <style:graphic-properties draw:stroke="none" draw:fill="none" draw:textarea-horizontal-align="left" draw:textarea-vertical-align="top" draw:auto-grow-height="true" draw:auto-grow-width="true" fo:min-height="0.458cm" fo:min-width="1.539cm" fo:padding-top="0cm" fo:padding-bottom="0cm" fo:padding-left="0cm" fo:padding-right="0cm"/>
    </style:style>
    <style:style style:name="gr41" style:family="graphic" style:parent-style-name="standard">
      <style:graphic-properties draw:stroke="none" draw:fill="none" draw:textarea-horizontal-align="left" draw:textarea-vertical-align="top" draw:auto-grow-height="true" draw:auto-grow-width="true" fo:min-height="0.442cm" fo:min-width="1.429cm" fo:padding-top="0cm" fo:padding-bottom="0cm" fo:padding-left="0cm" fo:padding-right="0cm"/>
    </style:style>
    <style:style style:name="gr42" style:family="graphic" style:parent-style-name="standard">
      <style:graphic-properties draw:stroke="none" draw:fill="none" draw:textarea-horizontal-align="left" draw:textarea-vertical-align="top" draw:auto-grow-height="true" draw:auto-grow-width="true" fo:min-height="0.442cm" fo:min-width="1.674cm" fo:padding-top="0cm" fo:padding-bottom="0cm" fo:padding-left="0cm" fo:padding-right="0cm"/>
    </style:style>
    <style:style style:name="gr43" style:family="graphic" style:parent-style-name="standard">
      <style:graphic-properties draw:stroke="none" draw:fill="none" draw:textarea-horizontal-align="left" draw:textarea-vertical-align="top" draw:auto-grow-height="true" draw:auto-grow-width="true" fo:min-height="0.442cm" fo:min-width="1.67cm" fo:padding-top="0cm" fo:padding-bottom="0cm" fo:padding-left="0cm" fo:padding-right="0cm"/>
    </style:style>
    <style:style style:name="gr44" style:family="graphic" style:parent-style-name="standard">
      <style:graphic-properties draw:stroke="none" draw:fill="none" draw:textarea-horizontal-align="left" draw:textarea-vertical-align="top" draw:auto-grow-height="true" draw:auto-grow-width="true" fo:min-height="0.442cm" fo:min-width="2.157cm" fo:padding-top="0cm" fo:padding-bottom="0cm" fo:padding-left="0cm" fo:padding-right="0cm"/>
    </style:style>
    <style:style style:name="gr45" style:family="graphic" style:parent-style-name="standard">
      <style:graphic-properties draw:stroke="none" draw:fill="none" draw:textarea-horizontal-align="left" draw:textarea-vertical-align="top" draw:auto-grow-height="true" draw:auto-grow-width="true" fo:min-height="0.442cm" fo:min-width="1.344cm" fo:padding-top="0cm" fo:padding-bottom="0cm" fo:padding-left="0cm" fo:padding-right="0cm"/>
    </style:style>
    <style:style style:name="gr46" style:family="graphic" style:parent-style-name="standard">
      <style:graphic-properties draw:stroke="none" draw:fill="none" draw:textarea-horizontal-align="left" draw:textarea-vertical-align="top" draw:auto-grow-height="true" draw:auto-grow-width="true" fo:min-height="0.442cm" fo:min-width="1.678cm" fo:padding-top="0cm" fo:padding-bottom="0cm" fo:padding-left="0cm" fo:padding-right="0cm"/>
    </style:style>
    <style:style style:name="gr47" style:family="graphic" style:parent-style-name="standard">
      <style:graphic-properties draw:stroke="none" draw:fill="none" draw:textarea-horizontal-align="left" draw:textarea-vertical-align="top" draw:auto-grow-height="true" draw:auto-grow-width="true" fo:min-height="0.442cm" fo:min-width="1.585cm" fo:padding-top="0cm" fo:padding-bottom="0cm" fo:padding-left="0cm" fo:padding-right="0cm"/>
    </style:style>
    <style:style style:name="gr48" style:family="graphic" style:parent-style-name="standard">
      <style:graphic-properties draw:stroke="none" draw:fill="none" draw:textarea-horizontal-align="left" draw:textarea-vertical-align="top" draw:auto-grow-height="true" draw:auto-grow-width="true" fo:min-height="0.632cm" fo:min-width="8.617cm" fo:padding-top="0cm" fo:padding-bottom="0cm" fo:padding-left="0cm" fo:padding-right="0cm"/>
    </style:style>
    <style:style style:name="gr49" style:family="graphic" style:parent-style-name="standard">
      <style:graphic-properties draw:stroke="none" draw:fill="solid" draw:fill-color="#acacac"/>
    </style:style>
    <style:style style:name="gr50" style:family="graphic" style:parent-style-name="standard">
      <style:graphic-properties draw:stroke="none" draw:fill="none" draw:textarea-horizontal-align="left" draw:textarea-vertical-align="top" draw:auto-grow-height="true" draw:auto-grow-width="true" fo:min-height="0.556cm" fo:min-width="12.744cm" fo:padding-top="0cm" fo:padding-bottom="0cm" fo:padding-left="0cm" fo:padding-right="0cm"/>
    </style:style>
    <style:style style:name="gr51" style:family="graphic" style:parent-style-name="standard">
      <style:graphic-properties draw:stroke="none" draw:fill="solid" draw:fill-color="#d9d9d9"/>
    </style:style>
    <style:style style:name="gr52" style:family="graphic" style:parent-style-name="standard">
      <style:graphic-properties draw:stroke="none" draw:fill="none" draw:textarea-horizontal-align="left" draw:textarea-vertical-align="top" draw:auto-grow-height="true" draw:auto-grow-width="true" fo:min-height="0.632cm" fo:min-width="9.523cm" fo:padding-top="0cm" fo:padding-bottom="0cm" fo:padding-left="0cm" fo:padding-right="0cm"/>
    </style:style>
    <style:style style:name="gr53" style:family="graphic" style:parent-style-name="standard">
      <style:graphic-properties draw:stroke="none" draw:fill="none" draw:textarea-horizontal-align="left" draw:textarea-vertical-align="top" draw:auto-grow-height="true" draw:auto-grow-width="true" fo:min-height="0.733cm" fo:min-width="2.381cm" fo:padding-top="0cm" fo:padding-bottom="0cm" fo:padding-left="0cm" fo:padding-right="0cm"/>
    </style:style>
    <style:style style:name="gr54" style:family="graphic" style:parent-style-name="standard">
      <style:graphic-properties draw:stroke="none" draw:fill="none" draw:textarea-horizontal-align="left" draw:textarea-vertical-align="top" draw:auto-grow-height="true" draw:auto-grow-width="true" fo:min-height="0.442cm" fo:min-width="0.388cm" fo:padding-top="0cm" fo:padding-bottom="0cm" fo:padding-left="0cm" fo:padding-right="0cm"/>
    </style:style>
    <style:style style:name="gr55" style:family="graphic" style:parent-style-name="standard">
      <style:graphic-properties draw:stroke="none" draw:fill="none" draw:textarea-horizontal-align="left" draw:textarea-vertical-align="top" draw:auto-grow-height="true" draw:auto-grow-width="true" fo:min-height="0.442cm" fo:min-width="6.496cm" fo:padding-top="0cm" fo:padding-bottom="0cm" fo:padding-left="0cm" fo:padding-right="0cm"/>
    </style:style>
    <style:style style:name="gr56" style:family="graphic" style:parent-style-name="standard">
      <style:graphic-properties draw:stroke="none" draw:fill="none" draw:textarea-horizontal-align="left" draw:textarea-vertical-align="top" draw:auto-grow-height="true" draw:auto-grow-width="true" fo:min-height="0.442cm" fo:min-width="5.624cm" fo:padding-top="0cm" fo:padding-bottom="0cm" fo:padding-left="0cm" fo:padding-right="0cm"/>
    </style:style>
    <style:style style:name="gr57" style:family="graphic" style:parent-style-name="standard">
      <style:graphic-properties draw:stroke="none" draw:fill="none" draw:textarea-horizontal-align="left" draw:textarea-vertical-align="top" draw:auto-grow-height="true" draw:auto-grow-width="true" fo:min-height="0.442cm" fo:min-width="6.471cm" fo:padding-top="0cm" fo:padding-bottom="0cm" fo:padding-left="0cm" fo:padding-right="0cm"/>
    </style:style>
    <style:style style:name="gr58" style:family="graphic" style:parent-style-name="standard">
      <style:graphic-properties draw:stroke="none" draw:fill="none" draw:textarea-horizontal-align="left" draw:textarea-vertical-align="top" draw:auto-grow-height="true" draw:auto-grow-width="true" fo:min-height="0.442cm" fo:min-width="5.044cm" fo:padding-top="0cm" fo:padding-bottom="0cm" fo:padding-left="0cm" fo:padding-right="0cm"/>
    </style:style>
    <style:style style:name="gr59" style:family="graphic" style:parent-style-name="standard">
      <style:graphic-properties draw:stroke="none" draw:fill="none" draw:textarea-horizontal-align="left" draw:textarea-vertical-align="top" draw:auto-grow-height="true" draw:auto-grow-width="true" fo:min-height="0.653cm" fo:min-width="0.494cm" fo:padding-top="0cm" fo:padding-bottom="0cm" fo:padding-left="0cm" fo:padding-right="0cm"/>
    </style:style>
    <style:style style:name="gr60" style:family="graphic" style:parent-style-name="standard">
      <style:graphic-properties draw:stroke="none" draw:fill="none" draw:textarea-horizontal-align="left" draw:textarea-vertical-align="top" draw:auto-grow-height="true" draw:auto-grow-width="true" fo:min-height="0.556cm" fo:min-width="8.803cm" fo:padding-top="0cm" fo:padding-bottom="0cm" fo:padding-left="0cm" fo:padding-right="0cm"/>
    </style:style>
    <style:style style:name="gr61" style:family="graphic" style:parent-style-name="standard">
      <style:graphic-properties draw:stroke="dash" draw:stroke-dash="stroke-dash44" svg:stroke-width="0.079cm" svg:stroke-color="#000000" draw:stroke-linejoin="round" svg:stroke-linecap="butt" draw:fill="solid" draw:fill-color="#ffffff" fo:padding-top="0.039cm" fo:padding-bottom="0.039cm" fo:padding-left="0.039cm" fo:padding-right="0.039cm"/>
    </style:style>
    <style:style style:name="gr62" style:family="graphic" style:parent-style-name="standard">
      <style:graphic-properties draw:stroke="none" draw:fill="solid" draw:fill-color="#ffff00"/>
    </style:style>
    <style:style style:name="gr63" style:family="graphic" style:parent-style-name="standard">
      <style:graphic-properties draw:stroke="none" draw:fill="none" draw:textarea-horizontal-align="left" draw:textarea-vertical-align="top" draw:auto-grow-height="true" draw:auto-grow-width="true" fo:min-height="0.556cm" fo:min-width="10.539cm" fo:padding-top="0cm" fo:padding-bottom="0cm" fo:padding-left="0cm" fo:padding-right="0cm"/>
    </style:style>
    <style:style style:name="gr64" style:family="graphic" style:parent-style-name="standard">
      <style:graphic-properties draw:stroke="dash" draw:stroke-dash="stroke-dash99" svg:stroke-width="0.061cm" svg:stroke-color="#000000" draw:stroke-linejoin="round" svg:stroke-linecap="butt" draw:fill="solid" draw:fill-color="#ffffff" fo:padding-top="0.03cm" fo:padding-bottom="0.03cm" fo:padding-left="0.03cm" fo:padding-right="0.03cm"/>
    </style:style>
    <style:style style:name="gr65" style:family="graphic" style:parent-style-name="standard">
      <style:graphic-properties draw:stroke="none" draw:fill="solid" draw:fill-color="#ff0000"/>
    </style:style>
    <style:style style:name="gr66" style:family="graphic" style:parent-style-name="standard">
      <style:graphic-properties draw:stroke="none" draw:fill="none" draw:textarea-horizontal-align="left" draw:textarea-vertical-align="top" draw:auto-grow-height="true" draw:auto-grow-width="true" fo:min-height="0.568cm" fo:min-width="11.766cm" fo:padding-top="0cm" fo:padding-bottom="0cm" fo:padding-left="0cm" fo:padding-right="0cm"/>
    </style:style>
    <style:style style:name="gr67" style:family="graphic" style:parent-style-name="standard">
      <style:graphic-properties draw:stroke="none" draw:fill="none" draw:textarea-horizontal-align="left" draw:textarea-vertical-align="top" draw:auto-grow-height="true" draw:auto-grow-width="true" fo:min-height="0.407cm" fo:min-width="0.828cm" fo:padding-top="0cm" fo:padding-bottom="0cm" fo:padding-left="0cm" fo:padding-right="0cm"/>
    </style:style>
    <style:style style:name="gr68" style:family="graphic" style:parent-style-name="standard">
      <style:graphic-properties draw:stroke="none" draw:fill="none" draw:textarea-horizontal-align="left" draw:textarea-vertical-align="top" draw:auto-grow-height="true" draw:auto-grow-width="true" fo:min-height="0.407cm" fo:min-width="2.284cm" fo:padding-top="0cm" fo:padding-bottom="0cm" fo:padding-left="0cm" fo:padding-right="0cm"/>
    </style:style>
    <style:style style:name="gr69" style:family="graphic" style:parent-style-name="standard">
      <style:graphic-properties draw:stroke="solid" svg:stroke-width="0.044cm" svg:stroke-color="#000000" draw:stroke-linejoin="round" svg:stroke-linecap="butt" draw:fill="solid" draw:fill-color="#ffffff" fo:padding-top="0.022cm" fo:padding-bottom="0.022cm" fo:padding-left="0.022cm" fo:padding-right="0.022cm"/>
    </style:style>
    <style:style style:name="gr70" style:family="graphic" style:parent-style-name="standard">
      <style:graphic-properties draw:stroke="none" draw:fill="solid" draw:fill-color="#00b0f0"/>
    </style:style>
    <style:style style:name="gr71" style:family="graphic" style:parent-style-name="standard">
      <style:graphic-properties draw:stroke="none" draw:fill="none" draw:textarea-horizontal-align="left" draw:textarea-vertical-align="top" draw:auto-grow-height="true" draw:auto-grow-width="true" fo:min-height="0.407cm" fo:min-width="2.038cm" fo:padding-top="0cm" fo:padding-bottom="0cm" fo:padding-left="0cm" fo:padding-right="0cm"/>
    </style:style>
    <style:style style:name="gr72" style:family="graphic" style:parent-style-name="standard">
      <style:graphic-properties draw:stroke="none" draw:fill="none" draw:textarea-horizontal-align="left" draw:textarea-vertical-align="top" draw:auto-grow-height="true" draw:auto-grow-width="true" fo:min-height="0.407cm" fo:min-width="0.925cm" fo:padding-top="0cm" fo:padding-bottom="0cm" fo:padding-left="0cm" fo:padding-right="0cm"/>
    </style:style>
    <style:style style:name="gr73" style:family="graphic" style:parent-style-name="standard">
      <style:graphic-properties draw:stroke="none" draw:fill="none" draw:textarea-horizontal-align="left" draw:textarea-vertical-align="top" draw:auto-grow-height="true" draw:auto-grow-width="true" fo:min-height="0.407cm" fo:min-width="1.564cm" fo:padding-top="0cm" fo:padding-bottom="0cm" fo:padding-left="0cm" fo:padding-right="0cm"/>
    </style:style>
    <style:style style:name="gr74" style:family="graphic" style:parent-style-name="standard">
      <style:graphic-properties draw:stroke="none" draw:fill="none" draw:textarea-horizontal-align="left" draw:textarea-vertical-align="top" draw:auto-grow-height="true" draw:auto-grow-width="true" fo:min-height="0.407cm" fo:min-width="1.822cm" fo:padding-top="0cm" fo:padding-bottom="0cm" fo:padding-left="0cm" fo:padding-right="0cm"/>
    </style:style>
    <style:style style:name="gr75" style:family="graphic" style:parent-style-name="standard">
      <style:graphic-properties draw:stroke="solid" svg:stroke-width="0.017cm" svg:stroke-color="#000000" draw:stroke-linejoin="round" svg:stroke-linecap="butt" draw:fill="none" fo:padding-top="0.008cm" fo:padding-bottom="0.008cm" fo:padding-left="0.008cm" fo:padding-right="0.008cm"/>
    </style:style>
    <style:style style:name="P1" style:family="paragraph">
      <style:paragraph-properties fo:text-align="start" style:writing-mode="lr-tb"/>
    </style:style>
    <style:style style:name="P2" style:family="paragraph">
      <loext:graphic-properties draw:fill="none"/>
      <style:text-properties fo:font-size="10pt" style:font-size-asian="10pt" style:font-size-complex="10pt"/>
    </style:style>
    <style:style style:name="P3" style:family="paragraph">
      <loext:graphic-properties draw:fill="none"/>
      <style:text-properties fo:font-size="18pt" style:font-size-asian="18pt" style:font-size-complex="18pt"/>
    </style:style>
    <style:style style:name="P4" style:family="paragraph">
      <loext:graphic-properties draw:fill="solid" draw:fill-color="#615e5d"/>
    </style:style>
    <style:style style:name="P5" style:family="paragraph">
      <loext:graphic-properties draw:fill="solid" draw:fill-color="#cc2926"/>
    </style:style>
    <style:style style:name="P6" style:family="paragraph">
      <loext:graphic-properties draw:fill="solid" draw:fill-color="#ffffff"/>
    </style:style>
    <style:style style:name="P7" style:family="paragraph">
      <loext:graphic-properties draw:fill="none"/>
      <style:text-properties fo:font-size="14.1000003814697pt" style:font-size-asian="14.1000003814697pt" style:font-size-complex="14.1000003814697pt"/>
    </style:style>
    <style:style style:name="P8" style:family="paragraph">
      <loext:graphic-properties draw:fill="solid" draw:fill-color="#000000"/>
    </style:style>
    <style:style style:name="P9" style:family="paragraph">
      <loext:graphic-properties draw:fill="solid" draw:fill-color="#d3d3d3"/>
    </style:style>
    <style:style style:name="P10" style:family="paragraph">
      <loext:graphic-properties draw:fill="none"/>
      <style:text-properties fo:font-size="16pt" style:font-size-asian="16pt" style:font-size-complex="16pt"/>
    </style:style>
    <style:style style:name="P11" style:family="paragraph">
      <loext:graphic-properties draw:fill="none"/>
      <style:text-properties fo:font-size="9pt" style:font-size-asian="9pt" style:font-size-complex="9pt"/>
    </style:style>
    <style:style style:name="P12" style:family="paragraph">
      <loext:graphic-properties draw:fill="none"/>
      <style:text-properties fo:font-size="8.10000038146973pt" style:font-size-asian="8.10000038146973pt" style:font-size-complex="8.10000038146973pt"/>
    </style:style>
    <style:style style:name="P13" style:family="paragraph">
      <loext:graphic-properties draw:fill="none"/>
      <style:text-properties fo:font-size="4pt" style:font-size-asian="4pt" style:font-size-complex="4pt"/>
    </style:style>
    <style:style style:name="P14" style:family="paragraph">
      <loext:graphic-properties draw:fill="none"/>
      <style:text-properties fo:font-size="11.1000003814697pt" style:font-size-asian="11.1000003814697pt" style:font-size-complex="11.1000003814697pt"/>
    </style:style>
    <style:style style:name="P15" style:family="paragraph">
      <loext:graphic-properties draw:fill="solid" draw:fill-color="#acacac"/>
    </style:style>
    <style:style style:name="P16" style:family="paragraph">
      <loext:graphic-properties draw:fill="solid" draw:fill-color="#d9d9d9"/>
    </style:style>
    <style:style style:name="P17" style:family="paragraph">
      <loext:graphic-properties draw:fill="solid" draw:fill-color="#ffff00"/>
    </style:style>
    <style:style style:name="P18" style:family="paragraph">
      <loext:graphic-properties draw:fill="solid" draw:fill-color="#ff0000"/>
    </style:style>
    <style:style style:name="P19" style:family="paragraph">
      <loext:graphic-properties draw:fill="solid" draw:fill-color="#00b0f0"/>
    </style:style>
    <style:style style:name="P20" style:family="paragraph">
      <loext:graphic-properties draw:fill="none"/>
    </style:style>
    <style:style style:name="T1" style:family="text">
      <style:text-properties fo:color="#000000" style:font-name="Arial1" fo:font-size="10pt" style:font-size-asian="10pt" style:font-name-complex="Arial1" style:font-size-complex="10pt"/>
    </style:style>
    <style:style style:name="T2" style:family="text">
      <style:text-properties fo:color="#000000" style:font-name="Arial1" fo:font-size="18pt" style:font-size-asian="18pt" style:font-name-complex="Arial1" style:font-size-complex="18pt"/>
    </style:style>
    <style:style style:name="T3" style:family="text">
      <style:text-properties fo:color="#000000" style:font-name="Arial1" fo:font-size="10pt" fo:font-style="italic" style:font-size-asian="10pt" style:font-name-complex="Arial1" style:font-size-complex="10pt" style:font-style-complex="italic"/>
    </style:style>
    <style:style style:name="T4" style:family="text">
      <style:text-properties fo:color="#000000" style:font-name="Arial1" fo:font-size="14.1000003814697pt" style:font-size-asian="14.1000003814697pt" style:font-name-complex="Arial1" style:font-size-complex="14.1000003814697pt"/>
    </style:style>
    <style:style style:name="T5" style:family="text">
      <style:text-properties fo:color="#000000" style:font-name="Arial1" fo:font-size="14.1000003814697pt" fo:font-weight="bold" style:font-size-asian="14.1000003814697pt" style:font-name-complex="Arial1" style:font-size-complex="14.1000003814697pt" style:font-weight-complex="bold"/>
    </style:style>
    <style:style style:name="T6" style:family="text">
      <style:text-properties fo:color="#000000" style:font-name="Arial1" fo:font-size="16pt" style:font-size-asian="16pt" style:font-name-complex="Arial1" style:font-size-complex="16pt"/>
    </style:style>
    <style:style style:name="T7" style:family="text">
      <style:text-properties fo:color="#000000" style:font-name="Arial1" fo:font-size="18pt" fo:font-weight="bold" style:font-size-asian="18pt" style:font-name-complex="Arial1" style:font-size-complex="18pt" style:font-weight-complex="bold"/>
    </style:style>
    <style:style style:name="T8" style:family="text">
      <style:text-properties fo:color="#000000" style:font-name="Arial1" fo:font-size="9pt" style:font-size-asian="9pt" style:font-name-complex="Arial1" style:font-size-complex="9pt"/>
    </style:style>
    <style:style style:name="T9" style:family="text">
      <style:text-properties fo:color="#000000" style:font-name="Arial1" fo:font-size="8.10000038146973pt" style:font-size-asian="8.10000038146973pt" style:font-name-complex="Arial1" style:font-size-complex="8.10000038146973pt"/>
    </style:style>
    <style:style style:name="T10" style:family="text">
      <style:text-properties fo:color="#000000" style:font-name="Arial1" fo:font-size="4pt" style:font-size-asian="4pt" style:font-name-complex="Arial1" style:font-size-complex="4pt"/>
    </style:style>
    <style:style style:name="T11" style:family="text">
      <style:text-properties fo:color="#000000" style:font-name="Arial1" fo:font-size="11.1000003814697pt" fo:font-weight="bold" style:font-size-asian="11.1000003814697pt" style:font-name-complex="Arial1" style:font-size-complex="11.1000003814697pt" style:font-weight-complex="bold"/>
    </style:style>
    <style:style style:name="T12" style:family="text">
      <style:text-properties fo:color="#000000" style:font-name="Arial1" fo:font-size="11.1000003814697pt" style:font-size-asian="11.1000003814697pt" style:font-name-complex="Arial1" style:font-size-complex="11.1000003814697pt"/>
    </style:style>
    <style:style style:name="T13" style:family="text">
      <style:text-properties fo:color="#000000" style:font-name="Symbol1" fo:font-size="14.1000003814697pt" style:font-size-asian="14.1000003814697pt" style:font-name-complex="Symbol1" style:font-size-complex="14.1000003814697pt"/>
    </style:style>
    <style:style style:name="T14" style:family="text">
      <style:text-properties fo:color="#000000" style:font-name="Arial1" fo:font-size="4pt" fo:font-weight="bold" style:font-size-asian="4pt" style:font-name-complex="Arial1" style:font-size-complex="4pt" style:font-weight-complex="bold"/>
    </style:style>
    <style:style style:name="T15" style:family="text">
      <style:text-properties fo:color="#000000" style:font-name="Arial1" fo:font-size="10pt" fo:font-weight="bold" style:font-size-asian="10pt" style:font-name-complex="Arial1" style:font-size-complex="1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frame draw:style-name="gr1" draw:text-style-name="P2" draw:layer="layout" svg:width="1.657cm" svg:height="0.395cm" svg:x="2.503cm" svg:y="1.519cm">
          <draw:text-box>
            <text:p text:style-name="P1"><text:span text:style-name="T1"><text:s text:c="17"/></text:span></text:p>
          </draw:text-box>
        </draw:frame>
        <draw:frame draw:style-name="gr2" draw:text-style-name="P3" draw:layer="layout" svg:width="4.54cm" svg:height="0.713cm" svg:x="4.166cm" svg:y="1.263cm">
          <draw:text-box>
            <text:p text:style-name="P1"><text:span text:style-name="T2">Kalenderwoche </text:span></text:p>
          </draw:text-box>
        </draw:frame>
        <draw:frame draw:style-name="gr3" draw:text-style-name="P2" draw:layer="layout" svg:width="0.35cm" svg:height="0.395cm" svg:x="2.503cm" svg:y="28.054cm">
          <draw:text-box>
            <text:p text:style-name="P1"><text:span text:style-name="T1"><text:s/></text:span></text:p>
          </draw:text-box>
        </draw:frame>
        <draw:frame draw:style-name="gr3" draw:text-style-name="P2" draw:layer="layout" svg:width="0.35cm" svg:height="0.395cm" svg:x="10.505cm" svg:y="28.054cm">
          <draw:text-box>
            <text:p text:style-name="P1"><text:span text:style-name="T1"><text:s/></text:span></text:p>
          </draw:text-box>
        </draw:frame>
        <draw:path draw:style-name="gr4" draw:text-style-name="P4" draw:layer="layout" svg:width="1.29cm" svg:height="0.188cm" svg:x="15.306cm" svg:y="2.38cm" svg:viewBox="0 0 1291 189" svg:d="M0 186l4 1 6 1h5l6 1 7-1h7l5-2 6-1 5-3 4-2 3-3 4-4 2-3 3-4 1-4 2-6 1-4 1-5v-4-5-135h-26v127 7l-1 7-1 3-1 3-1 3-2 2-2 2-2 4-2 1-3 1-3 2h-3l-4 1h-4-5l-4-1h-4l-4-2zM135 94v-7l1-7 1-7 2-6 2-6 2-6 4-5 3-6 4-5 4-4 5-3 6-4 5-2 7-2 7-1 7-1 7 1 7 1 6 2 6 2 6 4 5 3 4 4 4 5 4 6 3 5 2 6 2 6 2 6 1 7 1 7v7 6l-1 7-1 7-2 6-2 6-2 6-3 6-3 5-4 5-5 4-4 3-6 5-3 1-3 2h-3l-3 1-4 1h-4l-3 1h-4-4l-4-1h-3l-3-1-4-1h-3l-3-2-3-1-6-5-5-3-4-4-4-5-3-5-3-6-3-6-2-6-1-6-1-7-1-7zM107 94l1 10 1 10 1 4 1 5 1 5 1 4 2 4 2 4 1 4 2 4 3 3 2 4 3 4 2 4 3 2 3 4 4 2 3 2 4 3 3 2 4 2 4 2 4 2 4 1 5 1 4 1 5 1h5l5 1h5 5l5-1h5l5-1 4-1 5-1 4-1 4-2 4-2 4-2 4-2 3-3 4-2 3-2 3-4 3-2 2-4 3-4 2-4 3-3 2-4 2-4 1-4 2-4 2-9 2-9 1-10 1-10-1-10-1-10-2-9-2-9-2-4-2-4-1-4-2-4-3-3-2-4-3-3-2-4-3-2-4-4-3-2-3-3-4-2-3-2-4-2-4-2-4-2-4-1-5-1-4-2h-5l-5-1h-5-5-5-5l-5 1h-5l-4 2-5 1-4 1-4 2-4 2-4 2-3 2-4 2-3 3-4 2-3 4-3 2-2 4-3 3-2 4-2 3-2 4-2 4-2 4-2 4-2 9-2 9-1 10zM318 186h27v-84h87v84h26v-183h-26v76h-87v-76h-27zM470 186h27l19-47h89l19 47h28l-77-183h-27zM597 117h-73l36-90zM667 186h27v-151l83 151h34v-183h-27v146h-1l-80-146h-36zM857 186h26v-151l83 151h33v-183h-26v146l-81-146h-35zM1052 186h102v-23h-76v-61h70v-23h-70v-53h76v-23h-102zM1282 6l-4-1-5-2-6-1-4-1-10-1h-9-7l-6 1h-5l-6 2-5 2-5 2-4 2-4 3-4 4-3 3-3 5-3 4-1 5-2 5-1 5v6 5l1 5 1 4 1 4 2 4 2 4 2 3 3 3 3 2 3 3 3 2 3 2 8 4 7 4 7 4 7 3 7 4 6 4 3 2 2 2 2 2 2 3 1 3 1 3 1 4v3 4l-1 4-1 3-1 3-2 2-2 3-3 2-2 3-3 2-3 1-3 1-3 1-6 1-6 1h-5l-5-1-5-1-5-1-10-3-7-4-3 25 9 3 9 2 5 2h5l5 1h4l7-1h6l7-1 6-1 6-2 5-2 6-2 4-4 4-3 5-4 3-4 3-6 2-6 1-6 1-7 1-6-1-6v-5l-1-5-2-4-1-4-2-3-3-4-2-3-3-3-3-3-4-2-3-3-7-4-7-4-8-4-7-3-6-3-6-4-3-2-2-2-2-3-2-2-2-2v-3l-1-3v-3-4-3l1-3 2-2 1-2 2-2 2-2 2-1 2-2 3-1 3-1h2l6-1 5-1 5 1h5l4 1h4l7 3 10 3z">
          <text:p/>
        </draw:path>
        <draw:path draw:style-name="gr4" draw:text-style-name="P4" draw:layer="layout" svg:width="0.793cm" svg:height="0.182cm" svg:x="18.828cm" svg:y="2.675cm" svg:viewBox="0 0 794 183" svg:d="M0 183h26v-159h1l60 159h26l60-159v159h27v-183h-43l-57 152-57-152h-43zM216 183h27l19-47h89l18 47h29l-77-183h-27zM343 114h-73l36-90zM415 183h26v-183h-26zM495 183h26v-151l84 151h34v-183h-27v147l-82-147h-35zM667 183h127v-23h-97l95-137v-23h-122v23h92l-95 136z">
          <text:p/>
        </draw:path>
        <draw:path draw:style-name="gr4" draw:text-style-name="P4" draw:layer="layout" svg:width="2.625cm" svg:height="0.386cm" svg:x="16.097cm" svg:y="2.604cm" svg:viewBox="0 0 2626 387" svg:d="M241 70h-44v177l-1 11v10l-1 10-2 10-2 10-3 8-2 4-2 3-2 4-2 3-2 3-3 4-2 3-3 2-3 3-3 2-4 2-3 2-4 2-4 1-4 1-5 2h-4l-5 1h-5l-5 1-6-1h-5l-5-1h-4l-5-2-4-1-4-1-4-2-3-2-4-2-3-2-3-3-3-2-2-3-3-4-2-3-2-3-2-4-2-3-2-4-3-8-2-10-2-10-1-10-1-10v-11-177h-44v183 8 7l1 8 1 7 1 9 1 6 2 7 2 6 2 6 2 6 3 6 3 5 3 5 3 5 3 5 4 4 4 4 5 4 4 4 5 3 4 3 5 3 6 2 5 3 6 2 6 2 6 1 6 1 7 1 6 1h7 8 7 6l7-1 7-1 6-1 6-1 6-2 6-2 5-3 6-2 4-3 5-3 5-3 5-4 4-4 4-4 3-4 4-5 3-5 3-5 3-5 3-6 2-6 2-6 2-6 2-7 1-6 1-9 1-7 1-8v-7-8zM325 382h45v-256h1l140 256h58v-312h-45v251h-1l-137-251h-61zM656 382h45v-312h-45zM1032 70h-47l-99 273h-1l-96-273h-50l118 312h55zM1072 382h175v-39h-130v-103h118v-40h-118v-91h130v-39h-175zM1329 382h44v-139h27 9l7 1h4l3 1 4 1 3 1 3 1 3 3 3 2 3 3 2 3 3 4 3 5 2 6 48 108h51l-59-125-3-6-4-6-3-5-4-3-3-3-4-3-4-3-5-2v-1l6-1 7-2 6-2 6-3 6-3 5-4 5-4 5-4 4-5 3-5 3-5 3-6 2-7 2-6 1-6v-7-7l-1-7v-6l-2-5-1-6-2-5-2-5-2-4-3-4-3-4-3-4-3-3-4-3-3-2-4-3-4-2-5-3-4-1-5-2-5-2-10-2-10-2-11-1-11-1h-12l-11-1h-76zM1373 109h43l8 1h7l6 1 6 2 6 2 5 2 5 2 4 3 4 3 3 3 2 4 3 4 1 5 2 4v5l1 6-1 5v5l-2 5-2 5-2 4-3 4-4 3-4 4-5 3-5 2-5 3-7 1-6 2-7 1-7 1h-8-38zM1765 76l-8-3-8-2-9-2-8-1-9-1-8-1-9-1h-8-10l-10 2-10 1-9 3-8 2-9 4-4 2-3 2-4 3-4 3-3 3-3 2-3 3-3 3-2 4-3 4-2 3-2 4-2 4-1 5-2 4v4l-1 5-1 5v5 5 8l1 8 2 8 2 7 3 6 4 6 4 6 4 5 5 4 5 5 6 4 6 3 12 7 12 6 13 6 12 6 6 3 5 3 5 4 6 3 4 3 4 5 3 4 4 4 2 5 2 5 1 8v6 3 3 3l-1 3-2 6-3 5-3 5-3 4-4 4-5 3-4 3-5 2-5 2-6 2-4 1-6 1h-5l-5 1-8-1-9-1-9-2-9-2-8-2-8-3-7-2-6-3-5 42 8 2 8 2 7 3 9 2 8 1 8 2h8 8 12l11-1 11-1 10-2 5-2 5-2 5-1 4-2 5-2 4-3 4-2 4-3 4-3 4-3 3-3 3-4 3-3 3-4 2-4 3-5 2-4 1-5 2-5 1-5 1-5 1-6 1-6v-6l-1-11-1-8-2-8-2-7-3-7-4-7-4-6-4-5-5-5-5-5-6-4-6-4-5-4-7-4-6-3-6-3-13-6-12-6-6-3-5-3-5-3-5-3-5-4-4-3-3-4-3-4-3-4-2-5-1-5v-5-6l1-6 2-4 2-4 2-4 4-4 3-3 4-2 4-2 4-2 4-2 5-1 5-1h5l4-1h5l8 1h8l7 1 6 1 7 2 7 2 8 3 8 3zM1849 382h45v-312h-45zM2031 382h44v-273h97v-39h-238v39h97zM2222 44h43v-44h-43zM2296 44h42v-44h-42zM2124 382h47l32-78h153l31 78h49l-132-312h-47zM2341 266h-124l62-154zM2485 382h44v-273h97v-39h-238v39h97z">
          <text:p/>
        </draw:path>
        <draw:path draw:style-name="gr4" draw:text-style-name="P4" draw:layer="layout" svg:width="2.547cm" svg:height="0.322cm" svg:x="16.708cm" svg:y="2.247cm" svg:viewBox="0 0 2548 323" svg:d="M256 16l-9-3-10-3-9-3-10-2-11-2-13-2h-13l-16-1-9 1h-9l-8 1-9 1-8 2-8 2-7 2-8 3-7 3-8 3-7 4-6 4-7 4-6 4-6 5-5 5-6 5-4 6-5 6-5 6-4 7-4 6-4 7-2 7-3 8-3 7-2 8-2 8-1 9-1 8-1 9v9 10l1 9 1 9 1 8 2 9 2 7 2 8 3 8 3 7 3 7 4 7 4 6 4 7 5 6 5 5 5 6 6 5 6 5 6 5 6 4 7 4 7 3 7 3 7 3 8 3 8 2 8 2 8 2 8 1 9 1 9 1h10 17l15-2 14-1 13-2 11-2 9-2 8-3 7-2v-162h-110v37h66v94l-8 2-10 2-6 1h-7-9-10-6-6l-6-1-6-1-6-1-5-1-6-2-5-2-5-3-5-2-5-3-5-3-5-3-4-3-4-4-4-4-4-4-4-4-3-5-4-5-3-4-2-5-3-6-2-5-2-6-2-6-2-6-1-6-1-6-1-7-1-6v-7-7l1-7 1-6v-6l2-6 1-6 2-6 2-5 2-6 3-5 2-5 4-5 2-5 4-4 4-4 3-5 4-4 4-4 5-3 5-3 5-3 4-3 6-3 5-2 6-2 5-2 6-2 6-1 7-1 6-1h6l7-1 14 1 13 1 12 2 11 2 5 1 4 2 5 1 5 2 8 5 8 5zM580 6h-44v177 11l-1 11-1 9-2 10-2 9-3 8-2 4-2 4-2 3-2 3-2 4-3 3-2 3-3 3-3 2-3 2-4 2-3 2-4 2-4 1-4 2-5 1-4 1h-5-5-6-5-5-5l-4-1-5-1-4-2-4-1-4-2-3-2-4-2-3-2-3-2-3-3-2-3-3-3-2-4-2-3-2-3-2-4-2-4-3-8-2-9-2-10-1-9v-11l-1-11v-177h-44v183 8 8l1 7 1 7 1 8 1 7 2 6 2 7 2 6 2 6 3 5 3 6 3 4 3 5 4 5 3 5 4 4 4 3 5 4 5 4 5 2 4 3 6 3 5 2 6 2 6 2 6 1 6 2 7 1h7l6 1h7 8l7-1h6l7-1 6-2 6-1 6-2 6-2 5-2 6-3 5-3 4-2 5-4 4-4 5-3 4-4 4-5 3-5 3-5 3-4 3-6 3-5 2-6 2-6 2-7 2-6 1-7 1-8 1-7 1-7v-8-8zM709 317h44v-272h97v-39h-238v39h97zM888 317h174v-39h-129v-102h118v-40h-118v-91h129v-39h-174zM1147 317h45v-256l141 256h58v-311h-45v251h-1l-138-251h-60zM1493 317h83 12 11l12-1 11-2 10-2 10-3 5-2 4-2 4-2 4-2 4-2 4-3 4-3 3-3 3-3 3-4 3-3 2-4 2-4 3-5 1-5 2-4v-6l1-5v-6l1-7-1-7-1-8-1-7-2-7-4-7-3-5-4-6-4-5-6-4-5-5-6-3-6-3-7-2-7-3-7-2-8-1v-1l7-2 7-2 6-3 6-3 6-3 5-3 5-4 4-5 5-4 3-6 3-5 2-6 3-6 1-7v-7l1-8v-5l-1-5v-5l-1-5-1-4-2-4-1-5-2-4-2-3-2-3-3-4-3-3-2-3-4-3-3-2-4-3-3-2-4-2-4-2-4-1-9-4-10-2-10-2-11-1-11-1h-12-85zM1538 176h29 7 7l7 1 8 1 7 1 6 2 7 2 6 2 6 3 4 4 3 2 2 2 2 3 1 3 2 3 2 3 1 3v4l2 3v4l1 4v4 4l-1 4v4l-1 3-1 3-1 3-1 2-1 3-2 3-2 2-2 2-2 2-5 3-4 4-6 2-6 2-6 2-7 1-7 1-7 1h-7-7-34zM1538 42h47 5l4 1h6l5 1 5 1 5 2 4 2 4 2 5 3 3 4 3 3 3 5 2 4 2 6 1 6v6 5 4 3l-1 4-1 3-1 3-2 3-1 3-2 2-1 2-2 3-2 1-5 4-6 3-5 2-6 2-7 1-7 1-7 1h-8-7-8-25zM1782 317h174v-39h-129v-102h117v-40h-117v-91h129v-39h-174zM2034 317h45v-138h26 9l8 1h3l3 1 4 1 3 1 3 2 3 2 3 2 3 3 2 4 3 4 3 5 3 5 47 107h51l-59-123-4-7-3-6-3-4-3-4-4-3-4-3-4-2-5-3 6-3 7-2 6-2 6-3 6-3 5-4 5-3 5-5 4-5 3-5 3-5 3-6 2-6 2-6 1-7v-7-7l-1-6v-7l-2-5-1-5-2-6-2-4-2-5-3-4-3-4-3-3-3-4-4-2-3-3-4-3-5-2-3-2-5-2-5-2-4-1-10-3-11-2-11-1-11-1h-11-12-76zM2079 45h43 7 7l6 2 6 1 6 2 5 2 5 2 4 3 4 3 3 4 2 4 3 4 2 4 1 5 1 4v6 5l-1 5-2 5-2 5-2 4-3 4-4 4-4 3-5 3-5 3-5 2-6 2-6 1-7 1-8 1h-7-38zM2546 16l-10-3-9-3-10-3-10-2-11-2-12-2h-14l-16-1-9 1h-8l-9 1-8 1-8 2-8 2-8 2-8 3-8 3-7 3-7 4-7 4-6 4-6 4-6 5-6 5-5 5-5 6-5 6-5 6-4 7-3 6-4 7-3 7-3 8-2 7-2 8-2 8-2 9v8l-1 9v9 10 9l1 9 2 8 1 9 2 7 3 8 3 8 2 7 4 7 4 7 4 6 4 7 4 6 5 5 6 6 5 5 6 5 6 5 7 4 6 4 7 3 7 3 7 3 8 3 9 2 8 2 8 2 9 1 9 1 9 1h9 17l15-2 15-1 12-2 11-2 10-2 8-3 6-2v-162h-109v37h65v94l-8 2-10 2-6 1h-7-8-11-6-6l-6-1-5-1-6-1-5-1-6-2-6-2-4-3-6-2-6-3-4-3-5-3-4-3-5-4-4-4-4-4-3-4-4-5-3-5-3-4-3-5-3-6-2-5-2-6-2-6-2-6-1-6v-6l-2-7v-6-7-7-7l1-6 1-6 1-6 2-6 1-6 3-5 2-6 2-5 3-5 3-5 3-5 3-4 4-4 4-5 4-4 4-4 5-3 4-3 5-3 6-3 5-3 6-2 5-2 5-2 6-2 7-1 6-1 6-1h7l6-1 15 1 13 1 12 2 10 2 5 1 5 2 5 1 4 2 9 5 8 5z">
          <text:p/>
        </draw:path>
        <draw:polygon draw:style-name="gr5" draw:text-style-name="P5" draw:layer="layout" svg:width="1.247cm" svg:height="1.245cm" svg:x="17.171cm" svg:y="0.76cm" svg:viewBox="0 0 1248 1246" draw:points="0,1246 1248,1246 1248,0 0,0">
          <text:p/>
        </draw:polygon>
        <draw:path draw:style-name="gr6" draw:text-style-name="P6" draw:layer="layout" svg:width="0.553cm" svg:height="0.435cm" svg:x="17.28cm" svg:y="1.215cm" svg:viewBox="0 0 554 436" svg:d="M92 317v17l-1 17v9l-1 8-1 8-1 8-1 7-2 6-2 7-3 4-1 2-2 2-1 2-2 1-2 1-2 1-1 1h-3-2l-2-1h-2l-2-1-1-1-2-1-1-1-1-1-2-4-2-3-2-4-1-4-1-3-2-3-2-4-2-3-2-1-1-1-2-2h-2l-2-1-2-1h-3-2-2-3l-2 1-2 1-2 1-2 1-2 1-2 1-2 2-1 2-1 2-1 2-1 2v3 2 2l1 5 1 4 2 4 2 3 3 3 3 3 3 3 4 2 3 2 4 1 4 2 4 1 4 1h5 4l4 1 6-1h5l6-1 4-1 5-2 5-2 4-2 4-2 4-3 4-3 3-3 3-3 4-4 2-3 3-5 2-4 3-4 2-4 2-5 2-4 3-10 3-10 1-10 2-10v-10l1-10v-274-4-3l1-3 1-3 2-2 1-2 3-1 2-2 2-1 3-1 3-1h2l7-1h6l13-2 2-3v-8l-3-3h-7l-8 1h-9-9l-10 1h-9l-9 1h-9l-20-1-16-1h-12l-10-1h-2l-2 1-2 1v1l-1 1v2 7l2 3h7 6 5l5 1 5 1 3 1 4 1 2 2 3 2 2 2 1 3 1 3 1 3 1 4v4 5zM517 230v-4-4l1-3v-3l1-3 1-2 1-2 2-1 1-1 2-1 3-1 2-1h6 8 6v-1h1l1-2v-1-3l1-4v-2l-1-2v-1h-1l-1-1h-133l-1 1h-1l-1 1-1 2v3l-1 4 1 3v3l1 1h1 35l3 1h3 4l3 1 2 1 3 1 3 1 2 2 2 2 1 2 1 2 2 3 1 3v3l1 4v4 32 5l-2 5-1 5-2 5-3 4-4 4-4 4-5 4-5 4-6 3-7 3-7 2-9 2-8 2h-9l-10 1-7-1h-6l-7-1-6-1-7-2-6-3-6-2-6-4-6-3-6-3-5-4-5-4-6-4-5-5-4-5-5-5-4-5-5-5-4-6-3-6-4-6-3-7-3-6-3-7-2-7-2-6-2-8-1-7-2-7v-7l-1-8v-7-11l1-9 1-10 1-8 3-9 2-8 3-8 3-7 3-7 4-7 4-6 4-6 5-6 5-5 5-5 5-5 6-4 5-4 5-4 6-3 6-3 6-3 6-2 5-2 6-2 6-2 6-1 5-1 6-1 6-1h5l5-1 11 1 10 1 10 2 8 3 9 3 7 3 7 5 6 4 5 6 5 5 4 6 4 6 3 6 2 7 2 6 2 6v1l2 1h1 2 3l3-1 1-1h2l1-1v-1-17l-1-19-2-16v-8l-11-5-11-5-12-4-12-4-6-2-7-1-7-1-7-1-7-1-7-1h-8-8-11l-12 1-7 1-7 1-8 2-7 2-9 2-7 2-9 2-8 3-8 4-8 4-8 4-8 4-8 5-8 6-7 6-7 6-7 7-6 7-6 8-6 9-5 9-4 9-4 11-4 11-2 11-2 12-1 13-1 14v7l1 6 1 7 1 7 2 7 1 6 3 8 2 7 4 6 3 7 3 7 5 6 4 7 5 6 5 6 6 6 6 6 6 6 7 5 8 5 7 6 8 4 8 5 9 3 9 3 10 4 10 2 11 3 11 1 11 1 12 1 12 1 9-1 12-1 13-2 15-2 8-2 8-2 8-3 8-2 7-3 8-3 7-4 7-4z">
          <text:p/>
        </draw:path>
        <draw:polygon draw:style-name="gr6" draw:text-style-name="P6" draw:layer="layout" svg:width="0.254cm" svg:height="0.332cm" svg:x="18.034cm" svg:y="1.221cm" svg:viewBox="0 0 255 333" draw:points="255,0 209,0 209,185 208,197 207,208 206,218 204,228 202,238 199,246 198,250 195,254 193,258 191,261 188,265 186,268 183,271 180,275 177,277 174,280 170,282 166,284 162,286 158,288 154,289 149,290 144,291 139,291 134,292 128,292 123,292 117,291 112,291 107,290 103,289 99,288 94,286 90,284 87,282 83,280 80,277 76,275 74,271 71,268 68,265 66,261 63,258 61,254 60,250 58,246 54,238 51,228 49,218 48,208 48,197 48,185 48,0 0,0 0,191 0,200 1,208 2,216 3,223 4,231 5,238 7,245 9,252 11,258 14,265 16,270 19,277 23,282 26,288 30,292 34,297 38,301 42,305 47,309 52,313 58,316 63,319 69,321 74,324 80,326 87,328 93,330 100,331 107,332 114,332 121,333 128,333 136,333 143,332 150,332 157,331 163,330 170,328 176,326 182,324 188,321 193,319 199,316 204,313 209,309 213,305 218,301 222,297 226,292 230,288 233,282 236,277 239,270 242,265 244,258 247,252 249,245 250,238 252,231 253,223 254,216 255,208 255,200 255,191">
          <text:p/>
        </draw:polygon>
        <draw:polygon draw:style-name="gr6" draw:text-style-name="P6" draw:layer="layout" svg:width="0.025cm" svg:height="0.772cm" svg:x="17.919cm" svg:y="0.991cm" svg:viewBox="0 0 26 773" draw:points="0,773 26,773 26,0 0,0">
          <text:p/>
        </draw:polygon>
        <draw:polygon draw:style-name="gr7" draw:text-style-name="P6" draw:layer="layout" svg:width="2.908cm" svg:height="1.208cm" svg:x="1.185cm" svg:y="1.012cm" svg:viewBox="0 0 2909 1209" draw:points="0,1209 2909,1209 2909,0 0,0">
          <text:p/>
        </draw:polygon>
        <draw:frame draw:style-name="gr8" draw:text-style-name="P2" draw:layer="layout" svg:width="2.474cm" svg:height="0.395cm" svg:x="16.116cm" svg:y="28.054cm">
          <draw:text-box>
            <text:p text:style-name="P1"><text:span text:style-name="T3">Stand: 04/2015 </text:span></text:p>
          </draw:text-box>
        </draw:frame>
        <draw:frame draw:style-name="gr3" draw:text-style-name="P2" draw:layer="layout" svg:width="0.35cm" svg:height="0.395cm" svg:x="1.448cm" svg:y="1.151cm">
          <draw:text-box>
            <text:p text:style-name="P1"><text:span text:style-name="T1"><text:s/></text:span></text:p>
          </draw:text-box>
        </draw:frame>
        <draw:frame draw:style-name="gr9" draw:text-style-name="P7" draw:layer="layout" svg:width="0.494cm" svg:height="0.556cm" svg:x="8.705cm" svg:y="2.512cm">
          <draw:text-box>
            <text:p text:style-name="P1"><text:span text:style-name="T4"><text:s/></text:span></text:p>
          </draw:text-box>
        </draw:frame>
        <draw:frame draw:style-name="gr9" draw:text-style-name="P7" draw:layer="layout" svg:width="0.494cm" svg:height="0.556cm" svg:x="9.095cm" svg:y="3.079cm">
          <draw:text-box>
            <text:p text:style-name="P1"><text:span text:style-name="T4"><text:s/></text:span></text:p>
          </draw:text-box>
        </draw:frame>
        <draw:polygon draw:style-name="gr10" draw:text-style-name="P8" draw:layer="layout" svg:width="16.775cm" svg:height="0.026cm" svg:x="2.612cm" svg:y="4.119cm" svg:viewBox="0 0 16776 27" draw:points="0,27 16776,27 16776,0 0,0">
          <text:p/>
        </draw:polygon>
        <draw:polygon draw:style-name="gr10" draw:text-style-name="P8" draw:layer="layout" svg:width="16.775cm" svg:height="0.025cm" svg:x="2.612cm" svg:y="4.179cm" svg:viewBox="0 0 16776 26" draw:points="0,26 16776,26 16776,0 0,0">
          <text:p/>
        </draw:polygon>
        <draw:frame draw:style-name="gr11" draw:text-style-name="P7" draw:layer="layout" svg:width="16.94cm" svg:height="0.568cm" svg:x="2.613cm" svg:y="3.646cm">
          <draw:text-box>
            <text:p text:style-name="P1"><text:span text:style-name="T5">Wöchentliche Arbeitszeiterfassung von wissenschaftlichen Hilfskräften </text:span></text:p>
          </draw:text-box>
        </draw:frame>
        <draw:frame draw:style-name="gr9" draw:text-style-name="P7" draw:layer="layout" svg:width="0.494cm" svg:height="0.556cm" svg:x="11cm" svg:y="4.213cm">
          <draw:text-box>
            <text:p text:style-name="P1"><text:span text:style-name="T4"><text:s/></text:span></text:p>
          </draw:text-box>
        </draw:frame>
        <draw:frame draw:style-name="gr12" draw:text-style-name="P2" draw:layer="layout" svg:width="16.559cm" svg:height="0.395cm" svg:x="2.503cm" svg:y="4.775cm">
          <draw:text-box>
            <text:p text:style-name="P1"><text:span text:style-name="T3">Die Aufzeichnungen sind mindestens wöchentlich zu führen, denn der Arbeitgeber „ist verpflichtet, Beginn, </text:span></text:p>
          </draw:text-box>
        </draw:frame>
        <draw:frame draw:style-name="gr13" draw:text-style-name="P2" draw:layer="layout" svg:width="16.542cm" svg:height="0.395cm" svg:x="2.503cm" svg:y="5.182cm">
          <draw:text-box>
            <text:p text:style-name="P1"><text:span text:style-name="T3">Ende und Dauer der täglichen Arbeitszeit dieser Arbeitnehmerinnen und Arbeitnehmer spätestens bis zum </text:span></text:p>
          </draw:text-box>
        </draw:frame>
        <draw:frame draw:style-name="gr14" draw:text-style-name="P2" draw:layer="layout" svg:width="15.695cm" svg:height="0.395cm" svg:x="2.503cm" svg:y="5.588cm">
          <draw:text-box>
            <text:p text:style-name="P1"><text:span text:style-name="T3">Ablauf des siebten auf den Tag der Arbeitsleitung folgenden Kalendertages aufzuzeichnen und diese </text:span></text:p>
          </draw:text-box>
        </draw:frame>
        <draw:frame draw:style-name="gr15" draw:text-style-name="P2" draw:layer="layout" svg:width="16.398cm" svg:height="0.395cm" svg:x="2.503cm" svg:y="5.995cm">
          <draw:text-box>
            <text:p text:style-name="P1"><text:span text:style-name="T3">Aufzeichnungen mindestens zwei Jahre beginnend ab dem für die Aufzeichnung maßgeblichen Zeitpunkt </text:span></text:p>
          </draw:text-box>
        </draw:frame>
        <draw:frame draw:style-name="gr16" draw:text-style-name="P2" draw:layer="layout" svg:width="6.754cm" svg:height="0.395cm" svg:x="2.503cm" svg:y="6.401cm">
          <draw:text-box>
            <text:p text:style-name="P1"><text:span text:style-name="T3">aufzubewahren“ (§ 17 Mindestlohngesetz). </text:span></text:p>
          </draw:text-box>
        </draw:frame>
        <draw:frame draw:style-name="gr3" draw:text-style-name="P2" draw:layer="layout" svg:width="0.35cm" svg:height="0.395cm" svg:x="2.503cm" svg:y="6.807cm">
          <draw:text-box>
            <text:p text:style-name="P1"><text:span text:style-name="T3"><text:s/></text:span></text:p>
          </draw:text-box>
        </draw:frame>
        <draw:frame draw:style-name="gr17" draw:text-style-name="P2" draw:layer="layout" svg:width="4.091cm" svg:height="0.395cm" svg:x="2.503cm" svg:y="7.214cm">
          <draw:text-box>
            <text:p text:style-name="P1"><text:span text:style-name="T1">____________________, </text:span></text:p>
          </draw:text-box>
        </draw:frame>
        <draw:frame draw:style-name="gr18" draw:text-style-name="P2" draw:layer="layout" svg:width="4.189cm" svg:height="0.395cm" svg:x="7.507cm" svg:y="7.214cm">
          <draw:text-box>
            <text:p text:style-name="P1"><text:span text:style-name="T1">_____________________ </text:span></text:p>
          </draw:text-box>
        </draw:frame>
        <draw:frame draw:style-name="gr3" draw:text-style-name="P2" draw:layer="layout" svg:width="0.35cm" svg:height="0.395cm" svg:x="12.508cm" svg:y="7.214cm">
          <draw:text-box>
            <text:p text:style-name="P1"><text:span text:style-name="T1"><text:s/></text:span></text:p>
          </draw:text-box>
        </draw:frame>
        <draw:frame draw:style-name="gr3" draw:text-style-name="P2" draw:layer="layout" svg:width="0.35cm" svg:height="0.395cm" svg:x="13.761cm" svg:y="7.214cm">
          <draw:text-box>
            <text:p text:style-name="P1"><text:span text:style-name="T1"><text:s/></text:span></text:p>
          </draw:text-box>
        </draw:frame>
        <draw:frame draw:style-name="gr19" draw:text-style-name="P2" draw:layer="layout" svg:width="4.384cm" svg:height="0.395cm" svg:x="15.01cm" svg:y="7.214cm">
          <draw:text-box>
            <text:p text:style-name="P1"><text:span text:style-name="T1">______________________ </text:span></text:p>
          </draw:text-box>
        </draw:frame>
        <draw:frame draw:style-name="gr20" draw:text-style-name="P2" draw:layer="layout" svg:width="1.378cm" svg:height="0.395cm" svg:x="2.503cm" svg:y="7.62cm">
          <draw:text-box>
            <text:p text:style-name="P1"><text:span text:style-name="T1">(Name) <text:s/></text:span></text:p>
          </draw:text-box>
        </draw:frame>
        <draw:frame draw:style-name="gr3" draw:text-style-name="P2" draw:layer="layout" svg:width="0.35cm" svg:height="0.395cm" svg:x="5.005cm" svg:y="7.62cm">
          <draw:text-box>
            <text:p text:style-name="P1"><text:span text:style-name="T1"><text:s/></text:span></text:p>
          </draw:text-box>
        </draw:frame>
        <draw:frame draw:style-name="gr3" draw:text-style-name="P2" draw:layer="layout" svg:width="0.35cm" svg:height="0.395cm" svg:x="6.253cm" svg:y="7.62cm">
          <draw:text-box>
            <text:p text:style-name="P1"><text:span text:style-name="T1"><text:s/></text:span></text:p>
          </draw:text-box>
        </draw:frame>
        <draw:frame draw:style-name="gr21" draw:text-style-name="P2" draw:layer="layout" svg:width="1.746cm" svg:height="0.395cm" svg:x="7.507cm" svg:y="7.62cm">
          <draw:text-box>
            <text:p text:style-name="P1"><text:span text:style-name="T1">(Vorname) </text:span></text:p>
          </draw:text-box>
        </draw:frame>
        <draw:frame draw:style-name="gr3" draw:text-style-name="P2" draw:layer="layout" svg:width="0.35cm" svg:height="0.395cm" svg:x="10.005cm" svg:y="7.62cm">
          <draw:text-box>
            <text:p text:style-name="P1"><text:span text:style-name="T1"><text:s/></text:span></text:p>
          </draw:text-box>
        </draw:frame>
        <draw:frame draw:style-name="gr3" draw:text-style-name="P2" draw:layer="layout" svg:width="0.35cm" svg:height="0.395cm" svg:x="11.258cm" svg:y="7.62cm">
          <draw:text-box>
            <text:p text:style-name="P1"><text:span text:style-name="T1"><text:s/></text:span></text:p>
          </draw:text-box>
        </draw:frame>
        <draw:frame draw:style-name="gr3" draw:text-style-name="P2" draw:layer="layout" svg:width="0.35cm" svg:height="0.395cm" svg:x="12.508cm" svg:y="7.62cm">
          <draw:text-box>
            <text:p text:style-name="P1"><text:span text:style-name="T1"><text:s/></text:span></text:p>
          </draw:text-box>
        </draw:frame>
        <draw:frame draw:style-name="gr3" draw:text-style-name="P2" draw:layer="layout" svg:width="0.35cm" svg:height="0.395cm" svg:x="13.761cm" svg:y="7.62cm">
          <draw:text-box>
            <text:p text:style-name="P1"><text:span text:style-name="T1"><text:s/></text:span></text:p>
          </draw:text-box>
        </draw:frame>
        <draw:frame draw:style-name="gr22" draw:text-style-name="P2" draw:layer="layout" svg:width="2.572cm" svg:height="0.395cm" svg:x="15.01cm" svg:y="7.62cm">
          <draw:text-box>
            <text:p text:style-name="P1"><text:span text:style-name="T1">(Geburtsdatum) </text:span></text:p>
          </draw:text-box>
        </draw:frame>
        <draw:frame draw:style-name="gr3" draw:text-style-name="P2" draw:layer="layout" svg:width="0.35cm" svg:height="0.395cm" svg:x="2.503cm" svg:y="8.027cm">
          <draw:text-box>
            <text:p text:style-name="P1"><text:span text:style-name="T1"><text:s/></text:span></text:p>
          </draw:text-box>
        </draw:frame>
        <draw:frame draw:style-name="gr23" draw:text-style-name="P2" draw:layer="layout" svg:width="9.057cm" svg:height="0.395cm" svg:x="2.503cm" svg:y="8.434cm">
          <draw:text-box>
            <text:p text:style-name="P1"><text:span text:style-name="T1">______________________________________________ </text:span></text:p>
          </draw:text-box>
        </draw:frame>
        <draw:frame draw:style-name="gr3" draw:text-style-name="P2" draw:layer="layout" svg:width="0.35cm" svg:height="0.395cm" svg:x="12.508cm" svg:y="8.434cm">
          <draw:text-box>
            <text:p text:style-name="P1"><text:span text:style-name="T1"><text:s/></text:span></text:p>
          </draw:text-box>
        </draw:frame>
        <draw:frame draw:style-name="gr3" draw:text-style-name="P2" draw:layer="layout" svg:width="0.35cm" svg:height="0.395cm" svg:x="13.761cm" svg:y="8.434cm">
          <draw:text-box>
            <text:p text:style-name="P1"><text:span text:style-name="T1"><text:s/></text:span></text:p>
          </draw:text-box>
        </draw:frame>
        <draw:frame draw:style-name="gr19" draw:text-style-name="P2" draw:layer="layout" svg:width="4.384cm" svg:height="0.395cm" svg:x="15.01cm" svg:y="8.434cm">
          <draw:text-box>
            <text:p text:style-name="P1"><text:span text:style-name="T1">______________________ </text:span></text:p>
          </draw:text-box>
        </draw:frame>
        <draw:frame draw:style-name="gr24" draw:text-style-name="P2" draw:layer="layout" svg:width="5.425cm" svg:height="0.395cm" svg:x="2.503cm" svg:y="8.84cm">
          <draw:text-box>
            <text:p text:style-name="P1"><text:span text:style-name="T1">(Fachbereich/ Institut/ Lehreinheit) </text:span></text:p>
          </draw:text-box>
        </draw:frame>
        <draw:frame draw:style-name="gr3" draw:text-style-name="P2" draw:layer="layout" svg:width="0.35cm" svg:height="0.395cm" svg:x="8.756cm" svg:y="8.84cm">
          <draw:text-box>
            <text:p text:style-name="P1"><text:span text:style-name="T1"><text:s/></text:span></text:p>
          </draw:text-box>
        </draw:frame>
        <draw:frame draw:style-name="gr3" draw:text-style-name="P2" draw:layer="layout" svg:width="0.35cm" svg:height="0.395cm" svg:x="10.005cm" svg:y="8.84cm">
          <draw:text-box>
            <text:p text:style-name="P1"><text:span text:style-name="T1"><text:s/></text:span></text:p>
          </draw:text-box>
        </draw:frame>
        <draw:frame draw:style-name="gr3" draw:text-style-name="P2" draw:layer="layout" svg:width="0.35cm" svg:height="0.395cm" svg:x="11.258cm" svg:y="8.84cm">
          <draw:text-box>
            <text:p text:style-name="P1"><text:span text:style-name="T1"><text:s/></text:span></text:p>
          </draw:text-box>
        </draw:frame>
        <draw:frame draw:style-name="gr3" draw:text-style-name="P2" draw:layer="layout" svg:width="0.35cm" svg:height="0.395cm" svg:x="12.508cm" svg:y="8.84cm">
          <draw:text-box>
            <text:p text:style-name="P1"><text:span text:style-name="T1"><text:s/></text:span></text:p>
          </draw:text-box>
        </draw:frame>
        <draw:frame draw:style-name="gr3" draw:text-style-name="P2" draw:layer="layout" svg:width="0.35cm" svg:height="0.395cm" svg:x="13.761cm" svg:y="8.84cm">
          <draw:text-box>
            <text:p text:style-name="P1"><text:span text:style-name="T1"><text:s/></text:span></text:p>
          </draw:text-box>
        </draw:frame>
        <draw:frame draw:style-name="gr25" draw:text-style-name="P2" draw:layer="layout" svg:width="3.884cm" svg:height="0.395cm" svg:x="15.01cm" svg:y="8.84cm">
          <draw:text-box>
            <text:p text:style-name="P1"><text:span text:style-name="T1">(Telefon- bzw. Handynr.) </text:span></text:p>
          </draw:text-box>
        </draw:frame>
        <draw:frame draw:style-name="gr3" draw:text-style-name="P2" draw:layer="layout" svg:width="0.35cm" svg:height="0.395cm" svg:x="2.503cm" svg:y="9.247cm">
          <draw:text-box>
            <text:p text:style-name="P1"><text:span text:style-name="T1"><text:s/></text:span></text:p>
          </draw:text-box>
        </draw:frame>
        <draw:polygon draw:style-name="gr26" draw:text-style-name="P9" draw:layer="layout" svg:width="17.512cm" svg:height="0.732cm" svg:x="2.502cm" svg:y="10.047cm" svg:viewBox="0 0 17513 733" draw:points="0,733 17513,733 17513,0 0,0">
          <text:p/>
        </draw:polygon>
        <draw:frame draw:style-name="gr3" draw:text-style-name="P2" draw:layer="layout" svg:width="0.35cm" svg:height="0.395cm" svg:x="2.503cm" svg:y="9.649cm">
          <draw:text-box>
            <text:p text:style-name="P1"><text:span text:style-name="T1"><text:s/></text:span></text:p>
          </draw:text-box>
        </draw:frame>
        <draw:frame draw:style-name="gr27" draw:text-style-name="P10" draw:layer="layout" svg:width="8.96cm" svg:height="0.632cm" svg:x="2.503cm" svg:y="10.122cm">
          <draw:text-box>
            <text:p text:style-name="P1"><text:span text:style-name="T6">Vereinbarte Wochenarbeitsstunden </text:span></text:p>
          </draw:text-box>
        </draw:frame>
        <draw:frame draw:style-name="gr28" draw:text-style-name="P3" draw:layer="layout" svg:width="0.883cm" svg:height="0.733cm" svg:x="11.509cm" svg:y="10.057cm">
          <draw:text-box>
            <text:p text:style-name="P1"><text:span text:style-name="T7">(A)</text:span></text:p>
          </draw:text-box>
        </draw:frame>
        <draw:frame draw:style-name="gr29" draw:text-style-name="P10" draw:layer="layout" svg:width="0.562cm" svg:height="0.632cm" svg:x="12.385cm" svg:y="10.122cm">
          <draw:text-box>
            <text:p text:style-name="P1"><text:span text:style-name="T6">: </text:span></text:p>
          </draw:text-box>
        </draw:frame>
        <draw:frame draw:style-name="gr29" draw:text-style-name="P10" draw:layer="layout" svg:width="0.562cm" svg:height="0.632cm" svg:x="19.506cm" svg:y="10.122cm">
          <draw:text-box>
            <text:p text:style-name="P1"><text:span text:style-name="T6"><text:s/></text:span></text:p>
          </draw:text-box>
        </draw:frame>
        <draw:polygon draw:style-name="gr10" draw:text-style-name="P8" draw:layer="layout" svg:width="10.043cm" svg:height="0.047cm" svg:x="2.502cm" svg:y="10.69cm" svg:viewBox="0 0 10044 48" draw:points="0,48 10044,48 10044,0 0,0">
          <text:p/>
        </draw:polygon>
        <draw:frame draw:style-name="gr29" draw:text-style-name="P10" draw:layer="layout" svg:width="0.562cm" svg:height="0.632cm" svg:x="20.014cm" svg:y="10.122cm">
          <draw:text-box>
            <text:p text:style-name="P1"><text:span text:style-name="T6"><text:s/></text:span></text:p>
          </draw:text-box>
        </draw:frame>
        <draw:frame draw:style-name="gr30" draw:text-style-name="P3" draw:layer="layout" svg:width="0.634cm" svg:height="0.713cm" svg:x="2.503cm" svg:y="10.501cm">
          <draw:text-box>
            <text:p text:style-name="P1"><text:span text:style-name="T2"><text:s/></text:span></text:p>
          </draw:text-box>
        </draw:frame>
        <draw:frame draw:style-name="gr31" draw:text-style-name="P11" draw:layer="layout" svg:width="1.717cm" svg:height="0.357cm" svg:x="15.306cm" svg:y="10.789cm">
          <draw:text-box>
            <text:p text:style-name="P1"><text:span text:style-name="T8">(Std. / Wo.) </text:span></text:p>
          </draw:text-box>
        </draw:frame>
        <draw:frame draw:style-name="gr32" draw:text-style-name="P12" draw:layer="layout" svg:width="0.283cm" svg:height="0.323cm" svg:x="2.503cm" svg:y="11.145cm">
          <draw:text-box>
            <text:p text:style-name="P1"><text:span text:style-name="T9"><text:s/></text:span></text:p>
          </draw:text-box>
        </draw:frame>
        <draw:frame draw:style-name="gr33" draw:text-style-name="P7" draw:layer="layout" svg:width="5.831cm" svg:height="0.556cm" svg:x="2.503cm" svg:y="11.479cm">
          <draw:text-box>
            <text:p text:style-name="P1"><text:span text:style-name="T4">geleistete Arbeitsstunden: </text:span></text:p>
          </draw:text-box>
        </draw:frame>
        <draw:frame draw:style-name="gr34" draw:text-style-name="P13" draw:layer="layout" svg:width="0.139cm" svg:height="0.162cm" svg:x="2.503cm" svg:y="12.042cm">
          <draw:text-box>
            <text:p text:style-name="P1"><text:span text:style-name="T10"><text:s/></text:span></text:p>
          </draw:text-box>
        </draw:frame>
        <draw:frame draw:style-name="gr35" draw:text-style-name="P14" draw:layer="layout" svg:width="0.388cm" svg:height="0.458cm" svg:x="2.503cm" svg:y="12.218cm">
          <draw:text-box>
            <text:p text:style-name="P1"><text:span text:style-name="T11"><text:s/></text:span></text:p>
          </draw:text-box>
        </draw:frame>
        <draw:frame draw:style-name="gr36" draw:text-style-name="P14" draw:layer="layout" svg:width="1.34cm" svg:height="0.458cm" svg:x="5.195cm" svg:y="12.218cm">
          <draw:text-box>
            <text:p text:style-name="P1"><text:span text:style-name="T11">Datum </text:span></text:p>
          </draw:text-box>
        </draw:frame>
        <draw:frame draw:style-name="gr37" draw:text-style-name="P14" draw:layer="layout" svg:width="2.635cm" svg:height="0.458cm" svg:x="6.944cm" svg:y="12.218cm">
          <draw:text-box>
            <text:p text:style-name="P1"><text:span text:style-name="T11">Beginn/ Ende </text:span></text:p>
          </draw:text-box>
        </draw:frame>
        <draw:frame draw:style-name="gr38" draw:text-style-name="P14" draw:layer="layout" svg:width="1.276cm" svg:height="0.458cm" svg:x="9.946cm" svg:y="12.218cm">
          <draw:text-box>
            <text:p text:style-name="P1"><text:span text:style-name="T11">Pause </text:span></text:p>
          </draw:text-box>
        </draw:frame>
        <draw:frame draw:style-name="gr39" draw:text-style-name="P14" draw:layer="layout" svg:width="2.745cm" svg:height="0.458cm" svg:x="11.945cm" svg:y="12.218cm">
          <draw:text-box>
            <text:p text:style-name="P1"><text:span text:style-name="T11">Beginn / Ende </text:span></text:p>
          </draw:text-box>
        </draw:frame>
        <draw:polygon draw:style-name="gr10" draw:text-style-name="P8" draw:layer="layout" svg:width="0.017cm" svg:height="0.017cm" svg:x="2.303cm" svg:y="12.197cm" svg:viewBox="0 0 18 18" draw:points="0,18 18,18 18,0 0,0">
          <text:p/>
        </draw:polygon>
        <draw:polygon draw:style-name="gr10" draw:text-style-name="P8" draw:layer="layout" svg:width="0.017cm" svg:height="0.017cm" svg:x="2.303cm" svg:y="12.197cm" svg:viewBox="0 0 18 18" draw:points="0,18 18,18 18,0 0,0">
          <text:p/>
        </draw:polygon>
        <draw:polygon draw:style-name="gr10" draw:text-style-name="P8" draw:layer="layout" svg:width="2.676cm" svg:height="0.017cm" svg:x="2.32cm" svg:y="12.197cm" svg:viewBox="0 0 2677 18" draw:points="0,18 2677,18 2677,0 0,0">
          <text:p/>
        </draw:polygon>
        <draw:polygon draw:style-name="gr10" draw:text-style-name="P8" draw:layer="layout" svg:width="0.016cm" svg:height="0.017cm" svg:x="4.996cm" svg:y="12.197cm" svg:viewBox="0 0 17 18" draw:points="0,18 17,18 17,0 0,0">
          <text:p/>
        </draw:polygon>
        <draw:polygon draw:style-name="gr10" draw:text-style-name="P8" draw:layer="layout" svg:width="1.732cm" svg:height="0.017cm" svg:x="5.012cm" svg:y="12.197cm" svg:viewBox="0 0 1733 18" draw:points="0,18 1733,18 1733,0 0,0">
          <text:p/>
        </draw:polygon>
        <draw:polygon draw:style-name="gr10" draw:text-style-name="P8" draw:layer="layout" svg:width="0.017cm" svg:height="0.017cm" svg:x="6.744cm" svg:y="12.197cm" svg:viewBox="0 0 18 18" draw:points="0,18 18,18 18,0 0,0">
          <text:p/>
        </draw:polygon>
        <draw:polygon draw:style-name="gr10" draw:text-style-name="P8" draw:layer="layout" svg:width="2.985cm" svg:height="0.017cm" svg:x="6.761cm" svg:y="12.197cm" svg:viewBox="0 0 2986 18" draw:points="0,18 2986,18 2986,0 0,0">
          <text:p/>
        </draw:polygon>
        <draw:polygon draw:style-name="gr10" draw:text-style-name="P8" draw:layer="layout" svg:width="0.017cm" svg:height="0.017cm" svg:x="9.746cm" svg:y="12.197cm" svg:viewBox="0 0 18 18" draw:points="0,18 18,18 18,0 0,0">
          <text:p/>
        </draw:polygon>
        <draw:polygon draw:style-name="gr10" draw:text-style-name="P8" draw:layer="layout" svg:width="1.982cm" svg:height="0.017cm" svg:x="9.763cm" svg:y="12.197cm" svg:viewBox="0 0 1983 18" draw:points="0,18 1983,18 1983,0 0,0">
          <text:p/>
        </draw:polygon>
        <draw:polygon draw:style-name="gr10" draw:text-style-name="P8" draw:layer="layout" svg:width="0.017cm" svg:height="0.017cm" svg:x="11.745cm" svg:y="12.197cm" svg:viewBox="0 0 18 18" draw:points="0,18 18,18 18,0 0,0">
          <text:p/>
        </draw:polygon>
        <draw:polygon draw:style-name="gr10" draw:text-style-name="P8" draw:layer="layout" svg:width="3.234cm" svg:height="0.017cm" svg:x="11.762cm" svg:y="12.197cm" svg:viewBox="0 0 3235 18" draw:points="0,18 3235,18 3235,0 0,0">
          <text:p/>
        </draw:polygon>
        <draw:polygon draw:style-name="gr10" draw:text-style-name="P8" draw:layer="layout" svg:width="0.017cm" svg:height="0.017cm" svg:x="14.996cm" svg:y="12.197cm" svg:viewBox="0 0 18 18" draw:points="0,18 18,18 18,0 0,0">
          <text:p/>
        </draw:polygon>
        <draw:polygon draw:style-name="gr10" draw:text-style-name="P8" draw:layer="layout" svg:width="2.236cm" svg:height="0.017cm" svg:x="15.013cm" svg:y="12.197cm" svg:viewBox="0 0 2237 18" draw:points="0,18 2237,18 2237,0 0,0">
          <text:p/>
        </draw:polygon>
        <draw:polygon draw:style-name="gr10" draw:text-style-name="P8" draw:layer="layout" svg:width="0.017cm" svg:height="0.017cm" svg:x="17.25cm" svg:y="12.197cm" svg:viewBox="0 0 18 18" draw:points="0,18 18,18 18,0 0,0">
          <text:p/>
        </draw:polygon>
        <draw:polygon draw:style-name="gr10" draw:text-style-name="P8" draw:layer="layout" svg:width="0.017cm" svg:height="0.017cm" svg:x="17.25cm" svg:y="12.197cm" svg:viewBox="0 0 18 18" draw:points="0,18 18,18 18,0 0,0">
          <text:p/>
        </draw:polygon>
        <draw:polygon draw:style-name="gr10" draw:text-style-name="P8" draw:layer="layout" svg:width="0.017cm" svg:height="0.449cm" svg:x="2.303cm" svg:y="12.214cm" svg:viewBox="0 0 18 450" draw:points="0,450 18,450 18,0 0,0">
          <text:p/>
        </draw:polygon>
        <draw:polygon draw:style-name="gr10" draw:text-style-name="P8" draw:layer="layout" svg:width="0.016cm" svg:height="0.449cm" svg:x="4.996cm" svg:y="12.214cm" svg:viewBox="0 0 17 450" draw:points="0,450 17,450 17,0 0,0">
          <text:p/>
        </draw:polygon>
        <draw:polygon draw:style-name="gr10" draw:text-style-name="P8" draw:layer="layout" svg:width="0.017cm" svg:height="0.449cm" svg:x="6.744cm" svg:y="12.214cm" svg:viewBox="0 0 18 450" draw:points="0,450 18,450 18,0 0,0">
          <text:p/>
        </draw:polygon>
        <draw:polygon draw:style-name="gr10" draw:text-style-name="P8" draw:layer="layout" svg:width="0.017cm" svg:height="0.449cm" svg:x="9.746cm" svg:y="12.214cm" svg:viewBox="0 0 18 450" draw:points="0,450 18,450 18,0 0,0">
          <text:p/>
        </draw:polygon>
        <draw:polygon draw:style-name="gr10" draw:text-style-name="P8" draw:layer="layout" svg:width="0.017cm" svg:height="0.449cm" svg:x="11.745cm" svg:y="12.214cm" svg:viewBox="0 0 18 450" draw:points="0,450 18,450 18,0 0,0">
          <text:p/>
        </draw:polygon>
        <draw:polygon draw:style-name="gr10" draw:text-style-name="P8" draw:layer="layout" svg:width="0.017cm" svg:height="0.449cm" svg:x="14.996cm" svg:y="12.214cm" svg:viewBox="0 0 18 450" draw:points="0,450 18,450 18,0 0,0">
          <text:p/>
        </draw:polygon>
        <draw:polygon draw:style-name="gr10" draw:text-style-name="P8" draw:layer="layout" svg:width="0.017cm" svg:height="0.449cm" svg:x="17.25cm" svg:y="12.214cm" svg:viewBox="0 0 18 450" draw:points="0,450 18,450 18,0 0,0">
          <text:p/>
        </draw:polygon>
        <draw:frame draw:style-name="gr40" draw:text-style-name="P14" draw:layer="layout" svg:width="1.539cm" svg:height="0.458cm" svg:x="15.196cm" svg:y="12.218cm">
          <draw:text-box>
            <text:p text:style-name="P1"><text:span text:style-name="T11">Summe </text:span></text:p>
          </draw:text-box>
        </draw:frame>
        <draw:frame draw:style-name="gr41" draw:text-style-name="P14" draw:layer="layout" svg:width="1.429cm" svg:height="0.442cm" svg:x="2.503cm" svg:y="12.688cm">
          <draw:text-box>
            <text:p text:style-name="P1"><text:span text:style-name="T12">Montag </text:span></text:p>
          </draw:text-box>
        </draw:frame>
        <draw:frame draw:style-name="gr9" draw:text-style-name="P7" draw:layer="layout" svg:width="0.494cm" svg:height="0.556cm" svg:x="6.944cm" svg:y="12.69cm">
          <draw:text-box>
            <text:p text:style-name="P1"><text:span text:style-name="T4"><text:s/></text:span></text:p>
          </draw:text-box>
        </draw:frame>
        <draw:frame draw:style-name="gr9" draw:text-style-name="P7" draw:layer="layout" svg:width="0.494cm" svg:height="0.556cm" svg:x="9.946cm" svg:y="12.69cm">
          <draw:text-box>
            <text:p text:style-name="P1"><text:span text:style-name="T4"><text:s/></text:span></text:p>
          </draw:text-box>
        </draw:frame>
        <draw:frame draw:style-name="gr9" draw:text-style-name="P7" draw:layer="layout" svg:width="0.494cm" svg:height="0.556cm" svg:x="11.945cm" svg:y="12.69cm">
          <draw:text-box>
            <text:p text:style-name="P1"><text:span text:style-name="T4"><text:s/></text:span></text:p>
          </draw:text-box>
        </draw:frame>
        <draw:polygon draw:style-name="gr10" draw:text-style-name="P8" draw:layer="layout" svg:width="0.017cm" svg:height="0.018cm" svg:x="2.303cm" svg:y="12.663cm" svg:viewBox="0 0 18 19" draw:points="0,19 18,19 18,0 0,0">
          <text:p/>
        </draw:polygon>
        <draw:polygon draw:style-name="gr10" draw:text-style-name="P8" draw:layer="layout" svg:width="2.676cm" svg:height="0.018cm" svg:x="2.32cm" svg:y="12.663cm" svg:viewBox="0 0 2677 19" draw:points="0,19 2677,19 2677,0 0,0">
          <text:p/>
        </draw:polygon>
        <draw:polygon draw:style-name="gr10" draw:text-style-name="P8" draw:layer="layout" svg:width="0.016cm" svg:height="0.018cm" svg:x="4.996cm" svg:y="12.663cm" svg:viewBox="0 0 17 19" draw:points="0,19 17,19 17,0 0,0">
          <text:p/>
        </draw:polygon>
        <draw:polygon draw:style-name="gr10" draw:text-style-name="P8" draw:layer="layout" svg:width="1.732cm" svg:height="0.018cm" svg:x="5.012cm" svg:y="12.663cm" svg:viewBox="0 0 1733 19" draw:points="0,19 1733,19 1733,0 0,0">
          <text:p/>
        </draw:polygon>
        <draw:polygon draw:style-name="gr10" draw:text-style-name="P8" draw:layer="layout" svg:width="0.017cm" svg:height="0.018cm" svg:x="6.744cm" svg:y="12.663cm" svg:viewBox="0 0 18 19" draw:points="0,19 18,19 18,0 0,0">
          <text:p/>
        </draw:polygon>
        <draw:polygon draw:style-name="gr10" draw:text-style-name="P8" draw:layer="layout" svg:width="2.985cm" svg:height="0.018cm" svg:x="6.761cm" svg:y="12.663cm" svg:viewBox="0 0 2986 19" draw:points="0,19 2986,19 2986,0 0,0">
          <text:p/>
        </draw:polygon>
        <draw:polygon draw:style-name="gr10" draw:text-style-name="P8" draw:layer="layout" svg:width="0.017cm" svg:height="0.018cm" svg:x="9.746cm" svg:y="12.663cm" svg:viewBox="0 0 18 19" draw:points="0,19 18,19 18,0 0,0">
          <text:p/>
        </draw:polygon>
        <draw:polygon draw:style-name="gr10" draw:text-style-name="P8" draw:layer="layout" svg:width="1.982cm" svg:height="0.018cm" svg:x="9.763cm" svg:y="12.663cm" svg:viewBox="0 0 1983 19" draw:points="0,19 1983,19 1983,0 0,0">
          <text:p/>
        </draw:polygon>
        <draw:polygon draw:style-name="gr10" draw:text-style-name="P8" draw:layer="layout" svg:width="0.017cm" svg:height="0.018cm" svg:x="11.745cm" svg:y="12.663cm" svg:viewBox="0 0 18 19" draw:points="0,19 18,19 18,0 0,0">
          <text:p/>
        </draw:polygon>
        <draw:polygon draw:style-name="gr10" draw:text-style-name="P8" draw:layer="layout" svg:width="3.234cm" svg:height="0.018cm" svg:x="11.762cm" svg:y="12.663cm" svg:viewBox="0 0 3235 19" draw:points="0,19 3235,19 3235,0 0,0">
          <text:p/>
        </draw:polygon>
        <draw:polygon draw:style-name="gr10" draw:text-style-name="P8" draw:layer="layout" svg:width="0.017cm" svg:height="0.018cm" svg:x="14.996cm" svg:y="12.663cm" svg:viewBox="0 0 18 19" draw:points="0,19 18,19 18,0 0,0">
          <text:p/>
        </draw:polygon>
        <draw:polygon draw:style-name="gr10" draw:text-style-name="P8" draw:layer="layout" svg:width="2.236cm" svg:height="0.018cm" svg:x="15.013cm" svg:y="12.663cm" svg:viewBox="0 0 2237 19" draw:points="0,19 2237,19 2237,0 0,0">
          <text:p/>
        </draw:polygon>
        <draw:polygon draw:style-name="gr10" draw:text-style-name="P8" draw:layer="layout" svg:width="0.017cm" svg:height="0.018cm" svg:x="17.25cm" svg:y="12.663cm" svg:viewBox="0 0 18 19" draw:points="0,19 18,19 18,0 0,0">
          <text:p/>
        </draw:polygon>
        <draw:polygon draw:style-name="gr10" draw:text-style-name="P8" draw:layer="layout" svg:width="0.017cm" svg:height="0.567cm" svg:x="2.303cm" svg:y="12.68cm" svg:viewBox="0 0 18 568" draw:points="0,568 18,568 18,0 0,0">
          <text:p/>
        </draw:polygon>
        <draw:polygon draw:style-name="gr10" draw:text-style-name="P8" draw:layer="layout" svg:width="0.016cm" svg:height="0.567cm" svg:x="4.996cm" svg:y="12.68cm" svg:viewBox="0 0 17 568" draw:points="0,568 17,568 17,0 0,0">
          <text:p/>
        </draw:polygon>
        <draw:polygon draw:style-name="gr10" draw:text-style-name="P8" draw:layer="layout" svg:width="0.017cm" svg:height="0.567cm" svg:x="6.744cm" svg:y="12.68cm" svg:viewBox="0 0 18 568" draw:points="0,568 18,568 18,0 0,0">
          <text:p/>
        </draw:polygon>
        <draw:polygon draw:style-name="gr10" draw:text-style-name="P8" draw:layer="layout" svg:width="0.017cm" svg:height="0.567cm" svg:x="9.746cm" svg:y="12.68cm" svg:viewBox="0 0 18 568" draw:points="0,568 18,568 18,0 0,0">
          <text:p/>
        </draw:polygon>
        <draw:polygon draw:style-name="gr10" draw:text-style-name="P8" draw:layer="layout" svg:width="0.017cm" svg:height="0.567cm" svg:x="11.745cm" svg:y="12.68cm" svg:viewBox="0 0 18 568" draw:points="0,568 18,568 18,0 0,0">
          <text:p/>
        </draw:polygon>
        <draw:polygon draw:style-name="gr10" draw:text-style-name="P8" draw:layer="layout" svg:width="0.017cm" svg:height="0.567cm" svg:x="14.996cm" svg:y="12.68cm" svg:viewBox="0 0 18 568" draw:points="0,568 18,568 18,0 0,0">
          <text:p/>
        </draw:polygon>
        <draw:polygon draw:style-name="gr10" draw:text-style-name="P8" draw:layer="layout" svg:width="0.017cm" svg:height="0.567cm" svg:x="17.25cm" svg:y="12.68cm" svg:viewBox="0 0 18 568" draw:points="0,568 18,568 18,0 0,0">
          <text:p/>
        </draw:polygon>
        <draw:frame draw:style-name="gr9" draw:text-style-name="P7" draw:layer="layout" svg:width="0.494cm" svg:height="0.556cm" svg:x="15.196cm" svg:y="12.69cm">
          <draw:text-box>
            <text:p text:style-name="P1"><text:span text:style-name="T4"><text:s/></text:span></text:p>
          </draw:text-box>
        </draw:frame>
        <draw:frame draw:style-name="gr42" draw:text-style-name="P14" draw:layer="layout" svg:width="1.674cm" svg:height="0.442cm" svg:x="2.503cm" svg:y="13.272cm">
          <draw:text-box>
            <text:p text:style-name="P1"><text:span text:style-name="T12">Dienstag </text:span></text:p>
          </draw:text-box>
        </draw:frame>
        <draw:frame draw:style-name="gr9" draw:text-style-name="P7" draw:layer="layout" svg:width="0.494cm" svg:height="0.556cm" svg:x="6.944cm" svg:y="13.274cm">
          <draw:text-box>
            <text:p text:style-name="P1"><text:span text:style-name="T4"><text:s/></text:span></text:p>
          </draw:text-box>
        </draw:frame>
        <draw:frame draw:style-name="gr9" draw:text-style-name="P7" draw:layer="layout" svg:width="0.494cm" svg:height="0.556cm" svg:x="9.946cm" svg:y="13.274cm">
          <draw:text-box>
            <text:p text:style-name="P1"><text:span text:style-name="T4"><text:s/></text:span></text:p>
          </draw:text-box>
        </draw:frame>
        <draw:frame draw:style-name="gr9" draw:text-style-name="P7" draw:layer="layout" svg:width="0.494cm" svg:height="0.556cm" svg:x="11.945cm" svg:y="13.274cm">
          <draw:text-box>
            <text:p text:style-name="P1"><text:span text:style-name="T4"><text:s/></text:span></text:p>
          </draw:text-box>
        </draw:frame>
        <draw:polygon draw:style-name="gr10" draw:text-style-name="P8" draw:layer="layout" svg:width="0.017cm" svg:height="0.017cm" svg:x="2.303cm" svg:y="13.247cm" svg:viewBox="0 0 18 18" draw:points="0,18 18,18 18,0 0,0">
          <text:p/>
        </draw:polygon>
        <draw:polygon draw:style-name="gr10" draw:text-style-name="P8" draw:layer="layout" svg:width="2.676cm" svg:height="0.017cm" svg:x="2.32cm" svg:y="13.247cm" svg:viewBox="0 0 2677 18" draw:points="0,18 2677,18 2677,0 0,0">
          <text:p/>
        </draw:polygon>
        <draw:polygon draw:style-name="gr10" draw:text-style-name="P8" draw:layer="layout" svg:width="0.016cm" svg:height="0.017cm" svg:x="4.996cm" svg:y="13.247cm" svg:viewBox="0 0 17 18" draw:points="0,18 17,18 17,0 0,0">
          <text:p/>
        </draw:polygon>
        <draw:polygon draw:style-name="gr10" draw:text-style-name="P8" draw:layer="layout" svg:width="1.732cm" svg:height="0.017cm" svg:x="5.012cm" svg:y="13.247cm" svg:viewBox="0 0 1733 18" draw:points="0,18 1733,18 1733,0 0,0">
          <text:p/>
        </draw:polygon>
        <draw:polygon draw:style-name="gr10" draw:text-style-name="P8" draw:layer="layout" svg:width="0.017cm" svg:height="0.017cm" svg:x="6.744cm" svg:y="13.247cm" svg:viewBox="0 0 18 18" draw:points="0,18 18,18 18,0 0,0">
          <text:p/>
        </draw:polygon>
        <draw:polygon draw:style-name="gr10" draw:text-style-name="P8" draw:layer="layout" svg:width="2.985cm" svg:height="0.017cm" svg:x="6.761cm" svg:y="13.247cm" svg:viewBox="0 0 2986 18" draw:points="0,18 2986,18 2986,0 0,0">
          <text:p/>
        </draw:polygon>
        <draw:polygon draw:style-name="gr10" draw:text-style-name="P8" draw:layer="layout" svg:width="0.017cm" svg:height="0.017cm" svg:x="9.746cm" svg:y="13.247cm" svg:viewBox="0 0 18 18" draw:points="0,18 18,18 18,0 0,0">
          <text:p/>
        </draw:polygon>
        <draw:polygon draw:style-name="gr10" draw:text-style-name="P8" draw:layer="layout" svg:width="1.982cm" svg:height="0.017cm" svg:x="9.763cm" svg:y="13.247cm" svg:viewBox="0 0 1983 18" draw:points="0,18 1983,18 1983,0 0,0">
          <text:p/>
        </draw:polygon>
        <draw:polygon draw:style-name="gr10" draw:text-style-name="P8" draw:layer="layout" svg:width="0.017cm" svg:height="0.017cm" svg:x="11.745cm" svg:y="13.247cm" svg:viewBox="0 0 18 18" draw:points="0,18 18,18 18,0 0,0">
          <text:p/>
        </draw:polygon>
        <draw:polygon draw:style-name="gr10" draw:text-style-name="P8" draw:layer="layout" svg:width="3.234cm" svg:height="0.017cm" svg:x="11.762cm" svg:y="13.247cm" svg:viewBox="0 0 3235 18" draw:points="0,18 3235,18 3235,0 0,0">
          <text:p/>
        </draw:polygon>
        <draw:polygon draw:style-name="gr10" draw:text-style-name="P8" draw:layer="layout" svg:width="0.017cm" svg:height="0.017cm" svg:x="14.996cm" svg:y="13.247cm" svg:viewBox="0 0 18 18" draw:points="0,18 18,18 18,0 0,0">
          <text:p/>
        </draw:polygon>
        <draw:polygon draw:style-name="gr10" draw:text-style-name="P8" draw:layer="layout" svg:width="2.236cm" svg:height="0.017cm" svg:x="15.013cm" svg:y="13.247cm" svg:viewBox="0 0 2237 18" draw:points="0,18 2237,18 2237,0 0,0">
          <text:p/>
        </draw:polygon>
        <draw:polygon draw:style-name="gr10" draw:text-style-name="P8" draw:layer="layout" svg:width="0.017cm" svg:height="0.017cm" svg:x="17.25cm" svg:y="13.247cm" svg:viewBox="0 0 18 18" draw:points="0,18 18,18 18,0 0,0">
          <text:p/>
        </draw:polygon>
        <draw:polygon draw:style-name="gr10" draw:text-style-name="P8" draw:layer="layout" svg:width="0.017cm" svg:height="0.568cm" svg:x="2.303cm" svg:y="13.264cm" svg:viewBox="0 0 18 569" draw:points="0,569 18,569 18,0 0,0">
          <text:p/>
        </draw:polygon>
        <draw:polygon draw:style-name="gr10" draw:text-style-name="P8" draw:layer="layout" svg:width="0.016cm" svg:height="0.568cm" svg:x="4.996cm" svg:y="13.264cm" svg:viewBox="0 0 17 569" draw:points="0,569 17,569 17,0 0,0">
          <text:p/>
        </draw:polygon>
        <draw:polygon draw:style-name="gr10" draw:text-style-name="P8" draw:layer="layout" svg:width="0.017cm" svg:height="0.568cm" svg:x="6.744cm" svg:y="13.264cm" svg:viewBox="0 0 18 569" draw:points="0,569 18,569 18,0 0,0">
          <text:p/>
        </draw:polygon>
        <draw:polygon draw:style-name="gr10" draw:text-style-name="P8" draw:layer="layout" svg:width="0.017cm" svg:height="0.568cm" svg:x="9.746cm" svg:y="13.264cm" svg:viewBox="0 0 18 569" draw:points="0,569 18,569 18,0 0,0">
          <text:p/>
        </draw:polygon>
        <draw:polygon draw:style-name="gr10" draw:text-style-name="P8" draw:layer="layout" svg:width="0.017cm" svg:height="0.568cm" svg:x="11.745cm" svg:y="13.264cm" svg:viewBox="0 0 18 569" draw:points="0,569 18,569 18,0 0,0">
          <text:p/>
        </draw:polygon>
        <draw:polygon draw:style-name="gr10" draw:text-style-name="P8" draw:layer="layout" svg:width="0.017cm" svg:height="0.568cm" svg:x="14.996cm" svg:y="13.264cm" svg:viewBox="0 0 18 569" draw:points="0,569 18,569 18,0 0,0">
          <text:p/>
        </draw:polygon>
        <draw:polygon draw:style-name="gr10" draw:text-style-name="P8" draw:layer="layout" svg:width="0.017cm" svg:height="0.568cm" svg:x="17.25cm" svg:y="13.264cm" svg:viewBox="0 0 18 569" draw:points="0,569 18,569 18,0 0,0">
          <text:p/>
        </draw:polygon>
        <draw:frame draw:style-name="gr9" draw:text-style-name="P7" draw:layer="layout" svg:width="0.494cm" svg:height="0.556cm" svg:x="15.196cm" svg:y="13.274cm">
          <draw:text-box>
            <text:p text:style-name="P1"><text:span text:style-name="T4"><text:s/></text:span></text:p>
          </draw:text-box>
        </draw:frame>
        <draw:frame draw:style-name="gr43" draw:text-style-name="P14" draw:layer="layout" svg:width="1.67cm" svg:height="0.442cm" svg:x="2.503cm" svg:y="13.857cm">
          <draw:text-box>
            <text:p text:style-name="P1"><text:span text:style-name="T12">Mittwoch </text:span></text:p>
          </draw:text-box>
        </draw:frame>
        <draw:frame draw:style-name="gr9" draw:text-style-name="P7" draw:layer="layout" svg:width="0.494cm" svg:height="0.556cm" svg:x="6.944cm" svg:y="13.859cm">
          <draw:text-box>
            <text:p text:style-name="P1"><text:span text:style-name="T4"><text:s/></text:span></text:p>
          </draw:text-box>
        </draw:frame>
        <draw:frame draw:style-name="gr9" draw:text-style-name="P7" draw:layer="layout" svg:width="0.494cm" svg:height="0.556cm" svg:x="9.946cm" svg:y="13.859cm">
          <draw:text-box>
            <text:p text:style-name="P1"><text:span text:style-name="T4"><text:s/></text:span></text:p>
          </draw:text-box>
        </draw:frame>
        <draw:frame draw:style-name="gr9" draw:text-style-name="P7" draw:layer="layout" svg:width="0.494cm" svg:height="0.556cm" svg:x="11.945cm" svg:y="13.859cm">
          <draw:text-box>
            <text:p text:style-name="P1"><text:span text:style-name="T4"><text:s/></text:span></text:p>
          </draw:text-box>
        </draw:frame>
        <draw:polygon draw:style-name="gr10" draw:text-style-name="P8" draw:layer="layout" svg:width="0.017cm" svg:height="0.016cm" svg:x="2.303cm" svg:y="13.832cm" svg:viewBox="0 0 18 17" draw:points="0,17 18,17 18,0 0,0">
          <text:p/>
        </draw:polygon>
        <draw:polygon draw:style-name="gr10" draw:text-style-name="P8" draw:layer="layout" svg:width="2.676cm" svg:height="0.016cm" svg:x="2.32cm" svg:y="13.832cm" svg:viewBox="0 0 2677 17" draw:points="0,17 2677,17 2677,0 0,0">
          <text:p/>
        </draw:polygon>
        <draw:polygon draw:style-name="gr10" draw:text-style-name="P8" draw:layer="layout" svg:width="0.016cm" svg:height="0.016cm" svg:x="4.996cm" svg:y="13.832cm" svg:viewBox="0 0 17 17" draw:points="0,17 17,17 17,0 0,0">
          <text:p/>
        </draw:polygon>
        <draw:polygon draw:style-name="gr10" draw:text-style-name="P8" draw:layer="layout" svg:width="1.732cm" svg:height="0.016cm" svg:x="5.012cm" svg:y="13.832cm" svg:viewBox="0 0 1733 17" draw:points="0,17 1733,17 1733,0 0,0">
          <text:p/>
        </draw:polygon>
        <draw:polygon draw:style-name="gr10" draw:text-style-name="P8" draw:layer="layout" svg:width="0.017cm" svg:height="0.016cm" svg:x="6.744cm" svg:y="13.832cm" svg:viewBox="0 0 18 17" draw:points="0,17 18,17 18,0 0,0">
          <text:p/>
        </draw:polygon>
        <draw:polygon draw:style-name="gr10" draw:text-style-name="P8" draw:layer="layout" svg:width="2.985cm" svg:height="0.016cm" svg:x="6.761cm" svg:y="13.832cm" svg:viewBox="0 0 2986 17" draw:points="0,17 2986,17 2986,0 0,0">
          <text:p/>
        </draw:polygon>
        <draw:polygon draw:style-name="gr10" draw:text-style-name="P8" draw:layer="layout" svg:width="0.017cm" svg:height="0.016cm" svg:x="9.746cm" svg:y="13.832cm" svg:viewBox="0 0 18 17" draw:points="0,17 18,17 18,0 0,0">
          <text:p/>
        </draw:polygon>
        <draw:polygon draw:style-name="gr10" draw:text-style-name="P8" draw:layer="layout" svg:width="1.982cm" svg:height="0.016cm" svg:x="9.763cm" svg:y="13.832cm" svg:viewBox="0 0 1983 17" draw:points="0,17 1983,17 1983,0 0,0">
          <text:p/>
        </draw:polygon>
        <draw:polygon draw:style-name="gr10" draw:text-style-name="P8" draw:layer="layout" svg:width="0.017cm" svg:height="0.016cm" svg:x="11.745cm" svg:y="13.832cm" svg:viewBox="0 0 18 17" draw:points="0,17 18,17 18,0 0,0">
          <text:p/>
        </draw:polygon>
        <draw:polygon draw:style-name="gr10" draw:text-style-name="P8" draw:layer="layout" svg:width="3.234cm" svg:height="0.016cm" svg:x="11.762cm" svg:y="13.832cm" svg:viewBox="0 0 3235 17" draw:points="0,17 3235,17 3235,0 0,0">
          <text:p/>
        </draw:polygon>
        <draw:polygon draw:style-name="gr10" draw:text-style-name="P8" draw:layer="layout" svg:width="0.017cm" svg:height="0.016cm" svg:x="14.996cm" svg:y="13.832cm" svg:viewBox="0 0 18 17" draw:points="0,17 18,17 18,0 0,0">
          <text:p/>
        </draw:polygon>
        <draw:polygon draw:style-name="gr10" draw:text-style-name="P8" draw:layer="layout" svg:width="2.236cm" svg:height="0.016cm" svg:x="15.013cm" svg:y="13.832cm" svg:viewBox="0 0 2237 17" draw:points="0,17 2237,17 2237,0 0,0">
          <text:p/>
        </draw:polygon>
        <draw:polygon draw:style-name="gr10" draw:text-style-name="P8" draw:layer="layout" svg:width="0.017cm" svg:height="0.016cm" svg:x="17.25cm" svg:y="13.832cm" svg:viewBox="0 0 18 17" draw:points="0,17 18,17 18,0 0,0">
          <text:p/>
        </draw:polygon>
        <draw:polygon draw:style-name="gr10" draw:text-style-name="P8" draw:layer="layout" svg:width="0.017cm" svg:height="0.573cm" svg:x="2.303cm" svg:y="13.848cm" svg:viewBox="0 0 18 574" draw:points="0,574 18,574 18,0 0,0">
          <text:p/>
        </draw:polygon>
        <draw:polygon draw:style-name="gr10" draw:text-style-name="P8" draw:layer="layout" svg:width="0.016cm" svg:height="0.573cm" svg:x="4.996cm" svg:y="13.848cm" svg:viewBox="0 0 17 574" draw:points="0,574 17,574 17,0 0,0">
          <text:p/>
        </draw:polygon>
        <draw:polygon draw:style-name="gr10" draw:text-style-name="P8" draw:layer="layout" svg:width="0.017cm" svg:height="0.573cm" svg:x="6.744cm" svg:y="13.848cm" svg:viewBox="0 0 18 574" draw:points="0,574 18,574 18,0 0,0">
          <text:p/>
        </draw:polygon>
        <draw:polygon draw:style-name="gr10" draw:text-style-name="P8" draw:layer="layout" svg:width="0.017cm" svg:height="0.573cm" svg:x="9.746cm" svg:y="13.848cm" svg:viewBox="0 0 18 574" draw:points="0,574 18,574 18,0 0,0">
          <text:p/>
        </draw:polygon>
        <draw:polygon draw:style-name="gr10" draw:text-style-name="P8" draw:layer="layout" svg:width="0.017cm" svg:height="0.573cm" svg:x="11.745cm" svg:y="13.848cm" svg:viewBox="0 0 18 574" draw:points="0,574 18,574 18,0 0,0">
          <text:p/>
        </draw:polygon>
        <draw:polygon draw:style-name="gr10" draw:text-style-name="P8" draw:layer="layout" svg:width="0.017cm" svg:height="0.573cm" svg:x="14.996cm" svg:y="13.848cm" svg:viewBox="0 0 18 574" draw:points="0,574 18,574 18,0 0,0">
          <text:p/>
        </draw:polygon>
        <draw:polygon draw:style-name="gr10" draw:text-style-name="P8" draw:layer="layout" svg:width="0.017cm" svg:height="0.573cm" svg:x="17.25cm" svg:y="13.848cm" svg:viewBox="0 0 18 574" draw:points="0,574 18,574 18,0 0,0">
          <text:p/>
        </draw:polygon>
        <draw:frame draw:style-name="gr9" draw:text-style-name="P7" draw:layer="layout" svg:width="0.494cm" svg:height="0.556cm" svg:x="15.196cm" svg:y="13.859cm">
          <draw:text-box>
            <text:p text:style-name="P1"><text:span text:style-name="T4"><text:s/></text:span></text:p>
          </draw:text-box>
        </draw:frame>
        <draw:frame draw:style-name="gr44" draw:text-style-name="P14" draw:layer="layout" svg:width="2.157cm" svg:height="0.442cm" svg:x="2.503cm" svg:y="14.446cm">
          <draw:text-box>
            <text:p text:style-name="P1"><text:span text:style-name="T12">Donnerstag </text:span></text:p>
          </draw:text-box>
        </draw:frame>
        <draw:frame draw:style-name="gr9" draw:text-style-name="P7" draw:layer="layout" svg:width="0.494cm" svg:height="0.556cm" svg:x="6.944cm" svg:y="14.447cm">
          <draw:text-box>
            <text:p text:style-name="P1"><text:span text:style-name="T4"><text:s/></text:span></text:p>
          </draw:text-box>
        </draw:frame>
        <draw:frame draw:style-name="gr9" draw:text-style-name="P7" draw:layer="layout" svg:width="0.494cm" svg:height="0.556cm" svg:x="9.946cm" svg:y="14.447cm">
          <draw:text-box>
            <text:p text:style-name="P1"><text:span text:style-name="T4"><text:s/></text:span></text:p>
          </draw:text-box>
        </draw:frame>
        <draw:frame draw:style-name="gr9" draw:text-style-name="P7" draw:layer="layout" svg:width="0.494cm" svg:height="0.556cm" svg:x="11.945cm" svg:y="14.447cm">
          <draw:text-box>
            <text:p text:style-name="P1"><text:span text:style-name="T4"><text:s/></text:span></text:p>
          </draw:text-box>
        </draw:frame>
        <draw:polygon draw:style-name="gr10" draw:text-style-name="P8" draw:layer="layout" svg:width="0.017cm" svg:height="0.017cm" svg:x="2.303cm" svg:y="14.421cm" svg:viewBox="0 0 18 18" draw:points="0,18 18,18 18,0 0,0">
          <text:p/>
        </draw:polygon>
        <draw:polygon draw:style-name="gr10" draw:text-style-name="P8" draw:layer="layout" svg:width="2.676cm" svg:height="0.017cm" svg:x="2.32cm" svg:y="14.421cm" svg:viewBox="0 0 2677 18" draw:points="0,18 2677,18 2677,0 0,0">
          <text:p/>
        </draw:polygon>
        <draw:polygon draw:style-name="gr10" draw:text-style-name="P8" draw:layer="layout" svg:width="0.016cm" svg:height="0.017cm" svg:x="4.996cm" svg:y="14.421cm" svg:viewBox="0 0 17 18" draw:points="0,18 17,18 17,0 0,0">
          <text:p/>
        </draw:polygon>
        <draw:polygon draw:style-name="gr10" draw:text-style-name="P8" draw:layer="layout" svg:width="1.732cm" svg:height="0.017cm" svg:x="5.012cm" svg:y="14.421cm" svg:viewBox="0 0 1733 18" draw:points="0,18 1733,18 1733,0 0,0">
          <text:p/>
        </draw:polygon>
        <draw:polygon draw:style-name="gr10" draw:text-style-name="P8" draw:layer="layout" svg:width="0.017cm" svg:height="0.017cm" svg:x="6.744cm" svg:y="14.421cm" svg:viewBox="0 0 18 18" draw:points="0,18 18,18 18,0 0,0">
          <text:p/>
        </draw:polygon>
        <draw:polygon draw:style-name="gr10" draw:text-style-name="P8" draw:layer="layout" svg:width="2.985cm" svg:height="0.017cm" svg:x="6.761cm" svg:y="14.421cm" svg:viewBox="0 0 2986 18" draw:points="0,18 2986,18 2986,0 0,0">
          <text:p/>
        </draw:polygon>
        <draw:polygon draw:style-name="gr10" draw:text-style-name="P8" draw:layer="layout" svg:width="0.017cm" svg:height="0.017cm" svg:x="9.746cm" svg:y="14.421cm" svg:viewBox="0 0 18 18" draw:points="0,18 18,18 18,0 0,0">
          <text:p/>
        </draw:polygon>
        <draw:polygon draw:style-name="gr10" draw:text-style-name="P8" draw:layer="layout" svg:width="1.982cm" svg:height="0.017cm" svg:x="9.763cm" svg:y="14.421cm" svg:viewBox="0 0 1983 18" draw:points="0,18 1983,18 1983,0 0,0">
          <text:p/>
        </draw:polygon>
        <draw:polygon draw:style-name="gr10" draw:text-style-name="P8" draw:layer="layout" svg:width="0.017cm" svg:height="0.017cm" svg:x="11.745cm" svg:y="14.421cm" svg:viewBox="0 0 18 18" draw:points="0,18 18,18 18,0 0,0">
          <text:p/>
        </draw:polygon>
        <draw:polygon draw:style-name="gr10" draw:text-style-name="P8" draw:layer="layout" svg:width="3.234cm" svg:height="0.017cm" svg:x="11.762cm" svg:y="14.421cm" svg:viewBox="0 0 3235 18" draw:points="0,18 3235,18 3235,0 0,0">
          <text:p/>
        </draw:polygon>
        <draw:polygon draw:style-name="gr10" draw:text-style-name="P8" draw:layer="layout" svg:width="0.017cm" svg:height="0.017cm" svg:x="14.996cm" svg:y="14.421cm" svg:viewBox="0 0 18 18" draw:points="0,18 18,18 18,0 0,0">
          <text:p/>
        </draw:polygon>
        <draw:polygon draw:style-name="gr10" draw:text-style-name="P8" draw:layer="layout" svg:width="2.236cm" svg:height="0.017cm" svg:x="15.013cm" svg:y="14.421cm" svg:viewBox="0 0 2237 18" draw:points="0,18 2237,18 2237,0 0,0">
          <text:p/>
        </draw:polygon>
        <draw:polygon draw:style-name="gr10" draw:text-style-name="P8" draw:layer="layout" svg:width="0.017cm" svg:height="0.017cm" svg:x="17.25cm" svg:y="14.421cm" svg:viewBox="0 0 18 18" draw:points="0,18 18,18 18,0 0,0">
          <text:p/>
        </draw:polygon>
        <draw:polygon draw:style-name="gr10" draw:text-style-name="P8" draw:layer="layout" svg:width="0.017cm" svg:height="0.567cm" svg:x="2.303cm" svg:y="14.438cm" svg:viewBox="0 0 18 568" draw:points="0,568 18,568 18,0 0,0">
          <text:p/>
        </draw:polygon>
        <draw:polygon draw:style-name="gr10" draw:text-style-name="P8" draw:layer="layout" svg:width="0.016cm" svg:height="0.567cm" svg:x="4.996cm" svg:y="14.438cm" svg:viewBox="0 0 17 568" draw:points="0,568 17,568 17,0 0,0">
          <text:p/>
        </draw:polygon>
        <draw:polygon draw:style-name="gr10" draw:text-style-name="P8" draw:layer="layout" svg:width="0.017cm" svg:height="0.567cm" svg:x="6.744cm" svg:y="14.438cm" svg:viewBox="0 0 18 568" draw:points="0,568 18,568 18,0 0,0">
          <text:p/>
        </draw:polygon>
        <draw:polygon draw:style-name="gr10" draw:text-style-name="P8" draw:layer="layout" svg:width="0.017cm" svg:height="0.567cm" svg:x="9.746cm" svg:y="14.438cm" svg:viewBox="0 0 18 568" draw:points="0,568 18,568 18,0 0,0">
          <text:p/>
        </draw:polygon>
        <draw:polygon draw:style-name="gr10" draw:text-style-name="P8" draw:layer="layout" svg:width="0.017cm" svg:height="0.567cm" svg:x="11.745cm" svg:y="14.438cm" svg:viewBox="0 0 18 568" draw:points="0,568 18,568 18,0 0,0">
          <text:p/>
        </draw:polygon>
        <draw:polygon draw:style-name="gr10" draw:text-style-name="P8" draw:layer="layout" svg:width="0.017cm" svg:height="0.567cm" svg:x="14.996cm" svg:y="14.438cm" svg:viewBox="0 0 18 568" draw:points="0,568 18,568 18,0 0,0">
          <text:p/>
        </draw:polygon>
        <draw:polygon draw:style-name="gr10" draw:text-style-name="P8" draw:layer="layout" svg:width="0.017cm" svg:height="0.567cm" svg:x="17.25cm" svg:y="14.438cm" svg:viewBox="0 0 18 568" draw:points="0,568 18,568 18,0 0,0">
          <text:p/>
        </draw:polygon>
        <draw:frame draw:style-name="gr9" draw:text-style-name="P7" draw:layer="layout" svg:width="0.494cm" svg:height="0.556cm" svg:x="15.196cm" svg:y="14.447cm">
          <draw:text-box>
            <text:p text:style-name="P1"><text:span text:style-name="T4"><text:s/></text:span></text:p>
          </draw:text-box>
        </draw:frame>
        <draw:frame draw:style-name="gr45" draw:text-style-name="P14" draw:layer="layout" svg:width="1.344cm" svg:height="0.442cm" svg:x="2.503cm" svg:y="15.03cm">
          <draw:text-box>
            <text:p text:style-name="P1"><text:span text:style-name="T12">Freitag </text:span></text:p>
          </draw:text-box>
        </draw:frame>
        <draw:frame draw:style-name="gr9" draw:text-style-name="P7" draw:layer="layout" svg:width="0.494cm" svg:height="0.556cm" svg:x="6.944cm" svg:y="15.031cm">
          <draw:text-box>
            <text:p text:style-name="P1"><text:span text:style-name="T4"><text:s/></text:span></text:p>
          </draw:text-box>
        </draw:frame>
        <draw:frame draw:style-name="gr9" draw:text-style-name="P7" draw:layer="layout" svg:width="0.494cm" svg:height="0.556cm" svg:x="9.946cm" svg:y="15.031cm">
          <draw:text-box>
            <text:p text:style-name="P1"><text:span text:style-name="T4"><text:s/></text:span></text:p>
          </draw:text-box>
        </draw:frame>
        <draw:frame draw:style-name="gr9" draw:text-style-name="P7" draw:layer="layout" svg:width="0.494cm" svg:height="0.556cm" svg:x="11.945cm" svg:y="15.031cm">
          <draw:text-box>
            <text:p text:style-name="P1"><text:span text:style-name="T4"><text:s/></text:span></text:p>
          </draw:text-box>
        </draw:frame>
        <draw:polygon draw:style-name="gr10" draw:text-style-name="P8" draw:layer="layout" svg:width="0.017cm" svg:height="0.017cm" svg:x="2.303cm" svg:y="15.005cm" svg:viewBox="0 0 18 18" draw:points="0,18 18,18 18,0 0,0">
          <text:p/>
        </draw:polygon>
        <draw:polygon draw:style-name="gr10" draw:text-style-name="P8" draw:layer="layout" svg:width="2.676cm" svg:height="0.017cm" svg:x="2.32cm" svg:y="15.005cm" svg:viewBox="0 0 2677 18" draw:points="0,18 2677,18 2677,0 0,0">
          <text:p/>
        </draw:polygon>
        <draw:polygon draw:style-name="gr10" draw:text-style-name="P8" draw:layer="layout" svg:width="0.016cm" svg:height="0.017cm" svg:x="4.996cm" svg:y="15.005cm" svg:viewBox="0 0 17 18" draw:points="0,18 17,18 17,0 0,0">
          <text:p/>
        </draw:polygon>
        <draw:polygon draw:style-name="gr10" draw:text-style-name="P8" draw:layer="layout" svg:width="1.732cm" svg:height="0.017cm" svg:x="5.012cm" svg:y="15.005cm" svg:viewBox="0 0 1733 18" draw:points="0,18 1733,18 1733,0 0,0">
          <text:p/>
        </draw:polygon>
        <draw:polygon draw:style-name="gr10" draw:text-style-name="P8" draw:layer="layout" svg:width="0.017cm" svg:height="0.017cm" svg:x="6.744cm" svg:y="15.005cm" svg:viewBox="0 0 18 18" draw:points="0,18 18,18 18,0 0,0">
          <text:p/>
        </draw:polygon>
        <draw:polygon draw:style-name="gr10" draw:text-style-name="P8" draw:layer="layout" svg:width="2.985cm" svg:height="0.017cm" svg:x="6.761cm" svg:y="15.005cm" svg:viewBox="0 0 2986 18" draw:points="0,18 2986,18 2986,0 0,0">
          <text:p/>
        </draw:polygon>
        <draw:polygon draw:style-name="gr10" draw:text-style-name="P8" draw:layer="layout" svg:width="0.017cm" svg:height="0.017cm" svg:x="9.746cm" svg:y="15.005cm" svg:viewBox="0 0 18 18" draw:points="0,18 18,18 18,0 0,0">
          <text:p/>
        </draw:polygon>
        <draw:polygon draw:style-name="gr10" draw:text-style-name="P8" draw:layer="layout" svg:width="1.982cm" svg:height="0.017cm" svg:x="9.763cm" svg:y="15.005cm" svg:viewBox="0 0 1983 18" draw:points="0,18 1983,18 1983,0 0,0">
          <text:p/>
        </draw:polygon>
        <draw:polygon draw:style-name="gr10" draw:text-style-name="P8" draw:layer="layout" svg:width="0.017cm" svg:height="0.017cm" svg:x="11.745cm" svg:y="15.005cm" svg:viewBox="0 0 18 18" draw:points="0,18 18,18 18,0 0,0">
          <text:p/>
        </draw:polygon>
        <draw:polygon draw:style-name="gr10" draw:text-style-name="P8" draw:layer="layout" svg:width="3.234cm" svg:height="0.017cm" svg:x="11.762cm" svg:y="15.005cm" svg:viewBox="0 0 3235 18" draw:points="0,18 3235,18 3235,0 0,0">
          <text:p/>
        </draw:polygon>
        <draw:polygon draw:style-name="gr10" draw:text-style-name="P8" draw:layer="layout" svg:width="0.017cm" svg:height="0.017cm" svg:x="14.996cm" svg:y="15.005cm" svg:viewBox="0 0 18 18" draw:points="0,18 18,18 18,0 0,0">
          <text:p/>
        </draw:polygon>
        <draw:polygon draw:style-name="gr10" draw:text-style-name="P8" draw:layer="layout" svg:width="2.236cm" svg:height="0.017cm" svg:x="15.013cm" svg:y="15.005cm" svg:viewBox="0 0 2237 18" draw:points="0,18 2237,18 2237,0 0,0">
          <text:p/>
        </draw:polygon>
        <draw:polygon draw:style-name="gr10" draw:text-style-name="P8" draw:layer="layout" svg:width="0.017cm" svg:height="0.017cm" svg:x="17.25cm" svg:y="15.005cm" svg:viewBox="0 0 18 18" draw:points="0,18 18,18 18,0 0,0">
          <text:p/>
        </draw:polygon>
        <draw:polygon draw:style-name="gr10" draw:text-style-name="P8" draw:layer="layout" svg:width="0.017cm" svg:height="0.567cm" svg:x="2.303cm" svg:y="15.022cm" svg:viewBox="0 0 18 568" draw:points="0,568 18,568 18,0 0,0">
          <text:p/>
        </draw:polygon>
        <draw:polygon draw:style-name="gr10" draw:text-style-name="P8" draw:layer="layout" svg:width="0.016cm" svg:height="0.567cm" svg:x="4.996cm" svg:y="15.022cm" svg:viewBox="0 0 17 568" draw:points="0,568 17,568 17,0 0,0">
          <text:p/>
        </draw:polygon>
        <draw:polygon draw:style-name="gr10" draw:text-style-name="P8" draw:layer="layout" svg:width="0.017cm" svg:height="0.567cm" svg:x="6.744cm" svg:y="15.022cm" svg:viewBox="0 0 18 568" draw:points="0,568 18,568 18,0 0,0">
          <text:p/>
        </draw:polygon>
        <draw:polygon draw:style-name="gr10" draw:text-style-name="P8" draw:layer="layout" svg:width="0.017cm" svg:height="0.567cm" svg:x="9.746cm" svg:y="15.022cm" svg:viewBox="0 0 18 568" draw:points="0,568 18,568 18,0 0,0">
          <text:p/>
        </draw:polygon>
        <draw:polygon draw:style-name="gr10" draw:text-style-name="P8" draw:layer="layout" svg:width="0.017cm" svg:height="0.567cm" svg:x="11.745cm" svg:y="15.022cm" svg:viewBox="0 0 18 568" draw:points="0,568 18,568 18,0 0,0">
          <text:p/>
        </draw:polygon>
        <draw:polygon draw:style-name="gr10" draw:text-style-name="P8" draw:layer="layout" svg:width="0.017cm" svg:height="0.567cm" svg:x="14.996cm" svg:y="15.022cm" svg:viewBox="0 0 18 568" draw:points="0,568 18,568 18,0 0,0">
          <text:p/>
        </draw:polygon>
        <draw:polygon draw:style-name="gr10" draw:text-style-name="P8" draw:layer="layout" svg:width="0.017cm" svg:height="0.567cm" svg:x="17.25cm" svg:y="15.022cm" svg:viewBox="0 0 18 568" draw:points="0,568 18,568 18,0 0,0">
          <text:p/>
        </draw:polygon>
        <draw:frame draw:style-name="gr9" draw:text-style-name="P7" draw:layer="layout" svg:width="0.494cm" svg:height="0.556cm" svg:x="15.196cm" svg:y="15.031cm">
          <draw:text-box>
            <text:p text:style-name="P1"><text:span text:style-name="T4"><text:s/></text:span></text:p>
          </draw:text-box>
        </draw:frame>
        <draw:frame draw:style-name="gr46" draw:text-style-name="P14" draw:layer="layout" svg:width="1.678cm" svg:height="0.442cm" svg:x="2.503cm" svg:y="15.614cm">
          <draw:text-box>
            <text:p text:style-name="P1"><text:span text:style-name="T12">Samstag </text:span></text:p>
          </draw:text-box>
        </draw:frame>
        <draw:frame draw:style-name="gr9" draw:text-style-name="P7" draw:layer="layout" svg:width="0.494cm" svg:height="0.556cm" svg:x="5.195cm" svg:y="15.615cm">
          <draw:text-box>
            <text:p text:style-name="P1"><text:span text:style-name="T4"><text:s/></text:span></text:p>
          </draw:text-box>
        </draw:frame>
        <draw:frame draw:style-name="gr9" draw:text-style-name="P7" draw:layer="layout" svg:width="0.494cm" svg:height="0.556cm" svg:x="6.944cm" svg:y="15.615cm">
          <draw:text-box>
            <text:p text:style-name="P1"><text:span text:style-name="T4"><text:s/></text:span></text:p>
          </draw:text-box>
        </draw:frame>
        <draw:frame draw:style-name="gr9" draw:text-style-name="P7" draw:layer="layout" svg:width="0.494cm" svg:height="0.556cm" svg:x="9.946cm" svg:y="15.615cm">
          <draw:text-box>
            <text:p text:style-name="P1"><text:span text:style-name="T4"><text:s/></text:span></text:p>
          </draw:text-box>
        </draw:frame>
        <draw:frame draw:style-name="gr9" draw:text-style-name="P7" draw:layer="layout" svg:width="0.494cm" svg:height="0.556cm" svg:x="11.945cm" svg:y="15.615cm">
          <draw:text-box>
            <text:p text:style-name="P1"><text:span text:style-name="T4"><text:s/></text:span></text:p>
          </draw:text-box>
        </draw:frame>
        <draw:polygon draw:style-name="gr10" draw:text-style-name="P8" draw:layer="layout" svg:width="0.017cm" svg:height="0.017cm" svg:x="2.303cm" svg:y="15.589cm" svg:viewBox="0 0 18 18" draw:points="0,18 18,18 18,0 0,0">
          <text:p/>
        </draw:polygon>
        <draw:polygon draw:style-name="gr10" draw:text-style-name="P8" draw:layer="layout" svg:width="2.676cm" svg:height="0.017cm" svg:x="2.32cm" svg:y="15.589cm" svg:viewBox="0 0 2677 18" draw:points="0,18 2677,18 2677,0 0,0">
          <text:p/>
        </draw:polygon>
        <draw:polygon draw:style-name="gr10" draw:text-style-name="P8" draw:layer="layout" svg:width="0.016cm" svg:height="0.017cm" svg:x="4.996cm" svg:y="15.589cm" svg:viewBox="0 0 17 18" draw:points="0,18 17,18 17,0 0,0">
          <text:p/>
        </draw:polygon>
        <draw:polygon draw:style-name="gr10" draw:text-style-name="P8" draw:layer="layout" svg:width="1.732cm" svg:height="0.017cm" svg:x="5.012cm" svg:y="15.589cm" svg:viewBox="0 0 1733 18" draw:points="0,18 1733,18 1733,0 0,0">
          <text:p/>
        </draw:polygon>
        <draw:polygon draw:style-name="gr10" draw:text-style-name="P8" draw:layer="layout" svg:width="0.017cm" svg:height="0.017cm" svg:x="6.744cm" svg:y="15.589cm" svg:viewBox="0 0 18 18" draw:points="0,18 18,18 18,0 0,0">
          <text:p/>
        </draw:polygon>
        <draw:polygon draw:style-name="gr10" draw:text-style-name="P8" draw:layer="layout" svg:width="2.985cm" svg:height="0.017cm" svg:x="6.761cm" svg:y="15.589cm" svg:viewBox="0 0 2986 18" draw:points="0,18 2986,18 2986,0 0,0">
          <text:p/>
        </draw:polygon>
        <draw:polygon draw:style-name="gr10" draw:text-style-name="P8" draw:layer="layout" svg:width="0.017cm" svg:height="0.017cm" svg:x="9.746cm" svg:y="15.589cm" svg:viewBox="0 0 18 18" draw:points="0,18 18,18 18,0 0,0">
          <text:p/>
        </draw:polygon>
        <draw:polygon draw:style-name="gr10" draw:text-style-name="P8" draw:layer="layout" svg:width="1.982cm" svg:height="0.017cm" svg:x="9.763cm" svg:y="15.589cm" svg:viewBox="0 0 1983 18" draw:points="0,18 1983,18 1983,0 0,0">
          <text:p/>
        </draw:polygon>
        <draw:polygon draw:style-name="gr10" draw:text-style-name="P8" draw:layer="layout" svg:width="0.017cm" svg:height="0.017cm" svg:x="11.745cm" svg:y="15.589cm" svg:viewBox="0 0 18 18" draw:points="0,18 18,18 18,0 0,0">
          <text:p/>
        </draw:polygon>
        <draw:polygon draw:style-name="gr10" draw:text-style-name="P8" draw:layer="layout" svg:width="3.234cm" svg:height="0.017cm" svg:x="11.762cm" svg:y="15.589cm" svg:viewBox="0 0 3235 18" draw:points="0,18 3235,18 3235,0 0,0">
          <text:p/>
        </draw:polygon>
        <draw:polygon draw:style-name="gr10" draw:text-style-name="P8" draw:layer="layout" svg:width="0.017cm" svg:height="0.017cm" svg:x="14.996cm" svg:y="15.589cm" svg:viewBox="0 0 18 18" draw:points="0,18 18,18 18,0 0,0">
          <text:p/>
        </draw:polygon>
        <draw:polygon draw:style-name="gr10" draw:text-style-name="P8" draw:layer="layout" svg:width="2.236cm" svg:height="0.017cm" svg:x="15.013cm" svg:y="15.589cm" svg:viewBox="0 0 2237 18" draw:points="0,18 2237,18 2237,0 0,0">
          <text:p/>
        </draw:polygon>
        <draw:polygon draw:style-name="gr10" draw:text-style-name="P8" draw:layer="layout" svg:width="0.017cm" svg:height="0.017cm" svg:x="17.25cm" svg:y="15.589cm" svg:viewBox="0 0 18 18" draw:points="0,18 18,18 18,0 0,0">
          <text:p/>
        </draw:polygon>
        <draw:polygon draw:style-name="gr10" draw:text-style-name="P8" draw:layer="layout" svg:width="0.017cm" svg:height="0.572cm" svg:x="2.303cm" svg:y="15.606cm" svg:viewBox="0 0 18 573" draw:points="0,573 18,573 18,0 0,0">
          <text:p/>
        </draw:polygon>
        <draw:polygon draw:style-name="gr10" draw:text-style-name="P8" draw:layer="layout" svg:width="0.016cm" svg:height="0.572cm" svg:x="4.996cm" svg:y="15.606cm" svg:viewBox="0 0 17 573" draw:points="0,573 17,573 17,0 0,0">
          <text:p/>
        </draw:polygon>
        <draw:polygon draw:style-name="gr10" draw:text-style-name="P8" draw:layer="layout" svg:width="0.017cm" svg:height="0.572cm" svg:x="6.744cm" svg:y="15.606cm" svg:viewBox="0 0 18 573" draw:points="0,573 18,573 18,0 0,0">
          <text:p/>
        </draw:polygon>
        <draw:polygon draw:style-name="gr10" draw:text-style-name="P8" draw:layer="layout" svg:width="0.017cm" svg:height="0.572cm" svg:x="9.746cm" svg:y="15.606cm" svg:viewBox="0 0 18 573" draw:points="0,573 18,573 18,0 0,0">
          <text:p/>
        </draw:polygon>
        <draw:polygon draw:style-name="gr10" draw:text-style-name="P8" draw:layer="layout" svg:width="0.017cm" svg:height="0.572cm" svg:x="11.745cm" svg:y="15.606cm" svg:viewBox="0 0 18 573" draw:points="0,573 18,573 18,0 0,0">
          <text:p/>
        </draw:polygon>
        <draw:polygon draw:style-name="gr10" draw:text-style-name="P8" draw:layer="layout" svg:width="0.017cm" svg:height="0.572cm" svg:x="14.996cm" svg:y="15.606cm" svg:viewBox="0 0 18 573" draw:points="0,573 18,573 18,0 0,0">
          <text:p/>
        </draw:polygon>
        <draw:polygon draw:style-name="gr10" draw:text-style-name="P8" draw:layer="layout" svg:width="0.017cm" svg:height="0.572cm" svg:x="17.25cm" svg:y="15.606cm" svg:viewBox="0 0 18 573" draw:points="0,573 18,573 18,0 0,0">
          <text:p/>
        </draw:polygon>
        <draw:frame draw:style-name="gr9" draw:text-style-name="P7" draw:layer="layout" svg:width="0.494cm" svg:height="0.556cm" svg:x="15.196cm" svg:y="15.615cm">
          <draw:text-box>
            <text:p text:style-name="P1"><text:span text:style-name="T4"><text:s/></text:span></text:p>
          </draw:text-box>
        </draw:frame>
        <draw:frame draw:style-name="gr47" draw:text-style-name="P14" draw:layer="layout" svg:width="1.585cm" svg:height="0.442cm" svg:x="2.503cm" svg:y="16.202cm">
          <draw:text-box>
            <text:p text:style-name="P1"><text:span text:style-name="T12">Sonntag </text:span></text:p>
          </draw:text-box>
        </draw:frame>
        <draw:frame draw:style-name="gr9" draw:text-style-name="P7" draw:layer="layout" svg:width="0.494cm" svg:height="0.556cm" svg:x="5.195cm" svg:y="16.204cm">
          <draw:text-box>
            <text:p text:style-name="P1"><text:span text:style-name="T4"><text:s/></text:span></text:p>
          </draw:text-box>
        </draw:frame>
        <draw:frame draw:style-name="gr9" draw:text-style-name="P7" draw:layer="layout" svg:width="0.494cm" svg:height="0.556cm" svg:x="6.944cm" svg:y="16.204cm">
          <draw:text-box>
            <text:p text:style-name="P1"><text:span text:style-name="T4"><text:s/></text:span></text:p>
          </draw:text-box>
        </draw:frame>
        <draw:frame draw:style-name="gr9" draw:text-style-name="P7" draw:layer="layout" svg:width="0.494cm" svg:height="0.556cm" svg:x="9.946cm" svg:y="16.204cm">
          <draw:text-box>
            <text:p text:style-name="P1"><text:span text:style-name="T4"><text:s/></text:span></text:p>
          </draw:text-box>
        </draw:frame>
        <draw:frame draw:style-name="gr9" draw:text-style-name="P7" draw:layer="layout" svg:width="0.494cm" svg:height="0.556cm" svg:x="11.945cm" svg:y="16.204cm">
          <draw:text-box>
            <text:p text:style-name="P1"><text:span text:style-name="T4"><text:s/></text:span></text:p>
          </draw:text-box>
        </draw:frame>
        <draw:polygon draw:style-name="gr10" draw:text-style-name="P8" draw:layer="layout" svg:width="0.017cm" svg:height="0.016cm" svg:x="2.303cm" svg:y="16.178cm" svg:viewBox="0 0 18 17" draw:points="0,17 18,17 18,0 0,0">
          <text:p/>
        </draw:polygon>
        <draw:polygon draw:style-name="gr10" draw:text-style-name="P8" draw:layer="layout" svg:width="2.676cm" svg:height="0.016cm" svg:x="2.32cm" svg:y="16.178cm" svg:viewBox="0 0 2677 17" draw:points="0,17 2677,17 2677,0 0,0">
          <text:p/>
        </draw:polygon>
        <draw:polygon draw:style-name="gr10" draw:text-style-name="P8" draw:layer="layout" svg:width="0.016cm" svg:height="0.016cm" svg:x="4.996cm" svg:y="16.178cm" svg:viewBox="0 0 17 17" draw:points="0,17 17,17 17,0 0,0">
          <text:p/>
        </draw:polygon>
        <draw:polygon draw:style-name="gr10" draw:text-style-name="P8" draw:layer="layout" svg:width="1.732cm" svg:height="0.016cm" svg:x="5.012cm" svg:y="16.178cm" svg:viewBox="0 0 1733 17" draw:points="0,17 1733,17 1733,0 0,0">
          <text:p/>
        </draw:polygon>
        <draw:polygon draw:style-name="gr10" draw:text-style-name="P8" draw:layer="layout" svg:width="0.017cm" svg:height="0.016cm" svg:x="6.744cm" svg:y="16.178cm" svg:viewBox="0 0 18 17" draw:points="0,17 18,17 18,0 0,0">
          <text:p/>
        </draw:polygon>
        <draw:polygon draw:style-name="gr10" draw:text-style-name="P8" draw:layer="layout" svg:width="2.985cm" svg:height="0.016cm" svg:x="6.761cm" svg:y="16.178cm" svg:viewBox="0 0 2986 17" draw:points="0,17 2986,17 2986,0 0,0">
          <text:p/>
        </draw:polygon>
        <draw:polygon draw:style-name="gr10" draw:text-style-name="P8" draw:layer="layout" svg:width="0.017cm" svg:height="0.016cm" svg:x="9.746cm" svg:y="16.178cm" svg:viewBox="0 0 18 17" draw:points="0,17 18,17 18,0 0,0">
          <text:p/>
        </draw:polygon>
        <draw:polygon draw:style-name="gr10" draw:text-style-name="P8" draw:layer="layout" svg:width="1.982cm" svg:height="0.016cm" svg:x="9.763cm" svg:y="16.178cm" svg:viewBox="0 0 1983 17" draw:points="0,17 1983,17 1983,0 0,0">
          <text:p/>
        </draw:polygon>
        <draw:polygon draw:style-name="gr10" draw:text-style-name="P8" draw:layer="layout" svg:width="0.017cm" svg:height="0.016cm" svg:x="11.745cm" svg:y="16.178cm" svg:viewBox="0 0 18 17" draw:points="0,17 18,17 18,0 0,0">
          <text:p/>
        </draw:polygon>
        <draw:polygon draw:style-name="gr10" draw:text-style-name="P8" draw:layer="layout" svg:width="3.234cm" svg:height="0.016cm" svg:x="11.762cm" svg:y="16.178cm" svg:viewBox="0 0 3235 17" draw:points="0,17 3235,17 3235,0 0,0">
          <text:p/>
        </draw:polygon>
        <draw:polygon draw:style-name="gr10" draw:text-style-name="P8" draw:layer="layout" svg:width="0.017cm" svg:height="0.016cm" svg:x="14.996cm" svg:y="16.178cm" svg:viewBox="0 0 18 17" draw:points="0,17 18,17 18,0 0,0">
          <text:p/>
        </draw:polygon>
        <draw:polygon draw:style-name="gr10" draw:text-style-name="P8" draw:layer="layout" svg:width="2.236cm" svg:height="0.016cm" svg:x="15.013cm" svg:y="16.178cm" svg:viewBox="0 0 2237 17" draw:points="0,17 2237,17 2237,0 0,0">
          <text:p/>
        </draw:polygon>
        <draw:polygon draw:style-name="gr10" draw:text-style-name="P8" draw:layer="layout" svg:width="0.017cm" svg:height="0.016cm" svg:x="17.25cm" svg:y="16.178cm" svg:viewBox="0 0 18 17" draw:points="0,17 18,17 18,0 0,0">
          <text:p/>
        </draw:polygon>
        <draw:polygon draw:style-name="gr10" draw:text-style-name="P8" draw:layer="layout" svg:width="0.017cm" svg:height="0.568cm" svg:x="2.303cm" svg:y="16.194cm" svg:viewBox="0 0 18 569" draw:points="0,569 18,569 18,0 0,0">
          <text:p/>
        </draw:polygon>
        <draw:polygon draw:style-name="gr10" draw:text-style-name="P8" draw:layer="layout" svg:width="0.017cm" svg:height="0.017cm" svg:x="2.303cm" svg:y="16.762cm" svg:viewBox="0 0 18 18" draw:points="0,18 18,18 18,0 0,0">
          <text:p/>
        </draw:polygon>
        <draw:polygon draw:style-name="gr10" draw:text-style-name="P8" draw:layer="layout" svg:width="0.017cm" svg:height="0.017cm" svg:x="2.303cm" svg:y="16.762cm" svg:viewBox="0 0 18 18" draw:points="0,18 18,18 18,0 0,0">
          <text:p/>
        </draw:polygon>
        <draw:polygon draw:style-name="gr10" draw:text-style-name="P8" draw:layer="layout" svg:width="2.676cm" svg:height="0.017cm" svg:x="2.32cm" svg:y="16.762cm" svg:viewBox="0 0 2677 18" draw:points="0,18 2677,18 2677,0 0,0">
          <text:p/>
        </draw:polygon>
        <draw:polygon draw:style-name="gr10" draw:text-style-name="P8" draw:layer="layout" svg:width="0.016cm" svg:height="0.568cm" svg:x="4.996cm" svg:y="16.194cm" svg:viewBox="0 0 17 569" draw:points="0,569 17,569 17,0 0,0">
          <text:p/>
        </draw:polygon>
        <draw:polygon draw:style-name="gr10" draw:text-style-name="P8" draw:layer="layout" svg:width="0.016cm" svg:height="0.017cm" svg:x="4.996cm" svg:y="16.762cm" svg:viewBox="0 0 17 18" draw:points="0,18 17,18 17,0 0,0">
          <text:p/>
        </draw:polygon>
        <draw:polygon draw:style-name="gr10" draw:text-style-name="P8" draw:layer="layout" svg:width="1.732cm" svg:height="0.017cm" svg:x="5.012cm" svg:y="16.762cm" svg:viewBox="0 0 1733 18" draw:points="0,18 1733,18 1733,0 0,0">
          <text:p/>
        </draw:polygon>
        <draw:polygon draw:style-name="gr10" draw:text-style-name="P8" draw:layer="layout" svg:width="0.017cm" svg:height="0.568cm" svg:x="6.744cm" svg:y="16.194cm" svg:viewBox="0 0 18 569" draw:points="0,569 18,569 18,0 0,0">
          <text:p/>
        </draw:polygon>
        <draw:polygon draw:style-name="gr10" draw:text-style-name="P8" draw:layer="layout" svg:width="0.017cm" svg:height="0.017cm" svg:x="6.744cm" svg:y="16.762cm" svg:viewBox="0 0 18 18" draw:points="0,18 18,18 18,0 0,0">
          <text:p/>
        </draw:polygon>
        <draw:polygon draw:style-name="gr10" draw:text-style-name="P8" draw:layer="layout" svg:width="2.985cm" svg:height="0.017cm" svg:x="6.761cm" svg:y="16.762cm" svg:viewBox="0 0 2986 18" draw:points="0,18 2986,18 2986,0 0,0">
          <text:p/>
        </draw:polygon>
        <draw:polygon draw:style-name="gr10" draw:text-style-name="P8" draw:layer="layout" svg:width="0.017cm" svg:height="0.568cm" svg:x="9.746cm" svg:y="16.194cm" svg:viewBox="0 0 18 569" draw:points="0,569 18,569 18,0 0,0">
          <text:p/>
        </draw:polygon>
        <draw:polygon draw:style-name="gr10" draw:text-style-name="P8" draw:layer="layout" svg:width="0.017cm" svg:height="0.017cm" svg:x="9.746cm" svg:y="16.762cm" svg:viewBox="0 0 18 18" draw:points="0,18 18,18 18,0 0,0">
          <text:p/>
        </draw:polygon>
        <draw:polygon draw:style-name="gr10" draw:text-style-name="P8" draw:layer="layout" svg:width="1.982cm" svg:height="0.017cm" svg:x="9.763cm" svg:y="16.762cm" svg:viewBox="0 0 1983 18" draw:points="0,18 1983,18 1983,0 0,0">
          <text:p/>
        </draw:polygon>
        <draw:polygon draw:style-name="gr10" draw:text-style-name="P8" draw:layer="layout" svg:width="0.017cm" svg:height="0.568cm" svg:x="11.745cm" svg:y="16.194cm" svg:viewBox="0 0 18 569" draw:points="0,569 18,569 18,0 0,0">
          <text:p/>
        </draw:polygon>
        <draw:polygon draw:style-name="gr10" draw:text-style-name="P8" draw:layer="layout" svg:width="0.017cm" svg:height="0.017cm" svg:x="11.745cm" svg:y="16.762cm" svg:viewBox="0 0 18 18" draw:points="0,18 18,18 18,0 0,0">
          <text:p/>
        </draw:polygon>
        <draw:polygon draw:style-name="gr10" draw:text-style-name="P8" draw:layer="layout" svg:width="3.234cm" svg:height="0.017cm" svg:x="11.762cm" svg:y="16.762cm" svg:viewBox="0 0 3235 18" draw:points="0,18 3235,18 3235,0 0,0">
          <text:p/>
        </draw:polygon>
        <draw:polygon draw:style-name="gr10" draw:text-style-name="P8" draw:layer="layout" svg:width="0.017cm" svg:height="0.568cm" svg:x="14.996cm" svg:y="16.194cm" svg:viewBox="0 0 18 569" draw:points="0,569 18,569 18,0 0,0">
          <text:p/>
        </draw:polygon>
        <draw:polygon draw:style-name="gr10" draw:text-style-name="P8" draw:layer="layout" svg:width="0.017cm" svg:height="0.017cm" svg:x="14.996cm" svg:y="16.762cm" svg:viewBox="0 0 18 18" draw:points="0,18 18,18 18,0 0,0">
          <text:p/>
        </draw:polygon>
        <draw:polygon draw:style-name="gr10" draw:text-style-name="P8" draw:layer="layout" svg:width="2.236cm" svg:height="0.017cm" svg:x="15.013cm" svg:y="16.762cm" svg:viewBox="0 0 2237 18" draw:points="0,18 2237,18 2237,0 0,0">
          <text:p/>
        </draw:polygon>
        <draw:polygon draw:style-name="gr10" draw:text-style-name="P8" draw:layer="layout" svg:width="0.017cm" svg:height="0.568cm" svg:x="17.25cm" svg:y="16.194cm" svg:viewBox="0 0 18 569" draw:points="0,569 18,569 18,0 0,0">
          <text:p/>
        </draw:polygon>
        <draw:polygon draw:style-name="gr10" draw:text-style-name="P8" draw:layer="layout" svg:width="0.017cm" svg:height="0.017cm" svg:x="17.25cm" svg:y="16.762cm" svg:viewBox="0 0 18 18" draw:points="0,18 18,18 18,0 0,0">
          <text:p/>
        </draw:polygon>
        <draw:polygon draw:style-name="gr10" draw:text-style-name="P8" draw:layer="layout" svg:width="0.017cm" svg:height="0.017cm" svg:x="17.25cm" svg:y="16.762cm" svg:viewBox="0 0 18 18" draw:points="0,18 18,18 18,0 0,0">
          <text:p/>
        </draw:polygon>
        <draw:frame draw:style-name="gr9" draw:text-style-name="P7" draw:layer="layout" svg:width="0.494cm" svg:height="0.556cm" svg:x="15.196cm" svg:y="16.204cm">
          <draw:text-box>
            <text:p text:style-name="P1"><text:span text:style-name="T4"><text:s/></text:span></text:p>
          </draw:text-box>
        </draw:frame>
        <draw:polygon draw:style-name="gr26" draw:text-style-name="P9" draw:layer="layout" svg:width="17.512cm" svg:height="0.732cm" svg:x="2.502cm" svg:y="17.346cm" svg:viewBox="0 0 17513 733" draw:points="0,733 17513,733 17513,0 0,0">
          <text:p/>
        </draw:polygon>
        <draw:frame draw:style-name="gr9" draw:text-style-name="P7" draw:layer="layout" svg:width="0.494cm" svg:height="0.556cm" svg:x="2.503cm" svg:y="16.788cm">
          <draw:text-box>
            <text:p text:style-name="P1"><text:span text:style-name="T4"><text:s/></text:span></text:p>
          </draw:text-box>
        </draw:frame>
        <draw:frame draw:style-name="gr48" draw:text-style-name="P10" draw:layer="layout" svg:width="8.617cm" svg:height="0.632cm" svg:x="2.503cm" svg:y="17.421cm">
          <draw:text-box>
            <text:p text:style-name="P1"><text:span text:style-name="T6">Geleistete Wochenarbeitsstunden </text:span></text:p>
          </draw:text-box>
        </draw:frame>
        <draw:frame draw:style-name="gr28" draw:text-style-name="P3" draw:layer="layout" svg:width="0.883cm" svg:height="0.733cm" svg:x="11.131cm" svg:y="17.356cm">
          <draw:text-box>
            <text:p text:style-name="P1"><text:span text:style-name="T7">(B)</text:span></text:p>
          </draw:text-box>
        </draw:frame>
        <draw:frame draw:style-name="gr29" draw:text-style-name="P10" draw:layer="layout" svg:width="0.562cm" svg:height="0.632cm" svg:x="12.012cm" svg:y="17.421cm">
          <draw:text-box>
            <text:p text:style-name="P1"><text:span text:style-name="T6">: </text:span></text:p>
          </draw:text-box>
        </draw:frame>
        <draw:frame draw:style-name="gr29" draw:text-style-name="P10" draw:layer="layout" svg:width="0.562cm" svg:height="0.632cm" svg:x="19.506cm" svg:y="17.421cm">
          <draw:text-box>
            <text:p text:style-name="P1"><text:span text:style-name="T6"><text:s/></text:span></text:p>
          </draw:text-box>
        </draw:frame>
        <draw:polygon draw:style-name="gr10" draw:text-style-name="P8" draw:layer="layout" svg:width="9.667cm" svg:height="0.047cm" svg:x="2.502cm" svg:y="17.989cm" svg:viewBox="0 0 9668 48" draw:points="0,48 9668,48 9668,0 0,0">
          <text:p/>
        </draw:polygon>
        <draw:frame draw:style-name="gr29" draw:text-style-name="P10" draw:layer="layout" svg:width="0.562cm" svg:height="0.632cm" svg:x="20.014cm" svg:y="17.421cm">
          <draw:text-box>
            <text:p text:style-name="P1"><text:span text:style-name="T6"><text:s/></text:span></text:p>
          </draw:text-box>
        </draw:frame>
        <draw:frame draw:style-name="gr30" draw:text-style-name="P3" draw:layer="layout" svg:width="0.634cm" svg:height="0.713cm" svg:x="2.503cm" svg:y="17.8cm">
          <draw:text-box>
            <text:p text:style-name="P1"><text:span text:style-name="T2"><text:s/></text:span></text:p>
          </draw:text-box>
        </draw:frame>
        <draw:frame draw:style-name="gr31" draw:text-style-name="P11" draw:layer="layout" svg:width="1.717cm" svg:height="0.357cm" svg:x="15.306cm" svg:y="18.088cm">
          <draw:text-box>
            <text:p text:style-name="P1"><text:span text:style-name="T8">(Std. / Wo.) </text:span></text:p>
          </draw:text-box>
        </draw:frame>
        <draw:polygon draw:style-name="gr49" draw:text-style-name="P15" draw:layer="layout" svg:width="17.508cm" svg:height="0.753cm" svg:x="2.502cm" svg:y="18.743cm" svg:viewBox="0 0 17509 754" draw:points="0,754 17509,754 17509,0 0,0">
          <text:p/>
        </draw:polygon>
        <draw:frame draw:style-name="gr32" draw:text-style-name="P12" draw:layer="layout" svg:width="0.283cm" svg:height="0.323cm" svg:x="2.503cm" svg:y="18.444cm">
          <draw:text-box>
            <text:p text:style-name="P1"><text:span text:style-name="T9"><text:s/></text:span></text:p>
          </draw:text-box>
        </draw:frame>
        <draw:frame draw:style-name="gr50" draw:text-style-name="P7" draw:layer="layout" svg:width="12.744cm" svg:height="0.556cm" svg:x="2.503cm" svg:y="18.905cm">
          <draw:text-box>
            <text:p text:style-name="P1"><text:span text:style-name="T4">zu viel (+) / zu wenig (-) geleistete Stunden der Vorwoche </text:span></text:p>
          </draw:text-box>
        </draw:frame>
        <draw:frame draw:style-name="gr28" draw:text-style-name="P3" draw:layer="layout" svg:width="0.883cm" svg:height="0.733cm" svg:x="15.2cm" svg:y="18.778cm">
          <draw:text-box>
            <text:p text:style-name="P1"><text:span text:style-name="T7">(C)</text:span></text:p>
          </draw:text-box>
        </draw:frame>
        <draw:frame draw:style-name="gr9" draw:text-style-name="P7" draw:layer="layout" svg:width="0.494cm" svg:height="0.556cm" svg:x="16.082cm" svg:y="18.905cm">
          <draw:text-box>
            <text:p text:style-name="P1"><text:span text:style-name="T4"><text:s/></text:span></text:p>
          </draw:text-box>
        </draw:frame>
        <draw:frame draw:style-name="gr9" draw:text-style-name="P7" draw:layer="layout" svg:width="0.494cm" svg:height="0.556cm" svg:x="20.01cm" svg:y="18.905cm">
          <draw:text-box>
            <text:p text:style-name="P1"><text:span text:style-name="T4"><text:s text:c="2"/></text:span></text:p>
          </draw:text-box>
        </draw:frame>
        <draw:frame draw:style-name="gr30" draw:text-style-name="P3" draw:layer="layout" svg:width="0.634cm" svg:height="0.713cm" svg:x="2.503cm" svg:y="19.219cm">
          <draw:text-box>
            <text:p text:style-name="P1"><text:span text:style-name="T2"><text:s/></text:span></text:p>
          </draw:text-box>
        </draw:frame>
        <draw:frame draw:style-name="gr31" draw:text-style-name="P11" draw:layer="layout" svg:width="1.717cm" svg:height="0.357cm" svg:x="17.758cm" svg:y="19.506cm">
          <draw:text-box>
            <text:p text:style-name="P1"><text:span text:style-name="T8">(Std. / Wo.) </text:span></text:p>
          </draw:text-box>
        </draw:frame>
        <draw:frame draw:style-name="gr32" draw:text-style-name="P12" draw:layer="layout" svg:width="0.283cm" svg:height="0.323cm" svg:x="2.503cm" svg:y="19.864cm">
          <draw:text-box>
            <text:p text:style-name="P1"><text:span text:style-name="T9"><text:s/></text:span></text:p>
          </draw:text-box>
        </draw:frame>
        <draw:polygon draw:style-name="gr51" draw:text-style-name="P16" draw:layer="layout" svg:width="17.101cm" svg:height="0.728cm" svg:x="2.451cm" svg:y="20.725cm" svg:viewBox="0 0 17102 729" draw:points="0,729 17102,729 17102,0 0,0">
          <text:p/>
        </draw:polygon>
        <draw:polygon draw:style-name="gr49" draw:text-style-name="P15" draw:layer="layout" svg:width="17.512cm" svg:height="0.753cm" svg:x="2.502cm" svg:y="20.7cm" svg:viewBox="0 0 17513 754" draw:points="0,754 17513,754 17513,0 0,0">
          <text:p/>
        </draw:polygon>
        <draw:frame draw:style-name="gr32" draw:text-style-name="P12" draw:layer="layout" svg:width="0.283cm" svg:height="0.323cm" svg:x="2.503cm" svg:y="20.19cm">
          <draw:text-box>
            <text:p text:style-name="P1"><text:span text:style-name="T9"><text:s/></text:span></text:p>
          </draw:text-box>
        </draw:frame>
        <draw:frame draw:style-name="gr52" draw:text-style-name="P10" draw:layer="layout" svg:width="9.523cm" svg:height="0.632cm" svg:x="2.503cm" svg:y="20.8cm">
          <draw:text-box>
            <text:p text:style-name="P1"><text:span text:style-name="T6">Saldo-Übertrag in die nächste Woche </text:span></text:p>
          </draw:text-box>
        </draw:frame>
        <draw:frame draw:style-name="gr53" draw:text-style-name="P3" draw:layer="layout" svg:width="2.381cm" svg:height="0.733cm" svg:x="12.042cm" svg:y="20.735cm">
          <draw:text-box>
            <text:p text:style-name="P1"><text:span text:style-name="T7">(B-A+C)</text:span></text:p>
          </draw:text-box>
        </draw:frame>
        <draw:frame draw:style-name="gr29" draw:text-style-name="P10" draw:layer="layout" svg:width="0.562cm" svg:height="0.632cm" svg:x="14.425cm" svg:y="20.8cm">
          <draw:text-box>
            <text:p text:style-name="P1"><text:span text:style-name="T6"><text:s/></text:span></text:p>
          </draw:text-box>
        </draw:frame>
        <draw:frame draw:style-name="gr29" draw:text-style-name="P10" draw:layer="layout" svg:width="0.562cm" svg:height="0.632cm" svg:x="20.01cm" svg:y="20.8cm">
          <draw:text-box>
            <text:p text:style-name="P1"><text:span text:style-name="T6"><text:s text:c="2"/></text:span></text:p>
          </draw:text-box>
        </draw:frame>
        <draw:frame draw:style-name="gr30" draw:text-style-name="P3" draw:layer="layout" svg:width="0.634cm" svg:height="0.713cm" svg:x="2.503cm" svg:y="21.175cm">
          <draw:text-box>
            <text:p text:style-name="P1"><text:span text:style-name="T2"><text:s/></text:span></text:p>
          </draw:text-box>
        </draw:frame>
        <draw:frame draw:style-name="gr31" draw:text-style-name="P11" draw:layer="layout" svg:width="1.717cm" svg:height="0.357cm" svg:x="17.758cm" svg:y="21.463cm">
          <draw:text-box>
            <text:p text:style-name="P1"><text:span text:style-name="T8">(Std. / Wo.) </text:span></text:p>
          </draw:text-box>
        </draw:frame>
        <draw:frame draw:style-name="gr54" draw:text-style-name="P14" draw:layer="layout" svg:width="0.388cm" svg:height="0.442cm" svg:x="2.503cm" svg:y="21.825cm">
          <draw:text-box>
            <text:p text:style-name="P1"><text:span text:style-name="T12"><text:s/></text:span></text:p>
          </draw:text-box>
        </draw:frame>
        <draw:frame draw:style-name="gr54" draw:text-style-name="P14" draw:layer="layout" svg:width="0.388cm" svg:height="0.442cm" svg:x="3.751cm" svg:y="21.825cm">
          <draw:text-box>
            <text:p text:style-name="P1"><text:span text:style-name="T12"><text:s/></text:span></text:p>
          </draw:text-box>
        </draw:frame>
        <draw:frame draw:style-name="gr54" draw:text-style-name="P14" draw:layer="layout" svg:width="0.388cm" svg:height="0.442cm" svg:x="5.005cm" svg:y="21.825cm">
          <draw:text-box>
            <text:p text:style-name="P1"><text:span text:style-name="T12"><text:s/></text:span></text:p>
          </draw:text-box>
        </draw:frame>
        <draw:frame draw:style-name="gr54" draw:text-style-name="P14" draw:layer="layout" svg:width="0.388cm" svg:height="0.442cm" svg:x="6.253cm" svg:y="21.825cm">
          <draw:text-box>
            <text:p text:style-name="P1"><text:span text:style-name="T12"><text:s/></text:span></text:p>
          </draw:text-box>
        </draw:frame>
        <draw:frame draw:style-name="gr54" draw:text-style-name="P14" draw:layer="layout" svg:width="0.388cm" svg:height="0.442cm" svg:x="7.507cm" svg:y="21.825cm">
          <draw:text-box>
            <text:p text:style-name="P1"><text:span text:style-name="T12"><text:s/></text:span></text:p>
          </draw:text-box>
        </draw:frame>
        <draw:frame draw:style-name="gr54" draw:text-style-name="P14" draw:layer="layout" svg:width="0.388cm" svg:height="0.442cm" svg:x="8.756cm" svg:y="21.825cm">
          <draw:text-box>
            <text:p text:style-name="P1"><text:span text:style-name="T12"><text:s/></text:span></text:p>
          </draw:text-box>
        </draw:frame>
        <draw:frame draw:style-name="gr54" draw:text-style-name="P14" draw:layer="layout" svg:width="0.388cm" svg:height="0.442cm" svg:x="10.005cm" svg:y="21.825cm">
          <draw:text-box>
            <text:p text:style-name="P1"><text:span text:style-name="T12"><text:s/></text:span></text:p>
          </draw:text-box>
        </draw:frame>
        <draw:frame draw:style-name="gr55" draw:text-style-name="P14" draw:layer="layout" svg:width="6.496cm" svg:height="0.442cm" svg:x="11.258cm" svg:y="21.825cm">
          <draw:text-box>
            <text:p text:style-name="P1"><text:span text:style-name="T12">_____________________________ </text:span></text:p>
          </draw:text-box>
        </draw:frame>
        <draw:frame draw:style-name="gr54" draw:text-style-name="P14" draw:layer="layout" svg:width="0.388cm" svg:height="0.442cm" svg:x="2.503cm" svg:y="22.274cm">
          <draw:text-box>
            <text:p text:style-name="P1"><text:span text:style-name="T12"><text:s/></text:span></text:p>
          </draw:text-box>
        </draw:frame>
        <draw:frame draw:style-name="gr54" draw:text-style-name="P14" draw:layer="layout" svg:width="0.388cm" svg:height="0.442cm" svg:x="3.751cm" svg:y="22.274cm">
          <draw:text-box>
            <text:p text:style-name="P1"><text:span text:style-name="T12"><text:s/></text:span></text:p>
          </draw:text-box>
        </draw:frame>
        <draw:frame draw:style-name="gr54" draw:text-style-name="P14" draw:layer="layout" svg:width="0.388cm" svg:height="0.442cm" svg:x="5.005cm" svg:y="22.274cm">
          <draw:text-box>
            <text:p text:style-name="P1"><text:span text:style-name="T12"><text:s/></text:span></text:p>
          </draw:text-box>
        </draw:frame>
        <draw:frame draw:style-name="gr54" draw:text-style-name="P14" draw:layer="layout" svg:width="0.388cm" svg:height="0.442cm" svg:x="6.253cm" svg:y="22.274cm">
          <draw:text-box>
            <text:p text:style-name="P1"><text:span text:style-name="T12"><text:s/></text:span></text:p>
          </draw:text-box>
        </draw:frame>
        <draw:frame draw:style-name="gr54" draw:text-style-name="P14" draw:layer="layout" svg:width="0.388cm" svg:height="0.442cm" svg:x="7.507cm" svg:y="22.274cm">
          <draw:text-box>
            <text:p text:style-name="P1"><text:span text:style-name="T12"><text:s/></text:span></text:p>
          </draw:text-box>
        </draw:frame>
        <draw:frame draw:style-name="gr54" draw:text-style-name="P14" draw:layer="layout" svg:width="0.388cm" svg:height="0.442cm" svg:x="8.756cm" svg:y="22.274cm">
          <draw:text-box>
            <text:p text:style-name="P1"><text:span text:style-name="T12"><text:s/></text:span></text:p>
          </draw:text-box>
        </draw:frame>
        <draw:frame draw:style-name="gr54" draw:text-style-name="P14" draw:layer="layout" svg:width="0.388cm" svg:height="0.442cm" svg:x="10.005cm" svg:y="22.274cm">
          <draw:text-box>
            <text:p text:style-name="P1"><text:span text:style-name="T12"><text:s/></text:span></text:p>
          </draw:text-box>
        </draw:frame>
        <draw:frame draw:style-name="gr56" draw:text-style-name="P14" draw:layer="layout" svg:width="5.624cm" svg:height="0.442cm" svg:x="11.258cm" svg:y="22.274cm">
          <draw:text-box>
            <text:p text:style-name="P1"><text:span text:style-name="T12">(Unterschrift der wiss. Hilfskraft)</text:span></text:p>
          </draw:text-box>
        </draw:frame>
        <draw:frame draw:style-name="gr34" draw:text-style-name="P13" draw:layer="layout" svg:width="0.139cm" svg:height="0.162cm" svg:x="16.759cm" svg:y="22.5cm">
          <draw:text-box>
            <text:p text:style-name="P1"><text:span text:style-name="T10"><text:s/></text:span></text:p>
          </draw:text-box>
        </draw:frame>
        <draw:polygon draw:style-name="gr10" draw:text-style-name="P8" draw:layer="layout" svg:width="17.101cm" svg:height="0.05cm" svg:x="2.451cm" svg:y="23.075cm" svg:viewBox="0 0 17102 51" draw:points="0,51 17102,51 17102,0 0,0">
          <text:p/>
        </draw:polygon>
        <draw:frame draw:style-name="gr32" draw:text-style-name="P12" draw:layer="layout" svg:width="0.283cm" svg:height="0.323cm" svg:x="2.503cm" svg:y="22.717cm">
          <draw:text-box>
            <text:p text:style-name="P1"><text:span text:style-name="T9"><text:s/></text:span></text:p>
          </draw:text-box>
        </draw:frame>
        <draw:frame draw:style-name="gr32" draw:text-style-name="P12" draw:layer="layout" svg:width="0.283cm" svg:height="0.323cm" svg:x="2.503cm" svg:y="23.128cm">
          <draw:text-box>
            <text:p text:style-name="P1"><text:span text:style-name="T9"><text:s/></text:span></text:p>
          </draw:text-box>
        </draw:frame>
        <draw:frame draw:style-name="gr32" draw:text-style-name="P12" draw:layer="layout" svg:width="0.283cm" svg:height="0.323cm" svg:x="2.503cm" svg:y="23.449cm">
          <draw:text-box>
            <text:p text:style-name="P1"><text:span text:style-name="T9"><text:s/></text:span></text:p>
          </draw:text-box>
        </draw:frame>
        <draw:frame draw:style-name="gr32" draw:text-style-name="P12" draw:layer="layout" svg:width="0.283cm" svg:height="0.323cm" svg:x="2.503cm" svg:y="23.775cm">
          <draw:text-box>
            <text:p text:style-name="P1"><text:span text:style-name="T9"><text:s/></text:span></text:p>
          </draw:text-box>
        </draw:frame>
        <draw:frame draw:style-name="gr32" draw:text-style-name="P12" draw:layer="layout" svg:width="0.283cm" svg:height="0.323cm" svg:x="2.503cm" svg:y="24.101cm">
          <draw:text-box>
            <text:p text:style-name="P1"><text:span text:style-name="T9"><text:s/></text:span></text:p>
          </draw:text-box>
        </draw:frame>
        <draw:frame draw:style-name="gr32" draw:text-style-name="P12" draw:layer="layout" svg:width="0.283cm" svg:height="0.323cm" svg:x="2.503cm" svg:y="24.423cm">
          <draw:text-box>
            <text:p text:style-name="P1"><text:span text:style-name="T9"><text:s/></text:span></text:p>
          </draw:text-box>
        </draw:frame>
        <draw:frame draw:style-name="gr55" draw:text-style-name="P14" draw:layer="layout" svg:width="6.496cm" svg:height="0.442cm" svg:x="2.503cm" svg:y="24.755cm">
          <draw:text-box>
            <text:p text:style-name="P1"><text:span text:style-name="T12">____________________________ <text:s text:c="2"/></text:span></text:p>
          </draw:text-box>
        </draw:frame>
        <draw:frame draw:style-name="gr54" draw:text-style-name="P14" draw:layer="layout" svg:width="0.388cm" svg:height="0.442cm" svg:x="10.005cm" svg:y="24.755cm">
          <draw:text-box>
            <text:p text:style-name="P1"><text:span text:style-name="T12"><text:s/></text:span></text:p>
          </draw:text-box>
        </draw:frame>
        <draw:frame draw:style-name="gr55" draw:text-style-name="P14" draw:layer="layout" svg:width="6.496cm" svg:height="0.442cm" svg:x="11.258cm" svg:y="24.755cm">
          <draw:text-box>
            <text:p text:style-name="P1"><text:span text:style-name="T12">_____________________________ </text:span></text:p>
          </draw:text-box>
        </draw:frame>
        <draw:frame draw:style-name="gr57" draw:text-style-name="P14" draw:layer="layout" svg:width="6.471cm" svg:height="0.442cm" svg:x="2.503cm" svg:y="25.199cm">
          <draw:text-box>
            <text:p text:style-name="P1"><text:span text:style-name="T12">(Unterschrift der/ des Vorgesetzten) <text:s/></text:span></text:p>
          </draw:text-box>
        </draw:frame>
        <draw:frame draw:style-name="gr54" draw:text-style-name="P14" draw:layer="layout" svg:width="0.388cm" svg:height="0.442cm" svg:x="10.005cm" svg:y="25.199cm">
          <draw:text-box>
            <text:p text:style-name="P1"><text:span text:style-name="T12"><text:s/></text:span></text:p>
          </draw:text-box>
        </draw:frame>
        <draw:frame draw:style-name="gr58" draw:text-style-name="P14" draw:layer="layout" svg:width="5.044cm" svg:height="0.442cm" svg:x="11.258cm" svg:y="25.199cm">
          <draw:text-box>
            <text:p text:style-name="P1"><text:span text:style-name="T12">(Name in Druckbuchstaben) </text:span></text:p>
          </draw:text-box>
        </draw:frame>
        <draw:polygon draw:style-name="gr10" draw:text-style-name="P8" draw:layer="layout" svg:width="17.101cm" svg:height="0.05cm" svg:x="2.451cm" svg:y="26.001cm" svg:viewBox="0 0 17102 51" draw:points="0,51 17102,51 17102,0 0,0">
          <text:p/>
        </draw:polygon>
        <draw:frame draw:style-name="gr32" draw:text-style-name="P12" draw:layer="layout" svg:width="0.283cm" svg:height="0.323cm" svg:x="2.503cm" svg:y="25.647cm">
          <draw:text-box>
            <text:p text:style-name="P1"><text:span text:style-name="T9"><text:s/></text:span></text:p>
          </draw:text-box>
        </draw:frame>
        <draw:frame draw:style-name="gr32" draw:text-style-name="P12" draw:layer="layout" svg:width="0.283cm" svg:height="0.323cm" svg:x="2.503cm" svg:y="26.053cm">
          <draw:text-box>
            <text:p text:style-name="P1"><text:span text:style-name="T9"><text:s/></text:span></text:p>
          </draw:text-box>
        </draw:frame>
        <draw:frame draw:style-name="gr59" draw:text-style-name="P7" draw:layer="layout" svg:width="0.494cm" svg:height="0.653cm" svg:x="3.138cm" svg:y="26.371cm">
          <draw:text-box>
            <text:p text:style-name="P1"><text:span text:style-name="T13"></text:span></text:p>
          </draw:text-box>
        </draw:frame>
        <draw:frame draw:style-name="gr9" draw:text-style-name="P7" draw:layer="layout" svg:width="0.494cm" svg:height="0.556cm" svg:x="3.366cm" svg:y="26.421cm">
          <draw:text-box>
            <text:p text:style-name="P1"><text:span text:style-name="T4"><text:s/></text:span></text:p>
          </draw:text-box>
        </draw:frame>
        <draw:frame draw:style-name="gr60" draw:text-style-name="P7" draw:layer="layout" svg:width="8.803cm" svg:height="0.556cm" svg:x="3.773cm" svg:y="26.421cm">
          <draw:text-box>
            <text:p text:style-name="P1"><text:span text:style-name="T4">Weiterleitung an das Dekanat/ Rektorat </text:span></text:p>
          </draw:text-box>
        </draw:frame>
        <draw:frame draw:style-name="gr32" draw:text-style-name="P12" draw:layer="layout" svg:width="0.283cm" svg:height="0.323cm" svg:x="3.773cm" svg:y="26.981cm">
          <draw:text-box>
            <text:p text:style-name="P1"><text:span text:style-name="T9"><text:s/></text:span></text:p>
          </draw:text-box>
        </draw:frame>
        <draw:frame draw:style-name="gr59" draw:text-style-name="P7" draw:layer="layout" svg:width="0.494cm" svg:height="0.653cm" svg:x="3.138cm" svg:y="27.298cm">
          <draw:text-box>
            <text:p text:style-name="P1"><text:span text:style-name="T13"></text:span></text:p>
          </draw:text-box>
        </draw:frame>
        <draw:frame draw:style-name="gr9" draw:text-style-name="P7" draw:layer="layout" svg:width="0.494cm" svg:height="0.556cm" svg:x="3.366cm" svg:y="27.348cm">
          <draw:text-box>
            <text:p text:style-name="P1"><text:span text:style-name="T4"><text:s/></text:span></text:p>
          </draw:text-box>
        </draw:frame>
        <draw:polygon draw:style-name="gr10" draw:text-style-name="P8" draw:layer="layout" svg:width="2.989cm" svg:height="0.038cm" svg:x="11.165cm" svg:y="27.846cm" svg:viewBox="0 0 2990 39" draw:points="0,39 2990,39 2990,0 0,0">
          <text:p/>
        </draw:polygon>
        <draw:polygon draw:style-name="gr61" draw:text-style-name="P6" draw:layer="layout" svg:width="1.776cm" svg:height="15.51cm" svg:x="0.444cm" svg:y="7.273cm" svg:viewBox="0 0 1777 15511" draw:points="0,15511 1777,15511 1777,0 0,0">
          <text:p/>
        </draw:polygon>
        <draw:polygon draw:style-name="gr62" draw:text-style-name="P17" draw:layer="layout" svg:width="0.169cm" svg:height="15.281cm" svg:x="0.736cm" svg:y="7.396cm" svg:viewBox="0 0 170 15282" draw:points="0,15282 170,15282 170,0 0,0">
          <text:p/>
        </draw:polygon>
        <draw:polygon draw:style-name="gr62" draw:text-style-name="P17" draw:layer="layout" svg:width="0.165cm" svg:height="0.004cm" svg:x="0.736cm" svg:y="15.035cm" svg:viewBox="0 0 166 5" draw:points="0,5 166,5 166,0 0,0">
          <text:p/>
        </draw:polygon>
        <draw:frame draw:style-name="gr63" draw:text-style-name="P7" draw:layer="layout" svg:width="10.539cm" svg:height="0.556cm" svg:x="3.773cm" svg:y="27.348cm">
          <draw:text-box>
            <text:p text:style-name="P1"><text:span text:style-name="T4">Abheftung und Aufbewahrung für mind. 2 Jahre </text:span></text:p>
          </draw:text-box>
        </draw:frame>
        <draw:polygon draw:style-name="gr62" draw:text-style-name="P17" draw:layer="layout" svg:width="1.021cm" svg:height="15.281cm" svg:x="0.905cm" svg:y="7.396cm" svg:viewBox="0 0 1022 15282" draw:points="0,15282 1022,15282 1022,0 0,0">
          <text:p/>
        </draw:polygon>
        <draw:frame draw:style-name="gr34" draw:text-style-name="P13" draw:layer="layout" svg:width="0.139cm" svg:height="0.162cm" draw:transform="rotate (1.5707963267949) translate (0.741cm 15.035cm)">
          <draw:text-box>
            <text:p text:style-name="P1"><text:span text:style-name="T14"><text:s/></text:span></text:p>
          </draw:text-box>
        </draw:frame>
        <draw:polygon draw:style-name="gr64" draw:text-style-name="P6" draw:layer="layout" svg:width="1.776cm" svg:height="3.008cm" svg:x="0.444cm" svg:y="22.981cm" svg:viewBox="0 0 1777 3009" draw:points="0,3009 1777,3009 1777,0 0,0">
          <text:p/>
        </draw:polygon>
        <draw:polygon draw:style-name="gr65" draw:text-style-name="P18" draw:layer="layout" svg:width="0.419cm" svg:height="2.795cm" svg:x="0.728cm" svg:y="23.096cm" svg:viewBox="0 0 420 2796" draw:points="0,2796 420,2796 420,0 0,0">
          <text:p/>
        </draw:polygon>
        <draw:frame draw:style-name="gr66" draw:text-style-name="P7" draw:layer="layout" svg:width="11.766cm" svg:height="0.568cm" draw:transform="rotate (1.5707963267949) translate (0.932cm 20.827cm)">
          <draw:text-box>
            <text:p text:style-name="P1"><text:span text:style-name="T5">von der wissenschaftlichen Hilfskraft auszufüllen </text:span></text:p>
          </draw:text-box>
        </draw:frame>
        <draw:polygon draw:style-name="gr65" draw:text-style-name="P18" draw:layer="layout" svg:width="0.415cm" svg:height="2.795cm" svg:x="1.147cm" svg:y="23.096cm" svg:viewBox="0 0 416 2796" draw:points="0,2796 416,2796 416,0 0,0">
          <text:p/>
        </draw:polygon>
        <draw:frame draw:style-name="gr67" draw:text-style-name="P2" draw:layer="layout" svg:width="0.828cm" svg:height="0.407cm" draw:transform="rotate (1.5707963267949) translate (0.745cm 24.853cm)">
          <draw:text-box>
            <text:p text:style-name="P1"><text:span text:style-name="T15">vom </text:span></text:p>
          </draw:text-box>
        </draw:frame>
        <draw:polygon draw:style-name="gr65" draw:text-style-name="P18" draw:layer="layout" svg:width="0.372cm" svg:height="2.795cm" svg:x="1.562cm" svg:y="23.096cm" svg:viewBox="0 0 373 2796" draw:points="0,2796 373,2796 373,0 0,0">
          <text:p/>
        </draw:polygon>
        <draw:frame draw:style-name="gr68" draw:text-style-name="P2" draw:layer="layout" svg:width="2.284cm" svg:height="0.407cm" draw:transform="rotate (1.5707963267949) translate (1.164cm 25.599cm)">
          <draw:text-box>
            <text:p text:style-name="P1"><text:span text:style-name="T15">Vorgesetzten </text:span></text:p>
          </draw:text-box>
        </draw:frame>
        <draw:polygon draw:style-name="gr69" draw:text-style-name="P6" draw:layer="layout" svg:width="1.776cm" svg:height="2.882cm" svg:x="0.444cm" svg:y="26.154cm" svg:viewBox="0 0 1777 2883" draw:points="0,2883 1777,2883 1777,0 0,0">
          <text:p/>
        </draw:polygon>
        <draw:polygon draw:style-name="gr70" draw:text-style-name="P19" draw:layer="layout" svg:width="0.415cm" svg:height="2.688cm" svg:x="0.719cm" svg:y="26.259cm" svg:viewBox="0 0 416 2689" draw:points="0,2689 416,2689 416,0 0,0">
          <text:p/>
        </draw:polygon>
        <draw:frame draw:style-name="gr71" draw:text-style-name="P2" draw:layer="layout" svg:width="2.038cm" svg:height="0.407cm" draw:transform="rotate (1.5707963267949) translate (1.579cm 25.459cm)">
          <draw:text-box>
            <text:p text:style-name="P1"><text:span text:style-name="T15">auszufüllen </text:span></text:p>
          </draw:text-box>
        </draw:frame>
        <draw:polygon draw:style-name="gr70" draw:text-style-name="P19" draw:layer="layout" svg:width="0.419cm" svg:height="2.688cm" svg:x="1.134cm" svg:y="26.259cm" svg:viewBox="0 0 420 2689" draw:points="0,2689 420,2689 420,0 0,0">
          <text:p/>
        </draw:polygon>
        <draw:frame draw:style-name="gr72" draw:text-style-name="P2" draw:layer="layout" svg:width="0.925cm" svg:height="0.407cm" draw:transform="rotate (1.5707963267949) translate (0.736cm 27.961cm)">
          <draw:text-box>
            <text:p text:style-name="P1"><text:span text:style-name="T15">vom <text:s/></text:span></text:p>
          </draw:text-box>
        </draw:frame>
        <draw:polygon draw:style-name="gr70" draw:text-style-name="P19" draw:layer="layout" svg:width="0.39cm" svg:height="2.688cm" svg:x="1.553cm" svg:y="26.259cm" svg:viewBox="0 0 391 2689" draw:points="0,2689 391,2689 391,0 0,0">
          <text:p/>
        </draw:polygon>
        <draw:frame draw:style-name="gr73" draw:text-style-name="P2" draw:layer="layout" svg:width="1.564cm" svg:height="0.407cm" draw:transform="rotate (1.5707963267949) translate (1.151cm 28.283cm)">
          <draw:text-box>
            <text:p text:style-name="P1"><text:span text:style-name="T15">Dekanat <text:s/></text:span></text:p>
          </draw:text-box>
        </draw:frame>
        <draw:polygon draw:style-name="gr7" draw:text-style-name="P6" draw:layer="layout" svg:width="1.995cm" svg:height="0.838cm" svg:x="15.116cm" svg:y="17.244cm" svg:viewBox="0 0 1996 839" draw:points="0,839 1996,839 1996,0 0,0">
          <text:p/>
        </draw:polygon>
        <draw:frame draw:style-name="gr74" draw:text-style-name="P2" draw:layer="layout" svg:width="1.822cm" svg:height="0.407cm" draw:transform="rotate (1.5707963267949) translate (1.57cm 28.465cm)">
          <draw:text-box>
            <text:p text:style-name="P1"><text:span text:style-name="T15">abzulegen </text:span></text:p>
          </draw:text-box>
        </draw:frame>
        <draw:polygon draw:style-name="gr7" draw:text-style-name="P6" draw:layer="layout" svg:width="1.799cm" svg:height="0.863cm" svg:x="17.73cm" svg:y="20.457cm" svg:viewBox="0 0 1800 864" draw:points="0,864 1800,864 1800,0 0,0">
          <text:p/>
        </draw:polygon>
        <draw:frame draw:style-name="gr3" draw:text-style-name="P2" draw:layer="layout" svg:width="0.35cm" svg:height="0.395cm" svg:x="15.382cm" svg:y="17.384cm">
          <draw:text-box>
            <text:p text:style-name="P1"><text:span text:style-name="T1"><text:s/></text:span></text:p>
          </draw:text-box>
        </draw:frame>
        <draw:polygon draw:style-name="gr6" draw:text-style-name="P6" draw:layer="layout" svg:width="1.995cm" svg:height="0.838cm" svg:x="15.12cm" svg:y="9.951cm" svg:viewBox="0 0 1996 839" draw:points="0,839 1996,839 1996,0 0,0">
          <text:p/>
        </draw:polygon>
        <draw:polygon draw:style-name="gr75" draw:text-style-name="P20" draw:layer="layout" svg:width="1.995cm" svg:height="0.838cm" svg:x="15.12cm" svg:y="9.951cm" svg:viewBox="0 0 1996 839" draw:points="0,839 1996,839 1996,0 0,0">
          <text:p/>
        </draw:polygon>
        <draw:frame draw:style-name="gr3" draw:text-style-name="P2" draw:layer="layout" svg:width="0.35cm" svg:height="0.395cm" svg:x="17.995cm" svg:y="20.607cm">
          <draw:text-box>
            <text:p text:style-name="P1"><text:span text:style-name="T1"><text:s/></text:span></text:p>
          </draw:text-box>
        </draw:frame>
        <draw:polygon draw:style-name="gr7" draw:text-style-name="P6" draw:layer="layout" svg:width="1.799cm" svg:height="0.862cm" svg:x="17.734cm" svg:y="18.537cm" svg:viewBox="0 0 1800 863" draw:points="0,863 1800,863 1800,0 0,0">
          <text:p/>
        </draw:polygon>
        <draw:frame draw:style-name="gr3" draw:text-style-name="P2" draw:layer="layout" svg:width="0.35cm" svg:height="0.395cm" svg:x="15.386cm" svg:y="10.098cm">
          <draw:text-box>
            <text:p text:style-name="P1"><text:span text:style-name="T1"><text:s/></text:span></text:p>
          </draw:text-box>
        </draw:frame>
        <draw:frame draw:style-name="gr3" draw:text-style-name="P2" draw:layer="layout" svg:width="0.35cm" svg:height="0.395cm" svg:x="17.999cm" svg:y="18.684cm">
          <draw:text-box>
            <text:p text:style-name="P1"><text:span text:style-name="T1"><text:s/></text:span></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Symbol1" svg:font-family="Symbol"/>
    <style:font-face style:name="Arial" svg:font-family="Arial" style:font-pitch="variable"/>
    <style:font-face style:name="Liberation Serif1" svg:font-family="'Liberation Serif'" style:font-pitch="variable"/>
    <style:font-face style:name="Symbol" svg:font-family="Symbol" style:font-pitch="variable"/>
    <style:font-face style:name="Tahoma1" svg:font-family="Tahom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draw:stroke-dash draw:name="stroke-dash44" draw:style="rect" draw:dots1="1" draw:dots1-length="0.079cm" draw:distance="0.079cm"/>
    <draw:stroke-dash draw:name="stroke-dash99" draw:style="rect" draw:dots1="1" draw:dots1-length="0.246cm" draw:dots2="1" draw:dots2-length="0.061cm" draw:distance="0.185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Segoe UI" style:font-size-asian="24pt" style:language-asian="zh" style:country-asian="CN" style:font-name-complex="Tahoma"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7cm" fo:margin-bottom="1cm" fo:margin-left="0.4cm" fo:margin-right="0.4cm" fo:page-width="21.001cm" fo:page-height="29.701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